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2.8063in"/>
    </style:style>
    <style:style style:name="co5" style:family="table-column">
      <style:table-column-properties fo:break-before="auto" style:column-width="1.4535in"/>
    </style:style>
    <style:style style:name="co6" style:family="table-column">
      <style:table-column-properties fo:break-before="auto" style:column-width="1.7055in"/>
    </style:style>
    <style:style style:name="co7" style:family="table-column">
      <style:table-column-properties fo:break-before="auto" style:column-width="5.0252in"/>
    </style:style>
    <style:style style:name="co8" style:family="table-column">
      <style:table-column-properties fo:break-before="auto" style:column-width="1.8571in"/>
    </style:style>
    <style:style style:name="co9" style:family="table-column">
      <style:table-column-properties fo:break-before="auto" style:column-width="2.05in"/>
    </style:style>
    <style:style style:name="co10" style:family="table-column">
      <style:table-column-properties fo:break-before="auto" style:column-width="0.2374in"/>
    </style:style>
    <style:style style:name="co11" style:family="table-column">
      <style:table-column-properties fo:break-before="auto" style:column-width="1.72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3665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0.8602in" fo:break-before="auto" style:use-optimal-row-height="true"/>
    </style:style>
    <style:style style:name="ro8" style:family="table-row">
      <style:table-row-properties style:row-height="0.5256in" fo:break-before="auto" style:use-optimal-row-height="true"/>
    </style:style>
    <style:style style:name="ro9" style:family="table-row">
      <style:table-row-properties style:row-height="0.6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#008080"/>
    </style:style>
    <style:style style:name="ce6" style:family="table-cell" style:parent-style-name="Default">
      <style:table-cell-properties fo:background-color="#800000"/>
    </style:style>
    <style:style style:name="ce7" style:family="table-cell" style:parent-style-name="Default">
      <style:table-cell-properties fo:background-color="#800080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>
      <style:table-cell-properties fo:background-color="#c0c0c0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ff00"/>
    </style:style>
    <style:style style:name="ce13" style:family="table-cell" style:parent-style-name="Default">
      <style:table-cell-properties fo:background-color="#00ffff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ff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333333"/>
    </style:style>
    <style:style style:name="ce18" style:family="table-cell" style:parent-style-name="Default">
      <style:table-cell-properties fo:background-color="#4c4c4c"/>
    </style:style>
    <style:style style:name="ce19" style:family="table-cell" style:parent-style-name="Default">
      <style:table-cell-properties fo:background-color="#666666"/>
    </style:style>
    <style:style style:name="ce20" style:family="table-cell" style:parent-style-name="Default">
      <style:table-cell-properties fo:background-color="#999999"/>
    </style:style>
    <style:style style:name="ce21" style:family="table-cell" style:parent-style-name="Default">
      <style:table-cell-properties fo:background-color="#b3b3b3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fo:background-color="#e6e6ff"/>
    </style:style>
    <style:style style:name="ce25" style:family="table-cell" style:parent-style-name="Default">
      <style:table-cell-properties fo:background-color="#ff3366"/>
    </style:style>
    <style:style style:name="ce26" style:family="table-cell" style:parent-style-name="Default">
      <style:table-cell-properties fo:background-color="#dc2300"/>
    </style:style>
    <style:style style:name="ce27" style:family="table-cell" style:parent-style-name="Default">
      <style:table-cell-properties fo:background-color="#b84700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eb613d"/>
    </style:style>
    <style:style style:name="ce30" style:family="table-cell" style:parent-style-name="Default">
      <style:table-cell-properties fo:background-color="#b84747"/>
    </style:style>
    <style:style style:name="ce31" style:family="table-cell" style:parent-style-name="Default">
      <style:table-cell-properties fo:background-color="#b80047"/>
    </style:style>
    <style:style style:name="ce32" style:family="table-cell" style:parent-style-name="Default">
      <style:table-cell-properties fo:background-color="#99284c"/>
    </style:style>
    <style:style style:name="ce33" style:family="table-cell" style:parent-style-name="Default">
      <style:table-cell-properties fo:background-color="#94006b"/>
    </style:style>
    <style:style style:name="ce34" style:family="table-cell" style:parent-style-name="Default">
      <style:table-cell-properties fo:background-color="#94476b"/>
    </style:style>
    <style:style style:name="ce35" style:family="table-cell" style:parent-style-name="Default">
      <style:table-cell-properties fo:background-color="#944794"/>
    </style:style>
    <style:style style:name="ce36" style:family="table-cell" style:parent-style-name="Default">
      <style:table-cell-properties fo:background-color="#9966cc"/>
    </style:style>
    <style:style style:name="ce37" style:family="table-cell" style:parent-style-name="Default">
      <style:table-cell-properties fo:background-color="#6b4794"/>
    </style:style>
    <style:style style:name="ce38" style:family="table-cell" style:parent-style-name="Default">
      <style:table-cell-properties fo:background-color="#6b2394"/>
    </style:style>
    <style:style style:name="ce39" style:family="table-cell" style:parent-style-name="Default">
      <style:table-cell-properties fo:background-color="#6b0094"/>
    </style:style>
    <style:style style:name="ce40" style:family="table-cell" style:parent-style-name="Default">
      <style:table-cell-properties fo:background-color="#5e11a6"/>
    </style:style>
    <style:style style:name="ce41" style:family="table-cell" style:parent-style-name="Default">
      <style:table-cell-properties fo:background-color="#280099"/>
    </style:style>
    <style:style style:name="ce42" style:family="table-cell" style:parent-style-name="Default">
      <style:table-cell-properties fo:background-color="#4700b8"/>
    </style:style>
    <style:style style:name="ce43" style:family="table-cell" style:parent-style-name="Default">
      <style:table-cell-properties fo:background-color="#2300dc"/>
    </style:style>
    <style:style style:name="ce44" style:family="table-cell" style:parent-style-name="Default">
      <style:table-cell-properties fo:background-color="#2323dc"/>
    </style:style>
    <style:style style:name="ce45" style:family="table-cell" style:parent-style-name="Default">
      <style:table-cell-properties fo:background-color="#0047ff"/>
    </style:style>
    <style:style style:name="ce46" style:family="table-cell" style:parent-style-name="Default">
      <style:table-cell-properties fo:background-color="#0099ff"/>
    </style:style>
    <style:style style:name="ce47" style:family="table-cell" style:parent-style-name="Default">
      <style:table-cell-properties fo:background-color="#00b8ff"/>
    </style:style>
    <style:style style:name="ce48" style:family="table-cell" style:parent-style-name="Default">
      <style:table-cell-properties fo:background-color="#99ccff"/>
    </style:style>
    <style:style style:name="ce49" style:family="table-cell" style:parent-style-name="Default">
      <style:table-cell-properties fo:background-color="#00dcff"/>
    </style:style>
    <style:style style:name="ce50" style:family="table-cell" style:parent-style-name="Default">
      <style:table-cell-properties fo:background-color="#00cccc"/>
    </style:style>
    <style:style style:name="ce51" style:family="table-cell" style:parent-style-name="Default">
      <style:table-cell-properties fo:background-color="#23b8dc"/>
    </style:style>
    <style:style style:name="ce52" style:family="table-cell" style:parent-style-name="Default">
      <style:table-cell-properties fo:background-color="#47b8b8"/>
    </style:style>
    <style:style style:name="ce53" style:family="table-cell" style:parent-style-name="Default">
      <style:table-cell-properties fo:background-color="#33a3a3"/>
    </style:style>
    <style:style style:name="ce54" style:family="table-cell" style:parent-style-name="Default">
      <style:table-cell-properties fo:background-color="#198a8a"/>
    </style:style>
    <style:style style:name="ce55" style:family="table-cell" style:parent-style-name="Default">
      <style:table-cell-properties fo:background-color="#006b6b"/>
    </style:style>
    <style:style style:name="ce56" style:family="table-cell" style:parent-style-name="Default">
      <style:table-cell-properties fo:background-color="#004a4a"/>
    </style:style>
    <style:style style:name="ce57" style:family="table-cell" style:parent-style-name="Default">
      <style:table-cell-properties fo:background-color="#355e00"/>
    </style:style>
    <style:style style:name="ce58" style:family="table-cell" style:parent-style-name="Default">
      <style:table-cell-properties fo:background-color="#5c8526"/>
    </style:style>
    <style:style style:name="ce59" style:family="table-cell" style:parent-style-name="Default">
      <style:table-cell-properties fo:background-color="#7da647"/>
    </style:style>
    <style:style style:name="ce60" style:family="table-cell" style:parent-style-name="Default">
      <style:table-cell-properties fo:background-color="#94bd5e"/>
    </style:style>
    <style:style style:name="ce61" style:family="table-cell" style:parent-style-name="Default">
      <style:table-cell-properties fo:background-color="#00ae00"/>
    </style:style>
    <style:style style:name="ce62" style:family="table-cell" style:parent-style-name="Default">
      <style:table-cell-properties fo:background-color="#33cc66"/>
    </style:style>
    <style:style style:name="ce63" style:family="table-cell" style:parent-style-name="Default">
      <style:table-cell-properties fo:background-color="#3deb3d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e6ff00"/>
    </style:style>
    <style:style style:name="ce66" style:family="table-cell" style:parent-style-name="Default">
      <style:table-cell-properties fo:background-color="#ffff99"/>
    </style:style>
    <style:style style:name="ce67" style:family="table-cell" style:parent-style-name="Default">
      <style:table-cell-properties fo:background-color="#ffff66"/>
    </style:style>
    <style:style style:name="ce68" style:family="table-cell" style:parent-style-name="Default">
      <style:table-cell-properties fo:background-color="#e6e64c"/>
    </style:style>
    <style:style style:name="ce69" style:family="table-cell" style:parent-style-name="Default">
      <style:table-cell-properties fo:background-color="#cccc00"/>
    </style:style>
    <style:style style:name="ce70" style:family="table-cell" style:parent-style-name="Default">
      <style:table-cell-properties fo:background-color="#b3b300"/>
    </style:style>
    <style:style style:name="ce71" style:family="table-cell" style:parent-style-name="Default">
      <style:table-cell-properties fo:background-color="#808019"/>
    </style:style>
    <style:style style:name="ce72" style:family="table-cell" style:parent-style-name="Default">
      <style:table-cell-properties fo:background-color="#666600"/>
    </style:style>
    <style:style style:name="ce73" style:family="table-cell" style:parent-style-name="Default">
      <style:table-cell-properties fo:background-color="#4c1900"/>
    </style:style>
    <style:style style:name="ce74" style:family="table-cell" style:parent-style-name="Default">
      <style:table-cell-properties fo:background-color="#663300"/>
    </style:style>
    <style:style style:name="ce75" style:family="table-cell" style:parent-style-name="Default">
      <style:table-cell-properties fo:background-color="#804c19"/>
    </style:style>
    <style:style style:name="ce76" style:family="table-cell" style:parent-style-name="Default">
      <style:table-cell-properties fo:background-color="#996633"/>
    </style:style>
    <style:style style:name="ce77" style:family="table-cell" style:parent-style-name="Default">
      <style:table-cell-properties fo:background-color="#cc6633"/>
    </style:style>
    <style:style style:name="ce78" style:family="table-cell" style:parent-style-name="Default">
      <style:table-cell-properties fo:background-color="#ff6633"/>
    </style:style>
    <style:style style:name="ce79" style:family="table-cell" style:parent-style-name="Default">
      <style:table-cell-properties fo:background-color="#ff9966"/>
    </style:style>
    <style:style style:name="ce80" style:family="table-cell" style:parent-style-name="Default">
      <style:table-cell-properties fo:background-color="#ffcc99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3366"/>
    </style:style>
    <style:style style:name="ce83" style:family="table-cell" style:parent-style-name="Default">
      <style:table-cell-properties fo:background-color="#ffffcc"/>
    </style:style>
    <style:style style:name="ce84" style:family="table-cell" style:parent-style-name="Default">
      <style:table-cell-properties fo:background-color="#ccffff"/>
    </style:style>
    <style:style style:name="ce85" style:family="table-cell" style:parent-style-name="Default">
      <style:table-cell-properties fo:background-color="#660066"/>
    </style:style>
    <style:style style:name="ce86" style:family="table-cell" style:parent-style-name="Default">
      <style:table-cell-properties fo:background-color="#ff8080"/>
    </style:style>
    <style:style style:name="ce87" style:family="table-cell" style:parent-style-name="Default">
      <style:table-cell-properties fo:background-color="#0066cc"/>
    </style:style>
    <style:style style:name="ce88" style:family="table-cell" style:parent-style-name="Default">
      <style:table-cell-properties fo:background-color="#004586"/>
    </style:style>
    <style:style style:name="ce89" style:family="table-cell" style:parent-style-name="Default">
      <style:table-cell-properties fo:background-color="#ff420e"/>
    </style:style>
    <style:style style:name="ce90" style:family="table-cell" style:parent-style-name="Default">
      <style:table-cell-properties fo:background-color="#ffd320"/>
    </style:style>
    <style:style style:name="ce91" style:family="table-cell" style:parent-style-name="Default">
      <style:table-cell-properties fo:background-color="#579d1c"/>
    </style:style>
    <style:style style:name="ce92" style:family="table-cell" style:parent-style-name="Default">
      <style:table-cell-properties fo:background-color="#7e0021"/>
    </style:style>
    <style:style style:name="ce93" style:family="table-cell" style:parent-style-name="Default">
      <style:table-cell-properties fo:background-color="#83caff"/>
    </style:style>
    <style:style style:name="ce94" style:family="table-cell" style:parent-style-name="Default">
      <style:table-cell-properties fo:background-color="#314004"/>
    </style:style>
    <style:style style:name="ce95" style:family="table-cell" style:parent-style-name="Default">
      <style:table-cell-properties fo:background-color="#aecf00"/>
    </style:style>
    <style:style style:name="ce96" style:family="table-cell" style:parent-style-name="Default">
      <style:table-cell-properties fo:background-color="#4b1f6f"/>
    </style:style>
    <style:style style:name="ce97" style:family="table-cell" style:parent-style-name="Default">
      <style:table-cell-properties fo:background-color="#ff950e"/>
    </style:style>
    <style:style style:name="ce98" style:family="table-cell" style:parent-style-name="Default">
      <style:table-cell-properties fo:background-color="#c5000b"/>
    </style:style>
    <style:style style:name="ce99" style:family="table-cell" style:parent-style-name="Default">
      <style:table-cell-properties fo:background-color="#0084d1"/>
    </style:style>
    <style:style style:name="ce100" style:family="table-cell" style:parent-style-name="Default">
      <style:table-cell-properties fo:background-color="#18a303"/>
    </style:style>
    <style:style style:name="ce101" style:family="table-cell" style:parent-style-name="Default">
      <style:table-cell-properties fo:background-color="#2cee0e"/>
    </style:style>
    <style:style style:name="ce102" style:family="table-cell" style:parent-style-name="Default">
      <style:table-cell-properties fo:background-color="#84f671"/>
    </style:style>
    <style:style style:name="ce103" style:family="table-cell" style:parent-style-name="Default">
      <style:table-cell-properties fo:background-color="#c2f6ba"/>
    </style:style>
    <style:style style:name="ce104" style:family="table-cell" style:parent-style-name="Default">
      <style:table-cell-properties fo:background-color="#0369a3"/>
    </style:style>
    <style:style style:name="ce105" style:family="table-cell" style:parent-style-name="Default">
      <style:table-cell-properties fo:background-color="#0e9cee"/>
    </style:style>
    <style:style style:name="ce106" style:family="table-cell" style:parent-style-name="Default">
      <style:table-cell-properties fo:background-color="#49bafb"/>
    </style:style>
    <style:style style:name="ce107" style:family="table-cell" style:parent-style-name="Default">
      <style:table-cell-properties fo:background-color="#9fd7f6"/>
    </style:style>
    <style:style style:name="ce108" style:family="table-cell" style:parent-style-name="Default">
      <style:table-cell-properties fo:background-color="#a33e03"/>
    </style:style>
    <style:style style:name="ce109" style:family="table-cell" style:parent-style-name="Default">
      <style:table-cell-properties fo:background-color="#f25f0a"/>
    </style:style>
    <style:style style:name="ce110" style:family="table-cell" style:parent-style-name="Default">
      <style:table-cell-properties fo:background-color="#fc9b63"/>
    </style:style>
    <style:style style:name="ce111" style:family="table-cell" style:parent-style-name="Default">
      <style:table-cell-properties fo:background-color="#f8c9ac"/>
    </style:style>
    <style:style style:name="ce112" style:family="table-cell" style:parent-style-name="Default">
      <style:table-cell-properties fo:background-color="#8e03a3"/>
    </style:style>
    <style:style style:name="ce113" style:family="table-cell" style:parent-style-name="Default">
      <style:table-cell-properties fo:background-color="#cf42e4"/>
    </style:style>
    <style:style style:name="ce114" style:family="table-cell" style:parent-style-name="Default">
      <style:table-cell-properties fo:background-color="#db76ea"/>
    </style:style>
    <style:style style:name="ce115" style:family="table-cell" style:parent-style-name="Default">
      <style:table-cell-properties fo:background-color="#f2c4fa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8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00"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080"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00"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8080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0c0c0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00" fo:font-weight="bold" style:font-weight-asian="bold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ffff"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weight="bold" style:font-weight-asian="bold" style:font-weight-complex="bold"/>
    </style:style>
    <style:style style:name="ce1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00"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3333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4c4c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3b3b3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cccc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ff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c2300" fo:font-weight="bold" style:font-weight-asian="bold" style:font-weight-complex="bold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00"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b613d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4747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80047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284c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006b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6b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4794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cc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4794" fo:font-weight="bold" style:font-weight-asian="bold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2394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b0094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e11a6"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80099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00b8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00dc"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23dc"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7ff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99ff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b8ff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ccff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dcff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cccc" fo:font-weight="bold" style:font-weight-asian="bold" style:font-weight-complex="bold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b8dc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7b8b8" fo:font-weight="bold" style:font-weight-asian="bold" style:font-weight-complex="bold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a3a3"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98a8a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b6b"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a4a"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55e00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c8526"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da647" fo:font-weight="bold" style:font-weight-asian="bold" style:font-weight-complex="bold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4bd5e"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ae00"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3cc66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deb3d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3ff23" fo:font-weight="bold" style:font-weight-asian="bold" style:font-weight-complex="bold"/>
    </style:style>
    <style:style style:name="ce1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ff00" fo:font-weight="bold" style:font-weight-asian="bold" style:font-weight-complex="bold"/>
    </style:style>
    <style:style style:name="ce18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99" fo:font-weight="bold" style:font-weight-asian="bold" style:font-weight-complex="bold"/>
    </style:style>
    <style:style style:name="ce18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66" fo:font-weight="bold" style:font-weight-asian="bold" style:font-weight-complex="bold"/>
    </style:style>
    <style:style style:name="ce18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e6e64c" fo:font-weight="bold" style:font-weight-asian="bold" style:font-weight-complex="bold"/>
    </style:style>
    <style:style style:name="ce18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cc00" fo:font-weight="bold" style:font-weight-asian="bold" style:font-weight-complex="bold"/>
    </style:style>
    <style:style style:name="ce18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b3b300" fo:font-weight="bold" style:font-weight-asian="bold" style:font-weight-complex="bold"/>
    </style:style>
    <style:style style:name="ce18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808019" fo:font-weight="bold" style:font-weight-asian="bold" style:font-weight-complex="bold"/>
    </style:style>
    <style:style style:name="ce18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666600" fo:font-weight="bold" style:font-weight-asian="bold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c1900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3300"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4c19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6633" fo:font-weight="bold" style:font-weight-asian="bold" style:font-weight-complex="bold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c6633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33" fo:font-weight="bold" style:font-weight-asian="bold" style:font-weight-complex="bold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966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cc99" fo:font-weight="bold" style:font-weight-asian="bold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ff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19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cc" fo:font-weight="bold" style:font-weight-asian="bold" style:font-weight-complex="bold"/>
    </style:style>
    <style:style style:name="ce19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ccffff" fo:font-weight="bold" style:font-weight-asian="bold" style:font-weight-complex="bold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0066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80"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fo:font-weight="bold" style:font-weight-asian="bold" style:font-weight-complex="bold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4586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420e"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d320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579d1c"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7e0021" fo:font-weight="bold" style:font-weight-asian="bold" style:font-weight-complex="bold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3caff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314004" fo:font-weight="bold" style:font-weight-asian="bold" style:font-weight-complex="bold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ecf00"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b1f6f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950e" fo:font-weight="bold" style:font-weight-asian="bold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5000b" fo:font-weight="bold" style:font-weight-asian="bold" style:font-weight-complex="bold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18a303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cee0e" fo:font-weight="bold" style:font-weight-asian="bold" style:font-weight-complex="bold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4f671"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2f6ba" fo:font-weight="bold" style:font-weight-asian="bold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369a3" fo:font-weight="bold" style:font-weight-asian="bold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e9cee" fo:font-weight="bold" style:font-weight-asian="bold" style:font-weight-complex="bold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49bafb" fo:font-weight="bold" style:font-weight-asian="bold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fd7f6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33e03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5f0a" fo:font-weight="bold" style:font-weight-asian="bold" style:font-weight-complex="bold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c9b63" fo:font-weight="bold" style:font-weight-asian="bold" style:font-weight-complex="bold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8c9ac"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e03a3" fo:font-weight="bold" style:font-weight-asian="bold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f42e4" fo:font-weight="bold" style:font-weight-asian="bold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db76ea" fo:font-weight="bold" style:font-weight-asian="bold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2c4fa" fo:font-weight="bold" style:font-weight-asian="bold" style:font-weight-complex="bold"/>
    </style:style>
    <style:style style:name="ce230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"/>
    </style:style>
    <style:style style:name="ce23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32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3" style:family="table-cell" style:parent-style-name="Default">
      <style:table-cell-properties fo:background-color="#000000"/>
      <style:text-properties fo:color="#ffffff"/>
    </style:style>
    <style:style style:name="ce23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fo:font-weight="normal" style:font-weight-asian="normal" style:font-weight-complex="normal"/>
    </style:style>
    <style:style style:name="ce235" style:family="table-cell" style:parent-style-name="Default">
      <style:table-cell-properties fo:background-color="#000055"/>
    </style:style>
    <style:style style:name="ce236" style:family="table-cell" style:parent-style-name="Default">
      <style:table-cell-properties fo:background-color="#0000aa"/>
    </style:style>
    <style:style style:name="ce237" style:family="table-cell" style:parent-style-name="Default">
      <style:table-cell-properties fo:background-color="#550000"/>
    </style:style>
    <style:style style:name="ce238" style:family="table-cell" style:parent-style-name="Default">
      <style:table-cell-properties fo:background-color="#550055"/>
    </style:style>
    <style:style style:name="ce239" style:family="table-cell" style:parent-style-name="Default">
      <style:table-cell-properties fo:background-color="#5500aa"/>
    </style:style>
    <style:style style:name="ce240" style:family="table-cell" style:parent-style-name="Default">
      <style:table-cell-properties fo:background-color="#aa0000"/>
    </style:style>
    <style:style style:name="ce241" style:family="table-cell" style:parent-style-name="Default">
      <style:table-cell-properties fo:background-color="#5500ff"/>
    </style:style>
    <style:style style:name="ce242" style:family="table-cell" style:parent-style-name="Default">
      <style:table-cell-properties fo:background-color="#aa0055"/>
    </style:style>
    <style:style style:name="ce243" style:family="table-cell" style:parent-style-name="Default">
      <style:table-cell-properties fo:background-color="#aa00aa"/>
    </style:style>
    <style:style style:name="ce244" style:family="table-cell" style:parent-style-name="Default" style:data-style-name="N4">
      <style:table-cell-properties fo:background-color="#ff0000"/>
    </style:style>
    <style:style style:name="ce245" style:family="table-cell" style:parent-style-name="Default">
      <style:table-cell-properties fo:background-color="#aa00ff"/>
    </style:style>
    <style:style style:name="ce246" style:family="table-cell" style:parent-style-name="Default">
      <style:table-cell-properties fo:background-color="#ff0055"/>
    </style:style>
    <style:style style:name="ce247" style:family="table-cell" style:parent-style-name="Default">
      <style:table-cell-properties fo:background-color="#005500"/>
    </style:style>
    <style:style style:name="ce248" style:family="table-cell" style:parent-style-name="Default">
      <style:table-cell-properties fo:background-color="#ff00aa"/>
    </style:style>
    <style:style style:name="ce249" style:family="table-cell" style:parent-style-name="Default">
      <style:table-cell-properties fo:background-color="#005555"/>
    </style:style>
    <style:style style:name="ce250" style:family="table-cell" style:parent-style-name="Default">
      <style:table-cell-properties fo:background-color="#0055aa"/>
    </style:style>
    <style:style style:name="ce251" style:family="table-cell" style:parent-style-name="Default">
      <style:table-cell-properties fo:background-color="#555500"/>
    </style:style>
    <style:style style:name="ce252" style:family="table-cell" style:parent-style-name="Default">
      <style:table-cell-properties fo:background-color="#0055ff"/>
    </style:style>
    <style:style style:name="ce253" style:family="table-cell" style:parent-style-name="Default">
      <style:table-cell-properties fo:background-color="#555555"/>
    </style:style>
    <style:style style:name="ce254" style:family="table-cell" style:parent-style-name="Default">
      <style:table-cell-properties fo:background-color="#5555aa"/>
    </style:style>
    <style:style style:name="ce255" style:family="table-cell" style:parent-style-name="Default">
      <style:table-cell-properties fo:background-color="#aa5500"/>
    </style:style>
    <style:style style:name="ce256" style:family="table-cell" style:parent-style-name="Default">
      <style:table-cell-properties fo:background-color="#5555ff"/>
    </style:style>
    <style:style style:name="ce257" style:family="table-cell" style:parent-style-name="Default">
      <style:table-cell-properties fo:background-color="#aa5555"/>
    </style:style>
    <style:style style:name="ce258" style:family="table-cell" style:parent-style-name="Default">
      <style:table-cell-properties fo:background-color="#aa55aa"/>
    </style:style>
    <style:style style:name="ce259" style:family="table-cell" style:parent-style-name="Default">
      <style:table-cell-properties fo:background-color="#ff5500"/>
    </style:style>
    <style:style style:name="ce260" style:family="table-cell" style:parent-style-name="Default">
      <style:table-cell-properties fo:background-color="#aa55ff"/>
    </style:style>
    <style:style style:name="ce261" style:family="table-cell" style:parent-style-name="Default">
      <style:table-cell-properties fo:background-color="#ff5555"/>
    </style:style>
    <style:style style:name="ce262" style:family="table-cell" style:parent-style-name="Default">
      <style:table-cell-properties fo:background-color="#00aa00"/>
    </style:style>
    <style:style style:name="ce263" style:family="table-cell" style:parent-style-name="Default">
      <style:table-cell-properties fo:background-color="#ff55aa"/>
    </style:style>
    <style:style style:name="ce264" style:family="table-cell" style:parent-style-name="Default">
      <style:table-cell-properties fo:background-color="#00aa55"/>
    </style:style>
    <style:style style:name="ce265" style:family="table-cell" style:parent-style-name="Default">
      <style:table-cell-properties fo:background-color="#ff55ff"/>
    </style:style>
    <style:style style:name="ce266" style:family="table-cell" style:parent-style-name="Default">
      <style:table-cell-properties fo:background-color="#00aaaa"/>
    </style:style>
    <style:style style:name="ce267" style:family="table-cell" style:parent-style-name="Default">
      <style:table-cell-properties fo:background-color="#55aa00"/>
    </style:style>
    <style:style style:name="ce268" style:family="table-cell" style:parent-style-name="Default">
      <style:table-cell-properties fo:background-color="#00aaff"/>
    </style:style>
    <style:style style:name="ce269" style:family="table-cell" style:parent-style-name="Default">
      <style:table-cell-properties fo:background-color="#55aa55"/>
    </style:style>
    <style:style style:name="ce270" style:family="table-cell" style:parent-style-name="Default">
      <style:table-cell-properties fo:background-color="#55aaaa"/>
    </style:style>
    <style:style style:name="ce271" style:family="table-cell" style:parent-style-name="Default">
      <style:table-cell-properties fo:background-color="#aaaa00"/>
    </style:style>
    <style:style style:name="ce272" style:family="table-cell" style:parent-style-name="Default">
      <style:table-cell-properties fo:background-color="#55aaff"/>
    </style:style>
    <style:style style:name="ce273" style:family="table-cell" style:parent-style-name="Default">
      <style:table-cell-properties fo:background-color="#aaaa55"/>
    </style:style>
    <style:style style:name="ce274" style:family="table-cell" style:parent-style-name="Default">
      <style:table-cell-properties fo:background-color="#aaaaaa"/>
    </style:style>
    <style:style style:name="ce275" style:family="table-cell" style:parent-style-name="Default">
      <style:table-cell-properties fo:background-color="#ffaa00"/>
    </style:style>
    <style:style style:name="ce276" style:family="table-cell" style:parent-style-name="Default">
      <style:table-cell-properties fo:background-color="#aaaaff"/>
    </style:style>
    <style:style style:name="ce277" style:family="table-cell" style:parent-style-name="Default">
      <style:table-cell-properties fo:background-color="#ffaa55"/>
    </style:style>
    <style:style style:name="ce278" style:family="table-cell" style:parent-style-name="Default">
      <style:table-cell-properties fo:background-color="#ffaaaa"/>
    </style:style>
    <style:style style:name="ce279" style:family="table-cell" style:parent-style-name="Default">
      <style:table-cell-properties fo:background-color="#00ff55"/>
    </style:style>
    <style:style style:name="ce280" style:family="table-cell" style:parent-style-name="Default">
      <style:table-cell-properties fo:background-color="#ffaaff"/>
    </style:style>
    <style:style style:name="ce281" style:family="table-cell" style:parent-style-name="Default">
      <style:table-cell-properties fo:background-color="#00ffaa"/>
    </style:style>
    <style:style style:name="ce282" style:family="table-cell" style:parent-style-name="Default">
      <style:table-cell-properties fo:background-color="#55ff00"/>
    </style:style>
    <style:style style:name="ce283" style:family="table-cell" style:parent-style-name="Default">
      <style:table-cell-properties fo:background-color="#55ff55"/>
    </style:style>
    <style:style style:name="ce284" style:family="table-cell" style:parent-style-name="Default">
      <style:table-cell-properties fo:background-color="#55ffaa"/>
    </style:style>
    <style:style style:name="ce285" style:family="table-cell" style:parent-style-name="Default">
      <style:table-cell-properties fo:background-color="#aaff00"/>
    </style:style>
    <style:style style:name="ce286" style:family="table-cell" style:parent-style-name="Default">
      <style:table-cell-properties fo:background-color="#55ffff"/>
    </style:style>
    <style:style style:name="ce287" style:family="table-cell" style:parent-style-name="Default">
      <style:table-cell-properties fo:background-color="#aaff55"/>
    </style:style>
    <style:style style:name="ce288" style:family="table-cell" style:parent-style-name="Default">
      <style:table-cell-properties fo:background-color="#aaffaa"/>
    </style:style>
    <style:style style:name="ce289" style:family="table-cell" style:parent-style-name="Default">
      <style:table-cell-properties fo:background-color="#aaffff"/>
    </style:style>
    <style:style style:name="ce290" style:family="table-cell" style:parent-style-name="Default">
      <style:table-cell-properties fo:background-color="#ffff55"/>
    </style:style>
    <style:style style:name="ce291" style:family="table-cell" style:parent-style-name="Default">
      <style:table-cell-properties fo:background-color="#ffffaa"/>
    </style:style>
    <style:style style:name="ce292" style:family="table-cell" style:parent-style-name="Default">
      <style:table-cell-properties fo:background-color="#ffffff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Courier New1"/>
    </style:style>
    <style:style style:name="ce29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1"/>
    </style:style>
    <style:style style:name="ce297" style:family="table-cell" style:parent-style-name="Default">
      <style:text-properties style:font-name="Courier New1"/>
    </style:style>
    <style:style style:name="ce29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 style:font-name="Arial1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1"/>
    </style:style>
    <style:style style:name="ce30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02" style:family="table-cell" style:parent-style-name="Default">
      <style:table-cell-properties fo:background-color="#ff0055" style:text-align-source="fix" style:repeat-content="false"/>
      <style:paragraph-properties fo:text-align="center" fo:margin-left="0in"/>
      <style:text-properties style:font-name="Courier New1"/>
    </style:style>
    <style:style style:name="ce303" style:family="table-cell" style:parent-style-name="Default">
      <style:table-cell-properties fo:background-color="#ff00aa" style:text-align-source="fix" style:repeat-content="false"/>
      <style:paragraph-properties fo:text-align="center" fo:margin-left="0in"/>
      <style:text-properties style:font-name="Courier New1"/>
    </style:style>
    <style:style style:name="ce304" style:family="table-cell" style:parent-style-name="Default">
      <style:table-cell-properties fo:background-color="#ff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05" style:family="table-cell" style:parent-style-name="Default">
      <style:table-cell-properties fo:background-color="#ff5500" style:text-align-source="fix" style:repeat-content="false"/>
      <style:paragraph-properties fo:text-align="center" fo:margin-left="0in"/>
      <style:text-properties style:font-name="Courier New1"/>
    </style:style>
    <style:style style:name="ce306" style:family="table-cell" style:parent-style-name="Default">
      <style:table-cell-properties fo:background-color="#ff5555" style:text-align-source="fix" style:repeat-content="false"/>
      <style:paragraph-properties fo:text-align="center" fo:margin-left="0in"/>
      <style:text-properties style:font-name="Courier New1"/>
    </style:style>
    <style:style style:name="ce307" style:family="table-cell" style:parent-style-name="Default">
      <style:table-cell-properties fo:background-color="#aa0000" style:text-align-source="fix" style:repeat-content="false"/>
      <style:paragraph-properties fo:text-align="center" fo:margin-left="0in"/>
      <style:text-properties style:font-name="Courier New1"/>
    </style:style>
    <style:style style:name="ce308" style:family="table-cell" style:parent-style-name="Default">
      <style:table-cell-properties fo:background-color="#aa0055" style:text-align-source="fix" style:repeat-content="false"/>
      <style:paragraph-properties fo:text-align="center" fo:margin-left="0in"/>
      <style:text-properties style:font-name="Courier New1"/>
    </style:style>
    <style:style style:name="ce309" style:family="table-cell" style:parent-style-name="Default">
      <style:table-cell-properties fo:background-color="#ff55aa" style:text-align-source="fix" style:repeat-content="false"/>
      <style:paragraph-properties fo:text-align="center" fo:margin-left="0in"/>
      <style:text-properties style:font-name="Courier New1"/>
    </style:style>
    <style:style style:name="ce310" style:family="table-cell" style:parent-style-name="Default">
      <style:table-cell-properties fo:background-color="#aa00aa" style:text-align-source="fix" style:repeat-content="false"/>
      <style:paragraph-properties fo:text-align="center" fo:margin-left="0in"/>
      <style:text-properties style:font-name="Courier New1"/>
    </style:style>
    <style:style style:name="ce311" style:family="table-cell" style:parent-style-name="Default">
      <style:table-cell-properties fo:background-color="#ff55ff" style:text-align-source="fix" style:repeat-content="false"/>
      <style:paragraph-properties fo:text-align="center" fo:margin-left="0in"/>
      <style:text-properties style:font-name="Courier New1"/>
    </style:style>
    <style:style style:name="ce312" style:family="table-cell" style:parent-style-name="Default">
      <style:table-cell-properties fo:background-color="#aa00ff" style:text-align-source="fix" style:repeat-content="false"/>
      <style:paragraph-properties fo:text-align="center" fo:margin-left="0in"/>
      <style:text-properties style:font-name="Courier New1"/>
    </style:style>
    <style:style style:name="ce313" style:family="table-cell" style:parent-style-name="Default">
      <style:table-cell-properties fo:background-color="#ffaa00" style:text-align-source="fix" style:repeat-content="false"/>
      <style:paragraph-properties fo:text-align="center" fo:margin-left="0in"/>
      <style:text-properties style:font-name="Courier New1"/>
    </style:style>
    <style:style style:name="ce314" style:family="table-cell" style:parent-style-name="Default">
      <style:table-cell-properties fo:background-color="#ffaa55" style:text-align-source="fix" style:repeat-content="false"/>
      <style:paragraph-properties fo:text-align="center" fo:margin-left="0in"/>
      <style:text-properties style:font-name="Courier New1"/>
    </style:style>
    <style:style style:name="ce315" style:family="table-cell" style:parent-style-name="Default">
      <style:table-cell-properties fo:background-color="#aa5500" style:text-align-source="fix" style:repeat-content="false"/>
      <style:paragraph-properties fo:text-align="center" fo:margin-left="0in"/>
      <style:text-properties style:font-name="Courier New1"/>
    </style:style>
    <style:style style:name="ce316" style:family="table-cell" style:parent-style-name="Default">
      <style:table-cell-properties fo:background-color="#ffaaaa" style:text-align-source="fix" style:repeat-content="false"/>
      <style:paragraph-properties fo:text-align="center" fo:margin-left="0in"/>
      <style:text-properties style:font-name="Courier New1"/>
    </style:style>
    <style:style style:name="ce317" style:family="table-cell" style:parent-style-name="Default">
      <style:table-cell-properties fo:background-color="#aa5555" style:text-align-source="fix" style:repeat-content="false"/>
      <style:paragraph-properties fo:text-align="center" fo:margin-left="0in"/>
      <style:text-properties style:font-name="Courier New1"/>
    </style:style>
    <style:style style:name="ce318" style:family="table-cell" style:parent-style-name="Default">
      <style:table-cell-properties fo:background-color="#550000" style:text-align-source="fix" style:repeat-content="false"/>
      <style:paragraph-properties fo:text-align="center" fo:margin-left="0in"/>
      <style:text-properties style:font-name="Courier New1"/>
    </style:style>
    <style:style style:name="ce319" style:family="table-cell" style:parent-style-name="Default">
      <style:table-cell-properties fo:background-color="#550055" style:text-align-source="fix" style:repeat-content="false"/>
      <style:paragraph-properties fo:text-align="center" fo:margin-left="0in"/>
      <style:text-properties style:font-name="Courier New1"/>
    </style:style>
    <style:style style:name="ce320" style:family="table-cell" style:parent-style-name="Default">
      <style:table-cell-properties fo:background-color="#aa55aa" style:text-align-source="fix" style:repeat-content="false"/>
      <style:paragraph-properties fo:text-align="center" fo:margin-left="0in"/>
      <style:text-properties style:font-name="Courier New1"/>
    </style:style>
    <style:style style:name="ce321" style:family="table-cell" style:parent-style-name="Default">
      <style:table-cell-properties fo:background-color="#ffaaff" style:text-align-source="fix" style:repeat-content="false"/>
      <style:paragraph-properties fo:text-align="center" fo:margin-left="0in"/>
      <style:text-properties style:font-name="Courier New1"/>
    </style:style>
    <style:style style:name="ce322" style:family="table-cell" style:parent-style-name="Default">
      <style:table-cell-properties fo:background-color="#5500aa" style:text-align-source="fix" style:repeat-content="false"/>
      <style:paragraph-properties fo:text-align="center" fo:margin-left="0in"/>
      <style:text-properties fo:color="#ffffff" style:font-name="Courier New1"/>
    </style:style>
    <style:style style:name="ce323" style:family="table-cell" style:parent-style-name="Default">
      <style:table-cell-properties fo:background-color="#aa55ff" style:text-align-source="fix" style:repeat-content="false"/>
      <style:paragraph-properties fo:text-align="center" fo:margin-left="0in"/>
      <style:text-properties style:font-name="Courier New1"/>
    </style:style>
    <style:style style:name="ce324" style:family="table-cell" style:parent-style-name="Default">
      <style:table-cell-properties fo:background-color="#5500ff" style:text-align-source="fix" style:repeat-content="false"/>
      <style:paragraph-properties fo:text-align="center" fo:margin-left="0in"/>
      <style:text-properties fo:color="#ffffff" style:font-name="Courier New1"/>
    </style:style>
    <style:style style:name="ce32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26" style:family="table-cell" style:parent-style-name="Default">
      <style:table-cell-properties fo:background-color="#ffff55" style:text-align-source="fix" style:repeat-content="false"/>
      <style:paragraph-properties fo:text-align="center" fo:margin-left="0in"/>
      <style:text-properties style:font-name="Courier New1"/>
    </style:style>
    <style:style style:name="ce327" style:family="table-cell" style:parent-style-name="Default">
      <style:table-cell-properties fo:background-color="#aaaa00" style:text-align-source="fix" style:repeat-content="false"/>
      <style:paragraph-properties fo:text-align="center" fo:margin-left="0in"/>
      <style:text-properties style:font-name="Courier New1"/>
    </style:style>
    <style:style style:name="ce328" style:family="table-cell" style:parent-style-name="Default">
      <style:table-cell-properties fo:background-color="#ffffaa" style:text-align-source="fix" style:repeat-content="false"/>
      <style:paragraph-properties fo:text-align="center" fo:margin-left="0in"/>
      <style:text-properties style:font-name="Courier New1"/>
    </style:style>
    <style:style style:name="ce329" style:family="table-cell" style:parent-style-name="Default">
      <style:table-cell-properties fo:background-color="#aaaa55" style:text-align-source="fix" style:repeat-content="false"/>
      <style:paragraph-properties fo:text-align="center" fo:margin-left="0in"/>
      <style:text-properties style:font-name="Courier New1"/>
    </style:style>
    <style:style style:name="ce330" style:family="table-cell" style:parent-style-name="Default">
      <style:table-cell-properties fo:background-color="#555500" style:text-align-source="fix" style:repeat-content="false"/>
      <style:paragraph-properties fo:text-align="center" fo:margin-left="0in"/>
      <style:text-properties fo:color="#ffffff" style:font-name="Courier New1"/>
    </style:style>
    <style:style style:name="ce33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2" style:family="table-cell" style:parent-style-name="Default">
      <style:table-cell-properties fo:background-color="#aaaaaa" style:text-align-source="fix" style:repeat-content="false"/>
      <style:paragraph-properties fo:text-align="center" fo:margin-left="0in"/>
      <style:text-properties style:font-name="Courier New1"/>
    </style:style>
    <style:style style:name="ce333" style:family="table-cell" style:parent-style-name="Default">
      <style:table-cell-properties fo:background-color="#555555" style:text-align-source="fix" style:repeat-content="false"/>
      <style:paragraph-properties fo:text-align="center" fo:margin-left="0in"/>
      <style:text-properties fo:color="#ffffff" style:font-name="Courier New1"/>
    </style:style>
    <style:style style:name="ce3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35" style:family="table-cell" style:parent-style-name="Default">
      <style:table-cell-properties fo:background-color="#000055" style:text-align-source="fix" style:repeat-content="false"/>
      <style:paragraph-properties fo:text-align="center" fo:margin-left="0in"/>
      <style:text-properties style:font-name="Courier New1"/>
    </style:style>
    <style:style style:name="ce336" style:family="table-cell" style:parent-style-name="Default">
      <style:table-cell-properties fo:background-color="#5555aa" style:text-align-source="fix" style:repeat-content="false"/>
      <style:paragraph-properties fo:text-align="center" fo:margin-left="0in"/>
      <style:text-properties style:font-name="Courier New1"/>
    </style:style>
    <style:style style:name="ce337" style:family="table-cell" style:parent-style-name="Default">
      <style:table-cell-properties fo:background-color="#aaaaff" style:text-align-source="fix" style:repeat-content="false"/>
      <style:paragraph-properties fo:text-align="center" fo:margin-left="0in"/>
      <style:text-properties style:font-name="Courier New1"/>
    </style:style>
    <style:style style:name="ce338" style:family="table-cell" style:parent-style-name="Default">
      <style:table-cell-properties fo:background-color="#0000aa" style:text-align-source="fix" style:repeat-content="false"/>
      <style:paragraph-properties fo:text-align="center" fo:margin-left="0in"/>
      <style:text-properties style:font-name="Courier New1"/>
    </style:style>
    <style:style style:name="ce339" style:family="table-cell" style:parent-style-name="Default">
      <style:table-cell-properties fo:background-color="#5555ff" style:text-align-source="fix" style:repeat-content="false"/>
      <style:paragraph-properties fo:text-align="center" fo:margin-left="0in"/>
      <style:text-properties style:font-name="Courier New1"/>
    </style:style>
    <style:style style:name="ce340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41" style:family="table-cell" style:parent-style-name="Default">
      <style:table-cell-properties fo:background-color="#aaff00" style:text-align-source="fix" style:repeat-content="false"/>
      <style:paragraph-properties fo:text-align="center" fo:margin-left="0in"/>
      <style:text-properties style:font-name="Courier New1"/>
    </style:style>
    <style:style style:name="ce342" style:family="table-cell" style:parent-style-name="Default">
      <style:table-cell-properties fo:background-color="#aaff55" style:text-align-source="fix" style:repeat-content="false"/>
      <style:paragraph-properties fo:text-align="center" fo:margin-left="0in"/>
      <style:text-properties style:font-name="Courier New1"/>
    </style:style>
    <style:style style:name="ce343" style:family="table-cell" style:parent-style-name="Default">
      <style:table-cell-properties fo:background-color="#55aa00" style:text-align-source="fix" style:repeat-content="false"/>
      <style:paragraph-properties fo:text-align="center" fo:margin-left="0in"/>
      <style:text-properties style:font-name="Courier New1"/>
    </style:style>
    <style:style style:name="ce344" style:family="table-cell" style:parent-style-name="Default">
      <style:table-cell-properties fo:background-color="#aaffaa" style:text-align-source="fix" style:repeat-content="false"/>
      <style:paragraph-properties fo:text-align="center" fo:margin-left="0in"/>
      <style:text-properties style:font-name="Courier New1"/>
    </style:style>
    <style:style style:name="ce345" style:family="table-cell" style:parent-style-name="Default">
      <style:table-cell-properties fo:background-color="#55aa55" style:text-align-source="fix" style:repeat-content="false"/>
      <style:paragraph-properties fo:text-align="center" fo:margin-left="0in"/>
      <style:text-properties style:font-name="Courier New1"/>
    </style:style>
    <style:style style:name="ce346" style:family="table-cell" style:parent-style-name="Default">
      <style:table-cell-properties fo:background-color="#005500" style:text-align-source="fix" style:repeat-content="false"/>
      <style:paragraph-properties fo:text-align="center" fo:margin-left="0in"/>
      <style:text-properties fo:color="#ffffff" style:font-name="Courier New1"/>
    </style:style>
    <style:style style:name="ce347" style:family="table-cell" style:parent-style-name="Default">
      <style:table-cell-properties fo:background-color="#005555" style:text-align-source="fix" style:repeat-content="false"/>
      <style:paragraph-properties fo:text-align="center" fo:margin-left="0in"/>
      <style:text-properties fo:color="#ffffff" style:font-name="Courier New1"/>
    </style:style>
    <style:style style:name="ce348" style:family="table-cell" style:parent-style-name="Default">
      <style:table-cell-properties fo:background-color="#55aaaa" style:text-align-source="fix" style:repeat-content="false"/>
      <style:paragraph-properties fo:text-align="center" fo:margin-left="0in"/>
      <style:text-properties style:font-name="Courier New1"/>
    </style:style>
    <style:style style:name="ce349" style:family="table-cell" style:parent-style-name="Default">
      <style:table-cell-properties fo:background-color="#aaffff" style:text-align-source="fix" style:repeat-content="false"/>
      <style:paragraph-properties fo:text-align="center" fo:margin-left="0in"/>
      <style:text-properties style:font-name="Courier New1"/>
    </style:style>
    <style:style style:name="ce350" style:family="table-cell" style:parent-style-name="Default">
      <style:table-cell-properties fo:background-color="#0055aa" style:text-align-source="fix" style:repeat-content="false"/>
      <style:paragraph-properties fo:text-align="center" fo:margin-left="0in"/>
      <style:text-properties fo:color="#ffffff" style:font-name="Courier New1"/>
    </style:style>
    <style:style style:name="ce351" style:family="table-cell" style:parent-style-name="Default">
      <style:table-cell-properties fo:background-color="#55aaff" style:text-align-source="fix" style:repeat-content="false"/>
      <style:paragraph-properties fo:text-align="center" fo:margin-left="0in"/>
      <style:text-properties style:font-name="Courier New1"/>
    </style:style>
    <style:style style:name="ce352" style:family="table-cell" style:parent-style-name="Default">
      <style:table-cell-properties fo:background-color="#0055ff" style:text-align-source="fix" style:repeat-content="false"/>
      <style:paragraph-properties fo:text-align="center" fo:margin-left="0in"/>
      <style:text-properties fo:color="#ffffff" style:font-name="Courier New1"/>
    </style:style>
    <style:style style:name="ce353" style:family="table-cell" style:parent-style-name="Default">
      <style:table-cell-properties fo:background-color="#55ff00" style:text-align-source="fix" style:repeat-content="false"/>
      <style:paragraph-properties fo:text-align="center" fo:margin-left="0in"/>
      <style:text-properties style:font-name="Courier New1"/>
    </style:style>
    <style:style style:name="ce354" style:family="table-cell" style:parent-style-name="Default">
      <style:table-cell-properties fo:background-color="#55ff55" style:text-align-source="fix" style:repeat-content="false"/>
      <style:paragraph-properties fo:text-align="center" fo:margin-left="0in"/>
      <style:text-properties style:font-name="Courier New1"/>
    </style:style>
    <style:style style:name="ce355" style:family="table-cell" style:parent-style-name="Default">
      <style:table-cell-properties fo:background-color="#00aa00" style:text-align-source="fix" style:repeat-content="false" fo:padding-bottom="0.0193in" fo:padding-left="0.0138in" fo:padding-right="0.0138in" fo:padding-top="0.0193in"/>
      <style:paragraph-properties fo:text-align="center" fo:margin-left="0in"/>
      <style:text-properties style:font-name="Courier New1"/>
    </style:style>
    <style:style style:name="ce356" style:family="table-cell" style:parent-style-name="Default">
      <style:table-cell-properties fo:background-color="#00aa55" style:text-align-source="fix" style:repeat-content="false"/>
      <style:paragraph-properties fo:text-align="center" fo:margin-left="0in"/>
      <style:text-properties style:font-name="Courier New1"/>
    </style:style>
    <style:style style:name="ce357" style:family="table-cell" style:parent-style-name="Default">
      <style:table-cell-properties fo:background-color="#55ffaa" style:text-align-source="fix" style:repeat-content="false"/>
      <style:paragraph-properties fo:text-align="center" fo:margin-left="0in"/>
      <style:text-properties style:font-name="Courier New1"/>
    </style:style>
    <style:style style:name="ce358" style:family="table-cell" style:parent-style-name="Default">
      <style:table-cell-properties fo:background-color="#00aaaa" style:text-align-source="fix" style:repeat-content="false"/>
      <style:paragraph-properties fo:text-align="center" fo:margin-left="0in"/>
      <style:text-properties style:font-name="Courier New1"/>
    </style:style>
    <style:style style:name="ce359" style:family="table-cell" style:parent-style-name="Default">
      <style:table-cell-properties fo:background-color="#55ffff" style:text-align-source="fix" style:repeat-content="false"/>
      <style:paragraph-properties fo:text-align="center" fo:margin-left="0in"/>
      <style:text-properties style:font-name="Courier New1"/>
    </style:style>
    <style:style style:name="ce360" style:family="table-cell" style:parent-style-name="Default">
      <style:table-cell-properties fo:background-color="#00aaff" style:text-align-source="fix" style:repeat-content="false"/>
      <style:paragraph-properties fo:text-align="center" fo:margin-left="0in"/>
      <style:text-properties style:font-name="Courier New1"/>
    </style:style>
    <style:style style:name="ce36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62" style:family="table-cell" style:parent-style-name="Default">
      <style:table-cell-properties fo:background-color="#00ff55" style:text-align-source="fix" style:repeat-content="false"/>
      <style:paragraph-properties fo:text-align="center" fo:margin-left="0in"/>
      <style:text-properties style:font-name="Courier New1"/>
    </style:style>
    <style:style style:name="ce363" style:family="table-cell" style:parent-style-name="Default">
      <style:table-cell-properties fo:background-color="#00ffaa" style:text-align-source="fix" style:repeat-content="false"/>
      <style:paragraph-properties fo:text-align="center" fo:margin-left="0in"/>
      <style:text-properties style:font-name="Courier New1"/>
    </style:style>
    <style:style style:name="ce364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font-name="Courier New1" fo:font-weight="bold" style:font-weight-asian="bold" style:font-weight-complex="bold"/>
    </style:style>
    <style:style style:name="ce365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OpenOffice Calc colo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16"/>
        <table:table-column table:style-name="co1" table:default-cell-style-name="ce231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30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33" table:number-columns-repeated="1018"/>
        </table:table-row>
        <table:table-row table:style-name="ro2">
          <table:table-cell table:style-name="ce2"/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C2];2;2))" office:value-type="float" office:value="0">
            <text:p>0</text:p>
          </table:table-cell>
          <table:table-cell table:formula="of:=HEX2DEC(MID([.C2];4;2))" office:value-type="float" office:value="0">
            <text:p>0</text:p>
          </table:table-cell>
          <table:table-cell table:formula="of:=HEX2DEC(MID([.C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17" office:value-type="string">
            <text:p>Blue</text:p>
          </table:table-cell>
          <table:table-cell office:value-type="string">
            <text:p>#000080</text:p>
          </table:table-cell>
          <table:table-cell table:formula="of:=HEX2DEC(MID([.C3];2;2))" office:value-type="float" office:value="0">
            <text:p>0</text:p>
          </table:table-cell>
          <table:table-cell table:formula="of:=HEX2DEC(MID([.C3];4;2))" office:value-type="float" office:value="0">
            <text:p>0</text:p>
          </table:table-cell>
          <table:table-cell table:formula="of:=HEX2DEC(MID([.C3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118" office:value-type="string">
            <text:p>Green</text:p>
          </table:table-cell>
          <table:table-cell office:value-type="string">
            <text:p>#008000</text:p>
          </table:table-cell>
          <table:table-cell table:formula="of:=HEX2DEC(MID([.C4];2;2))" office:value-type="float" office:value="0">
            <text:p>0</text:p>
          </table:table-cell>
          <table:table-cell table:formula="of:=HEX2DEC(MID([.C4];4;2))" office:value-type="float" office:value="128">
            <text:p>128</text:p>
          </table:table-cell>
          <table:table-cell table:formula="of:=HEX2DEC(MID([.C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119" office:value-type="string">
            <text:p>Turquoise</text:p>
          </table:table-cell>
          <table:table-cell office:value-type="string">
            <text:p>#008080</text:p>
          </table:table-cell>
          <table:table-cell table:formula="of:=HEX2DEC(MID([.C5];2;2))" office:value-type="float" office:value="0">
            <text:p>0</text:p>
          </table:table-cell>
          <table:table-cell table:formula="of:=HEX2DEC(MID([.C5];4;2))" office:value-type="float" office:value="128">
            <text:p>128</text:p>
          </table:table-cell>
          <table:table-cell table:formula="of:=HEX2DEC(MID([.C5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120" office:value-type="string">
            <text:p>Red</text:p>
          </table:table-cell>
          <table:table-cell office:value-type="string">
            <text:p>#800000</text:p>
          </table:table-cell>
          <table:table-cell table:formula="of:=HEX2DEC(MID([.C6];2;2))" office:value-type="float" office:value="128">
            <text:p>128</text:p>
          </table:table-cell>
          <table:table-cell table:formula="of:=HEX2DEC(MID([.C6];4;2))" office:value-type="float" office:value="0">
            <text:p>0</text:p>
          </table:table-cell>
          <table:table-cell table:formula="of:=HEX2DEC(MID([.C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"/>
          <table:table-cell table:style-name="ce121" office:value-type="string">
            <text:p>Magenta</text:p>
          </table:table-cell>
          <table:table-cell office:value-type="string">
            <text:p>#800080</text:p>
          </table:table-cell>
          <table:table-cell table:formula="of:=HEX2DEC(MID([.C7];2;2))" office:value-type="float" office:value="128">
            <text:p>128</text:p>
          </table:table-cell>
          <table:table-cell table:formula="of:=HEX2DEC(MID([.C7];4;2))" office:value-type="float" office:value="0">
            <text:p>0</text:p>
          </table:table-cell>
          <table:table-cell table:formula="of:=HEX2DEC(MID([.C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122" office:value-type="string">
            <text:p>Maroon</text:p>
          </table:table-cell>
          <table:table-cell office:value-type="string">
            <text:p>#808000</text:p>
          </table:table-cell>
          <table:table-cell table:formula="of:=HEX2DEC(MID([.C8];2;2))" office:value-type="float" office:value="128">
            <text:p>128</text:p>
          </table:table-cell>
          <table:table-cell table:formula="of:=HEX2DEC(MID([.C8];4;2))" office:value-type="float" office:value="128">
            <text:p>128</text:p>
          </table:table-cell>
          <table:table-cell table:formula="of:=HEX2DEC(MID([.C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"/>
          <table:table-cell table:style-name="ce123" office:value-type="string">
            <text:p>Gray</text:p>
          </table:table-cell>
          <table:table-cell office:value-type="string">
            <text:p>#808080</text:p>
          </table:table-cell>
          <table:table-cell table:formula="of:=HEX2DEC(MID([.C9];2;2))" office:value-type="float" office:value="128">
            <text:p>128</text:p>
          </table:table-cell>
          <table:table-cell table:formula="of:=HEX2DEC(MID([.C9];4;2))" office:value-type="float" office:value="128">
            <text:p>128</text:p>
          </table:table-cell>
          <table:table-cell table:formula="of:=HEX2DEC(MID([.C9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10"/>
          <table:table-cell table:style-name="ce124" office:value-type="string">
            <text:p>Light Gray</text:p>
          </table:table-cell>
          <table:table-cell office:value-type="string">
            <text:p>#C0C0C0</text:p>
          </table:table-cell>
          <table:table-cell table:formula="of:=HEX2DEC(MID([.C10];2;2))" office:value-type="float" office:value="192">
            <text:p>192</text:p>
          </table:table-cell>
          <table:table-cell table:formula="of:=HEX2DEC(MID([.C10];4;2))" office:value-type="float" office:value="192">
            <text:p>192</text:p>
          </table:table-cell>
          <table:table-cell table:formula="of:=HEX2DEC(MID([.C10];6;2))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125" office:value-type="string">
            <text:p>Light Blue</text:p>
          </table:table-cell>
          <table:table-cell office:value-type="string">
            <text:p>#0000FF</text:p>
          </table:table-cell>
          <table:table-cell table:formula="of:=HEX2DEC(MID([.C11];2;2))" office:value-type="float" office:value="0">
            <text:p>0</text:p>
          </table:table-cell>
          <table:table-cell table:formula="of:=HEX2DEC(MID([.C11];4;2))" office:value-type="float" office:value="0">
            <text:p>0</text:p>
          </table:table-cell>
          <table:table-cell table:formula="of:=HEX2DEC(MID([.C11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2"/>
          <table:table-cell table:style-name="ce126" office:value-type="string">
            <text:p>Light Green</text:p>
          </table:table-cell>
          <table:table-cell office:value-type="string">
            <text:p>#00FF00</text:p>
          </table:table-cell>
          <table:table-cell table:formula="of:=HEX2DEC(MID([.C12];2;2))" office:value-type="float" office:value="0">
            <text:p>0</text:p>
          </table:table-cell>
          <table:table-cell table:formula="of:=HEX2DEC(MID([.C12];4;2))" office:value-type="float" office:value="255">
            <text:p>255</text:p>
          </table:table-cell>
          <table:table-cell table:formula="of:=HEX2DEC(MID([.C1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27" office:value-type="string">
            <text:p>Light Turquoise</text:p>
          </table:table-cell>
          <table:table-cell office:value-type="string">
            <text:p>#00FFFF</text:p>
          </table:table-cell>
          <table:table-cell table:formula="of:=HEX2DEC(MID([.C13];2;2))" office:value-type="float" office:value="0">
            <text:p>0</text:p>
          </table:table-cell>
          <table:table-cell table:formula="of:=HEX2DEC(MID([.C13];4;2))" office:value-type="float" office:value="255">
            <text:p>255</text:p>
          </table:table-cell>
          <table:table-cell table:formula="of:=HEX2DEC(MID([.C13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4"/>
          <table:table-cell table:style-name="ce128" office:value-type="string">
            <text:p>Light Red</text:p>
          </table:table-cell>
          <table:table-cell office:value-type="string">
            <text:p>#FF0000</text:p>
          </table:table-cell>
          <table:table-cell table:formula="of:=HEX2DEC(MID([.C14];2;2))" office:value-type="float" office:value="255">
            <text:p>255</text:p>
          </table:table-cell>
          <table:table-cell table:formula="of:=HEX2DEC(MID([.C14];4;2))" office:value-type="float" office:value="0">
            <text:p>0</text:p>
          </table:table-cell>
          <table:table-cell table:formula="of:=HEX2DEC(MID([.C1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29" office:value-type="string">
            <text:p>Light Magenta</text:p>
          </table:table-cell>
          <table:table-cell office:value-type="string">
            <text:p>#FF00FF</text:p>
          </table:table-cell>
          <table:table-cell table:formula="of:=HEX2DEC(MID([.C15];2;2))" office:value-type="float" office:value="255">
            <text:p>255</text:p>
          </table:table-cell>
          <table:table-cell table:formula="of:=HEX2DEC(MID([.C15];4;2))" office:value-type="float" office:value="0">
            <text:p>0</text:p>
          </table:table-cell>
          <table:table-cell table:formula="of:=HEX2DEC(MID([.C1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6"/>
          <table:table-cell table:style-name="ce130" office:value-type="string">
            <text:p>Yellow</text:p>
          </table:table-cell>
          <table:table-cell office:value-type="string">
            <text:p>#FFFF00</text:p>
          </table:table-cell>
          <table:table-cell table:formula="of:=HEX2DEC(MID([.C16];2;2))" office:value-type="float" office:value="255">
            <text:p>255</text:p>
          </table:table-cell>
          <table:table-cell table:formula="of:=HEX2DEC(MID([.C16];4;2))" office:value-type="float" office:value="255">
            <text:p>255</text:p>
          </table:table-cell>
          <table:table-cell table:formula="of:=HEX2DEC(MID([.C1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>
            <text:p>White</text:p>
          </table:table-cell>
          <table:table-cell office:value-type="string">
            <text:p>#FFFFFF</text:p>
          </table:table-cell>
          <table:table-cell table:formula="of:=HEX2DEC(MID([.C17];2;2))" office:value-type="float" office:value="255">
            <text:p>255</text:p>
          </table:table-cell>
          <table:table-cell table:formula="of:=HEX2DEC(MID([.C17];4;2))" office:value-type="float" office:value="255">
            <text:p>255</text:p>
          </table:table-cell>
          <table:table-cell table:formula="of:=HEX2DEC(MID([.C1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31" office:value-type="string">
            <text:p>80% Gray</text:p>
          </table:table-cell>
          <table:table-cell office:value-type="string">
            <text:p>#333333</text:p>
          </table:table-cell>
          <table:table-cell table:formula="of:=HEX2DEC(MID([.C18];2;2))" office:value-type="float" office:value="51">
            <text:p>51</text:p>
          </table:table-cell>
          <table:table-cell table:formula="of:=HEX2DEC(MID([.C18];4;2))" office:value-type="float" office:value="51">
            <text:p>51</text:p>
          </table:table-cell>
          <table:table-cell table:formula="of:=HEX2DEC(MID([.C1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18"/>
          <table:table-cell table:style-name="ce132" office:value-type="string">
            <text:p>70% Gray</text:p>
          </table:table-cell>
          <table:table-cell office:value-type="string">
            <text:p>#4C4C4C</text:p>
          </table:table-cell>
          <table:table-cell table:formula="of:=HEX2DEC(MID([.C19];2;2))" office:value-type="float" office:value="76">
            <text:p>76</text:p>
          </table:table-cell>
          <table:table-cell table:formula="of:=HEX2DEC(MID([.C19];4;2))" office:value-type="float" office:value="76">
            <text:p>76</text:p>
          </table:table-cell>
          <table:table-cell table:formula="of:=HEX2DEC(MID([.C1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33" office:value-type="string">
            <text:p>60% Gray</text:p>
          </table:table-cell>
          <table:table-cell office:value-type="string">
            <text:p>#666666</text:p>
          </table:table-cell>
          <table:table-cell table:formula="of:=HEX2DEC(MID([.C20];2;2))" office:value-type="float" office:value="102">
            <text:p>102</text:p>
          </table:table-cell>
          <table:table-cell table:formula="of:=HEX2DEC(MID([.C20];4;2))" office:value-type="float" office:value="102">
            <text:p>102</text:p>
          </table:table-cell>
          <table:table-cell table:formula="of:=HEX2DEC(MID([.C2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134" office:value-type="string">
            <text:p>40% Gray</text:p>
          </table:table-cell>
          <table:table-cell office:value-type="string">
            <text:p>#999999</text:p>
          </table:table-cell>
          <table:table-cell table:formula="of:=HEX2DEC(MID([.C21];2;2))" office:value-type="float" office:value="153">
            <text:p>153</text:p>
          </table:table-cell>
          <table:table-cell table:formula="of:=HEX2DEC(MID([.C21];4;2))" office:value-type="float" office:value="153">
            <text:p>153</text:p>
          </table:table-cell>
          <table:table-cell table:formula="of:=HEX2DEC(MID([.C2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35" office:value-type="string">
            <text:p>30% Gray</text:p>
          </table:table-cell>
          <table:table-cell office:value-type="string">
            <text:p>#B3B3B3</text:p>
          </table:table-cell>
          <table:table-cell table:formula="of:=HEX2DEC(MID([.C22];2;2))" office:value-type="float" office:value="179">
            <text:p>179</text:p>
          </table:table-cell>
          <table:table-cell table:formula="of:=HEX2DEC(MID([.C22];4;2))" office:value-type="float" office:value="179">
            <text:p>179</text:p>
          </table:table-cell>
          <table:table-cell table:formula="of:=HEX2DEC(MID([.C22];6;2))" office:value-type="float" office:value="179">
            <text:p>179</text:p>
          </table:table-cell>
          <table:table-cell table:number-columns-repeated="1018"/>
        </table:table-row>
        <table:table-row table:style-name="ro1">
          <table:table-cell table:style-name="ce22"/>
          <table:table-cell table:style-name="ce136" office:value-type="string">
            <text:p>20% Gray</text:p>
          </table:table-cell>
          <table:table-cell office:value-type="string">
            <text:p>#CCCCCC</text:p>
          </table:table-cell>
          <table:table-cell table:formula="of:=HEX2DEC(MID([.C23];2;2))" office:value-type="float" office:value="204">
            <text:p>204</text:p>
          </table:table-cell>
          <table:table-cell table:formula="of:=HEX2DEC(MID([.C23];4;2))" office:value-type="float" office:value="204">
            <text:p>204</text:p>
          </table:table-cell>
          <table:table-cell table:formula="of:=HEX2DEC(MID([.C23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23"/>
          <table:table-cell table:style-name="ce137" office:value-type="string">
            <text:p>10% Gray</text:p>
          </table:table-cell>
          <table:table-cell office:value-type="string">
            <text:p>#E6E6E6</text:p>
          </table:table-cell>
          <table:table-cell table:formula="of:=HEX2DEC(MID([.C24];2;2))" office:value-type="float" office:value="230">
            <text:p>230</text:p>
          </table:table-cell>
          <table:table-cell table:formula="of:=HEX2DEC(MID([.C24];4;2))" office:value-type="float" office:value="230">
            <text:p>230</text:p>
          </table:table-cell>
          <table:table-cell table:formula="of:=HEX2DEC(MID([.C24];6;2))" office:value-type="float" office:value="230">
            <text:p>230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38" office:value-type="string">
            <text:p>Blue Gray</text:p>
          </table:table-cell>
          <table:table-cell office:value-type="string">
            <text:p>#E6E6FF</text:p>
          </table:table-cell>
          <table:table-cell table:formula="of:=HEX2DEC(MID([.C25];2;2))" office:value-type="float" office:value="230">
            <text:p>230</text:p>
          </table:table-cell>
          <table:table-cell table:formula="of:=HEX2DEC(MID([.C25];4;2))" office:value-type="float" office:value="230">
            <text:p>230</text:p>
          </table:table-cell>
          <table:table-cell table:formula="of:=HEX2DEC(MID([.C2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25"/>
          <table:table-cell table:style-name="ce139" office:value-type="string">
            <text:p>Red 1</text:p>
          </table:table-cell>
          <table:table-cell office:value-type="string">
            <text:p>#FF3366</text:p>
          </table:table-cell>
          <table:table-cell table:formula="of:=HEX2DEC(MID([.C26];2;2))" office:value-type="float" office:value="255">
            <text:p>255</text:p>
          </table:table-cell>
          <table:table-cell table:formula="of:=HEX2DEC(MID([.C26];4;2))" office:value-type="float" office:value="51">
            <text:p>51</text:p>
          </table:table-cell>
          <table:table-cell table:formula="of:=HEX2DEC(MID([.C2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140" office:value-type="string">
            <text:p>Red 2</text:p>
          </table:table-cell>
          <table:table-cell office:value-type="string">
            <text:p>#DC2300</text:p>
          </table:table-cell>
          <table:table-cell table:formula="of:=HEX2DEC(MID([.C27];2;2))" office:value-type="float" office:value="220">
            <text:p>220</text:p>
          </table:table-cell>
          <table:table-cell table:formula="of:=HEX2DEC(MID([.C27];4;2))" office:value-type="float" office:value="35">
            <text:p>35</text:p>
          </table:table-cell>
          <table:table-cell table:formula="of:=HEX2DEC(MID([.C27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7"/>
          <table:table-cell table:style-name="ce141" office:value-type="string">
            <text:p>Red 3</text:p>
          </table:table-cell>
          <table:table-cell office:value-type="string">
            <text:p>#B84700</text:p>
          </table:table-cell>
          <table:table-cell table:formula="of:=HEX2DEC(MID([.C28];2;2))" office:value-type="float" office:value="184">
            <text:p>184</text:p>
          </table:table-cell>
          <table:table-cell table:formula="of:=HEX2DEC(MID([.C28];4;2))" office:value-type="float" office:value="71">
            <text:p>71</text:p>
          </table:table-cell>
          <table:table-cell table:formula="of:=HEX2DEC(MID([.C2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28"/>
          <table:table-cell table:style-name="ce142" office:value-type="string">
            <text:p>Red 4</text:p>
          </table:table-cell>
          <table:table-cell office:value-type="string">
            <text:p>#FF3333</text:p>
          </table:table-cell>
          <table:table-cell table:formula="of:=HEX2DEC(MID([.C29];2;2))" office:value-type="float" office:value="255">
            <text:p>255</text:p>
          </table:table-cell>
          <table:table-cell table:formula="of:=HEX2DEC(MID([.C29];4;2))" office:value-type="float" office:value="51">
            <text:p>51</text:p>
          </table:table-cell>
          <table:table-cell table:formula="of:=HEX2DEC(MID([.C2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29"/>
          <table:table-cell table:style-name="ce143" office:value-type="string">
            <text:p>Red 5</text:p>
          </table:table-cell>
          <table:table-cell office:value-type="string">
            <text:p>#EB613D</text:p>
          </table:table-cell>
          <table:table-cell table:formula="of:=HEX2DEC(MID([.C30];2;2))" office:value-type="float" office:value="235">
            <text:p>235</text:p>
          </table:table-cell>
          <table:table-cell table:formula="of:=HEX2DEC(MID([.C30];4;2))" office:value-type="float" office:value="97">
            <text:p>97</text:p>
          </table:table-cell>
          <table:table-cell table:formula="of:=HEX2DEC(MID([.C30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144" office:value-type="string">
            <text:p>Red 6</text:p>
          </table:table-cell>
          <table:table-cell office:value-type="string">
            <text:p>#B84747</text:p>
          </table:table-cell>
          <table:table-cell table:formula="of:=HEX2DEC(MID([.C31];2;2))" office:value-type="float" office:value="184">
            <text:p>184</text:p>
          </table:table-cell>
          <table:table-cell table:formula="of:=HEX2DEC(MID([.C31];4;2))" office:value-type="float" office:value="71">
            <text:p>71</text:p>
          </table:table-cell>
          <table:table-cell table:formula="of:=HEX2DEC(MID([.C31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1"/>
          <table:table-cell table:style-name="ce145" office:value-type="string">
            <text:p>Red 7</text:p>
          </table:table-cell>
          <table:table-cell office:value-type="string">
            <text:p>#B80047</text:p>
          </table:table-cell>
          <table:table-cell table:formula="of:=HEX2DEC(MID([.C32];2;2))" office:value-type="float" office:value="184">
            <text:p>184</text:p>
          </table:table-cell>
          <table:table-cell table:formula="of:=HEX2DEC(MID([.C32];4;2))" office:value-type="float" office:value="0">
            <text:p>0</text:p>
          </table:table-cell>
          <table:table-cell table:formula="of:=HEX2DEC(MID([.C32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32"/>
          <table:table-cell table:style-name="ce146" office:value-type="string">
            <text:p>Red 8</text:p>
          </table:table-cell>
          <table:table-cell office:value-type="string">
            <text:p>#99284C</text:p>
          </table:table-cell>
          <table:table-cell table:formula="of:=HEX2DEC(MID([.C33];2;2))" office:value-type="float" office:value="153">
            <text:p>153</text:p>
          </table:table-cell>
          <table:table-cell table:formula="of:=HEX2DEC(MID([.C33];4;2))" office:value-type="float" office:value="40">
            <text:p>40</text:p>
          </table:table-cell>
          <table:table-cell table:formula="of:=HEX2DEC(MID([.C33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33"/>
          <table:table-cell table:style-name="ce147" office:value-type="string">
            <text:p>Magenta 1</text:p>
          </table:table-cell>
          <table:table-cell office:value-type="string">
            <text:p>#94006B</text:p>
          </table:table-cell>
          <table:table-cell table:formula="of:=HEX2DEC(MID([.C34];2;2))" office:value-type="float" office:value="148">
            <text:p>148</text:p>
          </table:table-cell>
          <table:table-cell table:formula="of:=HEX2DEC(MID([.C34];4;2))" office:value-type="float" office:value="0">
            <text:p>0</text:p>
          </table:table-cell>
          <table:table-cell table:formula="of:=HEX2DEC(MID([.C34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4"/>
          <table:table-cell table:style-name="ce148" office:value-type="string">
            <text:p>Magenta 2</text:p>
          </table:table-cell>
          <table:table-cell office:value-type="string">
            <text:p>#94476B</text:p>
          </table:table-cell>
          <table:table-cell table:formula="of:=HEX2DEC(MID([.C35];2;2))" office:value-type="float" office:value="148">
            <text:p>148</text:p>
          </table:table-cell>
          <table:table-cell table:formula="of:=HEX2DEC(MID([.C35];4;2))" office:value-type="float" office:value="71">
            <text:p>71</text:p>
          </table:table-cell>
          <table:table-cell table:formula="of:=HEX2DEC(MID([.C35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35"/>
          <table:table-cell table:style-name="ce149" office:value-type="string">
            <text:p>Magenta 3</text:p>
          </table:table-cell>
          <table:table-cell office:value-type="string">
            <text:p>#944794</text:p>
          </table:table-cell>
          <table:table-cell table:formula="of:=HEX2DEC(MID([.C36];2;2))" office:value-type="float" office:value="148">
            <text:p>148</text:p>
          </table:table-cell>
          <table:table-cell table:formula="of:=HEX2DEC(MID([.C36];4;2))" office:value-type="float" office:value="71">
            <text:p>71</text:p>
          </table:table-cell>
          <table:table-cell table:formula="of:=HEX2DEC(MID([.C36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6"/>
          <table:table-cell table:style-name="ce150" office:value-type="string">
            <text:p>Magenta 4</text:p>
          </table:table-cell>
          <table:table-cell office:value-type="string">
            <text:p>#9966CC</text:p>
          </table:table-cell>
          <table:table-cell table:formula="of:=HEX2DEC(MID([.C37];2;2))" office:value-type="float" office:value="153">
            <text:p>153</text:p>
          </table:table-cell>
          <table:table-cell table:formula="of:=HEX2DEC(MID([.C37];4;2))" office:value-type="float" office:value="102">
            <text:p>102</text:p>
          </table:table-cell>
          <table:table-cell table:formula="of:=HEX2DEC(MID([.C37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37"/>
          <table:table-cell table:style-name="ce151" office:value-type="string">
            <text:p>Magenta 5</text:p>
          </table:table-cell>
          <table:table-cell office:value-type="string">
            <text:p>#6B4794</text:p>
          </table:table-cell>
          <table:table-cell table:formula="of:=HEX2DEC(MID([.C38];2;2))" office:value-type="float" office:value="107">
            <text:p>107</text:p>
          </table:table-cell>
          <table:table-cell table:formula="of:=HEX2DEC(MID([.C38];4;2))" office:value-type="float" office:value="71">
            <text:p>71</text:p>
          </table:table-cell>
          <table:table-cell table:formula="of:=HEX2DEC(MID([.C38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8"/>
          <table:table-cell table:style-name="ce152" office:value-type="string">
            <text:p>Magenta 6</text:p>
          </table:table-cell>
          <table:table-cell office:value-type="string">
            <text:p>#6B2394</text:p>
          </table:table-cell>
          <table:table-cell table:formula="of:=HEX2DEC(MID([.C39];2;2))" office:value-type="float" office:value="107">
            <text:p>107</text:p>
          </table:table-cell>
          <table:table-cell table:formula="of:=HEX2DEC(MID([.C39];4;2))" office:value-type="float" office:value="35">
            <text:p>35</text:p>
          </table:table-cell>
          <table:table-cell table:formula="of:=HEX2DEC(MID([.C39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39"/>
          <table:table-cell table:style-name="ce153" office:value-type="string">
            <text:p>Magenta 7</text:p>
          </table:table-cell>
          <table:table-cell office:value-type="string">
            <text:p>#6B0094</text:p>
          </table:table-cell>
          <table:table-cell table:formula="of:=HEX2DEC(MID([.C40];2;2))" office:value-type="float" office:value="107">
            <text:p>107</text:p>
          </table:table-cell>
          <table:table-cell table:formula="of:=HEX2DEC(MID([.C40];4;2))" office:value-type="float" office:value="0">
            <text:p>0</text:p>
          </table:table-cell>
          <table:table-cell table:formula="of:=HEX2DEC(MID([.C40];6;2))" office:value-type="float" office:value="148">
            <text:p>148</text:p>
          </table:table-cell>
          <table:table-cell table:number-columns-repeated="1018"/>
        </table:table-row>
        <table:table-row table:style-name="ro1">
          <table:table-cell table:style-name="ce40"/>
          <table:table-cell table:style-name="ce154" office:value-type="string">
            <text:p>Magenta 8</text:p>
          </table:table-cell>
          <table:table-cell office:value-type="string">
            <text:p>#5E11A6</text:p>
          </table:table-cell>
          <table:table-cell table:formula="of:=HEX2DEC(MID([.C41];2;2))" office:value-type="float" office:value="94">
            <text:p>94</text:p>
          </table:table-cell>
          <table:table-cell table:formula="of:=HEX2DEC(MID([.C41];4;2))" office:value-type="float" office:value="17">
            <text:p>17</text:p>
          </table:table-cell>
          <table:table-cell table:formula="of:=HEX2DEC(MID([.C41];6;2))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table:style-name="ce41"/>
          <table:table-cell table:style-name="ce155" office:value-type="string">
            <text:p>Blue 1</text:p>
          </table:table-cell>
          <table:table-cell office:value-type="string">
            <text:p>#280099</text:p>
          </table:table-cell>
          <table:table-cell table:formula="of:=HEX2DEC(MID([.C42];2;2))" office:value-type="float" office:value="40">
            <text:p>40</text:p>
          </table:table-cell>
          <table:table-cell table:formula="of:=HEX2DEC(MID([.C42];4;2))" office:value-type="float" office:value="0">
            <text:p>0</text:p>
          </table:table-cell>
          <table:table-cell table:formula="of:=HEX2DEC(MID([.C42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42"/>
          <table:table-cell table:style-name="ce156" office:value-type="string">
            <text:p>Blue 2</text:p>
          </table:table-cell>
          <table:table-cell office:value-type="string">
            <text:p>#4700B8</text:p>
          </table:table-cell>
          <table:table-cell table:formula="of:=HEX2DEC(MID([.C43];2;2))" office:value-type="float" office:value="71">
            <text:p>71</text:p>
          </table:table-cell>
          <table:table-cell table:formula="of:=HEX2DEC(MID([.C43];4;2))" office:value-type="float" office:value="0">
            <text:p>0</text:p>
          </table:table-cell>
          <table:table-cell table:formula="of:=HEX2DEC(MID([.C4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43"/>
          <table:table-cell table:style-name="ce157" office:value-type="string">
            <text:p>Blue 3</text:p>
          </table:table-cell>
          <table:table-cell office:value-type="string">
            <text:p>#2300DC</text:p>
          </table:table-cell>
          <table:table-cell table:formula="of:=HEX2DEC(MID([.C44];2;2))" office:value-type="float" office:value="35">
            <text:p>35</text:p>
          </table:table-cell>
          <table:table-cell table:formula="of:=HEX2DEC(MID([.C44];4;2))" office:value-type="float" office:value="0">
            <text:p>0</text:p>
          </table:table-cell>
          <table:table-cell table:formula="of:=HEX2DEC(MID([.C44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4"/>
          <table:table-cell table:style-name="ce158" office:value-type="string">
            <text:p>Blue 4</text:p>
          </table:table-cell>
          <table:table-cell office:value-type="string">
            <text:p>#2323DC</text:p>
          </table:table-cell>
          <table:table-cell table:formula="of:=HEX2DEC(MID([.C45];2;2))" office:value-type="float" office:value="35">
            <text:p>35</text:p>
          </table:table-cell>
          <table:table-cell table:formula="of:=HEX2DEC(MID([.C45];4;2))" office:value-type="float" office:value="35">
            <text:p>35</text:p>
          </table:table-cell>
          <table:table-cell table:formula="of:=HEX2DEC(MID([.C45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45"/>
          <table:table-cell table:style-name="ce159" office:value-type="string">
            <text:p>Blue 5</text:p>
          </table:table-cell>
          <table:table-cell office:value-type="string">
            <text:p>#0047FF</text:p>
          </table:table-cell>
          <table:table-cell table:formula="of:=HEX2DEC(MID([.C46];2;2))" office:value-type="float" office:value="0">
            <text:p>0</text:p>
          </table:table-cell>
          <table:table-cell table:formula="of:=HEX2DEC(MID([.C46];4;2))" office:value-type="float" office:value="71">
            <text:p>71</text:p>
          </table:table-cell>
          <table:table-cell table:formula="of:=HEX2DEC(MID([.C46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6"/>
          <table:table-cell table:style-name="ce160" office:value-type="string">
            <text:p>Blue 6</text:p>
          </table:table-cell>
          <table:table-cell office:value-type="string">
            <text:p>#0099FF</text:p>
          </table:table-cell>
          <table:table-cell table:formula="of:=HEX2DEC(MID([.C47];2;2))" office:value-type="float" office:value="0">
            <text:p>0</text:p>
          </table:table-cell>
          <table:table-cell table:formula="of:=HEX2DEC(MID([.C47];4;2))" office:value-type="float" office:value="153">
            <text:p>153</text:p>
          </table:table-cell>
          <table:table-cell table:formula="of:=HEX2DEC(MID([.C47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7"/>
          <table:table-cell table:style-name="ce161" office:value-type="string">
            <text:p>Blue 7</text:p>
          </table:table-cell>
          <table:table-cell office:value-type="string">
            <text:p>#00B8FF</text:p>
          </table:table-cell>
          <table:table-cell table:formula="of:=HEX2DEC(MID([.C48];2;2))" office:value-type="float" office:value="0">
            <text:p>0</text:p>
          </table:table-cell>
          <table:table-cell table:formula="of:=HEX2DEC(MID([.C48];4;2))" office:value-type="float" office:value="184">
            <text:p>184</text:p>
          </table:table-cell>
          <table:table-cell table:formula="of:=HEX2DEC(MID([.C48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8"/>
          <table:table-cell table:style-name="ce162" office:value-type="string">
            <text:p>Blue 8</text:p>
          </table:table-cell>
          <table:table-cell office:value-type="string">
            <text:p>#99CCFF</text:p>
          </table:table-cell>
          <table:table-cell table:formula="of:=HEX2DEC(MID([.C49];2;2))" office:value-type="float" office:value="153">
            <text:p>153</text:p>
          </table:table-cell>
          <table:table-cell table:formula="of:=HEX2DEC(MID([.C49];4;2))" office:value-type="float" office:value="204">
            <text:p>204</text:p>
          </table:table-cell>
          <table:table-cell table:formula="of:=HEX2DEC(MID([.C49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49"/>
          <table:table-cell table:style-name="ce163" office:value-type="string">
            <text:p>Turquoise 1</text:p>
          </table:table-cell>
          <table:table-cell office:value-type="string">
            <text:p>#00DCFF</text:p>
          </table:table-cell>
          <table:table-cell table:formula="of:=HEX2DEC(MID([.C50];2;2))" office:value-type="float" office:value="0">
            <text:p>0</text:p>
          </table:table-cell>
          <table:table-cell table:formula="of:=HEX2DEC(MID([.C50];4;2))" office:value-type="float" office:value="220">
            <text:p>220</text:p>
          </table:table-cell>
          <table:table-cell table:formula="of:=HEX2DEC(MID([.C50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50"/>
          <table:table-cell table:style-name="ce164" office:value-type="string">
            <text:p>Turquoise 2</text:p>
          </table:table-cell>
          <table:table-cell office:value-type="string">
            <text:p>#00CCCC</text:p>
          </table:table-cell>
          <table:table-cell table:formula="of:=HEX2DEC(MID([.C51];2;2))" office:value-type="float" office:value="0">
            <text:p>0</text:p>
          </table:table-cell>
          <table:table-cell table:formula="of:=HEX2DEC(MID([.C51];4;2))" office:value-type="float" office:value="204">
            <text:p>204</text:p>
          </table:table-cell>
          <table:table-cell table:formula="of:=HEX2DEC(MID([.C51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51"/>
          <table:table-cell table:style-name="ce165" office:value-type="string">
            <text:p>Turquoise 3</text:p>
          </table:table-cell>
          <table:table-cell office:value-type="string">
            <text:p>#23B8DC</text:p>
          </table:table-cell>
          <table:table-cell table:formula="of:=HEX2DEC(MID([.C52];2;2))" office:value-type="float" office:value="35">
            <text:p>35</text:p>
          </table:table-cell>
          <table:table-cell table:formula="of:=HEX2DEC(MID([.C52];4;2))" office:value-type="float" office:value="184">
            <text:p>184</text:p>
          </table:table-cell>
          <table:table-cell table:formula="of:=HEX2DEC(MID([.C52];6;2))" office:value-type="float" office:value="220">
            <text:p>220</text:p>
          </table:table-cell>
          <table:table-cell table:number-columns-repeated="1018"/>
        </table:table-row>
        <table:table-row table:style-name="ro1">
          <table:table-cell table:style-name="ce52"/>
          <table:table-cell table:style-name="ce166" office:value-type="string">
            <text:p>Turquoise 4</text:p>
          </table:table-cell>
          <table:table-cell office:value-type="string">
            <text:p>#47B8B8</text:p>
          </table:table-cell>
          <table:table-cell table:formula="of:=HEX2DEC(MID([.C53];2;2))" office:value-type="float" office:value="71">
            <text:p>71</text:p>
          </table:table-cell>
          <table:table-cell table:formula="of:=HEX2DEC(MID([.C53];4;2))" office:value-type="float" office:value="184">
            <text:p>184</text:p>
          </table:table-cell>
          <table:table-cell table:formula="of:=HEX2DEC(MID([.C53];6;2))" office:value-type="float" office:value="184">
            <text:p>184</text:p>
          </table:table-cell>
          <table:table-cell table:number-columns-repeated="1018"/>
        </table:table-row>
        <table:table-row table:style-name="ro1">
          <table:table-cell table:style-name="ce53"/>
          <table:table-cell table:style-name="ce167" office:value-type="string">
            <text:p>Turquoise 5</text:p>
          </table:table-cell>
          <table:table-cell office:value-type="string">
            <text:p>#33A3A3</text:p>
          </table:table-cell>
          <table:table-cell table:formula="of:=HEX2DEC(MID([.C54];2;2))" office:value-type="float" office:value="51">
            <text:p>51</text:p>
          </table:table-cell>
          <table:table-cell table:formula="of:=HEX2DEC(MID([.C54];4;2))" office:value-type="float" office:value="163">
            <text:p>163</text:p>
          </table:table-cell>
          <table:table-cell table:formula="of:=HEX2DEC(MID([.C54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54"/>
          <table:table-cell table:style-name="ce168" office:value-type="string">
            <text:p>Turquoise 6</text:p>
          </table:table-cell>
          <table:table-cell office:value-type="string">
            <text:p>#198A8A</text:p>
          </table:table-cell>
          <table:table-cell table:formula="of:=HEX2DEC(MID([.C55];2;2))" office:value-type="float" office:value="25">
            <text:p>25</text:p>
          </table:table-cell>
          <table:table-cell table:formula="of:=HEX2DEC(MID([.C55];4;2))" office:value-type="float" office:value="138">
            <text:p>138</text:p>
          </table:table-cell>
          <table:table-cell table:formula="of:=HEX2DEC(MID([.C55];6;2))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table:style-name="ce55"/>
          <table:table-cell table:style-name="ce169" office:value-type="string">
            <text:p>Turquoise 7</text:p>
          </table:table-cell>
          <table:table-cell office:value-type="string">
            <text:p>#006B6B</text:p>
          </table:table-cell>
          <table:table-cell table:formula="of:=HEX2DEC(MID([.C56];2;2))" office:value-type="float" office:value="0">
            <text:p>0</text:p>
          </table:table-cell>
          <table:table-cell table:formula="of:=HEX2DEC(MID([.C56];4;2))" office:value-type="float" office:value="107">
            <text:p>107</text:p>
          </table:table-cell>
          <table:table-cell table:formula="of:=HEX2DEC(MID([.C56];6;2))" office:value-type="float" office:value="107">
            <text:p>107</text:p>
          </table:table-cell>
          <table:table-cell table:number-columns-repeated="1018"/>
        </table:table-row>
        <table:table-row table:style-name="ro1">
          <table:table-cell table:style-name="ce56"/>
          <table:table-cell table:style-name="ce170" office:value-type="string">
            <text:p>Turquoise 8</text:p>
          </table:table-cell>
          <table:table-cell office:value-type="string">
            <text:p>#004A4A</text:p>
          </table:table-cell>
          <table:table-cell table:formula="of:=HEX2DEC(MID([.C57];2;2))" office:value-type="float" office:value="0">
            <text:p>0</text:p>
          </table:table-cell>
          <table:table-cell table:formula="of:=HEX2DEC(MID([.C57];4;2))" office:value-type="float" office:value="74">
            <text:p>74</text:p>
          </table:table-cell>
          <table:table-cell table:formula="of:=HEX2DEC(MID([.C57];6;2))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style-name="ce57"/>
          <table:table-cell table:style-name="ce171" office:value-type="string">
            <text:p>Green 1</text:p>
          </table:table-cell>
          <table:table-cell office:value-type="string">
            <text:p>#355E00</text:p>
          </table:table-cell>
          <table:table-cell table:formula="of:=HEX2DEC(MID([.C58];2;2))" office:value-type="float" office:value="53">
            <text:p>53</text:p>
          </table:table-cell>
          <table:table-cell table:formula="of:=HEX2DEC(MID([.C58];4;2))" office:value-type="float" office:value="94">
            <text:p>94</text:p>
          </table:table-cell>
          <table:table-cell table:formula="of:=HEX2DEC(MID([.C58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58"/>
          <table:table-cell table:style-name="ce172" office:value-type="string">
            <text:p>Green 2</text:p>
          </table:table-cell>
          <table:table-cell office:value-type="string">
            <text:p>#5C8526</text:p>
          </table:table-cell>
          <table:table-cell table:formula="of:=HEX2DEC(MID([.C59];2;2))" office:value-type="float" office:value="92">
            <text:p>92</text:p>
          </table:table-cell>
          <table:table-cell table:formula="of:=HEX2DEC(MID([.C59];4;2))" office:value-type="float" office:value="133">
            <text:p>133</text:p>
          </table:table-cell>
          <table:table-cell table:formula="of:=HEX2DEC(MID([.C59];6;2))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table:style-name="ce59"/>
          <table:table-cell table:style-name="ce173" office:value-type="string">
            <text:p>Green 3</text:p>
          </table:table-cell>
          <table:table-cell office:value-type="string">
            <text:p>#7DA647</text:p>
          </table:table-cell>
          <table:table-cell table:formula="of:=HEX2DEC(MID([.C60];2;2))" office:value-type="float" office:value="125">
            <text:p>125</text:p>
          </table:table-cell>
          <table:table-cell table:formula="of:=HEX2DEC(MID([.C60];4;2))" office:value-type="float" office:value="166">
            <text:p>166</text:p>
          </table:table-cell>
          <table:table-cell table:formula="of:=HEX2DEC(MID([.C60];6;2))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table:style-name="ce60"/>
          <table:table-cell table:style-name="ce174" office:value-type="string">
            <text:p>Green 4</text:p>
          </table:table-cell>
          <table:table-cell office:value-type="string">
            <text:p>#94BD5E</text:p>
          </table:table-cell>
          <table:table-cell table:formula="of:=HEX2DEC(MID([.C61];2;2))" office:value-type="float" office:value="148">
            <text:p>148</text:p>
          </table:table-cell>
          <table:table-cell table:formula="of:=HEX2DEC(MID([.C61];4;2))" office:value-type="float" office:value="189">
            <text:p>189</text:p>
          </table:table-cell>
          <table:table-cell table:formula="of:=HEX2DEC(MID([.C61];6;2))" office:value-type="float" office:value="94">
            <text:p>94</text:p>
          </table:table-cell>
          <table:table-cell table:number-columns-repeated="1018"/>
        </table:table-row>
        <table:table-row table:style-name="ro1">
          <table:table-cell table:style-name="ce61"/>
          <table:table-cell table:style-name="ce175" office:value-type="string">
            <text:p>Green 5</text:p>
          </table:table-cell>
          <table:table-cell office:value-type="string">
            <text:p>#00AE00</text:p>
          </table:table-cell>
          <table:table-cell table:formula="of:=HEX2DEC(MID([.C62];2;2))" office:value-type="float" office:value="0">
            <text:p>0</text:p>
          </table:table-cell>
          <table:table-cell table:formula="of:=HEX2DEC(MID([.C62];4;2))" office:value-type="float" office:value="174">
            <text:p>174</text:p>
          </table:table-cell>
          <table:table-cell table:formula="of:=HEX2DEC(MID([.C62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2"/>
          <table:table-cell table:style-name="ce176" office:value-type="string">
            <text:p>Green 6</text:p>
          </table:table-cell>
          <table:table-cell office:value-type="string">
            <text:p>#33CC66</text:p>
          </table:table-cell>
          <table:table-cell table:formula="of:=HEX2DEC(MID([.C63];2;2))" office:value-type="float" office:value="51">
            <text:p>51</text:p>
          </table:table-cell>
          <table:table-cell table:formula="of:=HEX2DEC(MID([.C63];4;2))" office:value-type="float" office:value="204">
            <text:p>204</text:p>
          </table:table-cell>
          <table:table-cell table:formula="of:=HEX2DEC(MID([.C6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177" office:value-type="string">
            <text:p>Green 7</text:p>
          </table:table-cell>
          <table:table-cell office:value-type="string">
            <text:p>#3DEB3D</text:p>
          </table:table-cell>
          <table:table-cell table:formula="of:=HEX2DEC(MID([.C64];2;2))" office:value-type="float" office:value="61">
            <text:p>61</text:p>
          </table:table-cell>
          <table:table-cell table:formula="of:=HEX2DEC(MID([.C64];4;2))" office:value-type="float" office:value="235">
            <text:p>235</text:p>
          </table:table-cell>
          <table:table-cell table:formula="of:=HEX2DEC(MID([.C64];6;2))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table:style-name="ce64"/>
          <table:table-cell table:style-name="ce178" office:value-type="string">
            <text:p>Green 8</text:p>
          </table:table-cell>
          <table:table-cell office:value-type="string">
            <text:p>#23FF23</text:p>
          </table:table-cell>
          <table:table-cell table:formula="of:=HEX2DEC(MID([.C65];2;2))" office:value-type="float" office:value="35">
            <text:p>35</text:p>
          </table:table-cell>
          <table:table-cell table:formula="of:=HEX2DEC(MID([.C65];4;2))" office:value-type="float" office:value="255">
            <text:p>255</text:p>
          </table:table-cell>
          <table:table-cell table:formula="of:=HEX2DEC(MID([.C65];6;2))" office:value-type="float" office:value="35">
            <text:p>35</text:p>
          </table:table-cell>
          <table:table-cell table:number-columns-repeated="1018"/>
        </table:table-row>
        <table:table-row table:style-name="ro1">
          <table:table-cell table:style-name="ce65"/>
          <table:table-cell table:style-name="ce179" office:value-type="string">
            <text:p>Yellow 1</text:p>
          </table:table-cell>
          <table:table-cell office:value-type="string">
            <text:p>#E6FF00</text:p>
          </table:table-cell>
          <table:table-cell table:formula="of:=HEX2DEC(MID([.C66];2;2))" office:value-type="float" office:value="230">
            <text:p>230</text:p>
          </table:table-cell>
          <table:table-cell table:formula="of:=HEX2DEC(MID([.C66];4;2))" office:value-type="float" office:value="255">
            <text:p>255</text:p>
          </table:table-cell>
          <table:table-cell table:formula="of:=HEX2DEC(MID([.C6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66"/>
          <table:table-cell table:style-name="ce180" office:value-type="string">
            <text:p>Yellow 2</text:p>
          </table:table-cell>
          <table:table-cell office:value-type="string">
            <text:p>#FFFF99</text:p>
          </table:table-cell>
          <table:table-cell table:formula="of:=HEX2DEC(MID([.C67];2;2))" office:value-type="float" office:value="255">
            <text:p>255</text:p>
          </table:table-cell>
          <table:table-cell table:formula="of:=HEX2DEC(MID([.C67];4;2))" office:value-type="float" office:value="255">
            <text:p>255</text:p>
          </table:table-cell>
          <table:table-cell table:formula="of:=HEX2DEC(MID([.C67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67"/>
          <table:table-cell table:style-name="ce181" office:value-type="string">
            <text:p>Yellow 3</text:p>
          </table:table-cell>
          <table:table-cell office:value-type="string">
            <text:p>#FFFF66</text:p>
          </table:table-cell>
          <table:table-cell table:formula="of:=HEX2DEC(MID([.C68];2;2))" office:value-type="float" office:value="255">
            <text:p>255</text:p>
          </table:table-cell>
          <table:table-cell table:formula="of:=HEX2DEC(MID([.C68];4;2))" office:value-type="float" office:value="255">
            <text:p>255</text:p>
          </table:table-cell>
          <table:table-cell table:formula="of:=HEX2DEC(MID([.C68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68"/>
          <table:table-cell table:style-name="ce182" office:value-type="string">
            <text:p>Yellow 4</text:p>
          </table:table-cell>
          <table:table-cell office:value-type="string">
            <text:p>#E6E64C</text:p>
          </table:table-cell>
          <table:table-cell table:formula="of:=HEX2DEC(MID([.C69];2;2))" office:value-type="float" office:value="230">
            <text:p>230</text:p>
          </table:table-cell>
          <table:table-cell table:formula="of:=HEX2DEC(MID([.C69];4;2))" office:value-type="float" office:value="230">
            <text:p>230</text:p>
          </table:table-cell>
          <table:table-cell table:formula="of:=HEX2DEC(MID([.C69];6;2))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table:style-name="ce69"/>
          <table:table-cell table:style-name="ce183" office:value-type="string">
            <text:p>Yellow 5</text:p>
          </table:table-cell>
          <table:table-cell office:value-type="string">
            <text:p>#CCCC00</text:p>
          </table:table-cell>
          <table:table-cell table:formula="of:=HEX2DEC(MID([.C70];2;2))" office:value-type="float" office:value="204">
            <text:p>204</text:p>
          </table:table-cell>
          <table:table-cell table:formula="of:=HEX2DEC(MID([.C70];4;2))" office:value-type="float" office:value="204">
            <text:p>204</text:p>
          </table:table-cell>
          <table:table-cell table:formula="of:=HEX2DEC(MID([.C70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0"/>
          <table:table-cell table:style-name="ce184" office:value-type="string">
            <text:p>Yellow 6</text:p>
          </table:table-cell>
          <table:table-cell office:value-type="string">
            <text:p>#B3B300</text:p>
          </table:table-cell>
          <table:table-cell table:formula="of:=HEX2DEC(MID([.C71];2;2))" office:value-type="float" office:value="179">
            <text:p>179</text:p>
          </table:table-cell>
          <table:table-cell table:formula="of:=HEX2DEC(MID([.C71];4;2))" office:value-type="float" office:value="179">
            <text:p>179</text:p>
          </table:table-cell>
          <table:table-cell table:formula="of:=HEX2DEC(MID([.C71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1"/>
          <table:table-cell table:style-name="ce185" office:value-type="string">
            <text:p>Yellow 7</text:p>
          </table:table-cell>
          <table:table-cell office:value-type="string">
            <text:p>#808019</text:p>
          </table:table-cell>
          <table:table-cell table:formula="of:=HEX2DEC(MID([.C72];2;2))" office:value-type="float" office:value="128">
            <text:p>128</text:p>
          </table:table-cell>
          <table:table-cell table:formula="of:=HEX2DEC(MID([.C72];4;2))" office:value-type="float" office:value="128">
            <text:p>128</text:p>
          </table:table-cell>
          <table:table-cell table:formula="of:=HEX2DEC(MID([.C72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2"/>
          <table:table-cell table:style-name="ce186" office:value-type="string">
            <text:p>Yellow 8</text:p>
          </table:table-cell>
          <table:table-cell office:value-type="string">
            <text:p>#666600</text:p>
          </table:table-cell>
          <table:table-cell table:formula="of:=HEX2DEC(MID([.C73];2;2))" office:value-type="float" office:value="102">
            <text:p>102</text:p>
          </table:table-cell>
          <table:table-cell table:formula="of:=HEX2DEC(MID([.C73];4;2))" office:value-type="float" office:value="102">
            <text:p>102</text:p>
          </table:table-cell>
          <table:table-cell table:formula="of:=HEX2DEC(MID([.C73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3"/>
          <table:table-cell table:style-name="ce187" office:value-type="string">
            <text:p>Maroon 1</text:p>
          </table:table-cell>
          <table:table-cell office:value-type="string">
            <text:p>#4C1900</text:p>
          </table:table-cell>
          <table:table-cell table:formula="of:=HEX2DEC(MID([.C74];2;2))" office:value-type="float" office:value="76">
            <text:p>76</text:p>
          </table:table-cell>
          <table:table-cell table:formula="of:=HEX2DEC(MID([.C74];4;2))" office:value-type="float" office:value="25">
            <text:p>25</text:p>
          </table:table-cell>
          <table:table-cell table:formula="of:=HEX2DEC(MID([.C74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4"/>
          <table:table-cell table:style-name="ce188" office:value-type="string">
            <text:p>Maroon 2</text:p>
          </table:table-cell>
          <table:table-cell office:value-type="string">
            <text:p>#663300</text:p>
          </table:table-cell>
          <table:table-cell table:formula="of:=HEX2DEC(MID([.C75];2;2))" office:value-type="float" office:value="102">
            <text:p>102</text:p>
          </table:table-cell>
          <table:table-cell table:formula="of:=HEX2DEC(MID([.C75];4;2))" office:value-type="float" office:value="51">
            <text:p>51</text:p>
          </table:table-cell>
          <table:table-cell table:formula="of:=HEX2DEC(MID([.C75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75"/>
          <table:table-cell table:style-name="ce189" office:value-type="string">
            <text:p>Maroon 3</text:p>
          </table:table-cell>
          <table:table-cell office:value-type="string">
            <text:p>#804C19</text:p>
          </table:table-cell>
          <table:table-cell table:formula="of:=HEX2DEC(MID([.C76];2;2))" office:value-type="float" office:value="128">
            <text:p>128</text:p>
          </table:table-cell>
          <table:table-cell table:formula="of:=HEX2DEC(MID([.C76];4;2))" office:value-type="float" office:value="76">
            <text:p>76</text:p>
          </table:table-cell>
          <table:table-cell table:formula="of:=HEX2DEC(MID([.C76];6;2))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table:style-name="ce76"/>
          <table:table-cell table:style-name="ce190" office:value-type="string">
            <text:p>Maroon 4</text:p>
          </table:table-cell>
          <table:table-cell office:value-type="string">
            <text:p>#996633</text:p>
          </table:table-cell>
          <table:table-cell table:formula="of:=HEX2DEC(MID([.C77];2;2))" office:value-type="float" office:value="153">
            <text:p>153</text:p>
          </table:table-cell>
          <table:table-cell table:formula="of:=HEX2DEC(MID([.C77];4;2))" office:value-type="float" office:value="102">
            <text:p>102</text:p>
          </table:table-cell>
          <table:table-cell table:formula="of:=HEX2DEC(MID([.C77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7"/>
          <table:table-cell table:style-name="ce191" office:value-type="string">
            <text:p>Orange 1</text:p>
          </table:table-cell>
          <table:table-cell office:value-type="string">
            <text:p>#CC6633</text:p>
          </table:table-cell>
          <table:table-cell table:formula="of:=HEX2DEC(MID([.C78];2;2))" office:value-type="float" office:value="204">
            <text:p>204</text:p>
          </table:table-cell>
          <table:table-cell table:formula="of:=HEX2DEC(MID([.C78];4;2))" office:value-type="float" office:value="102">
            <text:p>102</text:p>
          </table:table-cell>
          <table:table-cell table:formula="of:=HEX2DEC(MID([.C78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8"/>
          <table:table-cell table:style-name="ce192" office:value-type="string">
            <text:p>Orange 2</text:p>
          </table:table-cell>
          <table:table-cell office:value-type="string">
            <text:p>#FF6633</text:p>
          </table:table-cell>
          <table:table-cell table:formula="of:=HEX2DEC(MID([.C79];2;2))" office:value-type="float" office:value="255">
            <text:p>255</text:p>
          </table:table-cell>
          <table:table-cell table:formula="of:=HEX2DEC(MID([.C79];4;2))" office:value-type="float" office:value="102">
            <text:p>102</text:p>
          </table:table-cell>
          <table:table-cell table:formula="of:=HEX2DEC(MID([.C79];6;2))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table:style-name="ce79"/>
          <table:table-cell table:style-name="ce193" office:value-type="string">
            <text:p>Orange 3</text:p>
          </table:table-cell>
          <table:table-cell office:value-type="string">
            <text:p>#FF9966</text:p>
          </table:table-cell>
          <table:table-cell table:formula="of:=HEX2DEC(MID([.C80];2;2))" office:value-type="float" office:value="255">
            <text:p>255</text:p>
          </table:table-cell>
          <table:table-cell table:formula="of:=HEX2DEC(MID([.C80];4;2))" office:value-type="float" office:value="153">
            <text:p>153</text:p>
          </table:table-cell>
          <table:table-cell table:formula="of:=HEX2DEC(MID([.C80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0"/>
          <table:table-cell table:style-name="ce194" office:value-type="string">
            <text:p>Orange 4</text:p>
          </table:table-cell>
          <table:table-cell office:value-type="string">
            <text:p>#FF6699</text:p>
          </table:table-cell>
          <table:table-cell table:formula="of:=HEX2DEC(MID([.C81];2;2))" office:value-type="float" office:value="255">
            <text:p>255</text:p>
          </table:table-cell>
          <table:table-cell table:formula="of:=HEX2DEC(MID([.C81];4;2))" office:value-type="float" office:value="102">
            <text:p>102</text:p>
          </table:table-cell>
          <table:table-cell table:formula="of:=HEX2DEC(MID([.C81];6;2))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table:style-name="ce81"/>
          <table:table-cell table:style-name="ce195" office:value-type="string">
            <text:p>Purple</text:p>
          </table:table-cell>
          <table:table-cell office:value-type="string">
            <text:p>#9999FF</text:p>
          </table:table-cell>
          <table:table-cell table:formula="of:=HEX2DEC(MID([.C82];2;2))" office:value-type="float" office:value="153">
            <text:p>153</text:p>
          </table:table-cell>
          <table:table-cell table:formula="of:=HEX2DEC(MID([.C82];4;2))" office:value-type="float" office:value="153">
            <text:p>153</text:p>
          </table:table-cell>
          <table:table-cell table:formula="of:=HEX2DEC(MID([.C82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2"/>
          <table:table-cell table:style-name="ce196" office:value-type="string">
            <text:p>Burgundy</text:p>
          </table:table-cell>
          <table:table-cell office:value-type="string">
            <text:p>#993366</text:p>
          </table:table-cell>
          <table:table-cell table:formula="of:=HEX2DEC(MID([.C83];2;2))" office:value-type="float" office:value="153">
            <text:p>153</text:p>
          </table:table-cell>
          <table:table-cell table:formula="of:=HEX2DEC(MID([.C83];4;2))" office:value-type="float" office:value="51">
            <text:p>51</text:p>
          </table:table-cell>
          <table:table-cell table:formula="of:=HEX2DEC(MID([.C83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3"/>
          <table:table-cell table:style-name="ce197" office:value-type="string">
            <text:p>Pale Yellow</text:p>
          </table:table-cell>
          <table:table-cell office:value-type="string">
            <text:p>#FFFFCC</text:p>
          </table:table-cell>
          <table:table-cell table:formula="of:=HEX2DEC(MID([.C84];2;2))" office:value-type="float" office:value="255">
            <text:p>255</text:p>
          </table:table-cell>
          <table:table-cell table:formula="of:=HEX2DEC(MID([.C84];4;2))" office:value-type="float" office:value="255">
            <text:p>255</text:p>
          </table:table-cell>
          <table:table-cell table:formula="of:=HEX2DEC(MID([.C84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4"/>
          <table:table-cell table:style-name="ce198" office:value-type="string">
            <text:p>Pale Green</text:p>
          </table:table-cell>
          <table:table-cell office:value-type="string">
            <text:p>#CCFFFF</text:p>
          </table:table-cell>
          <table:table-cell table:formula="of:=HEX2DEC(MID([.C85];2;2))" office:value-type="float" office:value="204">
            <text:p>204</text:p>
          </table:table-cell>
          <table:table-cell table:formula="of:=HEX2DEC(MID([.C85];4;2))" office:value-type="float" office:value="255">
            <text:p>255</text:p>
          </table:table-cell>
          <table:table-cell table:formula="of:=HEX2DEC(MID([.C85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85"/>
          <table:table-cell table:style-name="ce199" office:value-type="string">
            <text:p>Dark Purple</text:p>
          </table:table-cell>
          <table:table-cell office:value-type="string">
            <text:p>#660066</text:p>
          </table:table-cell>
          <table:table-cell table:formula="of:=HEX2DEC(MID([.C86];2;2))" office:value-type="float" office:value="102">
            <text:p>102</text:p>
          </table:table-cell>
          <table:table-cell table:formula="of:=HEX2DEC(MID([.C86];4;2))" office:value-type="float" office:value="0">
            <text:p>0</text:p>
          </table:table-cell>
          <table:table-cell table:formula="of:=HEX2DEC(MID([.C86];6;2))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table:style-name="ce86"/>
          <table:table-cell table:style-name="ce200" office:value-type="string">
            <text:p>Salmon</text:p>
          </table:table-cell>
          <table:table-cell office:value-type="string">
            <text:p>#FF8080</text:p>
          </table:table-cell>
          <table:table-cell table:formula="of:=HEX2DEC(MID([.C87];2;2))" office:value-type="float" office:value="255">
            <text:p>255</text:p>
          </table:table-cell>
          <table:table-cell table:formula="of:=HEX2DEC(MID([.C87];4;2))" office:value-type="float" office:value="128">
            <text:p>128</text:p>
          </table:table-cell>
          <table:table-cell table:formula="of:=HEX2DEC(MID([.C87];6;2))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table:style-name="ce87"/>
          <table:table-cell table:style-name="ce201" office:value-type="string">
            <text:p>Azure</text:p>
          </table:table-cell>
          <table:table-cell office:value-type="string">
            <text:p>#0066CC</text:p>
          </table:table-cell>
          <table:table-cell table:formula="of:=HEX2DEC(MID([.C88];2;2))" office:value-type="float" office:value="0">
            <text:p>0</text:p>
          </table:table-cell>
          <table:table-cell table:formula="of:=HEX2DEC(MID([.C88];4;2))" office:value-type="float" office:value="102">
            <text:p>102</text:p>
          </table:table-cell>
          <table:table-cell table:formula="of:=HEX2DEC(MID([.C88];6;2))" office:value-type="float" office:value="204">
            <text:p>204</text:p>
          </table:table-cell>
          <table:table-cell table:number-columns-repeated="1018"/>
        </table:table-row>
        <table:table-row table:style-name="ro1">
          <table:table-cell table:style-name="ce88"/>
          <table:table-cell table:style-name="ce202" office:value-type="string">
            <text:p>Diagram 1</text:p>
          </table:table-cell>
          <table:table-cell office:value-type="string">
            <text:p>#004586</text:p>
          </table:table-cell>
          <table:table-cell table:formula="of:=HEX2DEC(MID([.C89];2;2))" office:value-type="float" office:value="0">
            <text:p>0</text:p>
          </table:table-cell>
          <table:table-cell table:formula="of:=HEX2DEC(MID([.C89];4;2))" office:value-type="float" office:value="69">
            <text:p>69</text:p>
          </table:table-cell>
          <table:table-cell table:formula="of:=HEX2DEC(MID([.C89];6;2))" office:value-type="float" office:value="134">
            <text:p>134</text:p>
          </table:table-cell>
          <table:table-cell table:number-columns-repeated="1018"/>
        </table:table-row>
        <table:table-row table:style-name="ro1">
          <table:table-cell table:style-name="ce89"/>
          <table:table-cell table:style-name="ce203" office:value-type="string">
            <text:p>Diagram 2</text:p>
          </table:table-cell>
          <table:table-cell office:value-type="string">
            <text:p>#FF420E</text:p>
          </table:table-cell>
          <table:table-cell table:formula="of:=HEX2DEC(MID([.C90];2;2))" office:value-type="float" office:value="255">
            <text:p>255</text:p>
          </table:table-cell>
          <table:table-cell table:formula="of:=HEX2DEC(MID([.C90];4;2))" office:value-type="float" office:value="66">
            <text:p>66</text:p>
          </table:table-cell>
          <table:table-cell table:formula="of:=HEX2DEC(MID([.C90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0"/>
          <table:table-cell table:style-name="ce204" office:value-type="string">
            <text:p>Diagram 3</text:p>
          </table:table-cell>
          <table:table-cell office:value-type="string">
            <text:p>#FFD320</text:p>
          </table:table-cell>
          <table:table-cell table:formula="of:=HEX2DEC(MID([.C91];2;2))" office:value-type="float" office:value="255">
            <text:p>255</text:p>
          </table:table-cell>
          <table:table-cell table:formula="of:=HEX2DEC(MID([.C91];4;2))" office:value-type="float" office:value="211">
            <text:p>211</text:p>
          </table:table-cell>
          <table:table-cell table:formula="of:=HEX2DEC(MID([.C91];6;2))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table:style-name="ce91"/>
          <table:table-cell table:style-name="ce205" office:value-type="string">
            <text:p>Diagram 4</text:p>
          </table:table-cell>
          <table:table-cell office:value-type="string">
            <text:p>#579D1C</text:p>
          </table:table-cell>
          <table:table-cell table:formula="of:=HEX2DEC(MID([.C92];2;2))" office:value-type="float" office:value="87">
            <text:p>87</text:p>
          </table:table-cell>
          <table:table-cell table:formula="of:=HEX2DEC(MID([.C92];4;2))" office:value-type="float" office:value="157">
            <text:p>157</text:p>
          </table:table-cell>
          <table:table-cell table:formula="of:=HEX2DEC(MID([.C92];6;2))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style-name="ce92"/>
          <table:table-cell table:style-name="ce206" office:value-type="string">
            <text:p>Diagram 5</text:p>
          </table:table-cell>
          <table:table-cell office:value-type="string">
            <text:p>#7E0021</text:p>
          </table:table-cell>
          <table:table-cell table:formula="of:=HEX2DEC(MID([.C93];2;2))" office:value-type="float" office:value="126">
            <text:p>126</text:p>
          </table:table-cell>
          <table:table-cell table:formula="of:=HEX2DEC(MID([.C93];4;2))" office:value-type="float" office:value="0">
            <text:p>0</text:p>
          </table:table-cell>
          <table:table-cell table:formula="of:=HEX2DEC(MID([.C93];6;2))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table:style-name="ce93"/>
          <table:table-cell table:style-name="ce207" office:value-type="string">
            <text:p>Diagram 6</text:p>
          </table:table-cell>
          <table:table-cell office:value-type="string">
            <text:p>#83CAFF</text:p>
          </table:table-cell>
          <table:table-cell table:formula="of:=HEX2DEC(MID([.C94];2;2))" office:value-type="float" office:value="131">
            <text:p>131</text:p>
          </table:table-cell>
          <table:table-cell table:formula="of:=HEX2DEC(MID([.C94];4;2))" office:value-type="float" office:value="202">
            <text:p>202</text:p>
          </table:table-cell>
          <table:table-cell table:formula="of:=HEX2DEC(MID([.C94];6;2))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table:style-name="ce94"/>
          <table:table-cell table:style-name="ce208" office:value-type="string">
            <text:p>Diagram 7</text:p>
          </table:table-cell>
          <table:table-cell office:value-type="string">
            <text:p>#314004</text:p>
          </table:table-cell>
          <table:table-cell table:formula="of:=HEX2DEC(MID([.C95];2;2))" office:value-type="float" office:value="49">
            <text:p>49</text:p>
          </table:table-cell>
          <table:table-cell table:formula="of:=HEX2DEC(MID([.C95];4;2))" office:value-type="float" office:value="64">
            <text:p>64</text:p>
          </table:table-cell>
          <table:table-cell table:formula="of:=HEX2DEC(MID([.C95];6;2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95"/>
          <table:table-cell table:style-name="ce209" office:value-type="string">
            <text:p>Diagram 8</text:p>
          </table:table-cell>
          <table:table-cell office:value-type="string">
            <text:p>#AECF00</text:p>
          </table:table-cell>
          <table:table-cell table:formula="of:=HEX2DEC(MID([.C96];2;2))" office:value-type="float" office:value="174">
            <text:p>174</text:p>
          </table:table-cell>
          <table:table-cell table:formula="of:=HEX2DEC(MID([.C96];4;2))" office:value-type="float" office:value="207">
            <text:p>207</text:p>
          </table:table-cell>
          <table:table-cell table:formula="of:=HEX2DEC(MID([.C96];6;2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96"/>
          <table:table-cell table:style-name="ce210" office:value-type="string">
            <text:p>Diagram 9</text:p>
          </table:table-cell>
          <table:table-cell office:value-type="string">
            <text:p>#4B1F6F</text:p>
          </table:table-cell>
          <table:table-cell table:formula="of:=HEX2DEC(MID([.C97];2;2))" office:value-type="float" office:value="75">
            <text:p>75</text:p>
          </table:table-cell>
          <table:table-cell table:formula="of:=HEX2DEC(MID([.C97];4;2))" office:value-type="float" office:value="31">
            <text:p>31</text:p>
          </table:table-cell>
          <table:table-cell table:formula="of:=HEX2DEC(MID([.C97];6;2))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table:style-name="ce97"/>
          <table:table-cell table:style-name="ce211" office:value-type="string">
            <text:p>Diagram 10</text:p>
          </table:table-cell>
          <table:table-cell office:value-type="string">
            <text:p>#FF950E</text:p>
          </table:table-cell>
          <table:table-cell table:formula="of:=HEX2DEC(MID([.C98];2;2))" office:value-type="float" office:value="255">
            <text:p>255</text:p>
          </table:table-cell>
          <table:table-cell table:formula="of:=HEX2DEC(MID([.C98];4;2))" office:value-type="float" office:value="149">
            <text:p>149</text:p>
          </table:table-cell>
          <table:table-cell table:formula="of:=HEX2DEC(MID([.C98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98"/>
          <table:table-cell table:style-name="ce212" office:value-type="string">
            <text:p>Diagram 11</text:p>
          </table:table-cell>
          <table:table-cell office:value-type="string">
            <text:p>#C5000B</text:p>
          </table:table-cell>
          <table:table-cell table:formula="of:=HEX2DEC(MID([.C99];2;2))" office:value-type="float" office:value="197">
            <text:p>197</text:p>
          </table:table-cell>
          <table:table-cell table:formula="of:=HEX2DEC(MID([.C99];4;2))" office:value-type="float" office:value="0">
            <text:p>0</text:p>
          </table:table-cell>
          <table:table-cell table:formula="of:=HEX2DEC(MID([.C99];6;2))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table:style-name="ce99"/>
          <table:table-cell table:style-name="ce213" office:value-type="string">
            <text:p>Diagram 12</text:p>
          </table:table-cell>
          <table:table-cell office:value-type="string">
            <text:p>#0084D1</text:p>
          </table:table-cell>
          <table:table-cell table:formula="of:=HEX2DEC(MID([.C100];2;2))" office:value-type="float" office:value="0">
            <text:p>0</text:p>
          </table:table-cell>
          <table:table-cell table:formula="of:=HEX2DEC(MID([.C100];4;2))" office:value-type="float" office:value="132">
            <text:p>132</text:p>
          </table:table-cell>
          <table:table-cell table:formula="of:=HEX2DEC(MID([.C100];6;2))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table:style-name="ce100"/>
          <table:table-cell table:style-name="ce214" office:value-type="string">
            <text:p>Libre Green 1</text:p>
          </table:table-cell>
          <table:table-cell office:value-type="string">
            <text:p>#18A303</text:p>
          </table:table-cell>
          <table:table-cell table:formula="of:=HEX2DEC(MID([.C101];2;2))" office:value-type="float" office:value="24">
            <text:p>24</text:p>
          </table:table-cell>
          <table:table-cell table:formula="of:=HEX2DEC(MID([.C101];4;2))" office:value-type="float" office:value="163">
            <text:p>163</text:p>
          </table:table-cell>
          <table:table-cell table:formula="of:=HEX2DEC(MID([.C101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1"/>
          <table:table-cell table:style-name="ce215" office:value-type="string">
            <text:p>Libre Green 2</text:p>
          </table:table-cell>
          <table:table-cell office:value-type="string">
            <text:p>#2CEE0E</text:p>
          </table:table-cell>
          <table:table-cell table:formula="of:=HEX2DEC(MID([.C102];2;2))" office:value-type="float" office:value="44">
            <text:p>44</text:p>
          </table:table-cell>
          <table:table-cell table:formula="of:=HEX2DEC(MID([.C102];4;2))" office:value-type="float" office:value="238">
            <text:p>238</text:p>
          </table:table-cell>
          <table:table-cell table:formula="of:=HEX2DEC(MID([.C102];6;2))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style-name="ce102"/>
          <table:table-cell table:style-name="ce216" office:value-type="string">
            <text:p>Libre Green 3</text:p>
          </table:table-cell>
          <table:table-cell office:value-type="string">
            <text:p>#84F671</text:p>
          </table:table-cell>
          <table:table-cell table:formula="of:=HEX2DEC(MID([.C103];2;2))" office:value-type="float" office:value="132">
            <text:p>132</text:p>
          </table:table-cell>
          <table:table-cell table:formula="of:=HEX2DEC(MID([.C103];4;2))" office:value-type="float" office:value="246">
            <text:p>246</text:p>
          </table:table-cell>
          <table:table-cell table:formula="of:=HEX2DEC(MID([.C103];6;2))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table:style-name="ce103"/>
          <table:table-cell table:style-name="ce217" office:value-type="string">
            <text:p>Libre Green 4</text:p>
          </table:table-cell>
          <table:table-cell office:value-type="string">
            <text:p>#C2F6BA</text:p>
          </table:table-cell>
          <table:table-cell table:formula="of:=HEX2DEC(MID([.C104];2;2))" office:value-type="float" office:value="194">
            <text:p>194</text:p>
          </table:table-cell>
          <table:table-cell table:formula="of:=HEX2DEC(MID([.C104];4;2))" office:value-type="float" office:value="246">
            <text:p>246</text:p>
          </table:table-cell>
          <table:table-cell table:formula="of:=HEX2DEC(MID([.C104];6;2))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table:style-name="ce104"/>
          <table:table-cell table:style-name="ce218" office:value-type="string">
            <text:p>Libre Blue 1</text:p>
          </table:table-cell>
          <table:table-cell office:value-type="string">
            <text:p>#0369A3</text:p>
          </table:table-cell>
          <table:table-cell table:formula="of:=HEX2DEC(MID([.C105];2;2))" office:value-type="float" office:value="3">
            <text:p>3</text:p>
          </table:table-cell>
          <table:table-cell table:formula="of:=HEX2DEC(MID([.C105];4;2))" office:value-type="float" office:value="105">
            <text:p>105</text:p>
          </table:table-cell>
          <table:table-cell table:formula="of:=HEX2DEC(MID([.C105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05"/>
          <table:table-cell table:style-name="ce219" office:value-type="string">
            <text:p>Libre Blue 2</text:p>
          </table:table-cell>
          <table:table-cell office:value-type="string">
            <text:p>#0E9CEE</text:p>
          </table:table-cell>
          <table:table-cell table:formula="of:=HEX2DEC(MID([.C106];2;2))" office:value-type="float" office:value="14">
            <text:p>14</text:p>
          </table:table-cell>
          <table:table-cell table:formula="of:=HEX2DEC(MID([.C106];4;2))" office:value-type="float" office:value="156">
            <text:p>156</text:p>
          </table:table-cell>
          <table:table-cell table:formula="of:=HEX2DEC(MID([.C106];6;2))" office:value-type="float" office:value="238">
            <text:p>238</text:p>
          </table:table-cell>
          <table:table-cell table:number-columns-repeated="1018"/>
        </table:table-row>
        <table:table-row table:style-name="ro1">
          <table:table-cell table:style-name="ce106"/>
          <table:table-cell table:style-name="ce220" office:value-type="string">
            <text:p>Libre Blue 3</text:p>
          </table:table-cell>
          <table:table-cell office:value-type="string">
            <text:p>#49BAFB</text:p>
          </table:table-cell>
          <table:table-cell table:formula="of:=HEX2DEC(MID([.C107];2;2))" office:value-type="float" office:value="73">
            <text:p>73</text:p>
          </table:table-cell>
          <table:table-cell table:formula="of:=HEX2DEC(MID([.C107];4;2))" office:value-type="float" office:value="186">
            <text:p>186</text:p>
          </table:table-cell>
          <table:table-cell table:formula="of:=HEX2DEC(MID([.C107];6;2))" office:value-type="float" office:value="251">
            <text:p>251</text:p>
          </table:table-cell>
          <table:table-cell table:number-columns-repeated="1018"/>
        </table:table-row>
        <table:table-row table:style-name="ro1">
          <table:table-cell table:style-name="ce107"/>
          <table:table-cell table:style-name="ce221" office:value-type="string">
            <text:p>Libre Blue 4</text:p>
          </table:table-cell>
          <table:table-cell office:value-type="string">
            <text:p>#9FD7F6</text:p>
          </table:table-cell>
          <table:table-cell table:formula="of:=HEX2DEC(MID([.C108];2;2))" office:value-type="float" office:value="159">
            <text:p>159</text:p>
          </table:table-cell>
          <table:table-cell table:formula="of:=HEX2DEC(MID([.C108];4;2))" office:value-type="float" office:value="215">
            <text:p>215</text:p>
          </table:table-cell>
          <table:table-cell table:formula="of:=HEX2DEC(MID([.C108];6;2))" office:value-type="float" office:value="246">
            <text:p>246</text:p>
          </table:table-cell>
          <table:table-cell table:number-columns-repeated="1018"/>
        </table:table-row>
        <table:table-row table:style-name="ro1">
          <table:table-cell table:style-name="ce108"/>
          <table:table-cell table:style-name="ce222" office:value-type="string">
            <text:p>Libre Maroon 1</text:p>
          </table:table-cell>
          <table:table-cell office:value-type="string">
            <text:p>#A33E03</text:p>
          </table:table-cell>
          <table:table-cell table:formula="of:=HEX2DEC(MID([.C109];2;2))" office:value-type="float" office:value="163">
            <text:p>163</text:p>
          </table:table-cell>
          <table:table-cell table:formula="of:=HEX2DEC(MID([.C109];4;2))" office:value-type="float" office:value="62">
            <text:p>62</text:p>
          </table:table-cell>
          <table:table-cell table:formula="of:=HEX2DEC(MID([.C109];6;2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109"/>
          <table:table-cell table:style-name="ce223" office:value-type="string">
            <text:p>Libre Maroon 2</text:p>
          </table:table-cell>
          <table:table-cell office:value-type="string">
            <text:p>#F25F0A</text:p>
          </table:table-cell>
          <table:table-cell table:formula="of:=HEX2DEC(MID([.C110];2;2))" office:value-type="float" office:value="242">
            <text:p>242</text:p>
          </table:table-cell>
          <table:table-cell table:formula="of:=HEX2DEC(MID([.C110];4;2))" office:value-type="float" office:value="95">
            <text:p>95</text:p>
          </table:table-cell>
          <table:table-cell table:formula="of:=HEX2DEC(MID([.C110];6;2))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table:style-name="ce110"/>
          <table:table-cell table:style-name="ce224" office:value-type="string">
            <text:p>Libre Maroon 3</text:p>
          </table:table-cell>
          <table:table-cell office:value-type="string">
            <text:p>#FC9B63</text:p>
          </table:table-cell>
          <table:table-cell table:formula="of:=HEX2DEC(MID([.C111];2;2))" office:value-type="float" office:value="252">
            <text:p>252</text:p>
          </table:table-cell>
          <table:table-cell table:formula="of:=HEX2DEC(MID([.C111];4;2))" office:value-type="float" office:value="155">
            <text:p>155</text:p>
          </table:table-cell>
          <table:table-cell table:formula="of:=HEX2DEC(MID([.C111];6;2))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table:style-name="ce111"/>
          <table:table-cell table:style-name="ce225" office:value-type="string">
            <text:p>Libre Maroon 4</text:p>
          </table:table-cell>
          <table:table-cell office:value-type="string">
            <text:p>#F8C9AC</text:p>
          </table:table-cell>
          <table:table-cell table:formula="of:=HEX2DEC(MID([.C112];2;2))" office:value-type="float" office:value="248">
            <text:p>248</text:p>
          </table:table-cell>
          <table:table-cell table:formula="of:=HEX2DEC(MID([.C112];4;2))" office:value-type="float" office:value="201">
            <text:p>201</text:p>
          </table:table-cell>
          <table:table-cell table:formula="of:=HEX2DEC(MID([.C112];6;2))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table:style-name="ce112"/>
          <table:table-cell table:style-name="ce226" office:value-type="string">
            <text:p>Libre Purple 1</text:p>
          </table:table-cell>
          <table:table-cell office:value-type="string">
            <text:p>#8E03A3</text:p>
          </table:table-cell>
          <table:table-cell table:formula="of:=HEX2DEC(MID([.C113];2;2))" office:value-type="float" office:value="142">
            <text:p>142</text:p>
          </table:table-cell>
          <table:table-cell table:formula="of:=HEX2DEC(MID([.C113];4;2))" office:value-type="float" office:value="3">
            <text:p>3</text:p>
          </table:table-cell>
          <table:table-cell table:formula="of:=HEX2DEC(MID([.C113];6;2))" office:value-type="float" office:value="163">
            <text:p>163</text:p>
          </table:table-cell>
          <table:table-cell table:number-columns-repeated="1018"/>
        </table:table-row>
        <table:table-row table:style-name="ro1">
          <table:table-cell table:style-name="ce113"/>
          <table:table-cell table:style-name="ce227" office:value-type="string">
            <text:p>Libre Purple 2</text:p>
          </table:table-cell>
          <table:table-cell office:value-type="string">
            <text:p>#CF42A4</text:p>
          </table:table-cell>
          <table:table-cell table:formula="of:=HEX2DEC(MID([.C114];2;2))" office:value-type="float" office:value="207">
            <text:p>207</text:p>
          </table:table-cell>
          <table:table-cell table:formula="of:=HEX2DEC(MID([.C114];4;2))" office:value-type="float" office:value="66">
            <text:p>66</text:p>
          </table:table-cell>
          <table:table-cell table:formula="of:=HEX2DEC(MID([.C114];6;2))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table:style-name="ce114"/>
          <table:table-cell table:style-name="ce228" office:value-type="string">
            <text:p>Libre Purple 3</text:p>
          </table:table-cell>
          <table:table-cell office:value-type="string">
            <text:p>#DB76EA</text:p>
          </table:table-cell>
          <table:table-cell table:formula="of:=HEX2DEC(MID([.C115];2;2))" office:value-type="float" office:value="219">
            <text:p>219</text:p>
          </table:table-cell>
          <table:table-cell table:formula="of:=HEX2DEC(MID([.C115];4;2))" office:value-type="float" office:value="118">
            <text:p>118</text:p>
          </table:table-cell>
          <table:table-cell table:formula="of:=HEX2DEC(MID([.C115];6;2))" office:value-type="float" office:value="234">
            <text:p>234</text:p>
          </table:table-cell>
          <table:table-cell table:number-columns-repeated="1018"/>
        </table:table-row>
        <table:table-row table:style-name="ro1">
          <table:table-cell table:style-name="ce115"/>
          <table:table-cell table:style-name="ce229" office:value-type="string">
            <text:p>Libre Purple 4</text:p>
          </table:table-cell>
          <table:table-cell office:value-type="string">
            <text:p>#F2C4FA</text:p>
          </table:table-cell>
          <table:table-cell table:formula="of:=HEX2DEC(MID([.C116];2;2))" office:value-type="float" office:value="242">
            <text:p>242</text:p>
          </table:table-cell>
          <table:table-cell table:formula="of:=HEX2DEC(MID([.C116];4;2))" office:value-type="float" office:value="196">
            <text:p>196</text:p>
          </table:table-cell>
          <table:table-cell table:formula="of:=HEX2DEC(MID([.C116];6;2))" office:value-type="float" office:value="250">
            <text:p>250</text:p>
          </table:table-cell>
          <table:table-cell table:number-columns-repeated="1018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S IPTV colors" table:style-name="ta1" table:print="false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4" table:default-cell-style-name="ce294"/>
        <table:table-column table:style-name="co1" table:default-cell-style-name="ce297"/>
        <table:table-column table:style-name="co1" table:number-columns-repeated="13" table:default-cell-style-name="Default"/>
        <table:table-row table:style-name="ro1">
          <table:table-cell table:style-name="ce234" office:value-type="string">
            <text:p>#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Name</text:p>
          </table:table-cell>
          <table:table-cell table:style-name="ce29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  <table:table-cell table:style-name="ce298" office:value-type="string">
            <text:p>α</text:p>
          </table:table-cell>
          <table:table-cell table:style-name="ce232" office:value-type="string">
            <text:p>Y</text:p>
          </table:table-cell>
          <table:table-cell table:style-name="ce232" office:value-type="string">
            <text:p>H</text:p>
          </table:table-cell>
          <table:table-cell table:style-name="ce232" office:value-type="string">
            <text:p>S</text:p>
          </table:table-cell>
          <table:table-cell table:style-name="ce232" office:value-type="string">
            <text:p>L</text:p>
          </table:table-cell>
          <table:table-cell table:style-name="ce299" office:value-type="string">
            <text:p>r</text:p>
          </table:table-cell>
          <table:table-cell table:style-name="ce299" office:value-type="string">
            <text:p>g</text:p>
          </table:table-cell>
          <table:table-cell table:style-name="ce299" office:value-type="string">
            <text:p>b</text:p>
          </table:table-cell>
          <table:table-cell table:style-name="ce299" office:value-type="string">
            <text:p>min</text:p>
          </table:table-cell>
          <table:table-cell table:style-name="ce299" office:value-type="string">
            <text:p>max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/>
          <table:table-cell table:style-name="ce293" office:value-type="string">
            <text:p>Black</text:p>
          </table:table-cell>
          <table:table-cell table:style-name="ce296" table:formula="of:=CONCATENATE(&quot;#&quot;;DEC2HEX([.E2];2);DEC2HEX([.F2];2);DEC2HEX([.G2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2] + 0.7152*[.F2] + 0.0722*[.G2]" office:value-type="float" office:value="0">
            <text:p>0</text:p>
          </table:table-cell>
          <table:table-cell table:formula="of:=MOD(60*IF([.P2]=[.Q2];0;IF([.M2]=[.Q2];([.N2]-[.O2])/([.Q2]-[.P2]);IF([.N2]=[.Q2];2+([.O2]-[.M2])/([.Q2]-[.P2]);4+([.M2]-[.N2])/([.Q2]-[.P2]))));360)" office:value-type="float" office:value="0">
            <text:p>0</text:p>
          </table:table-cell>
          <table:table-cell table:formula="of:=IF([.P2]=[.Q2];0;IF([.L2]&lt;0.5;([.Q2]-[.P2])/([.P2]+[.Q2]);([.Q2]-[.P2])/(2-[.Q2]-[.P2])))" office:value-type="float" office:value="0">
            <text:p>0</text:p>
          </table:table-cell>
          <table:table-cell table:formula="of:=([.P2]+[.Q2])/2" office:value-type="float" office:value="0">
            <text:p>0</text:p>
          </table:table-cell>
          <table:table-cell table:formula="of:=[.E2]/255" office:value-type="float" office:value="0">
            <text:p>0</text:p>
          </table:table-cell>
          <table:table-cell table:formula="of:=[.F2]/255" office:value-type="float" office:value="0">
            <text:p>0</text:p>
          </table:table-cell>
          <table:table-cell table:formula="of:=[.G2]/255" office:value-type="float" office:value="0">
            <text:p>0</text:p>
          </table:table-cell>
          <table:table-cell table:formula="of:=MIN([.M2];[.N2];[.O2])" office:value-type="float" office:value="0">
            <text:p>0</text:p>
          </table:table-cell>
          <table:table-cell table:formula="of:=MAX([.M2];[.N2];[.O2])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string">
            <text:p>Half Transparent</text:p>
          </table:table-cell>
          <table:table-cell table:style-name="ce296" table:formula="of:=CONCATENATE(&quot;#&quot;;DEC2HEX([.E3];2);DEC2HEX([.F3];2);DEC2HEX([.G3];2))" office:value-type="string" office:string-value="#000000">
            <text:p>#00000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3] + 0.7152*[.F3] + 0.0722*[.G3]" office:value-type="float" office:value="0">
            <text:p>0</text:p>
          </table:table-cell>
          <table:table-cell table:formula="of:=MOD(60*IF([.P3]=[.Q3];0;IF([.M3]=[.Q3];([.N3]-[.O3])/([.Q3]-[.P3]);IF([.N3]=[.Q3];2+([.O3]-[.M3])/([.Q3]-[.P3]);4+([.M3]-[.N3])/([.Q3]-[.P3]))));360)" office:value-type="float" office:value="0">
            <text:p>0</text:p>
          </table:table-cell>
          <table:table-cell table:formula="of:=IF([.P3]=[.Q3];0;IF([.L3]&lt;0.5;([.Q3]-[.P3])/([.P3]+[.Q3]);([.Q3]-[.P3])/(2-[.Q3]-[.P3])))" office:value-type="float" office:value="0">
            <text:p>0</text:p>
          </table:table-cell>
          <table:table-cell table:formula="of:=([.P3]+[.Q3])/2" office:value-type="float" office:value="0">
            <text:p>0</text:p>
          </table:table-cell>
          <table:table-cell table:formula="of:=[.E3]/255" office:value-type="float" office:value="0">
            <text:p>0</text:p>
          </table:table-cell>
          <table:table-cell table:formula="of:=[.F3]/255" office:value-type="float" office:value="0">
            <text:p>0</text:p>
          </table:table-cell>
          <table:table-cell table:formula="of:=[.G3]/255" office:value-type="float" office:value="0">
            <text:p>0</text:p>
          </table:table-cell>
          <table:table-cell table:formula="of:=MIN([.M3];[.N3];[.O3])" office:value-type="float" office:value="0">
            <text:p>0</text:p>
          </table:table-cell>
          <table:table-cell table:formula="of:=MAX([.M3];[.N3];[.O3])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Transparent</text:p>
          </table:table-cell>
          <table:table-cell table:style-name="ce296" table:formula="of:=CONCATENATE(&quot;#&quot;;DEC2HEX([.E4];2);DEC2HEX([.F4];2);DEC2HEX([.G4];2))" office:value-type="string" office:string-value="#000000">
            <text:p>#000000</text:p>
          </table:table-cell>
          <table:table-cell table:number-columns-repeated="4" office:value-type="float" office:value="0">
            <text:p>0</text:p>
          </table:table-cell>
          <table:table-cell table:formula="of:=0.2126*[.E4] + 0.7152*[.F4] + 0.0722*[.G4]" office:value-type="float" office:value="0">
            <text:p>0</text:p>
          </table:table-cell>
          <table:table-cell table:formula="of:=MOD(60*IF([.P4]=[.Q4];0;IF([.M4]=[.Q4];([.N4]-[.O4])/([.Q4]-[.P4]);IF([.N4]=[.Q4];2+([.O4]-[.M4])/([.Q4]-[.P4]);4+([.M4]-[.N4])/([.Q4]-[.P4]))));360)" office:value-type="float" office:value="0">
            <text:p>0</text:p>
          </table:table-cell>
          <table:table-cell table:formula="of:=IF([.P4]=[.Q4];0;IF([.L4]&lt;0.5;([.Q4]-[.P4])/([.P4]+[.Q4]);([.Q4]-[.P4])/(2-[.Q4]-[.P4])))" office:value-type="float" office:value="0">
            <text:p>0</text:p>
          </table:table-cell>
          <table:table-cell table:formula="of:=([.P4]+[.Q4])/2" office:value-type="float" office:value="0">
            <text:p>0</text:p>
          </table:table-cell>
          <table:table-cell table:formula="of:=[.E4]/255" office:value-type="float" office:value="0">
            <text:p>0</text:p>
          </table:table-cell>
          <table:table-cell table:formula="of:=[.F4]/255" office:value-type="float" office:value="0">
            <text:p>0</text:p>
          </table:table-cell>
          <table:table-cell table:formula="of:=[.G4]/255" office:value-type="float" office:value="0">
            <text:p>0</text:p>
          </table:table-cell>
          <table:table-cell table:formula="of:=MIN([.M4];[.N4];[.O4])" office:value-type="float" office:value="0">
            <text:p>0</text:p>
          </table:table-cell>
          <table:table-cell table:formula="of:=MAX([.M4];[.N4];[.O4])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235"/>
          <table:table-cell office:value-type="string">
            <text:p>1/3 Brightness Blue</text:p>
          </table:table-cell>
          <table:table-cell table:style-name="ce296" table:formula="of:=CONCATENATE(&quot;#&quot;;DEC2HEX([.E5];2);DEC2HEX([.F5];2);DEC2HEX([.G5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5] + 0.7152*[.F5] + 0.0722*[.G5]" office:value-type="float" office:value="6.137">
            <text:p>6.14</text:p>
          </table:table-cell>
          <table:table-cell table:formula="of:=MOD(60*IF([.P5]=[.Q5];0;IF([.M5]=[.Q5];([.N5]-[.O5])/([.Q5]-[.P5]);IF([.N5]=[.Q5];2+([.O5]-[.M5])/([.Q5]-[.P5]);4+([.M5]-[.N5])/([.Q5]-[.P5]))));360)" office:value-type="float" office:value="240">
            <text:p>240</text:p>
          </table:table-cell>
          <table:table-cell table:formula="of:=IF([.P5]=[.Q5];0;IF([.L5]&lt;0.5;([.Q5]-[.P5])/([.P5]+[.Q5]);([.Q5]-[.P5])/(2-[.Q5]-[.P5])))" office:value-type="float" office:value="1">
            <text:p>1</text:p>
          </table:table-cell>
          <table:table-cell table:formula="of:=([.P5]+[.Q5])/2" office:value-type="float" office:value="0.166666666666667">
            <text:p>0.17</text:p>
          </table:table-cell>
          <table:table-cell table:formula="of:=[.E5]/255" office:value-type="float" office:value="0">
            <text:p>0</text:p>
          </table:table-cell>
          <table:table-cell table:formula="of:=[.F5]/255" office:value-type="float" office:value="0">
            <text:p>0</text:p>
          </table:table-cell>
          <table:table-cell table:formula="of:=[.G5]/255" office:value-type="float" office:value="0.333333333333333">
            <text:p>0.33</text:p>
          </table:table-cell>
          <table:table-cell table:formula="of:=MIN([.M5];[.N5];[.O5])" office:value-type="float" office:value="0">
            <text:p>0</text:p>
          </table:table-cell>
          <table:table-cell table:formula="of:=MAX([.M5];[.N5];[.O5])" office:value-type="float" office:value="0.333333333333333">
            <text:p>0.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string">
            <text:p>Half Transparent 1/3 Blue</text:p>
          </table:table-cell>
          <table:table-cell table:style-name="ce296" table:formula="of:=CONCATENATE(&quot;#&quot;;DEC2HEX([.E6];2);DEC2HEX([.F6];2);DEC2HEX([.G6];2))" office:value-type="string" office:string-value="#000055">
            <text:p>#00005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6] + 0.7152*[.F6] + 0.0722*[.G6]" office:value-type="float" office:value="6.137">
            <text:p>6.14</text:p>
          </table:table-cell>
          <table:table-cell table:formula="of:=MOD(60*IF([.P6]=[.Q6];0;IF([.M6]=[.Q6];([.N6]-[.O6])/([.Q6]-[.P6]);IF([.N6]=[.Q6];2+([.O6]-[.M6])/([.Q6]-[.P6]);4+([.M6]-[.N6])/([.Q6]-[.P6]))));360)" office:value-type="float" office:value="240">
            <text:p>240</text:p>
          </table:table-cell>
          <table:table-cell table:formula="of:=IF([.P6]=[.Q6];0;IF([.L6]&lt;0.5;([.Q6]-[.P6])/([.P6]+[.Q6]);([.Q6]-[.P6])/(2-[.Q6]-[.P6])))" office:value-type="float" office:value="1">
            <text:p>1</text:p>
          </table:table-cell>
          <table:table-cell table:formula="of:=([.P6]+[.Q6])/2" office:value-type="float" office:value="0.166666666666667">
            <text:p>0.17</text:p>
          </table:table-cell>
          <table:table-cell table:formula="of:=[.E6]/255" office:value-type="float" office:value="0">
            <text:p>0</text:p>
          </table:table-cell>
          <table:table-cell table:formula="of:=[.F6]/255" office:value-type="float" office:value="0">
            <text:p>0</text:p>
          </table:table-cell>
          <table:table-cell table:formula="of:=[.G6]/255" office:value-type="float" office:value="0.333333333333333">
            <text:p>0.33</text:p>
          </table:table-cell>
          <table:table-cell table:formula="of:=MIN([.M6];[.N6];[.O6])" office:value-type="float" office:value="0">
            <text:p>0</text:p>
          </table:table-cell>
          <table:table-cell table:formula="of:=MAX([.M6];[.N6];[.O6])" office:value-type="float" office:value="0.333333333333333">
            <text:p>0.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236"/>
          <table:table-cell office:value-type="string">
            <text:p>2/3 Brightness Blue</text:p>
          </table:table-cell>
          <table:table-cell table:style-name="ce296" table:formula="of:=CONCATENATE(&quot;#&quot;;DEC2HEX([.E7];2);DEC2HEX([.F7];2);DEC2HEX([.G7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7] + 0.7152*[.F7] + 0.0722*[.G7]" office:value-type="float" office:value="12.274">
            <text:p>12.27</text:p>
          </table:table-cell>
          <table:table-cell table:formula="of:=MOD(60*IF([.P7]=[.Q7];0;IF([.M7]=[.Q7];([.N7]-[.O7])/([.Q7]-[.P7]);IF([.N7]=[.Q7];2+([.O7]-[.M7])/([.Q7]-[.P7]);4+([.M7]-[.N7])/([.Q7]-[.P7]))));360)" office:value-type="float" office:value="240">
            <text:p>240</text:p>
          </table:table-cell>
          <table:table-cell table:formula="of:=IF([.P7]=[.Q7];0;IF([.L7]&lt;0.5;([.Q7]-[.P7])/([.P7]+[.Q7]);([.Q7]-[.P7])/(2-[.Q7]-[.P7])))" office:value-type="float" office:value="1">
            <text:p>1</text:p>
          </table:table-cell>
          <table:table-cell table:formula="of:=([.P7]+[.Q7])/2" office:value-type="float" office:value="0.333333333333333">
            <text:p>0.33</text:p>
          </table:table-cell>
          <table:table-cell table:formula="of:=[.E7]/255" office:value-type="float" office:value="0">
            <text:p>0</text:p>
          </table:table-cell>
          <table:table-cell table:formula="of:=[.F7]/255" office:value-type="float" office:value="0">
            <text:p>0</text:p>
          </table:table-cell>
          <table:table-cell table:formula="of:=[.G7]/255" office:value-type="float" office:value="0.666666666666667">
            <text:p>0.67</text:p>
          </table:table-cell>
          <table:table-cell table:formula="of:=MIN([.M7];[.N7];[.O7])" office:value-type="float" office:value="0">
            <text:p>0</text:p>
          </table:table-cell>
          <table:table-cell table:formula="of:=MAX([.M7];[.N7];[.O7])" office:value-type="float" office:value="0.666666666666667">
            <text:p>0.67</text:p>
          </table:table-cell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string">
            <text:p>Half Transparent 2/3 Blue</text:p>
          </table:table-cell>
          <table:table-cell table:style-name="ce296" table:formula="of:=CONCATENATE(&quot;#&quot;;DEC2HEX([.E8];2);DEC2HEX([.F8];2);DEC2HEX([.G8];2))" office:value-type="string" office:string-value="#0000AA">
            <text:p>#0000AA</text:p>
          </table:table-cell>
          <table:table-cell table:number-columns-repeated="2"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8] + 0.7152*[.F8] + 0.0722*[.G8]" office:value-type="float" office:value="12.274">
            <text:p>12.27</text:p>
          </table:table-cell>
          <table:table-cell table:formula="of:=MOD(60*IF([.P8]=[.Q8];0;IF([.M8]=[.Q8];([.N8]-[.O8])/([.Q8]-[.P8]);IF([.N8]=[.Q8];2+([.O8]-[.M8])/([.Q8]-[.P8]);4+([.M8]-[.N8])/([.Q8]-[.P8]))));360)" office:value-type="float" office:value="240">
            <text:p>240</text:p>
          </table:table-cell>
          <table:table-cell table:formula="of:=IF([.P8]=[.Q8];0;IF([.L8]&lt;0.5;([.Q8]-[.P8])/([.P8]+[.Q8]);([.Q8]-[.P8])/(2-[.Q8]-[.P8])))" office:value-type="float" office:value="1">
            <text:p>1</text:p>
          </table:table-cell>
          <table:table-cell table:formula="of:=([.P8]+[.Q8])/2" office:value-type="float" office:value="0.333333333333333">
            <text:p>0.33</text:p>
          </table:table-cell>
          <table:table-cell table:formula="of:=[.E8]/255" office:value-type="float" office:value="0">
            <text:p>0</text:p>
          </table:table-cell>
          <table:table-cell table:formula="of:=[.F8]/255" office:value-type="float" office:value="0">
            <text:p>0</text:p>
          </table:table-cell>
          <table:table-cell table:formula="of:=[.G8]/255" office:value-type="float" office:value="0.666666666666667">
            <text:p>0.67</text:p>
          </table:table-cell>
          <table:table-cell table:formula="of:=MIN([.M8];[.N8];[.O8])" office:value-type="float" office:value="0">
            <text:p>0</text:p>
          </table:table-cell>
          <table:table-cell table:formula="of:=MAX([.M8];[.N8];[.O8])" office:value-type="float" office:value="0.666666666666667">
            <text:p>0.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237"/>
          <table:table-cell office:value-type="string">
            <text:p>1/3 Brightness Red</text:p>
          </table:table-cell>
          <table:table-cell table:style-name="ce296" table:formula="of:=CONCATENATE(&quot;#&quot;;DEC2HEX([.E9];2);DEC2HEX([.F9];2);DEC2HEX([.G9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9] + 0.7152*[.F9] + 0.0722*[.G9]" office:value-type="float" office:value="18.071">
            <text:p>18.07</text:p>
          </table:table-cell>
          <table:table-cell table:formula="of:=MOD(60*IF([.P9]=[.Q9];0;IF([.M9]=[.Q9];([.N9]-[.O9])/([.Q9]-[.P9]);IF([.N9]=[.Q9];2+([.O9]-[.M9])/([.Q9]-[.P9]);4+([.M9]-[.N9])/([.Q9]-[.P9]))));360)" office:value-type="float" office:value="0">
            <text:p>0</text:p>
          </table:table-cell>
          <table:table-cell table:formula="of:=IF([.P9]=[.Q9];0;IF([.L9]&lt;0.5;([.Q9]-[.P9])/([.P9]+[.Q9]);([.Q9]-[.P9])/(2-[.Q9]-[.P9])))" office:value-type="float" office:value="1">
            <text:p>1</text:p>
          </table:table-cell>
          <table:table-cell table:formula="of:=([.P9]+[.Q9])/2" office:value-type="float" office:value="0.166666666666667">
            <text:p>0.17</text:p>
          </table:table-cell>
          <table:table-cell table:formula="of:=[.E9]/255" office:value-type="float" office:value="0.333333333333333">
            <text:p>0.33</text:p>
          </table:table-cell>
          <table:table-cell table:formula="of:=[.F9]/255" office:value-type="float" office:value="0">
            <text:p>0</text:p>
          </table:table-cell>
          <table:table-cell table:formula="of:=[.G9]/255" office:value-type="float" office:value="0">
            <text:p>0</text:p>
          </table:table-cell>
          <table:table-cell table:formula="of:=MIN([.M9];[.N9];[.O9])" office:value-type="float" office:value="0">
            <text:p>0</text:p>
          </table:table-cell>
          <table:table-cell table:formula="of:=MAX([.M9];[.N9];[.O9])" office:value-type="float" office:value="0.333333333333333">
            <text:p>0.33</text:p>
          </table:table-cell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string">
            <text:p>Half Transparent 1/3 Red</text:p>
          </table:table-cell>
          <table:table-cell table:style-name="ce296" table:formula="of:=CONCATENATE(&quot;#&quot;;DEC2HEX([.E10];2);DEC2HEX([.F10];2);DEC2HEX([.G10];2))" office:value-type="string" office:string-value="#550000">
            <text:p>#55000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10] + 0.7152*[.F10] + 0.0722*[.G10]" office:value-type="float" office:value="18.071">
            <text:p>18.07</text:p>
          </table:table-cell>
          <table:table-cell table:formula="of:=MOD(60*IF([.P10]=[.Q10];0;IF([.M10]=[.Q10];([.N10]-[.O10])/([.Q10]-[.P10]);IF([.N10]=[.Q10];2+([.O10]-[.M10])/([.Q10]-[.P10]);4+([.M10]-[.N10])/([.Q10]-[.P10]))));360)" office:value-type="float" office:value="0">
            <text:p>0</text:p>
          </table:table-cell>
          <table:table-cell table:formula="of:=IF([.P10]=[.Q10];0;IF([.L10]&lt;0.5;([.Q10]-[.P10])/([.P10]+[.Q10]);([.Q10]-[.P10])/(2-[.Q10]-[.P10])))" office:value-type="float" office:value="1">
            <text:p>1</text:p>
          </table:table-cell>
          <table:table-cell table:formula="of:=([.P10]+[.Q10])/2" office:value-type="float" office:value="0.166666666666667">
            <text:p>0.17</text:p>
          </table:table-cell>
          <table:table-cell table:formula="of:=[.E10]/255" office:value-type="float" office:value="0.333333333333333">
            <text:p>0.33</text:p>
          </table:table-cell>
          <table:table-cell table:formula="of:=[.F10]/255" office:value-type="float" office:value="0">
            <text:p>0</text:p>
          </table:table-cell>
          <table:table-cell table:formula="of:=[.G10]/255" office:value-type="float" office:value="0">
            <text:p>0</text:p>
          </table:table-cell>
          <table:table-cell table:formula="of:=MIN([.M10];[.N10];[.O10])" office:value-type="float" office:value="0">
            <text:p>0</text:p>
          </table:table-cell>
          <table:table-cell table:formula="of:=MAX([.M10];[.N10];[.O10])" office:value-type="float" office:value="0.333333333333333">
            <text:p>0.3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1"/>
          <table:table-cell table:style-name="ce125" office:value-type="string">
            <text:p>Blue</text:p>
          </table:table-cell>
          <table:table-cell table:style-name="ce296" table:formula="of:=CONCATENATE(&quot;#&quot;;DEC2HEX([.E11];2);DEC2HEX([.F11];2);DEC2HEX([.G11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E11] + 0.7152*[.F11] + 0.0722*[.G11]" office:value-type="float" office:value="18.411">
            <text:p>18.41</text:p>
          </table:table-cell>
          <table:table-cell table:formula="of:=MOD(60*IF([.P11]=[.Q11];0;IF([.M11]=[.Q11];([.N11]-[.O11])/([.Q11]-[.P11]);IF([.N11]=[.Q11];2+([.O11]-[.M11])/([.Q11]-[.P11]);4+([.M11]-[.N11])/([.Q11]-[.P11]))));360)" office:value-type="float" office:value="240">
            <text:p>240</text:p>
          </table:table-cell>
          <table:table-cell table:formula="of:=IF([.P11]=[.Q11];0;IF([.L11]&lt;0.5;([.Q11]-[.P11])/([.P11]+[.Q11]);([.Q11]-[.P11])/(2-[.Q11]-[.P11])))" office:value-type="float" office:value="1">
            <text:p>1</text:p>
          </table:table-cell>
          <table:table-cell table:formula="of:=([.P11]+[.Q11])/2" office:value-type="float" office:value="0.5">
            <text:p>0.5</text:p>
          </table:table-cell>
          <table:table-cell table:formula="of:=[.E11]/255" office:value-type="float" office:value="0">
            <text:p>0</text:p>
          </table:table-cell>
          <table:table-cell table:formula="of:=[.F11]/255" office:value-type="float" office:value="0">
            <text:p>0</text:p>
          </table:table-cell>
          <table:table-cell table:formula="of:=[.G11]/255" office:value-type="float" office:value="1">
            <text:p>1</text:p>
          </table:table-cell>
          <table:table-cell table:formula="of:=MIN([.M11];[.N11];[.O11])" office:value-type="float" office:value="0">
            <text:p>0</text:p>
          </table:table-cell>
          <table:table-cell table:formula="of:=MAX([.M11];[.N11];[.O11])"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string">
            <text:p>Half Transparent Blue</text:p>
          </table:table-cell>
          <table:table-cell table:style-name="ce296" table:formula="of:=CONCATENATE(&quot;#&quot;;DEC2HEX([.E12];2);DEC2HEX([.F12];2);DEC2HEX([.G12];2))" office:value-type="string" office:string-value="#0000FF">
            <text:p>#0000FF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12] + 0.7152*[.F12] + 0.0722*[.G12]" office:value-type="float" office:value="18.411">
            <text:p>18.41</text:p>
          </table:table-cell>
          <table:table-cell table:formula="of:=MOD(60*IF([.P12]=[.Q12];0;IF([.M12]=[.Q12];([.N12]-[.O12])/([.Q12]-[.P12]);IF([.N12]=[.Q12];2+([.O12]-[.M12])/([.Q12]-[.P12]);4+([.M12]-[.N12])/([.Q12]-[.P12]))));360)" office:value-type="float" office:value="240">
            <text:p>240</text:p>
          </table:table-cell>
          <table:table-cell table:formula="of:=IF([.P12]=[.Q12];0;IF([.L12]&lt;0.5;([.Q12]-[.P12])/([.P12]+[.Q12]);([.Q12]-[.P12])/(2-[.Q12]-[.P12])))" office:value-type="float" office:value="1">
            <text:p>1</text:p>
          </table:table-cell>
          <table:table-cell table:formula="of:=([.P12]+[.Q12])/2" office:value-type="float" office:value="0.5">
            <text:p>0.5</text:p>
          </table:table-cell>
          <table:table-cell table:formula="of:=[.E12]/255" office:value-type="float" office:value="0">
            <text:p>0</text:p>
          </table:table-cell>
          <table:table-cell table:formula="of:=[.F12]/255" office:value-type="float" office:value="0">
            <text:p>0</text:p>
          </table:table-cell>
          <table:table-cell table:formula="of:=[.G12]/255" office:value-type="float" office:value="1">
            <text:p>1</text:p>
          </table:table-cell>
          <table:table-cell table:formula="of:=MIN([.M12];[.N12];[.O12])" office:value-type="float" office:value="0">
            <text:p>0</text:p>
          </table:table-cell>
          <table:table-cell table:formula="of:=MAX([.M12];[.N12];[.O12])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238"/>
          <table:table-cell office:value-type="string">
            <text:p>1/3 Brightness Magenta</text:p>
          </table:table-cell>
          <table:table-cell table:style-name="ce296" table:formula="of:=CONCATENATE(&quot;#&quot;;DEC2HEX([.E13];2);DEC2HEX([.F13];2);DEC2HEX([.G13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13] + 0.7152*[.F13] + 0.0722*[.G13]" office:value-type="float" office:value="24.208">
            <text:p>24.21</text:p>
          </table:table-cell>
          <table:table-cell table:formula="of:=MOD(60*IF([.P13]=[.Q13];0;IF([.M13]=[.Q13];([.N13]-[.O13])/([.Q13]-[.P13]);IF([.N13]=[.Q13];2+([.O13]-[.M13])/([.Q13]-[.P13]);4+([.M13]-[.N13])/([.Q13]-[.P13]))));360)" office:value-type="float" office:value="300">
            <text:p>300</text:p>
          </table:table-cell>
          <table:table-cell table:formula="of:=IF([.P13]=[.Q13];0;IF([.L13]&lt;0.5;([.Q13]-[.P13])/([.P13]+[.Q13]);([.Q13]-[.P13])/(2-[.Q13]-[.P13])))" office:value-type="float" office:value="1">
            <text:p>1</text:p>
          </table:table-cell>
          <table:table-cell table:formula="of:=([.P13]+[.Q13])/2" office:value-type="float" office:value="0.166666666666667">
            <text:p>0.17</text:p>
          </table:table-cell>
          <table:table-cell table:formula="of:=[.E13]/255" office:value-type="float" office:value="0.333333333333333">
            <text:p>0.33</text:p>
          </table:table-cell>
          <table:table-cell table:formula="of:=[.F13]/255" office:value-type="float" office:value="0">
            <text:p>0</text:p>
          </table:table-cell>
          <table:table-cell table:formula="of:=[.G13]/255" office:value-type="float" office:value="0.333333333333333">
            <text:p>0.33</text:p>
          </table:table-cell>
          <table:table-cell table:formula="of:=MIN([.M13];[.N13];[.O13])" office:value-type="float" office:value="0">
            <text:p>0</text:p>
          </table:table-cell>
          <table:table-cell table:formula="of:=MAX([.M13];[.N13];[.O13])" office:value-type="float" office:value="0.333333333333333">
            <text:p>0.33</text:p>
          </table:table-cell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Half Transparent 1/3 Magenta</text:p>
          </table:table-cell>
          <table:table-cell table:style-name="ce296" table:formula="of:=CONCATENATE(&quot;#&quot;;DEC2HEX([.E14];2);DEC2HEX([.F14];2);DEC2HEX([.G14];2))" office:value-type="string" office:string-value="#550055">
            <text:p>#5500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14] + 0.7152*[.F14] + 0.0722*[.G14]" office:value-type="float" office:value="24.208">
            <text:p>24.21</text:p>
          </table:table-cell>
          <table:table-cell table:formula="of:=MOD(60*IF([.P14]=[.Q14];0;IF([.M14]=[.Q14];([.N14]-[.O14])/([.Q14]-[.P14]);IF([.N14]=[.Q14];2+([.O14]-[.M14])/([.Q14]-[.P14]);4+([.M14]-[.N14])/([.Q14]-[.P14]))));360)" office:value-type="float" office:value="300">
            <text:p>300</text:p>
          </table:table-cell>
          <table:table-cell table:formula="of:=IF([.P14]=[.Q14];0;IF([.L14]&lt;0.5;([.Q14]-[.P14])/([.P14]+[.Q14]);([.Q14]-[.P14])/(2-[.Q14]-[.P14])))" office:value-type="float" office:value="1">
            <text:p>1</text:p>
          </table:table-cell>
          <table:table-cell table:formula="of:=([.P14]+[.Q14])/2" office:value-type="float" office:value="0.166666666666667">
            <text:p>0.17</text:p>
          </table:table-cell>
          <table:table-cell table:formula="of:=[.E14]/255" office:value-type="float" office:value="0.333333333333333">
            <text:p>0.33</text:p>
          </table:table-cell>
          <table:table-cell table:formula="of:=[.F14]/255" office:value-type="float" office:value="0">
            <text:p>0</text:p>
          </table:table-cell>
          <table:table-cell table:formula="of:=[.G14]/255" office:value-type="float" office:value="0.333333333333333">
            <text:p>0.33</text:p>
          </table:table-cell>
          <table:table-cell table:formula="of:=MIN([.M14];[.N14];[.O14])" office:value-type="float" office:value="0">
            <text:p>0</text:p>
          </table:table-cell>
          <table:table-cell table:formula="of:=MAX([.M14];[.N14];[.O14])" office:value-type="float" office:value="0.333333333333333">
            <text:p>0.3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239"/>
          <table:table-cell/>
          <table:table-cell table:style-name="ce296" table:formula="of:=CONCATENATE(&quot;#&quot;;DEC2HEX([.E15];2);DEC2HEX([.F15];2);DEC2HEX([.G15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15] + 0.7152*[.F15] + 0.0722*[.G15]" office:value-type="float" office:value="30.345">
            <text:p>30.35</text:p>
          </table:table-cell>
          <table:table-cell table:formula="of:=MOD(60*IF([.P15]=[.Q15];0;IF([.M15]=[.Q15];([.N15]-[.O15])/([.Q15]-[.P15]);IF([.N15]=[.Q15];2+([.O15]-[.M15])/([.Q15]-[.P15]);4+([.M15]-[.N15])/([.Q15]-[.P15]))));360)" office:value-type="float" office:value="270">
            <text:p>270</text:p>
          </table:table-cell>
          <table:table-cell table:formula="of:=IF([.P15]=[.Q15];0;IF([.L15]&lt;0.5;([.Q15]-[.P15])/([.P15]+[.Q15]);([.Q15]-[.P15])/(2-[.Q15]-[.P15])))" office:value-type="float" office:value="1">
            <text:p>1</text:p>
          </table:table-cell>
          <table:table-cell table:formula="of:=([.P15]+[.Q15])/2" office:value-type="float" office:value="0.333333333333333">
            <text:p>0.33</text:p>
          </table:table-cell>
          <table:table-cell table:formula="of:=[.E15]/255" office:value-type="float" office:value="0.333333333333333">
            <text:p>0.33</text:p>
          </table:table-cell>
          <table:table-cell table:formula="of:=[.F15]/255" office:value-type="float" office:value="0">
            <text:p>0</text:p>
          </table:table-cell>
          <table:table-cell table:formula="of:=[.G15]/255" office:value-type="float" office:value="0.666666666666667">
            <text:p>0.67</text:p>
          </table:table-cell>
          <table:table-cell table:formula="of:=MIN([.M15];[.N15];[.O15])" office:value-type="float" office:value="0">
            <text:p>0</text:p>
          </table:table-cell>
          <table:table-cell table:formula="of:=MAX([.M15];[.N15];[.O15])" office:value-type="float" office:value="0.666666666666667">
            <text:p>0.6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table:style-name="ce296" table:formula="of:=CONCATENATE(&quot;#&quot;;DEC2HEX([.E16];2);DEC2HEX([.F16];2);DEC2HEX([.G16];2))" office:value-type="string" office:string-value="#5500AA">
            <text:p>#5500AA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16] + 0.7152*[.F16] + 0.0722*[.G16]" office:value-type="float" office:value="30.345">
            <text:p>30.35</text:p>
          </table:table-cell>
          <table:table-cell table:formula="of:=MOD(60*IF([.P16]=[.Q16];0;IF([.M16]=[.Q16];([.N16]-[.O16])/([.Q16]-[.P16]);IF([.N16]=[.Q16];2+([.O16]-[.M16])/([.Q16]-[.P16]);4+([.M16]-[.N16])/([.Q16]-[.P16]))));360)" office:value-type="float" office:value="270">
            <text:p>270</text:p>
          </table:table-cell>
          <table:table-cell table:formula="of:=IF([.P16]=[.Q16];0;IF([.L16]&lt;0.5;([.Q16]-[.P16])/([.P16]+[.Q16]);([.Q16]-[.P16])/(2-[.Q16]-[.P16])))" office:value-type="float" office:value="1">
            <text:p>1</text:p>
          </table:table-cell>
          <table:table-cell table:formula="of:=([.P16]+[.Q16])/2" office:value-type="float" office:value="0.333333333333333">
            <text:p>0.33</text:p>
          </table:table-cell>
          <table:table-cell table:formula="of:=[.E16]/255" office:value-type="float" office:value="0.333333333333333">
            <text:p>0.33</text:p>
          </table:table-cell>
          <table:table-cell table:formula="of:=[.F16]/255" office:value-type="float" office:value="0">
            <text:p>0</text:p>
          </table:table-cell>
          <table:table-cell table:formula="of:=[.G16]/255" office:value-type="float" office:value="0.666666666666667">
            <text:p>0.67</text:p>
          </table:table-cell>
          <table:table-cell table:formula="of:=MIN([.M16];[.N16];[.O16])" office:value-type="float" office:value="0">
            <text:p>0</text:p>
          </table:table-cell>
          <table:table-cell table:formula="of:=MAX([.M16];[.N16];[.O16])" office:value-type="float" office:value="0.666666666666667">
            <text:p>0.67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240"/>
          <table:table-cell office:value-type="string">
            <text:p>2/3 Brightness Red</text:p>
          </table:table-cell>
          <table:table-cell table:style-name="ce296" table:formula="of:=CONCATENATE(&quot;#&quot;;DEC2HEX([.E17];2);DEC2HEX([.F17];2);DEC2HEX([.G17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17] + 0.7152*[.F17] + 0.0722*[.G17]" office:value-type="float" office:value="36.142">
            <text:p>36.14</text:p>
          </table:table-cell>
          <table:table-cell table:formula="of:=MOD(60*IF([.P17]=[.Q17];0;IF([.M17]=[.Q17];([.N17]-[.O17])/([.Q17]-[.P17]);IF([.N17]=[.Q17];2+([.O17]-[.M17])/([.Q17]-[.P17]);4+([.M17]-[.N17])/([.Q17]-[.P17]))));360)" office:value-type="float" office:value="0">
            <text:p>0</text:p>
          </table:table-cell>
          <table:table-cell table:formula="of:=IF([.P17]=[.Q17];0;IF([.L17]&lt;0.5;([.Q17]-[.P17])/([.P17]+[.Q17]);([.Q17]-[.P17])/(2-[.Q17]-[.P17])))" office:value-type="float" office:value="1">
            <text:p>1</text:p>
          </table:table-cell>
          <table:table-cell table:formula="of:=([.P17]+[.Q17])/2" office:value-type="float" office:value="0.333333333333333">
            <text:p>0.33</text:p>
          </table:table-cell>
          <table:table-cell table:formula="of:=[.E17]/255" office:value-type="float" office:value="0.666666666666667">
            <text:p>0.67</text:p>
          </table:table-cell>
          <table:table-cell table:formula="of:=[.F17]/255" office:value-type="float" office:value="0">
            <text:p>0</text:p>
          </table:table-cell>
          <table:table-cell table:formula="of:=[.G17]/255" office:value-type="float" office:value="0">
            <text:p>0</text:p>
          </table:table-cell>
          <table:table-cell table:formula="of:=MIN([.M17];[.N17];[.O17])" office:value-type="float" office:value="0">
            <text:p>0</text:p>
          </table:table-cell>
          <table:table-cell table:formula="of:=MAX([.M17];[.N17];[.O17])" office:value-type="float" office:value="0.666666666666667">
            <text:p>0.67</text:p>
          </table:table-cell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string">
            <text:p>Half Transparent 2/3 Red</text:p>
          </table:table-cell>
          <table:table-cell table:style-name="ce296" table:formula="of:=CONCATENATE(&quot;#&quot;;DEC2HEX([.E18];2);DEC2HEX([.F18];2);DEC2HEX([.G18];2))" office:value-type="string" office:string-value="#AA0000">
            <text:p>#AA000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18] + 0.7152*[.F18] + 0.0722*[.G18]" office:value-type="float" office:value="36.142">
            <text:p>36.14</text:p>
          </table:table-cell>
          <table:table-cell table:formula="of:=MOD(60*IF([.P18]=[.Q18];0;IF([.M18]=[.Q18];([.N18]-[.O18])/([.Q18]-[.P18]);IF([.N18]=[.Q18];2+([.O18]-[.M18])/([.Q18]-[.P18]);4+([.M18]-[.N18])/([.Q18]-[.P18]))));360)" office:value-type="float" office:value="0">
            <text:p>0</text:p>
          </table:table-cell>
          <table:table-cell table:formula="of:=IF([.P18]=[.Q18];0;IF([.L18]&lt;0.5;([.Q18]-[.P18])/([.P18]+[.Q18]);([.Q18]-[.P18])/(2-[.Q18]-[.P18])))" office:value-type="float" office:value="1">
            <text:p>1</text:p>
          </table:table-cell>
          <table:table-cell table:formula="of:=([.P18]+[.Q18])/2" office:value-type="float" office:value="0.333333333333333">
            <text:p>0.33</text:p>
          </table:table-cell>
          <table:table-cell table:formula="of:=[.E18]/255" office:value-type="float" office:value="0.666666666666667">
            <text:p>0.67</text:p>
          </table:table-cell>
          <table:table-cell table:formula="of:=[.F18]/255" office:value-type="float" office:value="0">
            <text:p>0</text:p>
          </table:table-cell>
          <table:table-cell table:formula="of:=[.G18]/255" office:value-type="float" office:value="0">
            <text:p>0</text:p>
          </table:table-cell>
          <table:table-cell table:formula="of:=MIN([.M18];[.N18];[.O18])" office:value-type="float" office:value="0">
            <text:p>0</text:p>
          </table:table-cell>
          <table:table-cell table:formula="of:=MAX([.M18];[.N18];[.O18])" office:value-type="float" office:value="0.666666666666667">
            <text:p>0.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241"/>
          <table:table-cell/>
          <table:table-cell table:style-name="ce296" table:formula="of:=CONCATENATE(&quot;#&quot;;DEC2HEX([.E19];2);DEC2HEX([.F19];2);DEC2HEX([.G19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E19] + 0.7152*[.F19] + 0.0722*[.G19]" office:value-type="float" office:value="36.482">
            <text:p>36.48</text:p>
          </table:table-cell>
          <table:table-cell table:formula="of:=MOD(60*IF([.P19]=[.Q19];0;IF([.M19]=[.Q19];([.N19]-[.O19])/([.Q19]-[.P19]);IF([.N19]=[.Q19];2+([.O19]-[.M19])/([.Q19]-[.P19]);4+([.M19]-[.N19])/([.Q19]-[.P19]))));360)" office:value-type="float" office:value="260">
            <text:p>260</text:p>
          </table:table-cell>
          <table:table-cell table:formula="of:=IF([.P19]=[.Q19];0;IF([.L19]&lt;0.5;([.Q19]-[.P19])/([.P19]+[.Q19]);([.Q19]-[.P19])/(2-[.Q19]-[.P19])))" office:value-type="float" office:value="1">
            <text:p>1</text:p>
          </table:table-cell>
          <table:table-cell table:formula="of:=([.P19]+[.Q19])/2" office:value-type="float" office:value="0.5">
            <text:p>0.5</text:p>
          </table:table-cell>
          <table:table-cell table:formula="of:=[.E19]/255" office:value-type="float" office:value="0.333333333333333">
            <text:p>0.33</text:p>
          </table:table-cell>
          <table:table-cell table:formula="of:=[.F19]/255" office:value-type="float" office:value="0">
            <text:p>0</text:p>
          </table:table-cell>
          <table:table-cell table:formula="of:=[.G19]/255" office:value-type="float" office:value="1">
            <text:p>1</text:p>
          </table:table-cell>
          <table:table-cell table:formula="of:=MIN([.M19];[.N19];[.O19])" office:value-type="float" office:value="0">
            <text:p>0</text:p>
          </table:table-cell>
          <table:table-cell table:formula="of:=MAX([.M19];[.N19];[.O19])"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table:style-name="ce296" table:formula="of:=CONCATENATE(&quot;#&quot;;DEC2HEX([.E20];2);DEC2HEX([.F20];2);DEC2HEX([.G20];2))" office:value-type="string" office:string-value="#5500FF">
            <text:p>#5500FF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20] + 0.7152*[.F20] + 0.0722*[.G20]" office:value-type="float" office:value="36.482">
            <text:p>36.48</text:p>
          </table:table-cell>
          <table:table-cell table:formula="of:=MOD(60*IF([.P20]=[.Q20];0;IF([.M20]=[.Q20];([.N20]-[.O20])/([.Q20]-[.P20]);IF([.N20]=[.Q20];2+([.O20]-[.M20])/([.Q20]-[.P20]);4+([.M20]-[.N20])/([.Q20]-[.P20]))));360)" office:value-type="float" office:value="260">
            <text:p>260</text:p>
          </table:table-cell>
          <table:table-cell table:formula="of:=IF([.P20]=[.Q20];0;IF([.L20]&lt;0.5;([.Q20]-[.P20])/([.P20]+[.Q20]);([.Q20]-[.P20])/(2-[.Q20]-[.P20])))" office:value-type="float" office:value="1">
            <text:p>1</text:p>
          </table:table-cell>
          <table:table-cell table:formula="of:=([.P20]+[.Q20])/2" office:value-type="float" office:value="0.5">
            <text:p>0.5</text:p>
          </table:table-cell>
          <table:table-cell table:formula="of:=[.E20]/255" office:value-type="float" office:value="0.333333333333333">
            <text:p>0.33</text:p>
          </table:table-cell>
          <table:table-cell table:formula="of:=[.F20]/255" office:value-type="float" office:value="0">
            <text:p>0</text:p>
          </table:table-cell>
          <table:table-cell table:formula="of:=[.G20]/255" office:value-type="float" office:value="1">
            <text:p>1</text:p>
          </table:table-cell>
          <table:table-cell table:formula="of:=MIN([.M20];[.N20];[.O20])" office:value-type="float" office:value="0">
            <text:p>0</text:p>
          </table:table-cell>
          <table:table-cell table:formula="of:=MAX([.M20];[.N20];[.O20])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242"/>
          <table:table-cell/>
          <table:table-cell table:style-name="ce296" table:formula="of:=CONCATENATE(&quot;#&quot;;DEC2HEX([.E21];2);DEC2HEX([.F21];2);DEC2HEX([.G21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21] + 0.7152*[.F21] + 0.0722*[.G21]" office:value-type="float" office:value="42.279">
            <text:p>42.28</text:p>
          </table:table-cell>
          <table:table-cell table:formula="of:=MOD(60*IF([.P21]=[.Q21];0;IF([.M21]=[.Q21];([.N21]-[.O21])/([.Q21]-[.P21]);IF([.N21]=[.Q21];2+([.O21]-[.M21])/([.Q21]-[.P21]);4+([.M21]-[.N21])/([.Q21]-[.P21]))));360)" office:value-type="float" office:value="330">
            <text:p>330</text:p>
          </table:table-cell>
          <table:table-cell table:formula="of:=IF([.P21]=[.Q21];0;IF([.L21]&lt;0.5;([.Q21]-[.P21])/([.P21]+[.Q21]);([.Q21]-[.P21])/(2-[.Q21]-[.P21])))" office:value-type="float" office:value="1">
            <text:p>1</text:p>
          </table:table-cell>
          <table:table-cell table:formula="of:=([.P21]+[.Q21])/2" office:value-type="float" office:value="0.333333333333333">
            <text:p>0.33</text:p>
          </table:table-cell>
          <table:table-cell table:formula="of:=[.E21]/255" office:value-type="float" office:value="0.666666666666667">
            <text:p>0.67</text:p>
          </table:table-cell>
          <table:table-cell table:formula="of:=[.F21]/255" office:value-type="float" office:value="0">
            <text:p>0</text:p>
          </table:table-cell>
          <table:table-cell table:formula="of:=[.G21]/255" office:value-type="float" office:value="0.333333333333333">
            <text:p>0.33</text:p>
          </table:table-cell>
          <table:table-cell table:formula="of:=MIN([.M21];[.N21];[.O21])" office:value-type="float" office:value="0">
            <text:p>0</text:p>
          </table:table-cell>
          <table:table-cell table:formula="of:=MAX([.M21];[.N21];[.O21])" office:value-type="float" office:value="0.666666666666667">
            <text:p>0.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style-name="ce296" table:formula="of:=CONCATENATE(&quot;#&quot;;DEC2HEX([.E22];2);DEC2HEX([.F22];2);DEC2HEX([.G22];2))" office:value-type="string" office:string-value="#AA0055">
            <text:p>#AA00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22] + 0.7152*[.F22] + 0.0722*[.G22]" office:value-type="float" office:value="42.279">
            <text:p>42.28</text:p>
          </table:table-cell>
          <table:table-cell table:formula="of:=MOD(60*IF([.P22]=[.Q22];0;IF([.M22]=[.Q22];([.N22]-[.O22])/([.Q22]-[.P22]);IF([.N22]=[.Q22];2+([.O22]-[.M22])/([.Q22]-[.P22]);4+([.M22]-[.N22])/([.Q22]-[.P22]))));360)" office:value-type="float" office:value="330">
            <text:p>330</text:p>
          </table:table-cell>
          <table:table-cell table:formula="of:=IF([.P22]=[.Q22];0;IF([.L22]&lt;0.5;([.Q22]-[.P22])/([.P22]+[.Q22]);([.Q22]-[.P22])/(2-[.Q22]-[.P22])))" office:value-type="float" office:value="1">
            <text:p>1</text:p>
          </table:table-cell>
          <table:table-cell table:formula="of:=([.P22]+[.Q22])/2" office:value-type="float" office:value="0.333333333333333">
            <text:p>0.33</text:p>
          </table:table-cell>
          <table:table-cell table:formula="of:=[.E22]/255" office:value-type="float" office:value="0.666666666666667">
            <text:p>0.67</text:p>
          </table:table-cell>
          <table:table-cell table:formula="of:=[.F22]/255" office:value-type="float" office:value="0">
            <text:p>0</text:p>
          </table:table-cell>
          <table:table-cell table:formula="of:=[.G22]/255" office:value-type="float" office:value="0.333333333333333">
            <text:p>0.33</text:p>
          </table:table-cell>
          <table:table-cell table:formula="of:=MIN([.M22];[.N22];[.O22])" office:value-type="float" office:value="0">
            <text:p>0</text:p>
          </table:table-cell>
          <table:table-cell table:formula="of:=MAX([.M22];[.N22];[.O22])" office:value-type="float" office:value="0.666666666666667">
            <text:p>0.6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243"/>
          <table:table-cell office:value-type="string">
            <text:p>2/3 Brightness Magenta</text:p>
          </table:table-cell>
          <table:table-cell table:style-name="ce296" table:formula="of:=CONCATENATE(&quot;#&quot;;DEC2HEX([.E23];2);DEC2HEX([.F23];2);DEC2HEX([.G23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23] + 0.7152*[.F23] + 0.0722*[.G23]" office:value-type="float" office:value="48.416">
            <text:p>48.42</text:p>
          </table:table-cell>
          <table:table-cell table:formula="of:=MOD(60*IF([.P23]=[.Q23];0;IF([.M23]=[.Q23];([.N23]-[.O23])/([.Q23]-[.P23]);IF([.N23]=[.Q23];2+([.O23]-[.M23])/([.Q23]-[.P23]);4+([.M23]-[.N23])/([.Q23]-[.P23]))));360)" office:value-type="float" office:value="300">
            <text:p>300</text:p>
          </table:table-cell>
          <table:table-cell table:formula="of:=IF([.P23]=[.Q23];0;IF([.L23]&lt;0.5;([.Q23]-[.P23])/([.P23]+[.Q23]);([.Q23]-[.P23])/(2-[.Q23]-[.P23])))" office:value-type="float" office:value="1">
            <text:p>1</text:p>
          </table:table-cell>
          <table:table-cell table:formula="of:=([.P23]+[.Q23])/2" office:value-type="float" office:value="0.333333333333333">
            <text:p>0.33</text:p>
          </table:table-cell>
          <table:table-cell table:formula="of:=[.E23]/255" office:value-type="float" office:value="0.666666666666667">
            <text:p>0.67</text:p>
          </table:table-cell>
          <table:table-cell table:formula="of:=[.F23]/255" office:value-type="float" office:value="0">
            <text:p>0</text:p>
          </table:table-cell>
          <table:table-cell table:formula="of:=[.G23]/255" office:value-type="float" office:value="0.666666666666667">
            <text:p>0.67</text:p>
          </table:table-cell>
          <table:table-cell table:formula="of:=MIN([.M23];[.N23];[.O23])" office:value-type="float" office:value="0">
            <text:p>0</text:p>
          </table:table-cell>
          <table:table-cell table:formula="of:=MAX([.M23];[.N23];[.O23])" office:value-type="float" office:value="0.666666666666667">
            <text:p>0.67</text:p>
          </table:table-cell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string">
            <text:p>Half Transparent 2/3 Magenta</text:p>
          </table:table-cell>
          <table:table-cell table:style-name="ce296" table:formula="of:=CONCATENATE(&quot;#&quot;;DEC2HEX([.E24];2);DEC2HEX([.F24];2);DEC2HEX([.G24];2))" office:value-type="string" office:string-value="#AA00AA">
            <text:p>#AA00AA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24] + 0.7152*[.F24] + 0.0722*[.G24]" office:value-type="float" office:value="48.416">
            <text:p>48.42</text:p>
          </table:table-cell>
          <table:table-cell table:formula="of:=MOD(60*IF([.P24]=[.Q24];0;IF([.M24]=[.Q24];([.N24]-[.O24])/([.Q24]-[.P24]);IF([.N24]=[.Q24];2+([.O24]-[.M24])/([.Q24]-[.P24]);4+([.M24]-[.N24])/([.Q24]-[.P24]))));360)" office:value-type="float" office:value="300">
            <text:p>300</text:p>
          </table:table-cell>
          <table:table-cell table:formula="of:=IF([.P24]=[.Q24];0;IF([.L24]&lt;0.5;([.Q24]-[.P24])/([.P24]+[.Q24]);([.Q24]-[.P24])/(2-[.Q24]-[.P24])))" office:value-type="float" office:value="1">
            <text:p>1</text:p>
          </table:table-cell>
          <table:table-cell table:formula="of:=([.P24]+[.Q24])/2" office:value-type="float" office:value="0.333333333333333">
            <text:p>0.33</text:p>
          </table:table-cell>
          <table:table-cell table:formula="of:=[.E24]/255" office:value-type="float" office:value="0.666666666666667">
            <text:p>0.67</text:p>
          </table:table-cell>
          <table:table-cell table:formula="of:=[.F24]/255" office:value-type="float" office:value="0">
            <text:p>0</text:p>
          </table:table-cell>
          <table:table-cell table:formula="of:=[.G24]/255" office:value-type="float" office:value="0.666666666666667">
            <text:p>0.67</text:p>
          </table:table-cell>
          <table:table-cell table:formula="of:=MIN([.M24];[.N24];[.O24])" office:value-type="float" office:value="0">
            <text:p>0</text:p>
          </table:table-cell>
          <table:table-cell table:formula="of:=MAX([.M24];[.N24];[.O24])" office:value-type="float" office:value="0.666666666666667">
            <text:p>0.67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44"/>
          <table:table-cell table:style-name="ce128" office:value-type="string">
            <text:p>Red</text:p>
          </table:table-cell>
          <table:table-cell table:style-name="ce296" table:formula="of:=CONCATENATE(&quot;#&quot;;DEC2HEX([.E25];2);DEC2HEX([.F25];2);DEC2HEX([.G25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25] + 0.7152*[.F25] + 0.0722*[.G25]" office:value-type="float" office:value="54.213">
            <text:p>54.21</text:p>
          </table:table-cell>
          <table:table-cell table:formula="of:=MOD(60*IF([.P25]=[.Q25];0;IF([.M25]=[.Q25];([.N25]-[.O25])/([.Q25]-[.P25]);IF([.N25]=[.Q25];2+([.O25]-[.M25])/([.Q25]-[.P25]);4+([.M25]-[.N25])/([.Q25]-[.P25]))));360)" office:value-type="float" office:value="0">
            <text:p>0</text:p>
          </table:table-cell>
          <table:table-cell table:formula="of:=IF([.P25]=[.Q25];0;IF([.L25]&lt;0.5;([.Q25]-[.P25])/([.P25]+[.Q25]);([.Q25]-[.P25])/(2-[.Q25]-[.P25])))" office:value-type="float" office:value="1">
            <text:p>1</text:p>
          </table:table-cell>
          <table:table-cell table:formula="of:=([.P25]+[.Q25])/2" office:value-type="float" office:value="0.5">
            <text:p>0.5</text:p>
          </table:table-cell>
          <table:table-cell table:formula="of:=[.E25]/255" office:value-type="float" office:value="1">
            <text:p>1</text:p>
          </table:table-cell>
          <table:table-cell table:formula="of:=[.F25]/255" office:value-type="float" office:value="0">
            <text:p>0</text:p>
          </table:table-cell>
          <table:table-cell table:formula="of:=[.G25]/255" office:value-type="float" office:value="0">
            <text:p>0</text:p>
          </table:table-cell>
          <table:table-cell table:formula="of:=MIN([.M25];[.N25];[.O25])" office:value-type="float" office:value="0">
            <text:p>0</text:p>
          </table:table-cell>
          <table:table-cell table:formula="of:=MAX([.M25];[.N25];[.O25])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string">
            <text:p>Half Transparent Red</text:p>
          </table:table-cell>
          <table:table-cell table:style-name="ce296" table:formula="of:=CONCATENATE(&quot;#&quot;;DEC2HEX([.E26];2);DEC2HEX([.F26];2);DEC2HEX([.G26];2))" office:value-type="string" office:string-value="#FF0000">
            <text:p>#FF0000</text:p>
          </table:table-cell>
          <table:table-cell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26] + 0.7152*[.F26] + 0.0722*[.G26]" office:value-type="float" office:value="54.213">
            <text:p>54.21</text:p>
          </table:table-cell>
          <table:table-cell table:formula="of:=MOD(60*IF([.P26]=[.Q26];0;IF([.M26]=[.Q26];([.N26]-[.O26])/([.Q26]-[.P26]);IF([.N26]=[.Q26];2+([.O26]-[.M26])/([.Q26]-[.P26]);4+([.M26]-[.N26])/([.Q26]-[.P26]))));360)" office:value-type="float" office:value="0">
            <text:p>0</text:p>
          </table:table-cell>
          <table:table-cell table:formula="of:=IF([.P26]=[.Q26];0;IF([.L26]&lt;0.5;([.Q26]-[.P26])/([.P26]+[.Q26]);([.Q26]-[.P26])/(2-[.Q26]-[.P26])))" office:value-type="float" office:value="1">
            <text:p>1</text:p>
          </table:table-cell>
          <table:table-cell table:formula="of:=([.P26]+[.Q26])/2" office:value-type="float" office:value="0.5">
            <text:p>0.5</text:p>
          </table:table-cell>
          <table:table-cell table:formula="of:=[.E26]/255" office:value-type="float" office:value="1">
            <text:p>1</text:p>
          </table:table-cell>
          <table:table-cell table:formula="of:=[.F26]/255" office:value-type="float" office:value="0">
            <text:p>0</text:p>
          </table:table-cell>
          <table:table-cell table:formula="of:=[.G26]/255" office:value-type="float" office:value="0">
            <text:p>0</text:p>
          </table:table-cell>
          <table:table-cell table:formula="of:=MIN([.M26];[.N26];[.O26])" office:value-type="float" office:value="0">
            <text:p>0</text:p>
          </table:table-cell>
          <table:table-cell table:formula="of:=MAX([.M26];[.N26];[.O26])"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245"/>
          <table:table-cell/>
          <table:table-cell table:style-name="ce296" table:formula="of:=CONCATENATE(&quot;#&quot;;DEC2HEX([.E27];2);DEC2HEX([.F27];2);DEC2HEX([.G27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E27] + 0.7152*[.F27] + 0.0722*[.G27]" office:value-type="float" office:value="54.553">
            <text:p>54.55</text:p>
          </table:table-cell>
          <table:table-cell table:formula="of:=MOD(60*IF([.P27]=[.Q27];0;IF([.M27]=[.Q27];([.N27]-[.O27])/([.Q27]-[.P27]);IF([.N27]=[.Q27];2+([.O27]-[.M27])/([.Q27]-[.P27]);4+([.M27]-[.N27])/([.Q27]-[.P27]))));360)" office:value-type="float" office:value="280">
            <text:p>280</text:p>
          </table:table-cell>
          <table:table-cell table:formula="of:=IF([.P27]=[.Q27];0;IF([.L27]&lt;0.5;([.Q27]-[.P27])/([.P27]+[.Q27]);([.Q27]-[.P27])/(2-[.Q27]-[.P27])))" office:value-type="float" office:value="1">
            <text:p>1</text:p>
          </table:table-cell>
          <table:table-cell table:formula="of:=([.P27]+[.Q27])/2" office:value-type="float" office:value="0.5">
            <text:p>0.5</text:p>
          </table:table-cell>
          <table:table-cell table:formula="of:=[.E27]/255" office:value-type="float" office:value="0.666666666666667">
            <text:p>0.67</text:p>
          </table:table-cell>
          <table:table-cell table:formula="of:=[.F27]/255" office:value-type="float" office:value="0">
            <text:p>0</text:p>
          </table:table-cell>
          <table:table-cell table:formula="of:=[.G27]/255" office:value-type="float" office:value="1">
            <text:p>1</text:p>
          </table:table-cell>
          <table:table-cell table:formula="of:=MIN([.M27];[.N27];[.O27])" office:value-type="float" office:value="0">
            <text:p>0</text:p>
          </table:table-cell>
          <table:table-cell table:formula="of:=MAX([.M27];[.N27];[.O27])"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style-name="ce296" table:formula="of:=CONCATENATE(&quot;#&quot;;DEC2HEX([.E28];2);DEC2HEX([.F28];2);DEC2HEX([.G28];2))" office:value-type="string" office:string-value="#AA00FF">
            <text:p>#AA00FF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28] + 0.7152*[.F28] + 0.0722*[.G28]" office:value-type="float" office:value="54.553">
            <text:p>54.55</text:p>
          </table:table-cell>
          <table:table-cell table:formula="of:=MOD(60*IF([.P28]=[.Q28];0;IF([.M28]=[.Q28];([.N28]-[.O28])/([.Q28]-[.P28]);IF([.N28]=[.Q28];2+([.O28]-[.M28])/([.Q28]-[.P28]);4+([.M28]-[.N28])/([.Q28]-[.P28]))));360)" office:value-type="float" office:value="280">
            <text:p>280</text:p>
          </table:table-cell>
          <table:table-cell table:formula="of:=IF([.P28]=[.Q28];0;IF([.L28]&lt;0.5;([.Q28]-[.P28])/([.P28]+[.Q28]);([.Q28]-[.P28])/(2-[.Q28]-[.P28])))" office:value-type="float" office:value="1">
            <text:p>1</text:p>
          </table:table-cell>
          <table:table-cell table:formula="of:=([.P28]+[.Q28])/2" office:value-type="float" office:value="0.5">
            <text:p>0.5</text:p>
          </table:table-cell>
          <table:table-cell table:formula="of:=[.E28]/255" office:value-type="float" office:value="0.666666666666667">
            <text:p>0.67</text:p>
          </table:table-cell>
          <table:table-cell table:formula="of:=[.F28]/255" office:value-type="float" office:value="0">
            <text:p>0</text:p>
          </table:table-cell>
          <table:table-cell table:formula="of:=[.G28]/255" office:value-type="float" office:value="1">
            <text:p>1</text:p>
          </table:table-cell>
          <table:table-cell table:formula="of:=MIN([.M28];[.N28];[.O28])" office:value-type="float" office:value="0">
            <text:p>0</text:p>
          </table:table-cell>
          <table:table-cell table:formula="of:=MAX([.M28];[.N28];[.O28])"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246"/>
          <table:table-cell/>
          <table:table-cell table:style-name="ce296" table:formula="of:=CONCATENATE(&quot;#&quot;;DEC2HEX([.E29];2);DEC2HEX([.F29];2);DEC2HEX([.G29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29] + 0.7152*[.F29] + 0.0722*[.G29]" office:value-type="float" office:value="60.35">
            <text:p>60.35</text:p>
          </table:table-cell>
          <table:table-cell table:formula="of:=MOD(60*IF([.P29]=[.Q29];0;IF([.M29]=[.Q29];([.N29]-[.O29])/([.Q29]-[.P29]);IF([.N29]=[.Q29];2+([.O29]-[.M29])/([.Q29]-[.P29]);4+([.M29]-[.N29])/([.Q29]-[.P29]))));360)" office:value-type="float" office:value="340">
            <text:p>340</text:p>
          </table:table-cell>
          <table:table-cell table:formula="of:=IF([.P29]=[.Q29];0;IF([.L29]&lt;0.5;([.Q29]-[.P29])/([.P29]+[.Q29]);([.Q29]-[.P29])/(2-[.Q29]-[.P29])))" office:value-type="float" office:value="1">
            <text:p>1</text:p>
          </table:table-cell>
          <table:table-cell table:formula="of:=([.P29]+[.Q29])/2" office:value-type="float" office:value="0.5">
            <text:p>0.5</text:p>
          </table:table-cell>
          <table:table-cell table:formula="of:=[.E29]/255" office:value-type="float" office:value="1">
            <text:p>1</text:p>
          </table:table-cell>
          <table:table-cell table:formula="of:=[.F29]/255" office:value-type="float" office:value="0">
            <text:p>0</text:p>
          </table:table-cell>
          <table:table-cell table:formula="of:=[.G29]/255" office:value-type="float" office:value="0.333333333333333">
            <text:p>0.33</text:p>
          </table:table-cell>
          <table:table-cell table:formula="of:=MIN([.M29];[.N29];[.O29])" office:value-type="float" office:value="0">
            <text:p>0</text:p>
          </table:table-cell>
          <table:table-cell table:formula="of:=MAX([.M29];[.N29];[.O29])"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style-name="ce296" table:formula="of:=CONCATENATE(&quot;#&quot;;DEC2HEX([.E30];2);DEC2HEX([.F30];2);DEC2HEX([.G30];2))" office:value-type="string" office:string-value="#FF0055">
            <text:p>#FF00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30] + 0.7152*[.F30] + 0.0722*[.G30]" office:value-type="float" office:value="60.35">
            <text:p>60.35</text:p>
          </table:table-cell>
          <table:table-cell table:formula="of:=MOD(60*IF([.P30]=[.Q30];0;IF([.M30]=[.Q30];([.N30]-[.O30])/([.Q30]-[.P30]);IF([.N30]=[.Q30];2+([.O30]-[.M30])/([.Q30]-[.P30]);4+([.M30]-[.N30])/([.Q30]-[.P30]))));360)" office:value-type="float" office:value="340">
            <text:p>340</text:p>
          </table:table-cell>
          <table:table-cell table:formula="of:=IF([.P30]=[.Q30];0;IF([.L30]&lt;0.5;([.Q30]-[.P30])/([.P30]+[.Q30]);([.Q30]-[.P30])/(2-[.Q30]-[.P30])))" office:value-type="float" office:value="1">
            <text:p>1</text:p>
          </table:table-cell>
          <table:table-cell table:formula="of:=([.P30]+[.Q30])/2" office:value-type="float" office:value="0.5">
            <text:p>0.5</text:p>
          </table:table-cell>
          <table:table-cell table:formula="of:=[.E30]/255" office:value-type="float" office:value="1">
            <text:p>1</text:p>
          </table:table-cell>
          <table:table-cell table:formula="of:=[.F30]/255" office:value-type="float" office:value="0">
            <text:p>0</text:p>
          </table:table-cell>
          <table:table-cell table:formula="of:=[.G30]/255" office:value-type="float" office:value="0.333333333333333">
            <text:p>0.33</text:p>
          </table:table-cell>
          <table:table-cell table:formula="of:=MIN([.M30];[.N30];[.O30])" office:value-type="float" office:value="0">
            <text:p>0</text:p>
          </table:table-cell>
          <table:table-cell table:formula="of:=MAX([.M30];[.N30];[.O30])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247"/>
          <table:table-cell office:value-type="string">
            <text:p>1/3 Brightness Green</text:p>
          </table:table-cell>
          <table:table-cell table:style-name="ce296" table:formula="of:=CONCATENATE(&quot;#&quot;;DEC2HEX([.E31];2);DEC2HEX([.F31];2);DEC2HEX([.G31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31] + 0.7152*[.F31] + 0.0722*[.G31]" office:value-type="float" office:value="60.792">
            <text:p>60.79</text:p>
          </table:table-cell>
          <table:table-cell table:formula="of:=MOD(60*IF([.P31]=[.Q31];0;IF([.M31]=[.Q31];([.N31]-[.O31])/([.Q31]-[.P31]);IF([.N31]=[.Q31];2+([.O31]-[.M31])/([.Q31]-[.P31]);4+([.M31]-[.N31])/([.Q31]-[.P31]))));360)" office:value-type="float" office:value="120">
            <text:p>120</text:p>
          </table:table-cell>
          <table:table-cell table:formula="of:=IF([.P31]=[.Q31];0;IF([.L31]&lt;0.5;([.Q31]-[.P31])/([.P31]+[.Q31]);([.Q31]-[.P31])/(2-[.Q31]-[.P31])))" office:value-type="float" office:value="1">
            <text:p>1</text:p>
          </table:table-cell>
          <table:table-cell table:formula="of:=([.P31]+[.Q31])/2" office:value-type="float" office:value="0.166666666666667">
            <text:p>0.17</text:p>
          </table:table-cell>
          <table:table-cell table:formula="of:=[.E31]/255" office:value-type="float" office:value="0">
            <text:p>0</text:p>
          </table:table-cell>
          <table:table-cell table:formula="of:=[.F31]/255" office:value-type="float" office:value="0.333333333333333">
            <text:p>0.33</text:p>
          </table:table-cell>
          <table:table-cell table:formula="of:=[.G31]/255" office:value-type="float" office:value="0">
            <text:p>0</text:p>
          </table:table-cell>
          <table:table-cell table:formula="of:=MIN([.M31];[.N31];[.O31])" office:value-type="float" office:value="0">
            <text:p>0</text:p>
          </table:table-cell>
          <table:table-cell table:formula="of:=MAX([.M31];[.N31];[.O31])" office:value-type="float" office:value="0.333333333333333">
            <text:p>0.33</text:p>
          </table:table-cell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string">
            <text:p>Half Transparent 1/3 Green</text:p>
          </table:table-cell>
          <table:table-cell table:style-name="ce296" table:formula="of:=CONCATENATE(&quot;#&quot;;DEC2HEX([.E32];2);DEC2HEX([.F32];2);DEC2HEX([.G32];2))" office:value-type="string" office:string-value="#005500">
            <text:p>#005500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32] + 0.7152*[.F32] + 0.0722*[.G32]" office:value-type="float" office:value="60.792">
            <text:p>60.79</text:p>
          </table:table-cell>
          <table:table-cell table:formula="of:=MOD(60*IF([.P32]=[.Q32];0;IF([.M32]=[.Q32];([.N32]-[.O32])/([.Q32]-[.P32]);IF([.N32]=[.Q32];2+([.O32]-[.M32])/([.Q32]-[.P32]);4+([.M32]-[.N32])/([.Q32]-[.P32]))));360)" office:value-type="float" office:value="120">
            <text:p>120</text:p>
          </table:table-cell>
          <table:table-cell table:formula="of:=IF([.P32]=[.Q32];0;IF([.L32]&lt;0.5;([.Q32]-[.P32])/([.P32]+[.Q32]);([.Q32]-[.P32])/(2-[.Q32]-[.P32])))" office:value-type="float" office:value="1">
            <text:p>1</text:p>
          </table:table-cell>
          <table:table-cell table:formula="of:=([.P32]+[.Q32])/2" office:value-type="float" office:value="0.166666666666667">
            <text:p>0.17</text:p>
          </table:table-cell>
          <table:table-cell table:formula="of:=[.E32]/255" office:value-type="float" office:value="0">
            <text:p>0</text:p>
          </table:table-cell>
          <table:table-cell table:formula="of:=[.F32]/255" office:value-type="float" office:value="0.333333333333333">
            <text:p>0.33</text:p>
          </table:table-cell>
          <table:table-cell table:formula="of:=[.G32]/255" office:value-type="float" office:value="0">
            <text:p>0</text:p>
          </table:table-cell>
          <table:table-cell table:formula="of:=MIN([.M32];[.N32];[.O32])" office:value-type="float" office:value="0">
            <text:p>0</text:p>
          </table:table-cell>
          <table:table-cell table:formula="of:=MAX([.M32];[.N32];[.O32])" office:value-type="float" office:value="0.333333333333333">
            <text:p>0.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248"/>
          <table:table-cell/>
          <table:table-cell table:style-name="ce296" table:formula="of:=CONCATENATE(&quot;#&quot;;DEC2HEX([.E33];2);DEC2HEX([.F33];2);DEC2HEX([.G33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33] + 0.7152*[.F33] + 0.0722*[.G33]" office:value-type="float" office:value="66.487">
            <text:p>66.49</text:p>
          </table:table-cell>
          <table:table-cell table:formula="of:=MOD(60*IF([.P33]=[.Q33];0;IF([.M33]=[.Q33];([.N33]-[.O33])/([.Q33]-[.P33]);IF([.N33]=[.Q33];2+([.O33]-[.M33])/([.Q33]-[.P33]);4+([.M33]-[.N33])/([.Q33]-[.P33]))));360)" office:value-type="float" office:value="320">
            <text:p>320</text:p>
          </table:table-cell>
          <table:table-cell table:formula="of:=IF([.P33]=[.Q33];0;IF([.L33]&lt;0.5;([.Q33]-[.P33])/([.P33]+[.Q33]);([.Q33]-[.P33])/(2-[.Q33]-[.P33])))" office:value-type="float" office:value="1">
            <text:p>1</text:p>
          </table:table-cell>
          <table:table-cell table:formula="of:=([.P33]+[.Q33])/2" office:value-type="float" office:value="0.5">
            <text:p>0.5</text:p>
          </table:table-cell>
          <table:table-cell table:formula="of:=[.E33]/255" office:value-type="float" office:value="1">
            <text:p>1</text:p>
          </table:table-cell>
          <table:table-cell table:formula="of:=[.F33]/255" office:value-type="float" office:value="0">
            <text:p>0</text:p>
          </table:table-cell>
          <table:table-cell table:formula="of:=[.G33]/255" office:value-type="float" office:value="0.666666666666667">
            <text:p>0.67</text:p>
          </table:table-cell>
          <table:table-cell table:formula="of:=MIN([.M33];[.N33];[.O33])" office:value-type="float" office:value="0">
            <text:p>0</text:p>
          </table:table-cell>
          <table:table-cell table:formula="of:=MAX([.M33];[.N33];[.O33])"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style-name="ce296" table:formula="of:=CONCATENATE(&quot;#&quot;;DEC2HEX([.E34];2);DEC2HEX([.F34];2);DEC2HEX([.G34];2))" office:value-type="string" office:string-value="#FF00AA">
            <text:p>#FF00AA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34] + 0.7152*[.F34] + 0.0722*[.G34]" office:value-type="float" office:value="66.487">
            <text:p>66.49</text:p>
          </table:table-cell>
          <table:table-cell table:formula="of:=MOD(60*IF([.P34]=[.Q34];0;IF([.M34]=[.Q34];([.N34]-[.O34])/([.Q34]-[.P34]);IF([.N34]=[.Q34];2+([.O34]-[.M34])/([.Q34]-[.P34]);4+([.M34]-[.N34])/([.Q34]-[.P34]))));360)" office:value-type="float" office:value="320">
            <text:p>320</text:p>
          </table:table-cell>
          <table:table-cell table:formula="of:=IF([.P34]=[.Q34];0;IF([.L34]&lt;0.5;([.Q34]-[.P34])/([.P34]+[.Q34]);([.Q34]-[.P34])/(2-[.Q34]-[.P34])))" office:value-type="float" office:value="1">
            <text:p>1</text:p>
          </table:table-cell>
          <table:table-cell table:formula="of:=([.P34]+[.Q34])/2" office:value-type="float" office:value="0.5">
            <text:p>0.5</text:p>
          </table:table-cell>
          <table:table-cell table:formula="of:=[.E34]/255" office:value-type="float" office:value="1">
            <text:p>1</text:p>
          </table:table-cell>
          <table:table-cell table:formula="of:=[.F34]/255" office:value-type="float" office:value="0">
            <text:p>0</text:p>
          </table:table-cell>
          <table:table-cell table:formula="of:=[.G34]/255" office:value-type="float" office:value="0.666666666666667">
            <text:p>0.67</text:p>
          </table:table-cell>
          <table:table-cell table:formula="of:=MIN([.M34];[.N34];[.O34])" office:value-type="float" office:value="0">
            <text:p>0</text:p>
          </table:table-cell>
          <table:table-cell table:formula="of:=MAX([.M34];[.N34];[.O34])"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249"/>
          <table:table-cell office:value-type="string">
            <text:p>1/3 Brightness Cyan</text:p>
          </table:table-cell>
          <table:table-cell table:style-name="ce296" table:formula="of:=CONCATENATE(&quot;#&quot;;DEC2HEX([.E35];2);DEC2HEX([.F35];2);DEC2HEX([.G35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35] + 0.7152*[.F35] + 0.0722*[.G35]" office:value-type="float" office:value="66.929">
            <text:p>66.93</text:p>
          </table:table-cell>
          <table:table-cell table:formula="of:=MOD(60*IF([.P35]=[.Q35];0;IF([.M35]=[.Q35];([.N35]-[.O35])/([.Q35]-[.P35]);IF([.N35]=[.Q35];2+([.O35]-[.M35])/([.Q35]-[.P35]);4+([.M35]-[.N35])/([.Q35]-[.P35]))));360)" office:value-type="float" office:value="180">
            <text:p>180</text:p>
          </table:table-cell>
          <table:table-cell table:formula="of:=IF([.P35]=[.Q35];0;IF([.L35]&lt;0.5;([.Q35]-[.P35])/([.P35]+[.Q35]);([.Q35]-[.P35])/(2-[.Q35]-[.P35])))" office:value-type="float" office:value="1">
            <text:p>1</text:p>
          </table:table-cell>
          <table:table-cell table:formula="of:=([.P35]+[.Q35])/2" office:value-type="float" office:value="0.166666666666667">
            <text:p>0.17</text:p>
          </table:table-cell>
          <table:table-cell table:formula="of:=[.E35]/255" office:value-type="float" office:value="0">
            <text:p>0</text:p>
          </table:table-cell>
          <table:table-cell table:formula="of:=[.F35]/255" office:value-type="float" office:value="0.333333333333333">
            <text:p>0.33</text:p>
          </table:table-cell>
          <table:table-cell table:formula="of:=[.G35]/255" office:value-type="float" office:value="0.333333333333333">
            <text:p>0.33</text:p>
          </table:table-cell>
          <table:table-cell table:formula="of:=MIN([.M35];[.N35];[.O35])" office:value-type="float" office:value="0">
            <text:p>0</text:p>
          </table:table-cell>
          <table:table-cell table:formula="of:=MAX([.M35];[.N35];[.O35])" office:value-type="float" office:value="0.333333333333333">
            <text:p>0.33</text:p>
          </table:table-cell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string">
            <text:p>Half Transparent 1/3 Cyan</text:p>
          </table:table-cell>
          <table:table-cell table:style-name="ce296" table:formula="of:=CONCATENATE(&quot;#&quot;;DEC2HEX([.E36];2);DEC2HEX([.F36];2);DEC2HEX([.G36];2))" office:value-type="string" office:string-value="#005555">
            <text:p>#005555</text:p>
          </table:table-cell>
          <table:table-cell office:value-type="float" office:value="0">
            <text:p>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36] + 0.7152*[.F36] + 0.0722*[.G36]" office:value-type="float" office:value="66.929">
            <text:p>66.93</text:p>
          </table:table-cell>
          <table:table-cell table:formula="of:=MOD(60*IF([.P36]=[.Q36];0;IF([.M36]=[.Q36];([.N36]-[.O36])/([.Q36]-[.P36]);IF([.N36]=[.Q36];2+([.O36]-[.M36])/([.Q36]-[.P36]);4+([.M36]-[.N36])/([.Q36]-[.P36]))));360)" office:value-type="float" office:value="180">
            <text:p>180</text:p>
          </table:table-cell>
          <table:table-cell table:formula="of:=IF([.P36]=[.Q36];0;IF([.L36]&lt;0.5;([.Q36]-[.P36])/([.P36]+[.Q36]);([.Q36]-[.P36])/(2-[.Q36]-[.P36])))" office:value-type="float" office:value="1">
            <text:p>1</text:p>
          </table:table-cell>
          <table:table-cell table:formula="of:=([.P36]+[.Q36])/2" office:value-type="float" office:value="0.166666666666667">
            <text:p>0.17</text:p>
          </table:table-cell>
          <table:table-cell table:formula="of:=[.E36]/255" office:value-type="float" office:value="0">
            <text:p>0</text:p>
          </table:table-cell>
          <table:table-cell table:formula="of:=[.F36]/255" office:value-type="float" office:value="0.333333333333333">
            <text:p>0.33</text:p>
          </table:table-cell>
          <table:table-cell table:formula="of:=[.G36]/255" office:value-type="float" office:value="0.333333333333333">
            <text:p>0.33</text:p>
          </table:table-cell>
          <table:table-cell table:formula="of:=MIN([.M36];[.N36];[.O36])" office:value-type="float" office:value="0">
            <text:p>0</text:p>
          </table:table-cell>
          <table:table-cell table:formula="of:=MAX([.M36];[.N36];[.O36])" office:value-type="float" office:value="0.333333333333333">
            <text:p>0.3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15"/>
          <table:table-cell table:style-name="ce129" office:value-type="string">
            <text:p>Magenta</text:p>
          </table:table-cell>
          <table:table-cell table:style-name="ce296" table:formula="of:=CONCATENATE(&quot;#&quot;;DEC2HEX([.E37];2);DEC2HEX([.F37];2);DEC2HEX([.G37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formula="of:=0.2126*[.E37] + 0.7152*[.F37] + 0.0722*[.G37]" office:value-type="float" office:value="72.624">
            <text:p>72.62</text:p>
          </table:table-cell>
          <table:table-cell table:formula="of:=MOD(60*IF([.P37]=[.Q37];0;IF([.M37]=[.Q37];([.N37]-[.O37])/([.Q37]-[.P37]);IF([.N37]=[.Q37];2+([.O37]-[.M37])/([.Q37]-[.P37]);4+([.M37]-[.N37])/([.Q37]-[.P37]))));360)" office:value-type="float" office:value="300">
            <text:p>300</text:p>
          </table:table-cell>
          <table:table-cell table:formula="of:=IF([.P37]=[.Q37];0;IF([.L37]&lt;0.5;([.Q37]-[.P37])/([.P37]+[.Q37]);([.Q37]-[.P37])/(2-[.Q37]-[.P37])))" office:value-type="float" office:value="1">
            <text:p>1</text:p>
          </table:table-cell>
          <table:table-cell table:formula="of:=([.P37]+[.Q37])/2" office:value-type="float" office:value="0.5">
            <text:p>0.5</text:p>
          </table:table-cell>
          <table:table-cell table:formula="of:=[.E37]/255" office:value-type="float" office:value="1">
            <text:p>1</text:p>
          </table:table-cell>
          <table:table-cell table:formula="of:=[.F37]/255" office:value-type="float" office:value="0">
            <text:p>0</text:p>
          </table:table-cell>
          <table:table-cell table:formula="of:=[.G37]/255" office:value-type="float" office:value="1">
            <text:p>1</text:p>
          </table:table-cell>
          <table:table-cell table:formula="of:=MIN([.M37];[.N37];[.O37])" office:value-type="float" office:value="0">
            <text:p>0</text:p>
          </table:table-cell>
          <table:table-cell table:formula="of:=MAX([.M37];[.N37];[.O37])"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string">
            <text:p>Half Transparent Magenta</text:p>
          </table:table-cell>
          <table:table-cell table:style-name="ce296" table:formula="of:=CONCATENATE(&quot;#&quot;;DEC2HEX([.E38];2);DEC2HEX([.F38];2);DEC2HEX([.G38];2))" office:value-type="string" office:string-value="#FF00FF">
            <text:p>#FF00FF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38] + 0.7152*[.F38] + 0.0722*[.G38]" office:value-type="float" office:value="72.624">
            <text:p>72.62</text:p>
          </table:table-cell>
          <table:table-cell table:formula="of:=MOD(60*IF([.P38]=[.Q38];0;IF([.M38]=[.Q38];([.N38]-[.O38])/([.Q38]-[.P38]);IF([.N38]=[.Q38];2+([.O38]-[.M38])/([.Q38]-[.P38]);4+([.M38]-[.N38])/([.Q38]-[.P38]))));360)" office:value-type="float" office:value="300">
            <text:p>300</text:p>
          </table:table-cell>
          <table:table-cell table:formula="of:=IF([.P38]=[.Q38];0;IF([.L38]&lt;0.5;([.Q38]-[.P38])/([.P38]+[.Q38]);([.Q38]-[.P38])/(2-[.Q38]-[.P38])))" office:value-type="float" office:value="1">
            <text:p>1</text:p>
          </table:table-cell>
          <table:table-cell table:formula="of:=([.P38]+[.Q38])/2" office:value-type="float" office:value="0.5">
            <text:p>0.5</text:p>
          </table:table-cell>
          <table:table-cell table:formula="of:=[.E38]/255" office:value-type="float" office:value="1">
            <text:p>1</text:p>
          </table:table-cell>
          <table:table-cell table:formula="of:=[.F38]/255" office:value-type="float" office:value="0">
            <text:p>0</text:p>
          </table:table-cell>
          <table:table-cell table:formula="of:=[.G38]/255" office:value-type="float" office:value="1">
            <text:p>1</text:p>
          </table:table-cell>
          <table:table-cell table:formula="of:=MIN([.M38];[.N38];[.O38])" office:value-type="float" office:value="0">
            <text:p>0</text:p>
          </table:table-cell>
          <table:table-cell table:formula="of:=MAX([.M38];[.N38];[.O38])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250"/>
          <table:table-cell/>
          <table:table-cell table:style-name="ce296" table:formula="of:=CONCATENATE(&quot;#&quot;;DEC2HEX([.E39];2);DEC2HEX([.F39];2);DEC2HEX([.G39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39] + 0.7152*[.F39] + 0.0722*[.G39]" office:value-type="float" office:value="73.066">
            <text:p>73.07</text:p>
          </table:table-cell>
          <table:table-cell table:formula="of:=MOD(60*IF([.P39]=[.Q39];0;IF([.M39]=[.Q39];([.N39]-[.O39])/([.Q39]-[.P39]);IF([.N39]=[.Q39];2+([.O39]-[.M39])/([.Q39]-[.P39]);4+([.M39]-[.N39])/([.Q39]-[.P39]))));360)" office:value-type="float" office:value="210">
            <text:p>210</text:p>
          </table:table-cell>
          <table:table-cell table:formula="of:=IF([.P39]=[.Q39];0;IF([.L39]&lt;0.5;([.Q39]-[.P39])/([.P39]+[.Q39]);([.Q39]-[.P39])/(2-[.Q39]-[.P39])))" office:value-type="float" office:value="1">
            <text:p>1</text:p>
          </table:table-cell>
          <table:table-cell table:formula="of:=([.P39]+[.Q39])/2" office:value-type="float" office:value="0.333333333333333">
            <text:p>0.33</text:p>
          </table:table-cell>
          <table:table-cell table:formula="of:=[.E39]/255" office:value-type="float" office:value="0">
            <text:p>0</text:p>
          </table:table-cell>
          <table:table-cell table:formula="of:=[.F39]/255" office:value-type="float" office:value="0.333333333333333">
            <text:p>0.33</text:p>
          </table:table-cell>
          <table:table-cell table:formula="of:=[.G39]/255" office:value-type="float" office:value="0.666666666666667">
            <text:p>0.67</text:p>
          </table:table-cell>
          <table:table-cell table:formula="of:=MIN([.M39];[.N39];[.O39])" office:value-type="float" office:value="0">
            <text:p>0</text:p>
          </table:table-cell>
          <table:table-cell table:formula="of:=MAX([.M39];[.N39];[.O39])" office:value-type="float" office:value="0.666666666666667">
            <text:p>0.67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table:style-name="ce296" table:formula="of:=CONCATENATE(&quot;#&quot;;DEC2HEX([.E40];2);DEC2HEX([.F40];2);DEC2HEX([.G40];2))" office:value-type="string" office:string-value="#0055AA">
            <text:p>#0055AA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40] + 0.7152*[.F40] + 0.0722*[.G40]" office:value-type="float" office:value="73.066">
            <text:p>73.07</text:p>
          </table:table-cell>
          <table:table-cell table:formula="of:=MOD(60*IF([.P40]=[.Q40];0;IF([.M40]=[.Q40];([.N40]-[.O40])/([.Q40]-[.P40]);IF([.N40]=[.Q40];2+([.O40]-[.M40])/([.Q40]-[.P40]);4+([.M40]-[.N40])/([.Q40]-[.P40]))));360)" office:value-type="float" office:value="210">
            <text:p>210</text:p>
          </table:table-cell>
          <table:table-cell table:formula="of:=IF([.P40]=[.Q40];0;IF([.L40]&lt;0.5;([.Q40]-[.P40])/([.P40]+[.Q40]);([.Q40]-[.P40])/(2-[.Q40]-[.P40])))" office:value-type="float" office:value="1">
            <text:p>1</text:p>
          </table:table-cell>
          <table:table-cell table:formula="of:=([.P40]+[.Q40])/2" office:value-type="float" office:value="0.333333333333333">
            <text:p>0.33</text:p>
          </table:table-cell>
          <table:table-cell table:formula="of:=[.E40]/255" office:value-type="float" office:value="0">
            <text:p>0</text:p>
          </table:table-cell>
          <table:table-cell table:formula="of:=[.F40]/255" office:value-type="float" office:value="0.333333333333333">
            <text:p>0.33</text:p>
          </table:table-cell>
          <table:table-cell table:formula="of:=[.G40]/255" office:value-type="float" office:value="0.666666666666667">
            <text:p>0.67</text:p>
          </table:table-cell>
          <table:table-cell table:formula="of:=MIN([.M40];[.N40];[.O40])" office:value-type="float" office:value="0">
            <text:p>0</text:p>
          </table:table-cell>
          <table:table-cell table:formula="of:=MAX([.M40];[.N40];[.O40])" office:value-type="float" office:value="0.666666666666667">
            <text:p>0.6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251"/>
          <table:table-cell office:value-type="string">
            <text:p>1/3 Brightness Yellow</text:p>
          </table:table-cell>
          <table:table-cell table:style-name="ce296" table:formula="of:=CONCATENATE(&quot;#&quot;;DEC2HEX([.E41];2);DEC2HEX([.F41];2);DEC2HEX([.G41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41] + 0.7152*[.F41] + 0.0722*[.G41]" office:value-type="float" office:value="78.863">
            <text:p>78.86</text:p>
          </table:table-cell>
          <table:table-cell table:formula="of:=MOD(60*IF([.P41]=[.Q41];0;IF([.M41]=[.Q41];([.N41]-[.O41])/([.Q41]-[.P41]);IF([.N41]=[.Q41];2+([.O41]-[.M41])/([.Q41]-[.P41]);4+([.M41]-[.N41])/([.Q41]-[.P41]))));360)" office:value-type="float" office:value="60">
            <text:p>60</text:p>
          </table:table-cell>
          <table:table-cell table:formula="of:=IF([.P41]=[.Q41];0;IF([.L41]&lt;0.5;([.Q41]-[.P41])/([.P41]+[.Q41]);([.Q41]-[.P41])/(2-[.Q41]-[.P41])))" office:value-type="float" office:value="1">
            <text:p>1</text:p>
          </table:table-cell>
          <table:table-cell table:formula="of:=([.P41]+[.Q41])/2" office:value-type="float" office:value="0.166666666666667">
            <text:p>0.17</text:p>
          </table:table-cell>
          <table:table-cell table:formula="of:=[.E41]/255" office:value-type="float" office:value="0.333333333333333">
            <text:p>0.33</text:p>
          </table:table-cell>
          <table:table-cell table:formula="of:=[.F41]/255" office:value-type="float" office:value="0.333333333333333">
            <text:p>0.33</text:p>
          </table:table-cell>
          <table:table-cell table:formula="of:=[.G41]/255" office:value-type="float" office:value="0">
            <text:p>0</text:p>
          </table:table-cell>
          <table:table-cell table:formula="of:=MIN([.M41];[.N41];[.O41])" office:value-type="float" office:value="0">
            <text:p>0</text:p>
          </table:table-cell>
          <table:table-cell table:formula="of:=MAX([.M41];[.N41];[.O41])" office:value-type="float" office:value="0.333333333333333">
            <text:p>0.33</text:p>
          </table:table-cell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string">
            <text:p>Half Transparent 1/3 Yellow</text:p>
          </table:table-cell>
          <table:table-cell table:style-name="ce296" table:formula="of:=CONCATENATE(&quot;#&quot;;DEC2HEX([.E42];2);DEC2HEX([.F42];2);DEC2HEX([.G42];2))" office:value-type="string" office:string-value="#555500">
            <text:p>#555500</text:p>
          </table:table-cell>
          <table:table-cell table:number-columns-repeated="2"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42] + 0.7152*[.F42] + 0.0722*[.G42]" office:value-type="float" office:value="78.863">
            <text:p>78.86</text:p>
          </table:table-cell>
          <table:table-cell table:formula="of:=MOD(60*IF([.P42]=[.Q42];0;IF([.M42]=[.Q42];([.N42]-[.O42])/([.Q42]-[.P42]);IF([.N42]=[.Q42];2+([.O42]-[.M42])/([.Q42]-[.P42]);4+([.M42]-[.N42])/([.Q42]-[.P42]))));360)" office:value-type="float" office:value="60">
            <text:p>60</text:p>
          </table:table-cell>
          <table:table-cell table:formula="of:=IF([.P42]=[.Q42];0;IF([.L42]&lt;0.5;([.Q42]-[.P42])/([.P42]+[.Q42]);([.Q42]-[.P42])/(2-[.Q42]-[.P42])))" office:value-type="float" office:value="1">
            <text:p>1</text:p>
          </table:table-cell>
          <table:table-cell table:formula="of:=([.P42]+[.Q42])/2" office:value-type="float" office:value="0.166666666666667">
            <text:p>0.17</text:p>
          </table:table-cell>
          <table:table-cell table:formula="of:=[.E42]/255" office:value-type="float" office:value="0.333333333333333">
            <text:p>0.33</text:p>
          </table:table-cell>
          <table:table-cell table:formula="of:=[.F42]/255" office:value-type="float" office:value="0.333333333333333">
            <text:p>0.33</text:p>
          </table:table-cell>
          <table:table-cell table:formula="of:=[.G42]/255" office:value-type="float" office:value="0">
            <text:p>0</text:p>
          </table:table-cell>
          <table:table-cell table:formula="of:=MIN([.M42];[.N42];[.O42])" office:value-type="float" office:value="0">
            <text:p>0</text:p>
          </table:table-cell>
          <table:table-cell table:formula="of:=MAX([.M42];[.N42];[.O42])" office:value-type="float" office:value="0.333333333333333">
            <text:p>0.3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252"/>
          <table:table-cell/>
          <table:table-cell table:style-name="ce296" table:formula="of:=CONCATENATE(&quot;#&quot;;DEC2HEX([.E43];2);DEC2HEX([.F43];2);DEC2HEX([.G43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E43] + 0.7152*[.F43] + 0.0722*[.G43]" office:value-type="float" office:value="79.203">
            <text:p>79.2</text:p>
          </table:table-cell>
          <table:table-cell table:formula="of:=MOD(60*IF([.P43]=[.Q43];0;IF([.M43]=[.Q43];([.N43]-[.O43])/([.Q43]-[.P43]);IF([.N43]=[.Q43];2+([.O43]-[.M43])/([.Q43]-[.P43]);4+([.M43]-[.N43])/([.Q43]-[.P43]))));360)" office:value-type="float" office:value="220">
            <text:p>220</text:p>
          </table:table-cell>
          <table:table-cell table:formula="of:=IF([.P43]=[.Q43];0;IF([.L43]&lt;0.5;([.Q43]-[.P43])/([.P43]+[.Q43]);([.Q43]-[.P43])/(2-[.Q43]-[.P43])))" office:value-type="float" office:value="1">
            <text:p>1</text:p>
          </table:table-cell>
          <table:table-cell table:formula="of:=([.P43]+[.Q43])/2" office:value-type="float" office:value="0.5">
            <text:p>0.5</text:p>
          </table:table-cell>
          <table:table-cell table:formula="of:=[.E43]/255" office:value-type="float" office:value="0">
            <text:p>0</text:p>
          </table:table-cell>
          <table:table-cell table:formula="of:=[.F43]/255" office:value-type="float" office:value="0.333333333333333">
            <text:p>0.33</text:p>
          </table:table-cell>
          <table:table-cell table:formula="of:=[.G43]/255" office:value-type="float" office:value="1">
            <text:p>1</text:p>
          </table:table-cell>
          <table:table-cell table:formula="of:=MIN([.M43];[.N43];[.O43])" office:value-type="float" office:value="0">
            <text:p>0</text:p>
          </table:table-cell>
          <table:table-cell table:formula="of:=MAX([.M43];[.N43];[.O43])"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table:style-name="ce296" table:formula="of:=CONCATENATE(&quot;#&quot;;DEC2HEX([.E44];2);DEC2HEX([.F44];2);DEC2HEX([.G44];2))" office:value-type="string" office:string-value="#0055FF">
            <text:p>#0055FF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44] + 0.7152*[.F44] + 0.0722*[.G44]" office:value-type="float" office:value="79.203">
            <text:p>79.2</text:p>
          </table:table-cell>
          <table:table-cell table:formula="of:=MOD(60*IF([.P44]=[.Q44];0;IF([.M44]=[.Q44];([.N44]-[.O44])/([.Q44]-[.P44]);IF([.N44]=[.Q44];2+([.O44]-[.M44])/([.Q44]-[.P44]);4+([.M44]-[.N44])/([.Q44]-[.P44]))));360)" office:value-type="float" office:value="220">
            <text:p>220</text:p>
          </table:table-cell>
          <table:table-cell table:formula="of:=IF([.P44]=[.Q44];0;IF([.L44]&lt;0.5;([.Q44]-[.P44])/([.P44]+[.Q44]);([.Q44]-[.P44])/(2-[.Q44]-[.P44])))" office:value-type="float" office:value="1">
            <text:p>1</text:p>
          </table:table-cell>
          <table:table-cell table:formula="of:=([.P44]+[.Q44])/2" office:value-type="float" office:value="0.5">
            <text:p>0.5</text:p>
          </table:table-cell>
          <table:table-cell table:formula="of:=[.E44]/255" office:value-type="float" office:value="0">
            <text:p>0</text:p>
          </table:table-cell>
          <table:table-cell table:formula="of:=[.F44]/255" office:value-type="float" office:value="0.333333333333333">
            <text:p>0.33</text:p>
          </table:table-cell>
          <table:table-cell table:formula="of:=[.G44]/255" office:value-type="float" office:value="1">
            <text:p>1</text:p>
          </table:table-cell>
          <table:table-cell table:formula="of:=MIN([.M44];[.N44];[.O44])" office:value-type="float" office:value="0">
            <text:p>0</text:p>
          </table:table-cell>
          <table:table-cell table:formula="of:=MAX([.M44];[.N44];[.O44])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253"/>
          <table:table-cell office:value-type="string">
            <text:p>Gray 1 (1/3 Brightness White)</text:p>
          </table:table-cell>
          <table:table-cell table:style-name="ce296" table:formula="of:=CONCATENATE(&quot;#&quot;;DEC2HEX([.E45];2);DEC2HEX([.F45];2);DEC2HEX([.G45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45] + 0.7152*[.F45] + 0.0722*[.G45]" office:value-type="float" office:value="85">
            <text:p>85</text:p>
          </table:table-cell>
          <table:table-cell table:formula="of:=MOD(60*IF([.P45]=[.Q45];0;IF([.M45]=[.Q45];([.N45]-[.O45])/([.Q45]-[.P45]);IF([.N45]=[.Q45];2+([.O45]-[.M45])/([.Q45]-[.P45]);4+([.M45]-[.N45])/([.Q45]-[.P45]))));360)" office:value-type="float" office:value="0">
            <text:p>0</text:p>
          </table:table-cell>
          <table:table-cell table:formula="of:=IF([.P45]=[.Q45];0;IF([.L45]&lt;0.5;([.Q45]-[.P45])/([.P45]+[.Q45]);([.Q45]-[.P45])/(2-[.Q45]-[.P45])))" office:value-type="float" office:value="0">
            <text:p>0</text:p>
          </table:table-cell>
          <table:table-cell table:formula="of:=([.P45]+[.Q45])/2" office:value-type="float" office:value="0.333333333333333">
            <text:p>0.33</text:p>
          </table:table-cell>
          <table:table-cell table:formula="of:=[.E45]/255" office:value-type="float" office:value="0.333333333333333">
            <text:p>0.33</text:p>
          </table:table-cell>
          <table:table-cell table:formula="of:=[.F45]/255" office:value-type="float" office:value="0.333333333333333">
            <text:p>0.33</text:p>
          </table:table-cell>
          <table:table-cell table:formula="of:=[.G45]/255" office:value-type="float" office:value="0.333333333333333">
            <text:p>0.33</text:p>
          </table:table-cell>
          <table:table-cell table:formula="of:=MIN([.M45];[.N45];[.O45])" office:value-type="float" office:value="0.333333333333333">
            <text:p>0.33</text:p>
          </table:table-cell>
          <table:table-cell table:formula="of:=MAX([.M45];[.N45];[.O45])" office:value-type="float" office:value="0.333333333333333">
            <text:p>0.33</text:p>
          </table:table-cell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string">
            <text:p>Half Transparent 1/3 White (Gray)</text:p>
          </table:table-cell>
          <table:table-cell table:style-name="ce296" table:formula="of:=CONCATENATE(&quot;#&quot;;DEC2HEX([.E46];2);DEC2HEX([.F46];2);DEC2HEX([.G46];2))" office:value-type="string" office:string-value="#555555">
            <text:p>#555555</text:p>
          </table:table-cell>
          <table:table-cell table:number-columns-repeated="3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46] + 0.7152*[.F46] + 0.0722*[.G46]" office:value-type="float" office:value="85">
            <text:p>85</text:p>
          </table:table-cell>
          <table:table-cell table:formula="of:=MOD(60*IF([.P46]=[.Q46];0;IF([.M46]=[.Q46];([.N46]-[.O46])/([.Q46]-[.P46]);IF([.N46]=[.Q46];2+([.O46]-[.M46])/([.Q46]-[.P46]);4+([.M46]-[.N46])/([.Q46]-[.P46]))));360)" office:value-type="float" office:value="0">
            <text:p>0</text:p>
          </table:table-cell>
          <table:table-cell table:formula="of:=IF([.P46]=[.Q46];0;IF([.L46]&lt;0.5;([.Q46]-[.P46])/([.P46]+[.Q46]);([.Q46]-[.P46])/(2-[.Q46]-[.P46])))" office:value-type="float" office:value="0">
            <text:p>0</text:p>
          </table:table-cell>
          <table:table-cell table:formula="of:=([.P46]+[.Q46])/2" office:value-type="float" office:value="0.333333333333333">
            <text:p>0.33</text:p>
          </table:table-cell>
          <table:table-cell table:formula="of:=[.E46]/255" office:value-type="float" office:value="0.333333333333333">
            <text:p>0.33</text:p>
          </table:table-cell>
          <table:table-cell table:formula="of:=[.F46]/255" office:value-type="float" office:value="0.333333333333333">
            <text:p>0.33</text:p>
          </table:table-cell>
          <table:table-cell table:formula="of:=[.G46]/255" office:value-type="float" office:value="0.333333333333333">
            <text:p>0.33</text:p>
          </table:table-cell>
          <table:table-cell table:formula="of:=MIN([.M46];[.N46];[.O46])" office:value-type="float" office:value="0.333333333333333">
            <text:p>0.33</text:p>
          </table:table-cell>
          <table:table-cell table:formula="of:=MAX([.M46];[.N46];[.O46])" office:value-type="float" office:value="0.333333333333333">
            <text:p>0.3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254"/>
          <table:table-cell/>
          <table:table-cell table:style-name="ce296" table:formula="of:=CONCATENATE(&quot;#&quot;;DEC2HEX([.E47];2);DEC2HEX([.F47];2);DEC2HEX([.G47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47] + 0.7152*[.F47] + 0.0722*[.G47]" office:value-type="float" office:value="91.137">
            <text:p>91.14</text:p>
          </table:table-cell>
          <table:table-cell table:formula="of:=MOD(60*IF([.P47]=[.Q47];0;IF([.M47]=[.Q47];([.N47]-[.O47])/([.Q47]-[.P47]);IF([.N47]=[.Q47];2+([.O47]-[.M47])/([.Q47]-[.P47]);4+([.M47]-[.N47])/([.Q47]-[.P47]))));360)" office:value-type="float" office:value="240">
            <text:p>240</text:p>
          </table:table-cell>
          <table:table-cell table:formula="of:=IF([.P47]=[.Q47];0;IF([.L47]&lt;0.5;([.Q47]-[.P47])/([.P47]+[.Q47]);([.Q47]-[.P47])/(2-[.Q47]-[.P47])))" office:value-type="float" office:value="0.333333333333333">
            <text:p>0.33</text:p>
          </table:table-cell>
          <table:table-cell table:formula="of:=([.P47]+[.Q47])/2" office:value-type="float" office:value="0.5">
            <text:p>0.5</text:p>
          </table:table-cell>
          <table:table-cell table:formula="of:=[.E47]/255" office:value-type="float" office:value="0.333333333333333">
            <text:p>0.33</text:p>
          </table:table-cell>
          <table:table-cell table:formula="of:=[.F47]/255" office:value-type="float" office:value="0.333333333333333">
            <text:p>0.33</text:p>
          </table:table-cell>
          <table:table-cell table:formula="of:=[.G47]/255" office:value-type="float" office:value="0.666666666666667">
            <text:p>0.67</text:p>
          </table:table-cell>
          <table:table-cell table:formula="of:=MIN([.M47];[.N47];[.O47])" office:value-type="float" office:value="0.333333333333333">
            <text:p>0.33</text:p>
          </table:table-cell>
          <table:table-cell table:formula="of:=MAX([.M47];[.N47];[.O47])" office:value-type="float" office:value="0.666666666666667">
            <text:p>0.6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table:style-name="ce296" table:formula="of:=CONCATENATE(&quot;#&quot;;DEC2HEX([.E48];2);DEC2HEX([.F48];2);DEC2HEX([.G48];2))" office:value-type="string" office:string-value="#5555AA">
            <text:p>#5555AA</text:p>
          </table:table-cell>
          <table:table-cell table:number-columns-repeated="2"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48] + 0.7152*[.F48] + 0.0722*[.G48]" office:value-type="float" office:value="91.137">
            <text:p>91.14</text:p>
          </table:table-cell>
          <table:table-cell table:formula="of:=MOD(60*IF([.P48]=[.Q48];0;IF([.M48]=[.Q48];([.N48]-[.O48])/([.Q48]-[.P48]);IF([.N48]=[.Q48];2+([.O48]-[.M48])/([.Q48]-[.P48]);4+([.M48]-[.N48])/([.Q48]-[.P48]))));360)" office:value-type="float" office:value="240">
            <text:p>240</text:p>
          </table:table-cell>
          <table:table-cell table:formula="of:=IF([.P48]=[.Q48];0;IF([.L48]&lt;0.5;([.Q48]-[.P48])/([.P48]+[.Q48]);([.Q48]-[.P48])/(2-[.Q48]-[.P48])))" office:value-type="float" office:value="0.333333333333333">
            <text:p>0.33</text:p>
          </table:table-cell>
          <table:table-cell table:formula="of:=([.P48]+[.Q48])/2" office:value-type="float" office:value="0.5">
            <text:p>0.5</text:p>
          </table:table-cell>
          <table:table-cell table:formula="of:=[.E48]/255" office:value-type="float" office:value="0.333333333333333">
            <text:p>0.33</text:p>
          </table:table-cell>
          <table:table-cell table:formula="of:=[.F48]/255" office:value-type="float" office:value="0.333333333333333">
            <text:p>0.33</text:p>
          </table:table-cell>
          <table:table-cell table:formula="of:=[.G48]/255" office:value-type="float" office:value="0.666666666666667">
            <text:p>0.67</text:p>
          </table:table-cell>
          <table:table-cell table:formula="of:=MIN([.M48];[.N48];[.O48])" office:value-type="float" office:value="0.333333333333333">
            <text:p>0.33</text:p>
          </table:table-cell>
          <table:table-cell table:formula="of:=MAX([.M48];[.N48];[.O48])" office:value-type="float" office:value="0.666666666666667">
            <text:p>0.6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255"/>
          <table:table-cell/>
          <table:table-cell table:style-name="ce296" table:formula="of:=CONCATENATE(&quot;#&quot;;DEC2HEX([.E49];2);DEC2HEX([.F49];2);DEC2HEX([.G49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49] + 0.7152*[.F49] + 0.0722*[.G49]" office:value-type="float" office:value="96.934">
            <text:p>96.93</text:p>
          </table:table-cell>
          <table:table-cell table:formula="of:=MOD(60*IF([.P49]=[.Q49];0;IF([.M49]=[.Q49];([.N49]-[.O49])/([.Q49]-[.P49]);IF([.N49]=[.Q49];2+([.O49]-[.M49])/([.Q49]-[.P49]);4+([.M49]-[.N49])/([.Q49]-[.P49]))));360)" office:value-type="float" office:value="30">
            <text:p>30</text:p>
          </table:table-cell>
          <table:table-cell table:formula="of:=IF([.P49]=[.Q49];0;IF([.L49]&lt;0.5;([.Q49]-[.P49])/([.P49]+[.Q49]);([.Q49]-[.P49])/(2-[.Q49]-[.P49])))" office:value-type="float" office:value="1">
            <text:p>1</text:p>
          </table:table-cell>
          <table:table-cell table:formula="of:=([.P49]+[.Q49])/2" office:value-type="float" office:value="0.333333333333333">
            <text:p>0.33</text:p>
          </table:table-cell>
          <table:table-cell table:formula="of:=[.E49]/255" office:value-type="float" office:value="0.666666666666667">
            <text:p>0.67</text:p>
          </table:table-cell>
          <table:table-cell table:formula="of:=[.F49]/255" office:value-type="float" office:value="0.333333333333333">
            <text:p>0.33</text:p>
          </table:table-cell>
          <table:table-cell table:formula="of:=[.G49]/255" office:value-type="float" office:value="0">
            <text:p>0</text:p>
          </table:table-cell>
          <table:table-cell table:formula="of:=MIN([.M49];[.N49];[.O49])" office:value-type="float" office:value="0">
            <text:p>0</text:p>
          </table:table-cell>
          <table:table-cell table:formula="of:=MAX([.M49];[.N49];[.O49])" office:value-type="float" office:value="0.666666666666667">
            <text:p>0.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number-columns-repeated="2"/>
          <table:table-cell table:style-name="ce296" table:formula="of:=CONCATENATE(&quot;#&quot;;DEC2HEX([.E50];2);DEC2HEX([.F50];2);DEC2HEX([.G50];2))" office:value-type="string" office:string-value="#AA5500">
            <text:p>#AA550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50] + 0.7152*[.F50] + 0.0722*[.G50]" office:value-type="float" office:value="96.934">
            <text:p>96.93</text:p>
          </table:table-cell>
          <table:table-cell table:formula="of:=MOD(60*IF([.P50]=[.Q50];0;IF([.M50]=[.Q50];([.N50]-[.O50])/([.Q50]-[.P50]);IF([.N50]=[.Q50];2+([.O50]-[.M50])/([.Q50]-[.P50]);4+([.M50]-[.N50])/([.Q50]-[.P50]))));360)" office:value-type="float" office:value="30">
            <text:p>30</text:p>
          </table:table-cell>
          <table:table-cell table:formula="of:=IF([.P50]=[.Q50];0;IF([.L50]&lt;0.5;([.Q50]-[.P50])/([.P50]+[.Q50]);([.Q50]-[.P50])/(2-[.Q50]-[.P50])))" office:value-type="float" office:value="1">
            <text:p>1</text:p>
          </table:table-cell>
          <table:table-cell table:formula="of:=([.P50]+[.Q50])/2" office:value-type="float" office:value="0.333333333333333">
            <text:p>0.33</text:p>
          </table:table-cell>
          <table:table-cell table:formula="of:=[.E50]/255" office:value-type="float" office:value="0.666666666666667">
            <text:p>0.67</text:p>
          </table:table-cell>
          <table:table-cell table:formula="of:=[.F50]/255" office:value-type="float" office:value="0.333333333333333">
            <text:p>0.33</text:p>
          </table:table-cell>
          <table:table-cell table:formula="of:=[.G50]/255" office:value-type="float" office:value="0">
            <text:p>0</text:p>
          </table:table-cell>
          <table:table-cell table:formula="of:=MIN([.M50];[.N50];[.O50])" office:value-type="float" office:value="0">
            <text:p>0</text:p>
          </table:table-cell>
          <table:table-cell table:formula="of:=MAX([.M50];[.N50];[.O50])" office:value-type="float" office:value="0.666666666666667">
            <text:p>0.6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256"/>
          <table:table-cell/>
          <table:table-cell table:style-name="ce296" table:formula="of:=CONCATENATE(&quot;#&quot;;DEC2HEX([.E51];2);DEC2HEX([.F51];2);DEC2HEX([.G51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E51] + 0.7152*[.F51] + 0.0722*[.G51]" office:value-type="float" office:value="97.274">
            <text:p>97.27</text:p>
          </table:table-cell>
          <table:table-cell table:formula="of:=MOD(60*IF([.P51]=[.Q51];0;IF([.M51]=[.Q51];([.N51]-[.O51])/([.Q51]-[.P51]);IF([.N51]=[.Q51];2+([.O51]-[.M51])/([.Q51]-[.P51]);4+([.M51]-[.N51])/([.Q51]-[.P51]))));360)" office:value-type="float" office:value="240">
            <text:p>240</text:p>
          </table:table-cell>
          <table:table-cell table:formula="of:=IF([.P51]=[.Q51];0;IF([.L51]&lt;0.5;([.Q51]-[.P51])/([.P51]+[.Q51]);([.Q51]-[.P51])/(2-[.Q51]-[.P51])))" office:value-type="float" office:value="1">
            <text:p>1</text:p>
          </table:table-cell>
          <table:table-cell table:formula="of:=([.P51]+[.Q51])/2" office:value-type="float" office:value="0.666666666666667">
            <text:p>0.67</text:p>
          </table:table-cell>
          <table:table-cell table:formula="of:=[.E51]/255" office:value-type="float" office:value="0.333333333333333">
            <text:p>0.33</text:p>
          </table:table-cell>
          <table:table-cell table:formula="of:=[.F51]/255" office:value-type="float" office:value="0.333333333333333">
            <text:p>0.33</text:p>
          </table:table-cell>
          <table:table-cell table:formula="of:=[.G51]/255" office:value-type="float" office:value="1">
            <text:p>1</text:p>
          </table:table-cell>
          <table:table-cell table:formula="of:=MIN([.M51];[.N51];[.O51])" office:value-type="float" office:value="0.333333333333333">
            <text:p>0.33</text:p>
          </table:table-cell>
          <table:table-cell table:formula="of:=MAX([.M51];[.N51];[.O51])" office:value-type="float" office:value="1">
            <text:p>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number-columns-repeated="2"/>
          <table:table-cell table:style-name="ce296" table:formula="of:=CONCATENATE(&quot;#&quot;;DEC2HEX([.E52];2);DEC2HEX([.F52];2);DEC2HEX([.G52];2))" office:value-type="string" office:string-value="#5555FF">
            <text:p>#5555FF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52] + 0.7152*[.F52] + 0.0722*[.G52]" office:value-type="float" office:value="97.274">
            <text:p>97.27</text:p>
          </table:table-cell>
          <table:table-cell table:formula="of:=MOD(60*IF([.P52]=[.Q52];0;IF([.M52]=[.Q52];([.N52]-[.O52])/([.Q52]-[.P52]);IF([.N52]=[.Q52];2+([.O52]-[.M52])/([.Q52]-[.P52]);4+([.M52]-[.N52])/([.Q52]-[.P52]))));360)" office:value-type="float" office:value="240">
            <text:p>240</text:p>
          </table:table-cell>
          <table:table-cell table:formula="of:=IF([.P52]=[.Q52];0;IF([.L52]&lt;0.5;([.Q52]-[.P52])/([.P52]+[.Q52]);([.Q52]-[.P52])/(2-[.Q52]-[.P52])))" office:value-type="float" office:value="1">
            <text:p>1</text:p>
          </table:table-cell>
          <table:table-cell table:formula="of:=([.P52]+[.Q52])/2" office:value-type="float" office:value="0.666666666666667">
            <text:p>0.67</text:p>
          </table:table-cell>
          <table:table-cell table:formula="of:=[.E52]/255" office:value-type="float" office:value="0.333333333333333">
            <text:p>0.33</text:p>
          </table:table-cell>
          <table:table-cell table:formula="of:=[.F52]/255" office:value-type="float" office:value="0.333333333333333">
            <text:p>0.33</text:p>
          </table:table-cell>
          <table:table-cell table:formula="of:=[.G52]/255" office:value-type="float" office:value="1">
            <text:p>1</text:p>
          </table:table-cell>
          <table:table-cell table:formula="of:=MIN([.M52];[.N52];[.O52])" office:value-type="float" office:value="0.333333333333333">
            <text:p>0.33</text:p>
          </table:table-cell>
          <table:table-cell table:formula="of:=MAX([.M52];[.N52];[.O52])"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257"/>
          <table:table-cell/>
          <table:table-cell table:style-name="ce296" table:formula="of:=CONCATENATE(&quot;#&quot;;DEC2HEX([.E53];2);DEC2HEX([.F53];2);DEC2HEX([.G53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53] + 0.7152*[.F53] + 0.0722*[.G53]" office:value-type="float" office:value="103.071">
            <text:p>103.07</text:p>
          </table:table-cell>
          <table:table-cell table:formula="of:=MOD(60*IF([.P53]=[.Q53];0;IF([.M53]=[.Q53];([.N53]-[.O53])/([.Q53]-[.P53]);IF([.N53]=[.Q53];2+([.O53]-[.M53])/([.Q53]-[.P53]);4+([.M53]-[.N53])/([.Q53]-[.P53]))));360)" office:value-type="float" office:value="0">
            <text:p>0</text:p>
          </table:table-cell>
          <table:table-cell table:formula="of:=IF([.P53]=[.Q53];0;IF([.L53]&lt;0.5;([.Q53]-[.P53])/([.P53]+[.Q53]);([.Q53]-[.P53])/(2-[.Q53]-[.P53])))" office:value-type="float" office:value="0.333333333333333">
            <text:p>0.33</text:p>
          </table:table-cell>
          <table:table-cell table:formula="of:=([.P53]+[.Q53])/2" office:value-type="float" office:value="0.5">
            <text:p>0.5</text:p>
          </table:table-cell>
          <table:table-cell table:formula="of:=[.E53]/255" office:value-type="float" office:value="0.666666666666667">
            <text:p>0.67</text:p>
          </table:table-cell>
          <table:table-cell table:formula="of:=[.F53]/255" office:value-type="float" office:value="0.333333333333333">
            <text:p>0.33</text:p>
          </table:table-cell>
          <table:table-cell table:formula="of:=[.G53]/255" office:value-type="float" office:value="0.333333333333333">
            <text:p>0.33</text:p>
          </table:table-cell>
          <table:table-cell table:formula="of:=MIN([.M53];[.N53];[.O53])" office:value-type="float" office:value="0.333333333333333">
            <text:p>0.33</text:p>
          </table:table-cell>
          <table:table-cell table:formula="of:=MAX([.M53];[.N53];[.O53])" office:value-type="float" office:value="0.666666666666667">
            <text:p>0.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number-columns-repeated="2"/>
          <table:table-cell table:style-name="ce296" table:formula="of:=CONCATENATE(&quot;#&quot;;DEC2HEX([.E54];2);DEC2HEX([.F54];2);DEC2HEX([.G54];2))" office:value-type="string" office:string-value="#AA5555">
            <text:p>#AA55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54] + 0.7152*[.F54] + 0.0722*[.G54]" office:value-type="float" office:value="103.071">
            <text:p>103.07</text:p>
          </table:table-cell>
          <table:table-cell table:formula="of:=MOD(60*IF([.P54]=[.Q54];0;IF([.M54]=[.Q54];([.N54]-[.O54])/([.Q54]-[.P54]);IF([.N54]=[.Q54];2+([.O54]-[.M54])/([.Q54]-[.P54]);4+([.M54]-[.N54])/([.Q54]-[.P54]))));360)" office:value-type="float" office:value="0">
            <text:p>0</text:p>
          </table:table-cell>
          <table:table-cell table:formula="of:=IF([.P54]=[.Q54];0;IF([.L54]&lt;0.5;([.Q54]-[.P54])/([.P54]+[.Q54]);([.Q54]-[.P54])/(2-[.Q54]-[.P54])))" office:value-type="float" office:value="0.333333333333333">
            <text:p>0.33</text:p>
          </table:table-cell>
          <table:table-cell table:formula="of:=([.P54]+[.Q54])/2" office:value-type="float" office:value="0.5">
            <text:p>0.5</text:p>
          </table:table-cell>
          <table:table-cell table:formula="of:=[.E54]/255" office:value-type="float" office:value="0.666666666666667">
            <text:p>0.67</text:p>
          </table:table-cell>
          <table:table-cell table:formula="of:=[.F54]/255" office:value-type="float" office:value="0.333333333333333">
            <text:p>0.33</text:p>
          </table:table-cell>
          <table:table-cell table:formula="of:=[.G54]/255" office:value-type="float" office:value="0.333333333333333">
            <text:p>0.33</text:p>
          </table:table-cell>
          <table:table-cell table:formula="of:=MIN([.M54];[.N54];[.O54])" office:value-type="float" office:value="0.333333333333333">
            <text:p>0.33</text:p>
          </table:table-cell>
          <table:table-cell table:formula="of:=MAX([.M54];[.N54];[.O54])" office:value-type="float" office:value="0.666666666666667">
            <text:p>0.6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258"/>
          <table:table-cell/>
          <table:table-cell table:style-name="ce296" table:formula="of:=CONCATENATE(&quot;#&quot;;DEC2HEX([.E55];2);DEC2HEX([.F55];2);DEC2HEX([.G55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55] + 0.7152*[.F55] + 0.0722*[.G55]" office:value-type="float" office:value="109.208">
            <text:p>109.21</text:p>
          </table:table-cell>
          <table:table-cell table:formula="of:=MOD(60*IF([.P55]=[.Q55];0;IF([.M55]=[.Q55];([.N55]-[.O55])/([.Q55]-[.P55]);IF([.N55]=[.Q55];2+([.O55]-[.M55])/([.Q55]-[.P55]);4+([.M55]-[.N55])/([.Q55]-[.P55]))));360)" office:value-type="float" office:value="300">
            <text:p>300</text:p>
          </table:table-cell>
          <table:table-cell table:formula="of:=IF([.P55]=[.Q55];0;IF([.L55]&lt;0.5;([.Q55]-[.P55])/([.P55]+[.Q55]);([.Q55]-[.P55])/(2-[.Q55]-[.P55])))" office:value-type="float" office:value="0.333333333333333">
            <text:p>0.33</text:p>
          </table:table-cell>
          <table:table-cell table:formula="of:=([.P55]+[.Q55])/2" office:value-type="float" office:value="0.5">
            <text:p>0.5</text:p>
          </table:table-cell>
          <table:table-cell table:formula="of:=[.E55]/255" office:value-type="float" office:value="0.666666666666667">
            <text:p>0.67</text:p>
          </table:table-cell>
          <table:table-cell table:formula="of:=[.F55]/255" office:value-type="float" office:value="0.333333333333333">
            <text:p>0.33</text:p>
          </table:table-cell>
          <table:table-cell table:formula="of:=[.G55]/255" office:value-type="float" office:value="0.666666666666667">
            <text:p>0.67</text:p>
          </table:table-cell>
          <table:table-cell table:formula="of:=MIN([.M55];[.N55];[.O55])" office:value-type="float" office:value="0.333333333333333">
            <text:p>0.33</text:p>
          </table:table-cell>
          <table:table-cell table:formula="of:=MAX([.M55];[.N55];[.O55])" office:value-type="float" office:value="0.666666666666667">
            <text:p>0.6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number-columns-repeated="2"/>
          <table:table-cell table:style-name="ce296" table:formula="of:=CONCATENATE(&quot;#&quot;;DEC2HEX([.E56];2);DEC2HEX([.F56];2);DEC2HEX([.G56];2))" office:value-type="string" office:string-value="#AA55AA">
            <text:p>#AA55AA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56] + 0.7152*[.F56] + 0.0722*[.G56]" office:value-type="float" office:value="109.208">
            <text:p>109.21</text:p>
          </table:table-cell>
          <table:table-cell table:formula="of:=MOD(60*IF([.P56]=[.Q56];0;IF([.M56]=[.Q56];([.N56]-[.O56])/([.Q56]-[.P56]);IF([.N56]=[.Q56];2+([.O56]-[.M56])/([.Q56]-[.P56]);4+([.M56]-[.N56])/([.Q56]-[.P56]))));360)" office:value-type="float" office:value="300">
            <text:p>300</text:p>
          </table:table-cell>
          <table:table-cell table:formula="of:=IF([.P56]=[.Q56];0;IF([.L56]&lt;0.5;([.Q56]-[.P56])/([.P56]+[.Q56]);([.Q56]-[.P56])/(2-[.Q56]-[.P56])))" office:value-type="float" office:value="0.333333333333333">
            <text:p>0.33</text:p>
          </table:table-cell>
          <table:table-cell table:formula="of:=([.P56]+[.Q56])/2" office:value-type="float" office:value="0.5">
            <text:p>0.5</text:p>
          </table:table-cell>
          <table:table-cell table:formula="of:=[.E56]/255" office:value-type="float" office:value="0.666666666666667">
            <text:p>0.67</text:p>
          </table:table-cell>
          <table:table-cell table:formula="of:=[.F56]/255" office:value-type="float" office:value="0.333333333333333">
            <text:p>0.33</text:p>
          </table:table-cell>
          <table:table-cell table:formula="of:=[.G56]/255" office:value-type="float" office:value="0.666666666666667">
            <text:p>0.67</text:p>
          </table:table-cell>
          <table:table-cell table:formula="of:=MIN([.M56];[.N56];[.O56])" office:value-type="float" office:value="0.333333333333333">
            <text:p>0.33</text:p>
          </table:table-cell>
          <table:table-cell table:formula="of:=MAX([.M56];[.N56];[.O56])" office:value-type="float" office:value="0.666666666666667">
            <text:p>0.6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259"/>
          <table:table-cell/>
          <table:table-cell table:style-name="ce296" table:formula="of:=CONCATENATE(&quot;#&quot;;DEC2HEX([.E57];2);DEC2HEX([.F57];2);DEC2HEX([.G57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57] + 0.7152*[.F57] + 0.0722*[.G57]" office:value-type="float" office:value="115.005">
            <text:p>115.01</text:p>
          </table:table-cell>
          <table:table-cell table:formula="of:=MOD(60*IF([.P57]=[.Q57];0;IF([.M57]=[.Q57];([.N57]-[.O57])/([.Q57]-[.P57]);IF([.N57]=[.Q57];2+([.O57]-[.M57])/([.Q57]-[.P57]);4+([.M57]-[.N57])/([.Q57]-[.P57]))));360)" office:value-type="float" office:value="20">
            <text:p>20</text:p>
          </table:table-cell>
          <table:table-cell table:formula="of:=IF([.P57]=[.Q57];0;IF([.L57]&lt;0.5;([.Q57]-[.P57])/([.P57]+[.Q57]);([.Q57]-[.P57])/(2-[.Q57]-[.P57])))" office:value-type="float" office:value="1">
            <text:p>1</text:p>
          </table:table-cell>
          <table:table-cell table:formula="of:=([.P57]+[.Q57])/2" office:value-type="float" office:value="0.5">
            <text:p>0.5</text:p>
          </table:table-cell>
          <table:table-cell table:formula="of:=[.E57]/255" office:value-type="float" office:value="1">
            <text:p>1</text:p>
          </table:table-cell>
          <table:table-cell table:formula="of:=[.F57]/255" office:value-type="float" office:value="0.333333333333333">
            <text:p>0.33</text:p>
          </table:table-cell>
          <table:table-cell table:formula="of:=[.G57]/255" office:value-type="float" office:value="0">
            <text:p>0</text:p>
          </table:table-cell>
          <table:table-cell table:formula="of:=MIN([.M57];[.N57];[.O57])" office:value-type="float" office:value="0">
            <text:p>0</text:p>
          </table:table-cell>
          <table:table-cell table:formula="of:=MAX([.M57];[.N57];[.O57])"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style-name="ce296" table:formula="of:=CONCATENATE(&quot;#&quot;;DEC2HEX([.E58];2);DEC2HEX([.F58];2);DEC2HEX([.G58];2))" office:value-type="string" office:string-value="#FF5500">
            <text:p>#FF550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58] + 0.7152*[.F58] + 0.0722*[.G58]" office:value-type="float" office:value="115.005">
            <text:p>115.01</text:p>
          </table:table-cell>
          <table:table-cell table:formula="of:=MOD(60*IF([.P58]=[.Q58];0;IF([.M58]=[.Q58];([.N58]-[.O58])/([.Q58]-[.P58]);IF([.N58]=[.Q58];2+([.O58]-[.M58])/([.Q58]-[.P58]);4+([.M58]-[.N58])/([.Q58]-[.P58]))));360)" office:value-type="float" office:value="20">
            <text:p>20</text:p>
          </table:table-cell>
          <table:table-cell table:formula="of:=IF([.P58]=[.Q58];0;IF([.L58]&lt;0.5;([.Q58]-[.P58])/([.P58]+[.Q58]);([.Q58]-[.P58])/(2-[.Q58]-[.P58])))" office:value-type="float" office:value="1">
            <text:p>1</text:p>
          </table:table-cell>
          <table:table-cell table:formula="of:=([.P58]+[.Q58])/2" office:value-type="float" office:value="0.5">
            <text:p>0.5</text:p>
          </table:table-cell>
          <table:table-cell table:formula="of:=[.E58]/255" office:value-type="float" office:value="1">
            <text:p>1</text:p>
          </table:table-cell>
          <table:table-cell table:formula="of:=[.F58]/255" office:value-type="float" office:value="0.333333333333333">
            <text:p>0.33</text:p>
          </table:table-cell>
          <table:table-cell table:formula="of:=[.G58]/255" office:value-type="float" office:value="0">
            <text:p>0</text:p>
          </table:table-cell>
          <table:table-cell table:formula="of:=MIN([.M58];[.N58];[.O58])" office:value-type="float" office:value="0">
            <text:p>0</text:p>
          </table:table-cell>
          <table:table-cell table:formula="of:=MAX([.M58];[.N58];[.O58])" office:value-type="float" office:value="1">
            <text:p>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260"/>
          <table:table-cell/>
          <table:table-cell table:style-name="ce296" table:formula="of:=CONCATENATE(&quot;#&quot;;DEC2HEX([.E59];2);DEC2HEX([.F59];2);DEC2HEX([.G59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E59] + 0.7152*[.F59] + 0.0722*[.G59]" office:value-type="float" office:value="115.345">
            <text:p>115.35</text:p>
          </table:table-cell>
          <table:table-cell table:formula="of:=MOD(60*IF([.P59]=[.Q59];0;IF([.M59]=[.Q59];([.N59]-[.O59])/([.Q59]-[.P59]);IF([.N59]=[.Q59];2+([.O59]-[.M59])/([.Q59]-[.P59]);4+([.M59]-[.N59])/([.Q59]-[.P59]))));360)" office:value-type="float" office:value="270">
            <text:p>270</text:p>
          </table:table-cell>
          <table:table-cell table:formula="of:=IF([.P59]=[.Q59];0;IF([.L59]&lt;0.5;([.Q59]-[.P59])/([.P59]+[.Q59]);([.Q59]-[.P59])/(2-[.Q59]-[.P59])))" office:value-type="float" office:value="1">
            <text:p>1</text:p>
          </table:table-cell>
          <table:table-cell table:formula="of:=([.P59]+[.Q59])/2" office:value-type="float" office:value="0.666666666666667">
            <text:p>0.67</text:p>
          </table:table-cell>
          <table:table-cell table:formula="of:=[.E59]/255" office:value-type="float" office:value="0.666666666666667">
            <text:p>0.67</text:p>
          </table:table-cell>
          <table:table-cell table:formula="of:=[.F59]/255" office:value-type="float" office:value="0.333333333333333">
            <text:p>0.33</text:p>
          </table:table-cell>
          <table:table-cell table:formula="of:=[.G59]/255" office:value-type="float" office:value="1">
            <text:p>1</text:p>
          </table:table-cell>
          <table:table-cell table:formula="of:=MIN([.M59];[.N59];[.O59])" office:value-type="float" office:value="0.333333333333333">
            <text:p>0.33</text:p>
          </table:table-cell>
          <table:table-cell table:formula="of:=MAX([.M59];[.N59];[.O59])" office:value-type="float" office:value="1">
            <text:p>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style-name="ce296" table:formula="of:=CONCATENATE(&quot;#&quot;;DEC2HEX([.E60];2);DEC2HEX([.F60];2);DEC2HEX([.G60];2))" office:value-type="string" office:string-value="#AA55FF">
            <text:p>#AA55FF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60] + 0.7152*[.F60] + 0.0722*[.G60]" office:value-type="float" office:value="115.345">
            <text:p>115.35</text:p>
          </table:table-cell>
          <table:table-cell table:formula="of:=MOD(60*IF([.P60]=[.Q60];0;IF([.M60]=[.Q60];([.N60]-[.O60])/([.Q60]-[.P60]);IF([.N60]=[.Q60];2+([.O60]-[.M60])/([.Q60]-[.P60]);4+([.M60]-[.N60])/([.Q60]-[.P60]))));360)" office:value-type="float" office:value="270">
            <text:p>270</text:p>
          </table:table-cell>
          <table:table-cell table:formula="of:=IF([.P60]=[.Q60];0;IF([.L60]&lt;0.5;([.Q60]-[.P60])/([.P60]+[.Q60]);([.Q60]-[.P60])/(2-[.Q60]-[.P60])))" office:value-type="float" office:value="1">
            <text:p>1</text:p>
          </table:table-cell>
          <table:table-cell table:formula="of:=([.P60]+[.Q60])/2" office:value-type="float" office:value="0.666666666666667">
            <text:p>0.67</text:p>
          </table:table-cell>
          <table:table-cell table:formula="of:=[.E60]/255" office:value-type="float" office:value="0.666666666666667">
            <text:p>0.67</text:p>
          </table:table-cell>
          <table:table-cell table:formula="of:=[.F60]/255" office:value-type="float" office:value="0.333333333333333">
            <text:p>0.33</text:p>
          </table:table-cell>
          <table:table-cell table:formula="of:=[.G60]/255" office:value-type="float" office:value="1">
            <text:p>1</text:p>
          </table:table-cell>
          <table:table-cell table:formula="of:=MIN([.M60];[.N60];[.O60])" office:value-type="float" office:value="0.333333333333333">
            <text:p>0.33</text:p>
          </table:table-cell>
          <table:table-cell table:formula="of:=MAX([.M60];[.N60];[.O60])"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261"/>
          <table:table-cell/>
          <table:table-cell table:style-name="ce296" table:formula="of:=CONCATENATE(&quot;#&quot;;DEC2HEX([.E61];2);DEC2HEX([.F61];2);DEC2HEX([.G61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61] + 0.7152*[.F61] + 0.0722*[.G61]" office:value-type="float" office:value="121.142">
            <text:p>121.14</text:p>
          </table:table-cell>
          <table:table-cell table:formula="of:=MOD(60*IF([.P61]=[.Q61];0;IF([.M61]=[.Q61];([.N61]-[.O61])/([.Q61]-[.P61]);IF([.N61]=[.Q61];2+([.O61]-[.M61])/([.Q61]-[.P61]);4+([.M61]-[.N61])/([.Q61]-[.P61]))));360)" office:value-type="float" office:value="0">
            <text:p>0</text:p>
          </table:table-cell>
          <table:table-cell table:formula="of:=IF([.P61]=[.Q61];0;IF([.L61]&lt;0.5;([.Q61]-[.P61])/([.P61]+[.Q61]);([.Q61]-[.P61])/(2-[.Q61]-[.P61])))" office:value-type="float" office:value="1">
            <text:p>1</text:p>
          </table:table-cell>
          <table:table-cell table:formula="of:=([.P61]+[.Q61])/2" office:value-type="float" office:value="0.666666666666667">
            <text:p>0.67</text:p>
          </table:table-cell>
          <table:table-cell table:formula="of:=[.E61]/255" office:value-type="float" office:value="1">
            <text:p>1</text:p>
          </table:table-cell>
          <table:table-cell table:formula="of:=[.F61]/255" office:value-type="float" office:value="0.333333333333333">
            <text:p>0.33</text:p>
          </table:table-cell>
          <table:table-cell table:formula="of:=[.G61]/255" office:value-type="float" office:value="0.333333333333333">
            <text:p>0.33</text:p>
          </table:table-cell>
          <table:table-cell table:formula="of:=MIN([.M61];[.N61];[.O61])" office:value-type="float" office:value="0.333333333333333">
            <text:p>0.33</text:p>
          </table:table-cell>
          <table:table-cell table:formula="of:=MAX([.M61];[.N61];[.O61])"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style-name="ce296" table:formula="of:=CONCATENATE(&quot;#&quot;;DEC2HEX([.E62];2);DEC2HEX([.F62];2);DEC2HEX([.G62];2))" office:value-type="string" office:string-value="#FF5555">
            <text:p>#FF5555</text:p>
          </table:table-cell>
          <table:table-cell office:value-type="float" office:value="255">
            <text:p>255</text:p>
          </table:table-cell>
          <table:table-cell table:number-columns-repeated="2"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62] + 0.7152*[.F62] + 0.0722*[.G62]" office:value-type="float" office:value="121.142">
            <text:p>121.14</text:p>
          </table:table-cell>
          <table:table-cell table:formula="of:=MOD(60*IF([.P62]=[.Q62];0;IF([.M62]=[.Q62];([.N62]-[.O62])/([.Q62]-[.P62]);IF([.N62]=[.Q62];2+([.O62]-[.M62])/([.Q62]-[.P62]);4+([.M62]-[.N62])/([.Q62]-[.P62]))));360)" office:value-type="float" office:value="0">
            <text:p>0</text:p>
          </table:table-cell>
          <table:table-cell table:formula="of:=IF([.P62]=[.Q62];0;IF([.L62]&lt;0.5;([.Q62]-[.P62])/([.P62]+[.Q62]);([.Q62]-[.P62])/(2-[.Q62]-[.P62])))" office:value-type="float" office:value="1">
            <text:p>1</text:p>
          </table:table-cell>
          <table:table-cell table:formula="of:=([.P62]+[.Q62])/2" office:value-type="float" office:value="0.666666666666667">
            <text:p>0.67</text:p>
          </table:table-cell>
          <table:table-cell table:formula="of:=[.E62]/255" office:value-type="float" office:value="1">
            <text:p>1</text:p>
          </table:table-cell>
          <table:table-cell table:formula="of:=[.F62]/255" office:value-type="float" office:value="0.333333333333333">
            <text:p>0.33</text:p>
          </table:table-cell>
          <table:table-cell table:formula="of:=[.G62]/255" office:value-type="float" office:value="0.333333333333333">
            <text:p>0.33</text:p>
          </table:table-cell>
          <table:table-cell table:formula="of:=MIN([.M62];[.N62];[.O62])" office:value-type="float" office:value="0.333333333333333">
            <text:p>0.33</text:p>
          </table:table-cell>
          <table:table-cell table:formula="of:=MAX([.M62];[.N62];[.O62])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262"/>
          <table:table-cell office:value-type="string">
            <text:p>2/3 Brightness Green</text:p>
          </table:table-cell>
          <table:table-cell table:style-name="ce296" table:formula="of:=CONCATENATE(&quot;#&quot;;DEC2HEX([.E63];2);DEC2HEX([.F63];2);DEC2HEX([.G63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63] + 0.7152*[.F63] + 0.0722*[.G63]" office:value-type="float" office:value="121.584">
            <text:p>121.58</text:p>
          </table:table-cell>
          <table:table-cell table:formula="of:=MOD(60*IF([.P63]=[.Q63];0;IF([.M63]=[.Q63];([.N63]-[.O63])/([.Q63]-[.P63]);IF([.N63]=[.Q63];2+([.O63]-[.M63])/([.Q63]-[.P63]);4+([.M63]-[.N63])/([.Q63]-[.P63]))));360)" office:value-type="float" office:value="120">
            <text:p>120</text:p>
          </table:table-cell>
          <table:table-cell table:formula="of:=IF([.P63]=[.Q63];0;IF([.L63]&lt;0.5;([.Q63]-[.P63])/([.P63]+[.Q63]);([.Q63]-[.P63])/(2-[.Q63]-[.P63])))" office:value-type="float" office:value="1">
            <text:p>1</text:p>
          </table:table-cell>
          <table:table-cell table:formula="of:=([.P63]+[.Q63])/2" office:value-type="float" office:value="0.333333333333333">
            <text:p>0.33</text:p>
          </table:table-cell>
          <table:table-cell table:formula="of:=[.E63]/255" office:value-type="float" office:value="0">
            <text:p>0</text:p>
          </table:table-cell>
          <table:table-cell table:formula="of:=[.F63]/255" office:value-type="float" office:value="0.666666666666667">
            <text:p>0.67</text:p>
          </table:table-cell>
          <table:table-cell table:formula="of:=[.G63]/255" office:value-type="float" office:value="0">
            <text:p>0</text:p>
          </table:table-cell>
          <table:table-cell table:formula="of:=MIN([.M63];[.N63];[.O63])" office:value-type="float" office:value="0">
            <text:p>0</text:p>
          </table:table-cell>
          <table:table-cell table:formula="of:=MAX([.M63];[.N63];[.O63])" office:value-type="float" office:value="0.666666666666667">
            <text:p>0.67</text:p>
          </table:table-cell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Half Transparent 2/3 Green</text:p>
          </table:table-cell>
          <table:table-cell table:style-name="ce296" table:formula="of:=CONCATENATE(&quot;#&quot;;DEC2HEX([.E64];2);DEC2HEX([.F64];2);DEC2HEX([.G64];2))" office:value-type="string" office:string-value="#00AA00">
            <text:p>#00AA00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64] + 0.7152*[.F64] + 0.0722*[.G64]" office:value-type="float" office:value="121.584">
            <text:p>121.58</text:p>
          </table:table-cell>
          <table:table-cell table:formula="of:=MOD(60*IF([.P64]=[.Q64];0;IF([.M64]=[.Q64];([.N64]-[.O64])/([.Q64]-[.P64]);IF([.N64]=[.Q64];2+([.O64]-[.M64])/([.Q64]-[.P64]);4+([.M64]-[.N64])/([.Q64]-[.P64]))));360)" office:value-type="float" office:value="120">
            <text:p>120</text:p>
          </table:table-cell>
          <table:table-cell table:formula="of:=IF([.P64]=[.Q64];0;IF([.L64]&lt;0.5;([.Q64]-[.P64])/([.P64]+[.Q64]);([.Q64]-[.P64])/(2-[.Q64]-[.P64])))" office:value-type="float" office:value="1">
            <text:p>1</text:p>
          </table:table-cell>
          <table:table-cell table:formula="of:=([.P64]+[.Q64])/2" office:value-type="float" office:value="0.333333333333333">
            <text:p>0.33</text:p>
          </table:table-cell>
          <table:table-cell table:formula="of:=[.E64]/255" office:value-type="float" office:value="0">
            <text:p>0</text:p>
          </table:table-cell>
          <table:table-cell table:formula="of:=[.F64]/255" office:value-type="float" office:value="0.666666666666667">
            <text:p>0.67</text:p>
          </table:table-cell>
          <table:table-cell table:formula="of:=[.G64]/255" office:value-type="float" office:value="0">
            <text:p>0</text:p>
          </table:table-cell>
          <table:table-cell table:formula="of:=MIN([.M64];[.N64];[.O64])" office:value-type="float" office:value="0">
            <text:p>0</text:p>
          </table:table-cell>
          <table:table-cell table:formula="of:=MAX([.M64];[.N64];[.O64])" office:value-type="float" office:value="0.666666666666667">
            <text:p>0.67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263"/>
          <table:table-cell/>
          <table:table-cell table:style-name="ce296" table:formula="of:=CONCATENATE(&quot;#&quot;;DEC2HEX([.E65];2);DEC2HEX([.F65];2);DEC2HEX([.G65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65] + 0.7152*[.F65] + 0.0722*[.G65]" office:value-type="float" office:value="127.279">
            <text:p>127.28</text:p>
          </table:table-cell>
          <table:table-cell table:formula="of:=MOD(60*IF([.P65]=[.Q65];0;IF([.M65]=[.Q65];([.N65]-[.O65])/([.Q65]-[.P65]);IF([.N65]=[.Q65];2+([.O65]-[.M65])/([.Q65]-[.P65]);4+([.M65]-[.N65])/([.Q65]-[.P65]))));360)" office:value-type="float" office:value="330">
            <text:p>330</text:p>
          </table:table-cell>
          <table:table-cell table:formula="of:=IF([.P65]=[.Q65];0;IF([.L65]&lt;0.5;([.Q65]-[.P65])/([.P65]+[.Q65]);([.Q65]-[.P65])/(2-[.Q65]-[.P65])))" office:value-type="float" office:value="1">
            <text:p>1</text:p>
          </table:table-cell>
          <table:table-cell table:formula="of:=([.P65]+[.Q65])/2" office:value-type="float" office:value="0.666666666666667">
            <text:p>0.67</text:p>
          </table:table-cell>
          <table:table-cell table:formula="of:=[.E65]/255" office:value-type="float" office:value="1">
            <text:p>1</text:p>
          </table:table-cell>
          <table:table-cell table:formula="of:=[.F65]/255" office:value-type="float" office:value="0.333333333333333">
            <text:p>0.33</text:p>
          </table:table-cell>
          <table:table-cell table:formula="of:=[.G65]/255" office:value-type="float" office:value="0.666666666666667">
            <text:p>0.67</text:p>
          </table:table-cell>
          <table:table-cell table:formula="of:=MIN([.M65];[.N65];[.O65])" office:value-type="float" office:value="0.333333333333333">
            <text:p>0.33</text:p>
          </table:table-cell>
          <table:table-cell table:formula="of:=MAX([.M65];[.N65];[.O65])"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style-name="ce296" table:formula="of:=CONCATENATE(&quot;#&quot;;DEC2HEX([.E66];2);DEC2HEX([.F66];2);DEC2HEX([.G66];2))" office:value-type="string" office:string-value="#FF55AA">
            <text:p>#FF55AA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66] + 0.7152*[.F66] + 0.0722*[.G66]" office:value-type="float" office:value="127.279">
            <text:p>127.28</text:p>
          </table:table-cell>
          <table:table-cell table:formula="of:=MOD(60*IF([.P66]=[.Q66];0;IF([.M66]=[.Q66];([.N66]-[.O66])/([.Q66]-[.P66]);IF([.N66]=[.Q66];2+([.O66]-[.M66])/([.Q66]-[.P66]);4+([.M66]-[.N66])/([.Q66]-[.P66]))));360)" office:value-type="float" office:value="330">
            <text:p>330</text:p>
          </table:table-cell>
          <table:table-cell table:formula="of:=IF([.P66]=[.Q66];0;IF([.L66]&lt;0.5;([.Q66]-[.P66])/([.P66]+[.Q66]);([.Q66]-[.P66])/(2-[.Q66]-[.P66])))" office:value-type="float" office:value="1">
            <text:p>1</text:p>
          </table:table-cell>
          <table:table-cell table:formula="of:=([.P66]+[.Q66])/2" office:value-type="float" office:value="0.666666666666667">
            <text:p>0.67</text:p>
          </table:table-cell>
          <table:table-cell table:formula="of:=[.E66]/255" office:value-type="float" office:value="1">
            <text:p>1</text:p>
          </table:table-cell>
          <table:table-cell table:formula="of:=[.F66]/255" office:value-type="float" office:value="0.333333333333333">
            <text:p>0.33</text:p>
          </table:table-cell>
          <table:table-cell table:formula="of:=[.G66]/255" office:value-type="float" office:value="0.666666666666667">
            <text:p>0.67</text:p>
          </table:table-cell>
          <table:table-cell table:formula="of:=MIN([.M66];[.N66];[.O66])" office:value-type="float" office:value="0.333333333333333">
            <text:p>0.33</text:p>
          </table:table-cell>
          <table:table-cell table:formula="of:=MAX([.M66];[.N66];[.O66])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264"/>
          <table:table-cell/>
          <table:table-cell table:style-name="ce296" table:formula="of:=CONCATENATE(&quot;#&quot;;DEC2HEX([.E67];2);DEC2HEX([.F67];2);DEC2HEX([.G67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67] + 0.7152*[.F67] + 0.0722*[.G67]" office:value-type="float" office:value="127.721">
            <text:p>127.72</text:p>
          </table:table-cell>
          <table:table-cell table:formula="of:=MOD(60*IF([.P67]=[.Q67];0;IF([.M67]=[.Q67];([.N67]-[.O67])/([.Q67]-[.P67]);IF([.N67]=[.Q67];2+([.O67]-[.M67])/([.Q67]-[.P67]);4+([.M67]-[.N67])/([.Q67]-[.P67]))));360)" office:value-type="float" office:value="150">
            <text:p>150</text:p>
          </table:table-cell>
          <table:table-cell table:formula="of:=IF([.P67]=[.Q67];0;IF([.L67]&lt;0.5;([.Q67]-[.P67])/([.P67]+[.Q67]);([.Q67]-[.P67])/(2-[.Q67]-[.P67])))" office:value-type="float" office:value="1">
            <text:p>1</text:p>
          </table:table-cell>
          <table:table-cell table:formula="of:=([.P67]+[.Q67])/2" office:value-type="float" office:value="0.333333333333333">
            <text:p>0.33</text:p>
          </table:table-cell>
          <table:table-cell table:formula="of:=[.E67]/255" office:value-type="float" office:value="0">
            <text:p>0</text:p>
          </table:table-cell>
          <table:table-cell table:formula="of:=[.F67]/255" office:value-type="float" office:value="0.666666666666667">
            <text:p>0.67</text:p>
          </table:table-cell>
          <table:table-cell table:formula="of:=[.G67]/255" office:value-type="float" office:value="0.333333333333333">
            <text:p>0.33</text:p>
          </table:table-cell>
          <table:table-cell table:formula="of:=MIN([.M67];[.N67];[.O67])" office:value-type="float" office:value="0">
            <text:p>0</text:p>
          </table:table-cell>
          <table:table-cell table:formula="of:=MAX([.M67];[.N67];[.O67])" office:value-type="float" office:value="0.666666666666667">
            <text:p>0.6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table:style-name="ce296" table:formula="of:=CONCATENATE(&quot;#&quot;;DEC2HEX([.E68];2);DEC2HEX([.F68];2);DEC2HEX([.G68];2))" office:value-type="string" office:string-value="#00AA55">
            <text:p>#00AA55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68] + 0.7152*[.F68] + 0.0722*[.G68]" office:value-type="float" office:value="127.721">
            <text:p>127.72</text:p>
          </table:table-cell>
          <table:table-cell table:formula="of:=MOD(60*IF([.P68]=[.Q68];0;IF([.M68]=[.Q68];([.N68]-[.O68])/([.Q68]-[.P68]);IF([.N68]=[.Q68];2+([.O68]-[.M68])/([.Q68]-[.P68]);4+([.M68]-[.N68])/([.Q68]-[.P68]))));360)" office:value-type="float" office:value="150">
            <text:p>150</text:p>
          </table:table-cell>
          <table:table-cell table:formula="of:=IF([.P68]=[.Q68];0;IF([.L68]&lt;0.5;([.Q68]-[.P68])/([.P68]+[.Q68]);([.Q68]-[.P68])/(2-[.Q68]-[.P68])))" office:value-type="float" office:value="1">
            <text:p>1</text:p>
          </table:table-cell>
          <table:table-cell table:formula="of:=([.P68]+[.Q68])/2" office:value-type="float" office:value="0.333333333333333">
            <text:p>0.33</text:p>
          </table:table-cell>
          <table:table-cell table:formula="of:=[.E68]/255" office:value-type="float" office:value="0">
            <text:p>0</text:p>
          </table:table-cell>
          <table:table-cell table:formula="of:=[.F68]/255" office:value-type="float" office:value="0.666666666666667">
            <text:p>0.67</text:p>
          </table:table-cell>
          <table:table-cell table:formula="of:=[.G68]/255" office:value-type="float" office:value="0.333333333333333">
            <text:p>0.33</text:p>
          </table:table-cell>
          <table:table-cell table:formula="of:=MIN([.M68];[.N68];[.O68])" office:value-type="float" office:value="0">
            <text:p>0</text:p>
          </table:table-cell>
          <table:table-cell table:formula="of:=MAX([.M68];[.N68];[.O68])" office:value-type="float" office:value="0.666666666666667">
            <text:p>0.6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265"/>
          <table:table-cell/>
          <table:table-cell table:style-name="ce296" table:formula="of:=CONCATENATE(&quot;#&quot;;DEC2HEX([.E69];2);DEC2HEX([.F69];2);DEC2HEX([.G69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table:formula="of:=0.2126*[.E69] + 0.7152*[.F69] + 0.0722*[.G69]" office:value-type="float" office:value="133.416">
            <text:p>133.42</text:p>
          </table:table-cell>
          <table:table-cell table:formula="of:=MOD(60*IF([.P69]=[.Q69];0;IF([.M69]=[.Q69];([.N69]-[.O69])/([.Q69]-[.P69]);IF([.N69]=[.Q69];2+([.O69]-[.M69])/([.Q69]-[.P69]);4+([.M69]-[.N69])/([.Q69]-[.P69]))));360)" office:value-type="float" office:value="300">
            <text:p>300</text:p>
          </table:table-cell>
          <table:table-cell table:formula="of:=IF([.P69]=[.Q69];0;IF([.L69]&lt;0.5;([.Q69]-[.P69])/([.P69]+[.Q69]);([.Q69]-[.P69])/(2-[.Q69]-[.P69])))" office:value-type="float" office:value="1">
            <text:p>1</text:p>
          </table:table-cell>
          <table:table-cell table:formula="of:=([.P69]+[.Q69])/2" office:value-type="float" office:value="0.666666666666667">
            <text:p>0.67</text:p>
          </table:table-cell>
          <table:table-cell table:formula="of:=[.E69]/255" office:value-type="float" office:value="1">
            <text:p>1</text:p>
          </table:table-cell>
          <table:table-cell table:formula="of:=[.F69]/255" office:value-type="float" office:value="0.333333333333333">
            <text:p>0.33</text:p>
          </table:table-cell>
          <table:table-cell table:formula="of:=[.G69]/255" office:value-type="float" office:value="1">
            <text:p>1</text:p>
          </table:table-cell>
          <table:table-cell table:formula="of:=MIN([.M69];[.N69];[.O69])" office:value-type="float" office:value="0.333333333333333">
            <text:p>0.33</text:p>
          </table:table-cell>
          <table:table-cell table:formula="of:=MAX([.M69];[.N69];[.O69])"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number-columns-repeated="2"/>
          <table:table-cell table:style-name="ce296" table:formula="of:=CONCATENATE(&quot;#&quot;;DEC2HEX([.E70];2);DEC2HEX([.F70];2);DEC2HEX([.G70];2))" office:value-type="string" office:string-value="#FF55FF">
            <text:p>#FF55FF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70] + 0.7152*[.F70] + 0.0722*[.G70]" office:value-type="float" office:value="133.416">
            <text:p>133.42</text:p>
          </table:table-cell>
          <table:table-cell table:formula="of:=MOD(60*IF([.P70]=[.Q70];0;IF([.M70]=[.Q70];([.N70]-[.O70])/([.Q70]-[.P70]);IF([.N70]=[.Q70];2+([.O70]-[.M70])/([.Q70]-[.P70]);4+([.M70]-[.N70])/([.Q70]-[.P70]))));360)" office:value-type="float" office:value="300">
            <text:p>300</text:p>
          </table:table-cell>
          <table:table-cell table:formula="of:=IF([.P70]=[.Q70];0;IF([.L70]&lt;0.5;([.Q70]-[.P70])/([.P70]+[.Q70]);([.Q70]-[.P70])/(2-[.Q70]-[.P70])))" office:value-type="float" office:value="1">
            <text:p>1</text:p>
          </table:table-cell>
          <table:table-cell table:formula="of:=([.P70]+[.Q70])/2" office:value-type="float" office:value="0.666666666666667">
            <text:p>0.67</text:p>
          </table:table-cell>
          <table:table-cell table:formula="of:=[.E70]/255" office:value-type="float" office:value="1">
            <text:p>1</text:p>
          </table:table-cell>
          <table:table-cell table:formula="of:=[.F70]/255" office:value-type="float" office:value="0.333333333333333">
            <text:p>0.33</text:p>
          </table:table-cell>
          <table:table-cell table:formula="of:=[.G70]/255" office:value-type="float" office:value="1">
            <text:p>1</text:p>
          </table:table-cell>
          <table:table-cell table:formula="of:=MIN([.M70];[.N70];[.O70])" office:value-type="float" office:value="0.333333333333333">
            <text:p>0.33</text:p>
          </table:table-cell>
          <table:table-cell table:formula="of:=MAX([.M70];[.N70];[.O70])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266"/>
          <table:table-cell office:value-type="string">
            <text:p>2/3 Brightness Cyan</text:p>
          </table:table-cell>
          <table:table-cell table:style-name="ce296" table:formula="of:=CONCATENATE(&quot;#&quot;;DEC2HEX([.E71];2);DEC2HEX([.F71];2);DEC2HEX([.G71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71] + 0.7152*[.F71] + 0.0722*[.G71]" office:value-type="float" office:value="133.858">
            <text:p>133.86</text:p>
          </table:table-cell>
          <table:table-cell table:formula="of:=MOD(60*IF([.P71]=[.Q71];0;IF([.M71]=[.Q71];([.N71]-[.O71])/([.Q71]-[.P71]);IF([.N71]=[.Q71];2+([.O71]-[.M71])/([.Q71]-[.P71]);4+([.M71]-[.N71])/([.Q71]-[.P71]))));360)" office:value-type="float" office:value="180">
            <text:p>180</text:p>
          </table:table-cell>
          <table:table-cell table:formula="of:=IF([.P71]=[.Q71];0;IF([.L71]&lt;0.5;([.Q71]-[.P71])/([.P71]+[.Q71]);([.Q71]-[.P71])/(2-[.Q71]-[.P71])))" office:value-type="float" office:value="1">
            <text:p>1</text:p>
          </table:table-cell>
          <table:table-cell table:formula="of:=([.P71]+[.Q71])/2" office:value-type="float" office:value="0.333333333333333">
            <text:p>0.33</text:p>
          </table:table-cell>
          <table:table-cell table:formula="of:=[.E71]/255" office:value-type="float" office:value="0">
            <text:p>0</text:p>
          </table:table-cell>
          <table:table-cell table:formula="of:=[.F71]/255" office:value-type="float" office:value="0.666666666666667">
            <text:p>0.67</text:p>
          </table:table-cell>
          <table:table-cell table:formula="of:=[.G71]/255" office:value-type="float" office:value="0.666666666666667">
            <text:p>0.67</text:p>
          </table:table-cell>
          <table:table-cell table:formula="of:=MIN([.M71];[.N71];[.O71])" office:value-type="float" office:value="0">
            <text:p>0</text:p>
          </table:table-cell>
          <table:table-cell table:formula="of:=MAX([.M71];[.N71];[.O71])" office:value-type="float" office:value="0.666666666666667">
            <text:p>0.67</text:p>
          </table:table-cell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string">
            <text:p>Half Transparent 2/3 Cyan</text:p>
          </table:table-cell>
          <table:table-cell table:style-name="ce296" table:formula="of:=CONCATENATE(&quot;#&quot;;DEC2HEX([.E72];2);DEC2HEX([.F72];2);DEC2HEX([.G72];2))" office:value-type="string" office:string-value="#00AAAA">
            <text:p>#00AAAA</text:p>
          </table:table-cell>
          <table:table-cell office:value-type="float" office:value="0">
            <text:p>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72] + 0.7152*[.F72] + 0.0722*[.G72]" office:value-type="float" office:value="133.858">
            <text:p>133.86</text:p>
          </table:table-cell>
          <table:table-cell table:formula="of:=MOD(60*IF([.P72]=[.Q72];0;IF([.M72]=[.Q72];([.N72]-[.O72])/([.Q72]-[.P72]);IF([.N72]=[.Q72];2+([.O72]-[.M72])/([.Q72]-[.P72]);4+([.M72]-[.N72])/([.Q72]-[.P72]))));360)" office:value-type="float" office:value="180">
            <text:p>180</text:p>
          </table:table-cell>
          <table:table-cell table:formula="of:=IF([.P72]=[.Q72];0;IF([.L72]&lt;0.5;([.Q72]-[.P72])/([.P72]+[.Q72]);([.Q72]-[.P72])/(2-[.Q72]-[.P72])))" office:value-type="float" office:value="1">
            <text:p>1</text:p>
          </table:table-cell>
          <table:table-cell table:formula="of:=([.P72]+[.Q72])/2" office:value-type="float" office:value="0.333333333333333">
            <text:p>0.33</text:p>
          </table:table-cell>
          <table:table-cell table:formula="of:=[.E72]/255" office:value-type="float" office:value="0">
            <text:p>0</text:p>
          </table:table-cell>
          <table:table-cell table:formula="of:=[.F72]/255" office:value-type="float" office:value="0.666666666666667">
            <text:p>0.67</text:p>
          </table:table-cell>
          <table:table-cell table:formula="of:=[.G72]/255" office:value-type="float" office:value="0.666666666666667">
            <text:p>0.67</text:p>
          </table:table-cell>
          <table:table-cell table:formula="of:=MIN([.M72];[.N72];[.O72])" office:value-type="float" office:value="0">
            <text:p>0</text:p>
          </table:table-cell>
          <table:table-cell table:formula="of:=MAX([.M72];[.N72];[.O72])" office:value-type="float" office:value="0.666666666666667">
            <text:p>0.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267"/>
          <table:table-cell/>
          <table:table-cell table:style-name="ce296" table:formula="of:=CONCATENATE(&quot;#&quot;;DEC2HEX([.E73];2);DEC2HEX([.F73];2);DEC2HEX([.G73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73] + 0.7152*[.F73] + 0.0722*[.G73]" office:value-type="float" office:value="139.655">
            <text:p>139.66</text:p>
          </table:table-cell>
          <table:table-cell table:formula="of:=MOD(60*IF([.P73]=[.Q73];0;IF([.M73]=[.Q73];([.N73]-[.O73])/([.Q73]-[.P73]);IF([.N73]=[.Q73];2+([.O73]-[.M73])/([.Q73]-[.P73]);4+([.M73]-[.N73])/([.Q73]-[.P73]))));360)" office:value-type="float" office:value="90">
            <text:p>90</text:p>
          </table:table-cell>
          <table:table-cell table:formula="of:=IF([.P73]=[.Q73];0;IF([.L73]&lt;0.5;([.Q73]-[.P73])/([.P73]+[.Q73]);([.Q73]-[.P73])/(2-[.Q73]-[.P73])))" office:value-type="float" office:value="1">
            <text:p>1</text:p>
          </table:table-cell>
          <table:table-cell table:formula="of:=([.P73]+[.Q73])/2" office:value-type="float" office:value="0.333333333333333">
            <text:p>0.33</text:p>
          </table:table-cell>
          <table:table-cell table:formula="of:=[.E73]/255" office:value-type="float" office:value="0.333333333333333">
            <text:p>0.33</text:p>
          </table:table-cell>
          <table:table-cell table:formula="of:=[.F73]/255" office:value-type="float" office:value="0.666666666666667">
            <text:p>0.67</text:p>
          </table:table-cell>
          <table:table-cell table:formula="of:=[.G73]/255" office:value-type="float" office:value="0">
            <text:p>0</text:p>
          </table:table-cell>
          <table:table-cell table:formula="of:=MIN([.M73];[.N73];[.O73])" office:value-type="float" office:value="0">
            <text:p>0</text:p>
          </table:table-cell>
          <table:table-cell table:formula="of:=MAX([.M73];[.N73];[.O73])" office:value-type="float" office:value="0.666666666666667">
            <text:p>0.6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/>
          <table:table-cell table:style-name="ce296" table:formula="of:=CONCATENATE(&quot;#&quot;;DEC2HEX([.E74];2);DEC2HEX([.F74];2);DEC2HEX([.G74];2))" office:value-type="string" office:string-value="#55AA00">
            <text:p>#55AA00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74] + 0.7152*[.F74] + 0.0722*[.G74]" office:value-type="float" office:value="139.655">
            <text:p>139.66</text:p>
          </table:table-cell>
          <table:table-cell table:formula="of:=MOD(60*IF([.P74]=[.Q74];0;IF([.M74]=[.Q74];([.N74]-[.O74])/([.Q74]-[.P74]);IF([.N74]=[.Q74];2+([.O74]-[.M74])/([.Q74]-[.P74]);4+([.M74]-[.N74])/([.Q74]-[.P74]))));360)" office:value-type="float" office:value="90">
            <text:p>90</text:p>
          </table:table-cell>
          <table:table-cell table:formula="of:=IF([.P74]=[.Q74];0;IF([.L74]&lt;0.5;([.Q74]-[.P74])/([.P74]+[.Q74]);([.Q74]-[.P74])/(2-[.Q74]-[.P74])))" office:value-type="float" office:value="1">
            <text:p>1</text:p>
          </table:table-cell>
          <table:table-cell table:formula="of:=([.P74]+[.Q74])/2" office:value-type="float" office:value="0.333333333333333">
            <text:p>0.33</text:p>
          </table:table-cell>
          <table:table-cell table:formula="of:=[.E74]/255" office:value-type="float" office:value="0.333333333333333">
            <text:p>0.33</text:p>
          </table:table-cell>
          <table:table-cell table:formula="of:=[.F74]/255" office:value-type="float" office:value="0.666666666666667">
            <text:p>0.67</text:p>
          </table:table-cell>
          <table:table-cell table:formula="of:=[.G74]/255" office:value-type="float" office:value="0">
            <text:p>0</text:p>
          </table:table-cell>
          <table:table-cell table:formula="of:=MIN([.M74];[.N74];[.O74])" office:value-type="float" office:value="0">
            <text:p>0</text:p>
          </table:table-cell>
          <table:table-cell table:formula="of:=MAX([.M74];[.N74];[.O74])" office:value-type="float" office:value="0.666666666666667">
            <text:p>0.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268"/>
          <table:table-cell/>
          <table:table-cell table:style-name="ce296" table:formula="of:=CONCATENATE(&quot;#&quot;;DEC2HEX([.E75];2);DEC2HEX([.F75];2);DEC2HEX([.G75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E75] + 0.7152*[.F75] + 0.0722*[.G75]" office:value-type="float" office:value="139.995">
            <text:p>140</text:p>
          </table:table-cell>
          <table:table-cell table:formula="of:=MOD(60*IF([.P75]=[.Q75];0;IF([.M75]=[.Q75];([.N75]-[.O75])/([.Q75]-[.P75]);IF([.N75]=[.Q75];2+([.O75]-[.M75])/([.Q75]-[.P75]);4+([.M75]-[.N75])/([.Q75]-[.P75]))));360)" office:value-type="float" office:value="200">
            <text:p>200</text:p>
          </table:table-cell>
          <table:table-cell table:formula="of:=IF([.P75]=[.Q75];0;IF([.L75]&lt;0.5;([.Q75]-[.P75])/([.P75]+[.Q75]);([.Q75]-[.P75])/(2-[.Q75]-[.P75])))" office:value-type="float" office:value="1">
            <text:p>1</text:p>
          </table:table-cell>
          <table:table-cell table:formula="of:=([.P75]+[.Q75])/2" office:value-type="float" office:value="0.5">
            <text:p>0.5</text:p>
          </table:table-cell>
          <table:table-cell table:formula="of:=[.E75]/255" office:value-type="float" office:value="0">
            <text:p>0</text:p>
          </table:table-cell>
          <table:table-cell table:formula="of:=[.F75]/255" office:value-type="float" office:value="0.666666666666667">
            <text:p>0.67</text:p>
          </table:table-cell>
          <table:table-cell table:formula="of:=[.G75]/255" office:value-type="float" office:value="1">
            <text:p>1</text:p>
          </table:table-cell>
          <table:table-cell table:formula="of:=MIN([.M75];[.N75];[.O75])" office:value-type="float" office:value="0">
            <text:p>0</text:p>
          </table:table-cell>
          <table:table-cell table:formula="of:=MAX([.M75];[.N75];[.O75])"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table:style-name="ce296" table:formula="of:=CONCATENATE(&quot;#&quot;;DEC2HEX([.E76];2);DEC2HEX([.F76];2);DEC2HEX([.G76];2))" office:value-type="string" office:string-value="#00AAFF">
            <text:p>#00AAFF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76] + 0.7152*[.F76] + 0.0722*[.G76]" office:value-type="float" office:value="139.995">
            <text:p>140</text:p>
          </table:table-cell>
          <table:table-cell table:formula="of:=MOD(60*IF([.P76]=[.Q76];0;IF([.M76]=[.Q76];([.N76]-[.O76])/([.Q76]-[.P76]);IF([.N76]=[.Q76];2+([.O76]-[.M76])/([.Q76]-[.P76]);4+([.M76]-[.N76])/([.Q76]-[.P76]))));360)" office:value-type="float" office:value="200">
            <text:p>200</text:p>
          </table:table-cell>
          <table:table-cell table:formula="of:=IF([.P76]=[.Q76];0;IF([.L76]&lt;0.5;([.Q76]-[.P76])/([.P76]+[.Q76]);([.Q76]-[.P76])/(2-[.Q76]-[.P76])))" office:value-type="float" office:value="1">
            <text:p>1</text:p>
          </table:table-cell>
          <table:table-cell table:formula="of:=([.P76]+[.Q76])/2" office:value-type="float" office:value="0.5">
            <text:p>0.5</text:p>
          </table:table-cell>
          <table:table-cell table:formula="of:=[.E76]/255" office:value-type="float" office:value="0">
            <text:p>0</text:p>
          </table:table-cell>
          <table:table-cell table:formula="of:=[.F76]/255" office:value-type="float" office:value="0.666666666666667">
            <text:p>0.67</text:p>
          </table:table-cell>
          <table:table-cell table:formula="of:=[.G76]/255" office:value-type="float" office:value="1">
            <text:p>1</text:p>
          </table:table-cell>
          <table:table-cell table:formula="of:=MIN([.M76];[.N76];[.O76])" office:value-type="float" office:value="0">
            <text:p>0</text:p>
          </table:table-cell>
          <table:table-cell table:formula="of:=MAX([.M76];[.N76];[.O76])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269"/>
          <table:table-cell/>
          <table:table-cell table:style-name="ce296" table:formula="of:=CONCATENATE(&quot;#&quot;;DEC2HEX([.E77];2);DEC2HEX([.F77];2);DEC2HEX([.G77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77] + 0.7152*[.F77] + 0.0722*[.G77]" office:value-type="float" office:value="145.792">
            <text:p>145.79</text:p>
          </table:table-cell>
          <table:table-cell table:formula="of:=MOD(60*IF([.P77]=[.Q77];0;IF([.M77]=[.Q77];([.N77]-[.O77])/([.Q77]-[.P77]);IF([.N77]=[.Q77];2+([.O77]-[.M77])/([.Q77]-[.P77]);4+([.M77]-[.N77])/([.Q77]-[.P77]))));360)" office:value-type="float" office:value="120">
            <text:p>120</text:p>
          </table:table-cell>
          <table:table-cell table:formula="of:=IF([.P77]=[.Q77];0;IF([.L77]&lt;0.5;([.Q77]-[.P77])/([.P77]+[.Q77]);([.Q77]-[.P77])/(2-[.Q77]-[.P77])))" office:value-type="float" office:value="0.333333333333333">
            <text:p>0.33</text:p>
          </table:table-cell>
          <table:table-cell table:formula="of:=([.P77]+[.Q77])/2" office:value-type="float" office:value="0.5">
            <text:p>0.5</text:p>
          </table:table-cell>
          <table:table-cell table:formula="of:=[.E77]/255" office:value-type="float" office:value="0.333333333333333">
            <text:p>0.33</text:p>
          </table:table-cell>
          <table:table-cell table:formula="of:=[.F77]/255" office:value-type="float" office:value="0.666666666666667">
            <text:p>0.67</text:p>
          </table:table-cell>
          <table:table-cell table:formula="of:=[.G77]/255" office:value-type="float" office:value="0.333333333333333">
            <text:p>0.33</text:p>
          </table:table-cell>
          <table:table-cell table:formula="of:=MIN([.M77];[.N77];[.O77])" office:value-type="float" office:value="0.333333333333333">
            <text:p>0.33</text:p>
          </table:table-cell>
          <table:table-cell table:formula="of:=MAX([.M77];[.N77];[.O77])" office:value-type="float" office:value="0.666666666666667">
            <text:p>0.6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number-columns-repeated="2"/>
          <table:table-cell table:style-name="ce296" table:formula="of:=CONCATENATE(&quot;#&quot;;DEC2HEX([.E78];2);DEC2HEX([.F78];2);DEC2HEX([.G78];2))" office:value-type="string" office:string-value="#55AA55">
            <text:p>#55AA55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78] + 0.7152*[.F78] + 0.0722*[.G78]" office:value-type="float" office:value="145.792">
            <text:p>145.79</text:p>
          </table:table-cell>
          <table:table-cell table:formula="of:=MOD(60*IF([.P78]=[.Q78];0;IF([.M78]=[.Q78];([.N78]-[.O78])/([.Q78]-[.P78]);IF([.N78]=[.Q78];2+([.O78]-[.M78])/([.Q78]-[.P78]);4+([.M78]-[.N78])/([.Q78]-[.P78]))));360)" office:value-type="float" office:value="120">
            <text:p>120</text:p>
          </table:table-cell>
          <table:table-cell table:formula="of:=IF([.P78]=[.Q78];0;IF([.L78]&lt;0.5;([.Q78]-[.P78])/([.P78]+[.Q78]);([.Q78]-[.P78])/(2-[.Q78]-[.P78])))" office:value-type="float" office:value="0.333333333333333">
            <text:p>0.33</text:p>
          </table:table-cell>
          <table:table-cell table:formula="of:=([.P78]+[.Q78])/2" office:value-type="float" office:value="0.5">
            <text:p>0.5</text:p>
          </table:table-cell>
          <table:table-cell table:formula="of:=[.E78]/255" office:value-type="float" office:value="0.333333333333333">
            <text:p>0.33</text:p>
          </table:table-cell>
          <table:table-cell table:formula="of:=[.F78]/255" office:value-type="float" office:value="0.666666666666667">
            <text:p>0.67</text:p>
          </table:table-cell>
          <table:table-cell table:formula="of:=[.G78]/255" office:value-type="float" office:value="0.333333333333333">
            <text:p>0.33</text:p>
          </table:table-cell>
          <table:table-cell table:formula="of:=MIN([.M78];[.N78];[.O78])" office:value-type="float" office:value="0.333333333333333">
            <text:p>0.33</text:p>
          </table:table-cell>
          <table:table-cell table:formula="of:=MAX([.M78];[.N78];[.O78])" office:value-type="float" office:value="0.666666666666667">
            <text:p>0.6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270"/>
          <table:table-cell/>
          <table:table-cell table:style-name="ce296" table:formula="of:=CONCATENATE(&quot;#&quot;;DEC2HEX([.E79];2);DEC2HEX([.F79];2);DEC2HEX([.G79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79] + 0.7152*[.F79] + 0.0722*[.G79]" office:value-type="float" office:value="151.929">
            <text:p>151.93</text:p>
          </table:table-cell>
          <table:table-cell table:formula="of:=MOD(60*IF([.P79]=[.Q79];0;IF([.M79]=[.Q79];([.N79]-[.O79])/([.Q79]-[.P79]);IF([.N79]=[.Q79];2+([.O79]-[.M79])/([.Q79]-[.P79]);4+([.M79]-[.N79])/([.Q79]-[.P79]))));360)" office:value-type="float" office:value="180">
            <text:p>180</text:p>
          </table:table-cell>
          <table:table-cell table:formula="of:=IF([.P79]=[.Q79];0;IF([.L79]&lt;0.5;([.Q79]-[.P79])/([.P79]+[.Q79]);([.Q79]-[.P79])/(2-[.Q79]-[.P79])))" office:value-type="float" office:value="0.333333333333333">
            <text:p>0.33</text:p>
          </table:table-cell>
          <table:table-cell table:formula="of:=([.P79]+[.Q79])/2" office:value-type="float" office:value="0.5">
            <text:p>0.5</text:p>
          </table:table-cell>
          <table:table-cell table:formula="of:=[.E79]/255" office:value-type="float" office:value="0.333333333333333">
            <text:p>0.33</text:p>
          </table:table-cell>
          <table:table-cell table:formula="of:=[.F79]/255" office:value-type="float" office:value="0.666666666666667">
            <text:p>0.67</text:p>
          </table:table-cell>
          <table:table-cell table:formula="of:=[.G79]/255" office:value-type="float" office:value="0.666666666666667">
            <text:p>0.67</text:p>
          </table:table-cell>
          <table:table-cell table:formula="of:=MIN([.M79];[.N79];[.O79])" office:value-type="float" office:value="0.333333333333333">
            <text:p>0.33</text:p>
          </table:table-cell>
          <table:table-cell table:formula="of:=MAX([.M79];[.N79];[.O79])" office:value-type="float" office:value="0.666666666666667">
            <text:p>0.6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number-columns-repeated="2"/>
          <table:table-cell table:style-name="ce296" table:formula="of:=CONCATENATE(&quot;#&quot;;DEC2HEX([.E80];2);DEC2HEX([.F80];2);DEC2HEX([.G80];2))" office:value-type="string" office:string-value="#55AAAA">
            <text:p>#55AAAA</text:p>
          </table:table-cell>
          <table:table-cell office:value-type="float" office:value="85">
            <text:p>8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80] + 0.7152*[.F80] + 0.0722*[.G80]" office:value-type="float" office:value="151.929">
            <text:p>151.93</text:p>
          </table:table-cell>
          <table:table-cell table:formula="of:=MOD(60*IF([.P80]=[.Q80];0;IF([.M80]=[.Q80];([.N80]-[.O80])/([.Q80]-[.P80]);IF([.N80]=[.Q80];2+([.O80]-[.M80])/([.Q80]-[.P80]);4+([.M80]-[.N80])/([.Q80]-[.P80]))));360)" office:value-type="float" office:value="180">
            <text:p>180</text:p>
          </table:table-cell>
          <table:table-cell table:formula="of:=IF([.P80]=[.Q80];0;IF([.L80]&lt;0.5;([.Q80]-[.P80])/([.P80]+[.Q80]);([.Q80]-[.P80])/(2-[.Q80]-[.P80])))" office:value-type="float" office:value="0.333333333333333">
            <text:p>0.33</text:p>
          </table:table-cell>
          <table:table-cell table:formula="of:=([.P80]+[.Q80])/2" office:value-type="float" office:value="0.5">
            <text:p>0.5</text:p>
          </table:table-cell>
          <table:table-cell table:formula="of:=[.E80]/255" office:value-type="float" office:value="0.333333333333333">
            <text:p>0.33</text:p>
          </table:table-cell>
          <table:table-cell table:formula="of:=[.F80]/255" office:value-type="float" office:value="0.666666666666667">
            <text:p>0.67</text:p>
          </table:table-cell>
          <table:table-cell table:formula="of:=[.G80]/255" office:value-type="float" office:value="0.666666666666667">
            <text:p>0.67</text:p>
          </table:table-cell>
          <table:table-cell table:formula="of:=MIN([.M80];[.N80];[.O80])" office:value-type="float" office:value="0.333333333333333">
            <text:p>0.33</text:p>
          </table:table-cell>
          <table:table-cell table:formula="of:=MAX([.M80];[.N80];[.O80])" office:value-type="float" office:value="0.666666666666667">
            <text:p>0.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271"/>
          <table:table-cell office:value-type="string">
            <text:p>2/3 Brightness Yellow</text:p>
          </table:table-cell>
          <table:table-cell table:style-name="ce296" table:formula="of:=CONCATENATE(&quot;#&quot;;DEC2HEX([.E81];2);DEC2HEX([.F81];2);DEC2HEX([.G81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81] + 0.7152*[.F81] + 0.0722*[.G81]" office:value-type="float" office:value="157.726">
            <text:p>157.73</text:p>
          </table:table-cell>
          <table:table-cell table:formula="of:=MOD(60*IF([.P81]=[.Q81];0;IF([.M81]=[.Q81];([.N81]-[.O81])/([.Q81]-[.P81]);IF([.N81]=[.Q81];2+([.O81]-[.M81])/([.Q81]-[.P81]);4+([.M81]-[.N81])/([.Q81]-[.P81]))));360)" office:value-type="float" office:value="60">
            <text:p>60</text:p>
          </table:table-cell>
          <table:table-cell table:formula="of:=IF([.P81]=[.Q81];0;IF([.L81]&lt;0.5;([.Q81]-[.P81])/([.P81]+[.Q81]);([.Q81]-[.P81])/(2-[.Q81]-[.P81])))" office:value-type="float" office:value="1">
            <text:p>1</text:p>
          </table:table-cell>
          <table:table-cell table:formula="of:=([.P81]+[.Q81])/2" office:value-type="float" office:value="0.333333333333333">
            <text:p>0.33</text:p>
          </table:table-cell>
          <table:table-cell table:formula="of:=[.E81]/255" office:value-type="float" office:value="0.666666666666667">
            <text:p>0.67</text:p>
          </table:table-cell>
          <table:table-cell table:formula="of:=[.F81]/255" office:value-type="float" office:value="0.666666666666667">
            <text:p>0.67</text:p>
          </table:table-cell>
          <table:table-cell table:formula="of:=[.G81]/255" office:value-type="float" office:value="0">
            <text:p>0</text:p>
          </table:table-cell>
          <table:table-cell table:formula="of:=MIN([.M81];[.N81];[.O81])" office:value-type="float" office:value="0">
            <text:p>0</text:p>
          </table:table-cell>
          <table:table-cell table:formula="of:=MAX([.M81];[.N81];[.O81])" office:value-type="float" office:value="0.666666666666667">
            <text:p>0.67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Half Transparent 2/3 Yellow</text:p>
          </table:table-cell>
          <table:table-cell table:style-name="ce296" table:formula="of:=CONCATENATE(&quot;#&quot;;DEC2HEX([.E82];2);DEC2HEX([.F82];2);DEC2HEX([.G82];2))" office:value-type="string" office:string-value="#AAAA00">
            <text:p>#AAAA00</text:p>
          </table:table-cell>
          <table:table-cell table:number-columns-repeated="2"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82] + 0.7152*[.F82] + 0.0722*[.G82]" office:value-type="float" office:value="157.726">
            <text:p>157.73</text:p>
          </table:table-cell>
          <table:table-cell table:formula="of:=MOD(60*IF([.P82]=[.Q82];0;IF([.M82]=[.Q82];([.N82]-[.O82])/([.Q82]-[.P82]);IF([.N82]=[.Q82];2+([.O82]-[.M82])/([.Q82]-[.P82]);4+([.M82]-[.N82])/([.Q82]-[.P82]))));360)" office:value-type="float" office:value="60">
            <text:p>60</text:p>
          </table:table-cell>
          <table:table-cell table:formula="of:=IF([.P82]=[.Q82];0;IF([.L82]&lt;0.5;([.Q82]-[.P82])/([.P82]+[.Q82]);([.Q82]-[.P82])/(2-[.Q82]-[.P82])))" office:value-type="float" office:value="1">
            <text:p>1</text:p>
          </table:table-cell>
          <table:table-cell table:formula="of:=([.P82]+[.Q82])/2" office:value-type="float" office:value="0.333333333333333">
            <text:p>0.33</text:p>
          </table:table-cell>
          <table:table-cell table:formula="of:=[.E82]/255" office:value-type="float" office:value="0.666666666666667">
            <text:p>0.67</text:p>
          </table:table-cell>
          <table:table-cell table:formula="of:=[.F82]/255" office:value-type="float" office:value="0.666666666666667">
            <text:p>0.67</text:p>
          </table:table-cell>
          <table:table-cell table:formula="of:=[.G82]/255" office:value-type="float" office:value="0">
            <text:p>0</text:p>
          </table:table-cell>
          <table:table-cell table:formula="of:=MIN([.M82];[.N82];[.O82])" office:value-type="float" office:value="0">
            <text:p>0</text:p>
          </table:table-cell>
          <table:table-cell table:formula="of:=MAX([.M82];[.N82];[.O82])" office:value-type="float" office:value="0.666666666666667">
            <text:p>0.6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272"/>
          <table:table-cell/>
          <table:table-cell table:style-name="ce296" table:formula="of:=CONCATENATE(&quot;#&quot;;DEC2HEX([.E83];2);DEC2HEX([.F83];2);DEC2HEX([.G83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E83] + 0.7152*[.F83] + 0.0722*[.G83]" office:value-type="float" office:value="158.066">
            <text:p>158.07</text:p>
          </table:table-cell>
          <table:table-cell table:formula="of:=MOD(60*IF([.P83]=[.Q83];0;IF([.M83]=[.Q83];([.N83]-[.O83])/([.Q83]-[.P83]);IF([.N83]=[.Q83];2+([.O83]-[.M83])/([.Q83]-[.P83]);4+([.M83]-[.N83])/([.Q83]-[.P83]))));360)" office:value-type="float" office:value="210">
            <text:p>210</text:p>
          </table:table-cell>
          <table:table-cell table:formula="of:=IF([.P83]=[.Q83];0;IF([.L83]&lt;0.5;([.Q83]-[.P83])/([.P83]+[.Q83]);([.Q83]-[.P83])/(2-[.Q83]-[.P83])))" office:value-type="float" office:value="1">
            <text:p>1</text:p>
          </table:table-cell>
          <table:table-cell table:formula="of:=([.P83]+[.Q83])/2" office:value-type="float" office:value="0.666666666666667">
            <text:p>0.67</text:p>
          </table:table-cell>
          <table:table-cell table:formula="of:=[.E83]/255" office:value-type="float" office:value="0.333333333333333">
            <text:p>0.33</text:p>
          </table:table-cell>
          <table:table-cell table:formula="of:=[.F83]/255" office:value-type="float" office:value="0.666666666666667">
            <text:p>0.67</text:p>
          </table:table-cell>
          <table:table-cell table:formula="of:=[.G83]/255" office:value-type="float" office:value="1">
            <text:p>1</text:p>
          </table:table-cell>
          <table:table-cell table:formula="of:=MIN([.M83];[.N83];[.O83])" office:value-type="float" office:value="0.333333333333333">
            <text:p>0.33</text:p>
          </table:table-cell>
          <table:table-cell table:formula="of:=MAX([.M83];[.N83];[.O83])"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2"/>
          <table:table-cell table:style-name="ce296" table:formula="of:=CONCATENATE(&quot;#&quot;;DEC2HEX([.E84];2);DEC2HEX([.F84];2);DEC2HEX([.G84];2))" office:value-type="string" office:string-value="#55AAFF">
            <text:p>#55AAFF</text:p>
          </table:table-cell>
          <table:table-cell office:value-type="float" office:value="85">
            <text:p>8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84] + 0.7152*[.F84] + 0.0722*[.G84]" office:value-type="float" office:value="158.066">
            <text:p>158.07</text:p>
          </table:table-cell>
          <table:table-cell table:formula="of:=MOD(60*IF([.P84]=[.Q84];0;IF([.M84]=[.Q84];([.N84]-[.O84])/([.Q84]-[.P84]);IF([.N84]=[.Q84];2+([.O84]-[.M84])/([.Q84]-[.P84]);4+([.M84]-[.N84])/([.Q84]-[.P84]))));360)" office:value-type="float" office:value="210">
            <text:p>210</text:p>
          </table:table-cell>
          <table:table-cell table:formula="of:=IF([.P84]=[.Q84];0;IF([.L84]&lt;0.5;([.Q84]-[.P84])/([.P84]+[.Q84]);([.Q84]-[.P84])/(2-[.Q84]-[.P84])))" office:value-type="float" office:value="1">
            <text:p>1</text:p>
          </table:table-cell>
          <table:table-cell table:formula="of:=([.P84]+[.Q84])/2" office:value-type="float" office:value="0.666666666666667">
            <text:p>0.67</text:p>
          </table:table-cell>
          <table:table-cell table:formula="of:=[.E84]/255" office:value-type="float" office:value="0.333333333333333">
            <text:p>0.33</text:p>
          </table:table-cell>
          <table:table-cell table:formula="of:=[.F84]/255" office:value-type="float" office:value="0.666666666666667">
            <text:p>0.67</text:p>
          </table:table-cell>
          <table:table-cell table:formula="of:=[.G84]/255" office:value-type="float" office:value="1">
            <text:p>1</text:p>
          </table:table-cell>
          <table:table-cell table:formula="of:=MIN([.M84];[.N84];[.O84])" office:value-type="float" office:value="0.333333333333333">
            <text:p>0.33</text:p>
          </table:table-cell>
          <table:table-cell table:formula="of:=MAX([.M84];[.N84];[.O84])"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273"/>
          <table:table-cell/>
          <table:table-cell table:style-name="ce296" table:formula="of:=CONCATENATE(&quot;#&quot;;DEC2HEX([.E85];2);DEC2HEX([.F85];2);DEC2HEX([.G85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85] + 0.7152*[.F85] + 0.0722*[.G85]" office:value-type="float" office:value="163.863">
            <text:p>163.86</text:p>
          </table:table-cell>
          <table:table-cell table:formula="of:=MOD(60*IF([.P85]=[.Q85];0;IF([.M85]=[.Q85];([.N85]-[.O85])/([.Q85]-[.P85]);IF([.N85]=[.Q85];2+([.O85]-[.M85])/([.Q85]-[.P85]);4+([.M85]-[.N85])/([.Q85]-[.P85]))));360)" office:value-type="float" office:value="60">
            <text:p>60</text:p>
          </table:table-cell>
          <table:table-cell table:formula="of:=IF([.P85]=[.Q85];0;IF([.L85]&lt;0.5;([.Q85]-[.P85])/([.P85]+[.Q85]);([.Q85]-[.P85])/(2-[.Q85]-[.P85])))" office:value-type="float" office:value="0.333333333333333">
            <text:p>0.33</text:p>
          </table:table-cell>
          <table:table-cell table:formula="of:=([.P85]+[.Q85])/2" office:value-type="float" office:value="0.5">
            <text:p>0.5</text:p>
          </table:table-cell>
          <table:table-cell table:formula="of:=[.E85]/255" office:value-type="float" office:value="0.666666666666667">
            <text:p>0.67</text:p>
          </table:table-cell>
          <table:table-cell table:formula="of:=[.F85]/255" office:value-type="float" office:value="0.666666666666667">
            <text:p>0.67</text:p>
          </table:table-cell>
          <table:table-cell table:formula="of:=[.G85]/255" office:value-type="float" office:value="0.333333333333333">
            <text:p>0.33</text:p>
          </table:table-cell>
          <table:table-cell table:formula="of:=MIN([.M85];[.N85];[.O85])" office:value-type="float" office:value="0.333333333333333">
            <text:p>0.33</text:p>
          </table:table-cell>
          <table:table-cell table:formula="of:=MAX([.M85];[.N85];[.O85])" office:value-type="float" office:value="0.666666666666667">
            <text:p>0.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style-name="ce296" table:formula="of:=CONCATENATE(&quot;#&quot;;DEC2HEX([.E86];2);DEC2HEX([.F86];2);DEC2HEX([.G86];2))" office:value-type="string" office:string-value="#AAAA55">
            <text:p>#AAAA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86] + 0.7152*[.F86] + 0.0722*[.G86]" office:value-type="float" office:value="163.863">
            <text:p>163.86</text:p>
          </table:table-cell>
          <table:table-cell table:formula="of:=MOD(60*IF([.P86]=[.Q86];0;IF([.M86]=[.Q86];([.N86]-[.O86])/([.Q86]-[.P86]);IF([.N86]=[.Q86];2+([.O86]-[.M86])/([.Q86]-[.P86]);4+([.M86]-[.N86])/([.Q86]-[.P86]))));360)" office:value-type="float" office:value="60">
            <text:p>60</text:p>
          </table:table-cell>
          <table:table-cell table:formula="of:=IF([.P86]=[.Q86];0;IF([.L86]&lt;0.5;([.Q86]-[.P86])/([.P86]+[.Q86]);([.Q86]-[.P86])/(2-[.Q86]-[.P86])))" office:value-type="float" office:value="0.333333333333333">
            <text:p>0.33</text:p>
          </table:table-cell>
          <table:table-cell table:formula="of:=([.P86]+[.Q86])/2" office:value-type="float" office:value="0.5">
            <text:p>0.5</text:p>
          </table:table-cell>
          <table:table-cell table:formula="of:=[.E86]/255" office:value-type="float" office:value="0.666666666666667">
            <text:p>0.67</text:p>
          </table:table-cell>
          <table:table-cell table:formula="of:=[.F86]/255" office:value-type="float" office:value="0.666666666666667">
            <text:p>0.67</text:p>
          </table:table-cell>
          <table:table-cell table:formula="of:=[.G86]/255" office:value-type="float" office:value="0.333333333333333">
            <text:p>0.33</text:p>
          </table:table-cell>
          <table:table-cell table:formula="of:=MIN([.M86];[.N86];[.O86])" office:value-type="float" office:value="0.333333333333333">
            <text:p>0.33</text:p>
          </table:table-cell>
          <table:table-cell table:formula="of:=MAX([.M86];[.N86];[.O86])" office:value-type="float" office:value="0.666666666666667">
            <text:p>0.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274"/>
          <table:table-cell office:value-type="string">
            <text:p>Gray 2 (2/3 Brightness White)</text:p>
          </table:table-cell>
          <table:table-cell table:style-name="ce296" table:formula="of:=CONCATENATE(&quot;#&quot;;DEC2HEX([.E87];2);DEC2HEX([.F87];2);DEC2HEX([.G87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87] + 0.7152*[.F87] + 0.0722*[.G87]" office:value-type="float" office:value="170">
            <text:p>170</text:p>
          </table:table-cell>
          <table:table-cell table:formula="of:=MOD(60*IF([.P87]=[.Q87];0;IF([.M87]=[.Q87];([.N87]-[.O87])/([.Q87]-[.P87]);IF([.N87]=[.Q87];2+([.O87]-[.M87])/([.Q87]-[.P87]);4+([.M87]-[.N87])/([.Q87]-[.P87]))));360)" office:value-type="float" office:value="0">
            <text:p>0</text:p>
          </table:table-cell>
          <table:table-cell table:formula="of:=IF([.P87]=[.Q87];0;IF([.L87]&lt;0.5;([.Q87]-[.P87])/([.P87]+[.Q87]);([.Q87]-[.P87])/(2-[.Q87]-[.P87])))" office:value-type="float" office:value="0">
            <text:p>0</text:p>
          </table:table-cell>
          <table:table-cell table:formula="of:=([.P87]+[.Q87])/2" office:value-type="float" office:value="0.666666666666667">
            <text:p>0.67</text:p>
          </table:table-cell>
          <table:table-cell table:formula="of:=[.E87]/255" office:value-type="float" office:value="0.666666666666667">
            <text:p>0.67</text:p>
          </table:table-cell>
          <table:table-cell table:formula="of:=[.F87]/255" office:value-type="float" office:value="0.666666666666667">
            <text:p>0.67</text:p>
          </table:table-cell>
          <table:table-cell table:formula="of:=[.G87]/255" office:value-type="float" office:value="0.666666666666667">
            <text:p>0.67</text:p>
          </table:table-cell>
          <table:table-cell table:formula="of:=MIN([.M87];[.N87];[.O87])" office:value-type="float" office:value="0.666666666666667">
            <text:p>0.67</text:p>
          </table:table-cell>
          <table:table-cell table:formula="of:=MAX([.M87];[.N87];[.O87])" office:value-type="float" office:value="0.666666666666667">
            <text:p>0.67</text:p>
          </table:table-cell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string">
            <text:p>Half Transparent 2/3 White (Gray)</text:p>
          </table:table-cell>
          <table:table-cell table:style-name="ce296" table:formula="of:=CONCATENATE(&quot;#&quot;;DEC2HEX([.E88];2);DEC2HEX([.F88];2);DEC2HEX([.G88];2))" office:value-type="string" office:string-value="#AAAAAA">
            <text:p>#AAAAAA</text:p>
          </table:table-cell>
          <table:table-cell table:number-columns-repeated="3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88] + 0.7152*[.F88] + 0.0722*[.G88]" office:value-type="float" office:value="170">
            <text:p>170</text:p>
          </table:table-cell>
          <table:table-cell table:formula="of:=MOD(60*IF([.P88]=[.Q88];0;IF([.M88]=[.Q88];([.N88]-[.O88])/([.Q88]-[.P88]);IF([.N88]=[.Q88];2+([.O88]-[.M88])/([.Q88]-[.P88]);4+([.M88]-[.N88])/([.Q88]-[.P88]))));360)" office:value-type="float" office:value="0">
            <text:p>0</text:p>
          </table:table-cell>
          <table:table-cell table:formula="of:=IF([.P88]=[.Q88];0;IF([.L88]&lt;0.5;([.Q88]-[.P88])/([.P88]+[.Q88]);([.Q88]-[.P88])/(2-[.Q88]-[.P88])))" office:value-type="float" office:value="0">
            <text:p>0</text:p>
          </table:table-cell>
          <table:table-cell table:formula="of:=([.P88]+[.Q88])/2" office:value-type="float" office:value="0.666666666666667">
            <text:p>0.67</text:p>
          </table:table-cell>
          <table:table-cell table:formula="of:=[.E88]/255" office:value-type="float" office:value="0.666666666666667">
            <text:p>0.67</text:p>
          </table:table-cell>
          <table:table-cell table:formula="of:=[.F88]/255" office:value-type="float" office:value="0.666666666666667">
            <text:p>0.67</text:p>
          </table:table-cell>
          <table:table-cell table:formula="of:=[.G88]/255" office:value-type="float" office:value="0.666666666666667">
            <text:p>0.67</text:p>
          </table:table-cell>
          <table:table-cell table:formula="of:=MIN([.M88];[.N88];[.O88])" office:value-type="float" office:value="0.666666666666667">
            <text:p>0.67</text:p>
          </table:table-cell>
          <table:table-cell table:formula="of:=MAX([.M88];[.N88];[.O88])" office:value-type="float" office:value="0.666666666666667">
            <text:p>0.6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275"/>
          <table:table-cell/>
          <table:table-cell table:style-name="ce296" table:formula="of:=CONCATENATE(&quot;#&quot;;DEC2HEX([.E89];2);DEC2HEX([.F89];2);DEC2HEX([.G89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89] + 0.7152*[.F89] + 0.0722*[.G89]" office:value-type="float" office:value="175.797">
            <text:p>175.8</text:p>
          </table:table-cell>
          <table:table-cell table:formula="of:=MOD(60*IF([.P89]=[.Q89];0;IF([.M89]=[.Q89];([.N89]-[.O89])/([.Q89]-[.P89]);IF([.N89]=[.Q89];2+([.O89]-[.M89])/([.Q89]-[.P89]);4+([.M89]-[.N89])/([.Q89]-[.P89]))));360)" office:value-type="float" office:value="40">
            <text:p>40</text:p>
          </table:table-cell>
          <table:table-cell table:formula="of:=IF([.P89]=[.Q89];0;IF([.L89]&lt;0.5;([.Q89]-[.P89])/([.P89]+[.Q89]);([.Q89]-[.P89])/(2-[.Q89]-[.P89])))" office:value-type="float" office:value="1">
            <text:p>1</text:p>
          </table:table-cell>
          <table:table-cell table:formula="of:=([.P89]+[.Q89])/2" office:value-type="float" office:value="0.5">
            <text:p>0.5</text:p>
          </table:table-cell>
          <table:table-cell table:formula="of:=[.E89]/255" office:value-type="float" office:value="1">
            <text:p>1</text:p>
          </table:table-cell>
          <table:table-cell table:formula="of:=[.F89]/255" office:value-type="float" office:value="0.666666666666667">
            <text:p>0.67</text:p>
          </table:table-cell>
          <table:table-cell table:formula="of:=[.G89]/255" office:value-type="float" office:value="0">
            <text:p>0</text:p>
          </table:table-cell>
          <table:table-cell table:formula="of:=MIN([.M89];[.N89];[.O89])" office:value-type="float" office:value="0">
            <text:p>0</text:p>
          </table:table-cell>
          <table:table-cell table:formula="of:=MAX([.M89];[.N89];[.O89])"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number-columns-repeated="2"/>
          <table:table-cell table:style-name="ce296" table:formula="of:=CONCATENATE(&quot;#&quot;;DEC2HEX([.E90];2);DEC2HEX([.F90];2);DEC2HEX([.G90];2))" office:value-type="string" office:string-value="#FFAA00">
            <text:p>#FFAA0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90] + 0.7152*[.F90] + 0.0722*[.G90]" office:value-type="float" office:value="175.797">
            <text:p>175.8</text:p>
          </table:table-cell>
          <table:table-cell table:formula="of:=MOD(60*IF([.P90]=[.Q90];0;IF([.M90]=[.Q90];([.N90]-[.O90])/([.Q90]-[.P90]);IF([.N90]=[.Q90];2+([.O90]-[.M90])/([.Q90]-[.P90]);4+([.M90]-[.N90])/([.Q90]-[.P90]))));360)" office:value-type="float" office:value="40">
            <text:p>40</text:p>
          </table:table-cell>
          <table:table-cell table:formula="of:=IF([.P90]=[.Q90];0;IF([.L90]&lt;0.5;([.Q90]-[.P90])/([.P90]+[.Q90]);([.Q90]-[.P90])/(2-[.Q90]-[.P90])))" office:value-type="float" office:value="1">
            <text:p>1</text:p>
          </table:table-cell>
          <table:table-cell table:formula="of:=([.P90]+[.Q90])/2" office:value-type="float" office:value="0.5">
            <text:p>0.5</text:p>
          </table:table-cell>
          <table:table-cell table:formula="of:=[.E90]/255" office:value-type="float" office:value="1">
            <text:p>1</text:p>
          </table:table-cell>
          <table:table-cell table:formula="of:=[.F90]/255" office:value-type="float" office:value="0.666666666666667">
            <text:p>0.67</text:p>
          </table:table-cell>
          <table:table-cell table:formula="of:=[.G90]/255" office:value-type="float" office:value="0">
            <text:p>0</text:p>
          </table:table-cell>
          <table:table-cell table:formula="of:=MIN([.M90];[.N90];[.O90])" office:value-type="float" office:value="0">
            <text:p>0</text:p>
          </table:table-cell>
          <table:table-cell table:formula="of:=MAX([.M90];[.N90];[.O90])" office:value-type="float" office:value="1">
            <text:p>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276"/>
          <table:table-cell/>
          <table:table-cell table:style-name="ce296" table:formula="of:=CONCATENATE(&quot;#&quot;;DEC2HEX([.E91];2);DEC2HEX([.F91];2);DEC2HEX([.G91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E91] + 0.7152*[.F91] + 0.0722*[.G91]" office:value-type="float" office:value="176.137">
            <text:p>176.14</text:p>
          </table:table-cell>
          <table:table-cell table:formula="of:=MOD(60*IF([.P91]=[.Q91];0;IF([.M91]=[.Q91];([.N91]-[.O91])/([.Q91]-[.P91]);IF([.N91]=[.Q91];2+([.O91]-[.M91])/([.Q91]-[.P91]);4+([.M91]-[.N91])/([.Q91]-[.P91]))));360)" office:value-type="float" office:value="240">
            <text:p>240</text:p>
          </table:table-cell>
          <table:table-cell table:formula="of:=IF([.P91]=[.Q91];0;IF([.L91]&lt;0.5;([.Q91]-[.P91])/([.P91]+[.Q91]);([.Q91]-[.P91])/(2-[.Q91]-[.P91])))" office:value-type="float" office:value="1">
            <text:p>1</text:p>
          </table:table-cell>
          <table:table-cell table:formula="of:=([.P91]+[.Q91])/2" office:value-type="float" office:value="0.833333333333333">
            <text:p>0.83</text:p>
          </table:table-cell>
          <table:table-cell table:formula="of:=[.E91]/255" office:value-type="float" office:value="0.666666666666667">
            <text:p>0.67</text:p>
          </table:table-cell>
          <table:table-cell table:formula="of:=[.F91]/255" office:value-type="float" office:value="0.666666666666667">
            <text:p>0.67</text:p>
          </table:table-cell>
          <table:table-cell table:formula="of:=[.G91]/255" office:value-type="float" office:value="1">
            <text:p>1</text:p>
          </table:table-cell>
          <table:table-cell table:formula="of:=MIN([.M91];[.N91];[.O91])" office:value-type="float" office:value="0.666666666666667">
            <text:p>0.67</text:p>
          </table:table-cell>
          <table:table-cell table:formula="of:=MAX([.M91];[.N91];[.O91])" office:value-type="float" office:value="1">
            <text:p>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number-columns-repeated="2"/>
          <table:table-cell table:style-name="ce296" table:formula="of:=CONCATENATE(&quot;#&quot;;DEC2HEX([.E92];2);DEC2HEX([.F92];2);DEC2HEX([.G92];2))" office:value-type="string" office:string-value="#AAAAFF">
            <text:p>#AAAAFF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92] + 0.7152*[.F92] + 0.0722*[.G92]" office:value-type="float" office:value="176.137">
            <text:p>176.14</text:p>
          </table:table-cell>
          <table:table-cell table:formula="of:=MOD(60*IF([.P92]=[.Q92];0;IF([.M92]=[.Q92];([.N92]-[.O92])/([.Q92]-[.P92]);IF([.N92]=[.Q92];2+([.O92]-[.M92])/([.Q92]-[.P92]);4+([.M92]-[.N92])/([.Q92]-[.P92]))));360)" office:value-type="float" office:value="240">
            <text:p>240</text:p>
          </table:table-cell>
          <table:table-cell table:formula="of:=IF([.P92]=[.Q92];0;IF([.L92]&lt;0.5;([.Q92]-[.P92])/([.P92]+[.Q92]);([.Q92]-[.P92])/(2-[.Q92]-[.P92])))" office:value-type="float" office:value="1">
            <text:p>1</text:p>
          </table:table-cell>
          <table:table-cell table:formula="of:=([.P92]+[.Q92])/2" office:value-type="float" office:value="0.833333333333333">
            <text:p>0.83</text:p>
          </table:table-cell>
          <table:table-cell table:formula="of:=[.E92]/255" office:value-type="float" office:value="0.666666666666667">
            <text:p>0.67</text:p>
          </table:table-cell>
          <table:table-cell table:formula="of:=[.F92]/255" office:value-type="float" office:value="0.666666666666667">
            <text:p>0.67</text:p>
          </table:table-cell>
          <table:table-cell table:formula="of:=[.G92]/255" office:value-type="float" office:value="1">
            <text:p>1</text:p>
          </table:table-cell>
          <table:table-cell table:formula="of:=MIN([.M92];[.N92];[.O92])" office:value-type="float" office:value="0.666666666666667">
            <text:p>0.67</text:p>
          </table:table-cell>
          <table:table-cell table:formula="of:=MAX([.M92];[.N92];[.O92])" office:value-type="float" office:value="1">
            <text:p>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277"/>
          <table:table-cell/>
          <table:table-cell table:style-name="ce296" table:formula="of:=CONCATENATE(&quot;#&quot;;DEC2HEX([.E93];2);DEC2HEX([.F93];2);DEC2HEX([.G93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93] + 0.7152*[.F93] + 0.0722*[.G93]" office:value-type="float" office:value="181.934">
            <text:p>181.93</text:p>
          </table:table-cell>
          <table:table-cell table:formula="of:=MOD(60*IF([.P93]=[.Q93];0;IF([.M93]=[.Q93];([.N93]-[.O93])/([.Q93]-[.P93]);IF([.N93]=[.Q93];2+([.O93]-[.M93])/([.Q93]-[.P93]);4+([.M93]-[.N93])/([.Q93]-[.P93]))));360)" office:value-type="float" office:value="30">
            <text:p>30</text:p>
          </table:table-cell>
          <table:table-cell table:formula="of:=IF([.P93]=[.Q93];0;IF([.L93]&lt;0.5;([.Q93]-[.P93])/([.P93]+[.Q93]);([.Q93]-[.P93])/(2-[.Q93]-[.P93])))" office:value-type="float" office:value="1">
            <text:p>1</text:p>
          </table:table-cell>
          <table:table-cell table:formula="of:=([.P93]+[.Q93])/2" office:value-type="float" office:value="0.666666666666667">
            <text:p>0.67</text:p>
          </table:table-cell>
          <table:table-cell table:formula="of:=[.E93]/255" office:value-type="float" office:value="1">
            <text:p>1</text:p>
          </table:table-cell>
          <table:table-cell table:formula="of:=[.F93]/255" office:value-type="float" office:value="0.666666666666667">
            <text:p>0.67</text:p>
          </table:table-cell>
          <table:table-cell table:formula="of:=[.G93]/255" office:value-type="float" office:value="0.333333333333333">
            <text:p>0.33</text:p>
          </table:table-cell>
          <table:table-cell table:formula="of:=MIN([.M93];[.N93];[.O93])" office:value-type="float" office:value="0.333333333333333">
            <text:p>0.33</text:p>
          </table:table-cell>
          <table:table-cell table:formula="of:=MAX([.M93];[.N93];[.O93])"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  <table:table-cell table:style-name="ce296" table:formula="of:=CONCATENATE(&quot;#&quot;;DEC2HEX([.E94];2);DEC2HEX([.F94];2);DEC2HEX([.G94];2))" office:value-type="string" office:string-value="#FFAA55">
            <text:p>#FFAA5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94] + 0.7152*[.F94] + 0.0722*[.G94]" office:value-type="float" office:value="181.934">
            <text:p>181.93</text:p>
          </table:table-cell>
          <table:table-cell table:formula="of:=MOD(60*IF([.P94]=[.Q94];0;IF([.M94]=[.Q94];([.N94]-[.O94])/([.Q94]-[.P94]);IF([.N94]=[.Q94];2+([.O94]-[.M94])/([.Q94]-[.P94]);4+([.M94]-[.N94])/([.Q94]-[.P94]))));360)" office:value-type="float" office:value="30">
            <text:p>30</text:p>
          </table:table-cell>
          <table:table-cell table:formula="of:=IF([.P94]=[.Q94];0;IF([.L94]&lt;0.5;([.Q94]-[.P94])/([.P94]+[.Q94]);([.Q94]-[.P94])/(2-[.Q94]-[.P94])))" office:value-type="float" office:value="1">
            <text:p>1</text:p>
          </table:table-cell>
          <table:table-cell table:formula="of:=([.P94]+[.Q94])/2" office:value-type="float" office:value="0.666666666666667">
            <text:p>0.67</text:p>
          </table:table-cell>
          <table:table-cell table:formula="of:=[.E94]/255" office:value-type="float" office:value="1">
            <text:p>1</text:p>
          </table:table-cell>
          <table:table-cell table:formula="of:=[.F94]/255" office:value-type="float" office:value="0.666666666666667">
            <text:p>0.67</text:p>
          </table:table-cell>
          <table:table-cell table:formula="of:=[.G94]/255" office:value-type="float" office:value="0.333333333333333">
            <text:p>0.33</text:p>
          </table:table-cell>
          <table:table-cell table:formula="of:=MIN([.M94];[.N94];[.O94])" office:value-type="float" office:value="0.333333333333333">
            <text:p>0.33</text:p>
          </table:table-cell>
          <table:table-cell table:formula="of:=MAX([.M94];[.N94];[.O94])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2"/>
          <table:table-cell table:style-name="ce126" office:value-type="string">
            <text:p>Green</text:p>
          </table:table-cell>
          <table:table-cell table:style-name="ce296" table:formula="of:=CONCATENATE(&quot;#&quot;;DEC2HEX([.E95];2);DEC2HEX([.F95];2);DEC2HEX([.G95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95] + 0.7152*[.F95] + 0.0722*[.G95]" office:value-type="float" office:value="182.376">
            <text:p>182.38</text:p>
          </table:table-cell>
          <table:table-cell table:formula="of:=MOD(60*IF([.P95]=[.Q95];0;IF([.M95]=[.Q95];([.N95]-[.O95])/([.Q95]-[.P95]);IF([.N95]=[.Q95];2+([.O95]-[.M95])/([.Q95]-[.P95]);4+([.M95]-[.N95])/([.Q95]-[.P95]))));360)" office:value-type="float" office:value="120">
            <text:p>120</text:p>
          </table:table-cell>
          <table:table-cell table:formula="of:=IF([.P95]=[.Q95];0;IF([.L95]&lt;0.5;([.Q95]-[.P95])/([.P95]+[.Q95]);([.Q95]-[.P95])/(2-[.Q95]-[.P95])))" office:value-type="float" office:value="1">
            <text:p>1</text:p>
          </table:table-cell>
          <table:table-cell table:formula="of:=([.P95]+[.Q95])/2" office:value-type="float" office:value="0.5">
            <text:p>0.5</text:p>
          </table:table-cell>
          <table:table-cell table:formula="of:=[.E95]/255" office:value-type="float" office:value="0">
            <text:p>0</text:p>
          </table:table-cell>
          <table:table-cell table:formula="of:=[.F95]/255" office:value-type="float" office:value="1">
            <text:p>1</text:p>
          </table:table-cell>
          <table:table-cell table:formula="of:=[.G95]/255" office:value-type="float" office:value="0">
            <text:p>0</text:p>
          </table:table-cell>
          <table:table-cell table:formula="of:=MIN([.M95];[.N95];[.O95])" office:value-type="float" office:value="0">
            <text:p>0</text:p>
          </table:table-cell>
          <table:table-cell table:formula="of:=MAX([.M95];[.N95];[.O95])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string">
            <text:p>Half Transparent Green</text:p>
          </table:table-cell>
          <table:table-cell table:style-name="ce296" table:formula="of:=CONCATENATE(&quot;#&quot;;DEC2HEX([.E96];2);DEC2HEX([.F96];2);DEC2HEX([.G96];2))" office:value-type="string" office:string-value="#00FF00">
            <text:p>#00FF0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96] + 0.7152*[.F96] + 0.0722*[.G96]" office:value-type="float" office:value="182.376">
            <text:p>182.38</text:p>
          </table:table-cell>
          <table:table-cell table:formula="of:=MOD(60*IF([.P96]=[.Q96];0;IF([.M96]=[.Q96];([.N96]-[.O96])/([.Q96]-[.P96]);IF([.N96]=[.Q96];2+([.O96]-[.M96])/([.Q96]-[.P96]);4+([.M96]-[.N96])/([.Q96]-[.P96]))));360)" office:value-type="float" office:value="120">
            <text:p>120</text:p>
          </table:table-cell>
          <table:table-cell table:formula="of:=IF([.P96]=[.Q96];0;IF([.L96]&lt;0.5;([.Q96]-[.P96])/([.P96]+[.Q96]);([.Q96]-[.P96])/(2-[.Q96]-[.P96])))" office:value-type="float" office:value="1">
            <text:p>1</text:p>
          </table:table-cell>
          <table:table-cell table:formula="of:=([.P96]+[.Q96])/2" office:value-type="float" office:value="0.5">
            <text:p>0.5</text:p>
          </table:table-cell>
          <table:table-cell table:formula="of:=[.E96]/255" office:value-type="float" office:value="0">
            <text:p>0</text:p>
          </table:table-cell>
          <table:table-cell table:formula="of:=[.F96]/255" office:value-type="float" office:value="1">
            <text:p>1</text:p>
          </table:table-cell>
          <table:table-cell table:formula="of:=[.G96]/255" office:value-type="float" office:value="0">
            <text:p>0</text:p>
          </table:table-cell>
          <table:table-cell table:formula="of:=MIN([.M96];[.N96];[.O96])" office:value-type="float" office:value="0">
            <text:p>0</text:p>
          </table:table-cell>
          <table:table-cell table:formula="of:=MAX([.M96];[.N96];[.O96])"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278"/>
          <table:table-cell/>
          <table:table-cell table:style-name="ce296" table:formula="of:=CONCATENATE(&quot;#&quot;;DEC2HEX([.E97];2);DEC2HEX([.F97];2);DEC2HEX([.G97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97] + 0.7152*[.F97] + 0.0722*[.G97]" office:value-type="float" office:value="188.071">
            <text:p>188.07</text:p>
          </table:table-cell>
          <table:table-cell table:formula="of:=MOD(60*IF([.P97]=[.Q97];0;IF([.M97]=[.Q97];([.N97]-[.O97])/([.Q97]-[.P97]);IF([.N97]=[.Q97];2+([.O97]-[.M97])/([.Q97]-[.P97]);4+([.M97]-[.N97])/([.Q97]-[.P97]))));360)" office:value-type="float" office:value="0">
            <text:p>0</text:p>
          </table:table-cell>
          <table:table-cell table:formula="of:=IF([.P97]=[.Q97];0;IF([.L97]&lt;0.5;([.Q97]-[.P97])/([.P97]+[.Q97]);([.Q97]-[.P97])/(2-[.Q97]-[.P97])))" office:value-type="float" office:value="1">
            <text:p>1</text:p>
          </table:table-cell>
          <table:table-cell table:formula="of:=([.P97]+[.Q97])/2" office:value-type="float" office:value="0.833333333333333">
            <text:p>0.83</text:p>
          </table:table-cell>
          <table:table-cell table:formula="of:=[.E97]/255" office:value-type="float" office:value="1">
            <text:p>1</text:p>
          </table:table-cell>
          <table:table-cell table:formula="of:=[.F97]/255" office:value-type="float" office:value="0.666666666666667">
            <text:p>0.67</text:p>
          </table:table-cell>
          <table:table-cell table:formula="of:=[.G97]/255" office:value-type="float" office:value="0.666666666666667">
            <text:p>0.67</text:p>
          </table:table-cell>
          <table:table-cell table:formula="of:=MIN([.M97];[.N97];[.O97])" office:value-type="float" office:value="0.666666666666667">
            <text:p>0.67</text:p>
          </table:table-cell>
          <table:table-cell table:formula="of:=MAX([.M97];[.N97];[.O97])" office:value-type="float" office:value="1">
            <text:p>1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  <table:table-cell table:style-name="ce296" table:formula="of:=CONCATENATE(&quot;#&quot;;DEC2HEX([.E98];2);DEC2HEX([.F98];2);DEC2HEX([.G98];2))" office:value-type="string" office:string-value="#FFAAAA">
            <text:p>#FFAAAA</text:p>
          </table:table-cell>
          <table:table-cell office:value-type="float" office:value="255">
            <text:p>255</text:p>
          </table:table-cell>
          <table:table-cell table:number-columns-repeated="2"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98] + 0.7152*[.F98] + 0.0722*[.G98]" office:value-type="float" office:value="188.071">
            <text:p>188.07</text:p>
          </table:table-cell>
          <table:table-cell table:formula="of:=MOD(60*IF([.P98]=[.Q98];0;IF([.M98]=[.Q98];([.N98]-[.O98])/([.Q98]-[.P98]);IF([.N98]=[.Q98];2+([.O98]-[.M98])/([.Q98]-[.P98]);4+([.M98]-[.N98])/([.Q98]-[.P98]))));360)" office:value-type="float" office:value="0">
            <text:p>0</text:p>
          </table:table-cell>
          <table:table-cell table:formula="of:=IF([.P98]=[.Q98];0;IF([.L98]&lt;0.5;([.Q98]-[.P98])/([.P98]+[.Q98]);([.Q98]-[.P98])/(2-[.Q98]-[.P98])))" office:value-type="float" office:value="1">
            <text:p>1</text:p>
          </table:table-cell>
          <table:table-cell table:formula="of:=([.P98]+[.Q98])/2" office:value-type="float" office:value="0.833333333333333">
            <text:p>0.83</text:p>
          </table:table-cell>
          <table:table-cell table:formula="of:=[.E98]/255" office:value-type="float" office:value="1">
            <text:p>1</text:p>
          </table:table-cell>
          <table:table-cell table:formula="of:=[.F98]/255" office:value-type="float" office:value="0.666666666666667">
            <text:p>0.67</text:p>
          </table:table-cell>
          <table:table-cell table:formula="of:=[.G98]/255" office:value-type="float" office:value="0.666666666666667">
            <text:p>0.67</text:p>
          </table:table-cell>
          <table:table-cell table:formula="of:=MIN([.M98];[.N98];[.O98])" office:value-type="float" office:value="0.666666666666667">
            <text:p>0.67</text:p>
          </table:table-cell>
          <table:table-cell table:formula="of:=MAX([.M98];[.N98];[.O98])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279"/>
          <table:table-cell/>
          <table:table-cell table:style-name="ce296" table:formula="of:=CONCATENATE(&quot;#&quot;;DEC2HEX([.E99];2);DEC2HEX([.F99];2);DEC2HEX([.G99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99] + 0.7152*[.F99] + 0.0722*[.G99]" office:value-type="float" office:value="188.513">
            <text:p>188.51</text:p>
          </table:table-cell>
          <table:table-cell table:formula="of:=MOD(60*IF([.P99]=[.Q99];0;IF([.M99]=[.Q99];([.N99]-[.O99])/([.Q99]-[.P99]);IF([.N99]=[.Q99];2+([.O99]-[.M99])/([.Q99]-[.P99]);4+([.M99]-[.N99])/([.Q99]-[.P99]))));360)" office:value-type="float" office:value="140">
            <text:p>140</text:p>
          </table:table-cell>
          <table:table-cell table:formula="of:=IF([.P99]=[.Q99];0;IF([.L99]&lt;0.5;([.Q99]-[.P99])/([.P99]+[.Q99]);([.Q99]-[.P99])/(2-[.Q99]-[.P99])))" office:value-type="float" office:value="1">
            <text:p>1</text:p>
          </table:table-cell>
          <table:table-cell table:formula="of:=([.P99]+[.Q99])/2" office:value-type="float" office:value="0.5">
            <text:p>0.5</text:p>
          </table:table-cell>
          <table:table-cell table:formula="of:=[.E99]/255" office:value-type="float" office:value="0">
            <text:p>0</text:p>
          </table:table-cell>
          <table:table-cell table:formula="of:=[.F99]/255" office:value-type="float" office:value="1">
            <text:p>1</text:p>
          </table:table-cell>
          <table:table-cell table:formula="of:=[.G99]/255" office:value-type="float" office:value="0.333333333333333">
            <text:p>0.33</text:p>
          </table:table-cell>
          <table:table-cell table:formula="of:=MIN([.M99];[.N99];[.O99])" office:value-type="float" office:value="0">
            <text:p>0</text:p>
          </table:table-cell>
          <table:table-cell table:formula="of:=MAX([.M99];[.N99];[.O99])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table:style-name="ce296" table:formula="of:=CONCATENATE(&quot;#&quot;;DEC2HEX([.E100];2);DEC2HEX([.F100];2);DEC2HEX([.G100];2))" office:value-type="string" office:string-value="#00FF55">
            <text:p>#00FF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100] + 0.7152*[.F100] + 0.0722*[.G100]" office:value-type="float" office:value="188.513">
            <text:p>188.51</text:p>
          </table:table-cell>
          <table:table-cell table:formula="of:=MOD(60*IF([.P100]=[.Q100];0;IF([.M100]=[.Q100];([.N100]-[.O100])/([.Q100]-[.P100]);IF([.N100]=[.Q100];2+([.O100]-[.M100])/([.Q100]-[.P100]);4+([.M100]-[.N100])/([.Q100]-[.P100]))));360)" office:value-type="float" office:value="140">
            <text:p>140</text:p>
          </table:table-cell>
          <table:table-cell table:formula="of:=IF([.P100]=[.Q100];0;IF([.L100]&lt;0.5;([.Q100]-[.P100])/([.P100]+[.Q100]);([.Q100]-[.P100])/(2-[.Q100]-[.P100])))" office:value-type="float" office:value="1">
            <text:p>1</text:p>
          </table:table-cell>
          <table:table-cell table:formula="of:=([.P100]+[.Q100])/2" office:value-type="float" office:value="0.5">
            <text:p>0.5</text:p>
          </table:table-cell>
          <table:table-cell table:formula="of:=[.E100]/255" office:value-type="float" office:value="0">
            <text:p>0</text:p>
          </table:table-cell>
          <table:table-cell table:formula="of:=[.F100]/255" office:value-type="float" office:value="1">
            <text:p>1</text:p>
          </table:table-cell>
          <table:table-cell table:formula="of:=[.G100]/255" office:value-type="float" office:value="0.333333333333333">
            <text:p>0.33</text:p>
          </table:table-cell>
          <table:table-cell table:formula="of:=MIN([.M100];[.N100];[.O100])" office:value-type="float" office:value="0">
            <text:p>0</text:p>
          </table:table-cell>
          <table:table-cell table:formula="of:=MAX([.M100];[.N100];[.O100])"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280"/>
          <table:table-cell/>
          <table:table-cell table:style-name="ce296" table:formula="of:=CONCATENATE(&quot;#&quot;;DEC2HEX([.E101];2);DEC2HEX([.F101];2);DEC2HEX([.G101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table:formula="of:=0.2126*[.E101] + 0.7152*[.F101] + 0.0722*[.G101]" office:value-type="float" office:value="194.208">
            <text:p>194.21</text:p>
          </table:table-cell>
          <table:table-cell table:formula="of:=MOD(60*IF([.P101]=[.Q101];0;IF([.M101]=[.Q101];([.N101]-[.O101])/([.Q101]-[.P101]);IF([.N101]=[.Q101];2+([.O101]-[.M101])/([.Q101]-[.P101]);4+([.M101]-[.N101])/([.Q101]-[.P101]))));360)" office:value-type="float" office:value="300">
            <text:p>300</text:p>
          </table:table-cell>
          <table:table-cell table:formula="of:=IF([.P101]=[.Q101];0;IF([.L101]&lt;0.5;([.Q101]-[.P101])/([.P101]+[.Q101]);([.Q101]-[.P101])/(2-[.Q101]-[.P101])))" office:value-type="float" office:value="1">
            <text:p>1</text:p>
          </table:table-cell>
          <table:table-cell table:formula="of:=([.P101]+[.Q101])/2" office:value-type="float" office:value="0.833333333333333">
            <text:p>0.83</text:p>
          </table:table-cell>
          <table:table-cell table:formula="of:=[.E101]/255" office:value-type="float" office:value="1">
            <text:p>1</text:p>
          </table:table-cell>
          <table:table-cell table:formula="of:=[.F101]/255" office:value-type="float" office:value="0.666666666666667">
            <text:p>0.67</text:p>
          </table:table-cell>
          <table:table-cell table:formula="of:=[.G101]/255" office:value-type="float" office:value="1">
            <text:p>1</text:p>
          </table:table-cell>
          <table:table-cell table:formula="of:=MIN([.M101];[.N101];[.O101])" office:value-type="float" office:value="0.666666666666667">
            <text:p>0.67</text:p>
          </table:table-cell>
          <table:table-cell table:formula="of:=MAX([.M101];[.N101];[.O101])" office:value-type="float" office:value="1">
            <text:p>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  <table:table-cell table:style-name="ce296" table:formula="of:=CONCATENATE(&quot;#&quot;;DEC2HEX([.E102];2);DEC2HEX([.F102];2);DEC2HEX([.G102];2))" office:value-type="string" office:string-value="#FFAAFF">
            <text:p>#FFAAFF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102] + 0.7152*[.F102] + 0.0722*[.G102]" office:value-type="float" office:value="194.208">
            <text:p>194.21</text:p>
          </table:table-cell>
          <table:table-cell table:formula="of:=MOD(60*IF([.P102]=[.Q102];0;IF([.M102]=[.Q102];([.N102]-[.O102])/([.Q102]-[.P102]);IF([.N102]=[.Q102];2+([.O102]-[.M102])/([.Q102]-[.P102]);4+([.M102]-[.N102])/([.Q102]-[.P102]))));360)" office:value-type="float" office:value="300">
            <text:p>300</text:p>
          </table:table-cell>
          <table:table-cell table:formula="of:=IF([.P102]=[.Q102];0;IF([.L102]&lt;0.5;([.Q102]-[.P102])/([.P102]+[.Q102]);([.Q102]-[.P102])/(2-[.Q102]-[.P102])))" office:value-type="float" office:value="1">
            <text:p>1</text:p>
          </table:table-cell>
          <table:table-cell table:formula="of:=([.P102]+[.Q102])/2" office:value-type="float" office:value="0.833333333333333">
            <text:p>0.83</text:p>
          </table:table-cell>
          <table:table-cell table:formula="of:=[.E102]/255" office:value-type="float" office:value="1">
            <text:p>1</text:p>
          </table:table-cell>
          <table:table-cell table:formula="of:=[.F102]/255" office:value-type="float" office:value="0.666666666666667">
            <text:p>0.67</text:p>
          </table:table-cell>
          <table:table-cell table:formula="of:=[.G102]/255" office:value-type="float" office:value="1">
            <text:p>1</text:p>
          </table:table-cell>
          <table:table-cell table:formula="of:=MIN([.M102];[.N102];[.O102])" office:value-type="float" office:value="0.666666666666667">
            <text:p>0.67</text:p>
          </table:table-cell>
          <table:table-cell table:formula="of:=MAX([.M102];[.N102];[.O102])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281"/>
          <table:table-cell/>
          <table:table-cell table:style-name="ce296" table:formula="of:=CONCATENATE(&quot;#&quot;;DEC2HEX([.E103];2);DEC2HEX([.F103];2);DEC2HEX([.G103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103] + 0.7152*[.F103] + 0.0722*[.G103]" office:value-type="float" office:value="194.65">
            <text:p>194.65</text:p>
          </table:table-cell>
          <table:table-cell table:formula="of:=MOD(60*IF([.P103]=[.Q103];0;IF([.M103]=[.Q103];([.N103]-[.O103])/([.Q103]-[.P103]);IF([.N103]=[.Q103];2+([.O103]-[.M103])/([.Q103]-[.P103]);4+([.M103]-[.N103])/([.Q103]-[.P103]))));360)" office:value-type="float" office:value="160">
            <text:p>160</text:p>
          </table:table-cell>
          <table:table-cell table:formula="of:=IF([.P103]=[.Q103];0;IF([.L103]&lt;0.5;([.Q103]-[.P103])/([.P103]+[.Q103]);([.Q103]-[.P103])/(2-[.Q103]-[.P103])))" office:value-type="float" office:value="1">
            <text:p>1</text:p>
          </table:table-cell>
          <table:table-cell table:formula="of:=([.P103]+[.Q103])/2" office:value-type="float" office:value="0.5">
            <text:p>0.5</text:p>
          </table:table-cell>
          <table:table-cell table:formula="of:=[.E103]/255" office:value-type="float" office:value="0">
            <text:p>0</text:p>
          </table:table-cell>
          <table:table-cell table:formula="of:=[.F103]/255" office:value-type="float" office:value="1">
            <text:p>1</text:p>
          </table:table-cell>
          <table:table-cell table:formula="of:=[.G103]/255" office:value-type="float" office:value="0.666666666666667">
            <text:p>0.67</text:p>
          </table:table-cell>
          <table:table-cell table:formula="of:=MIN([.M103];[.N103];[.O103])" office:value-type="float" office:value="0">
            <text:p>0</text:p>
          </table:table-cell>
          <table:table-cell table:formula="of:=MAX([.M103];[.N103];[.O103])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table:style-name="ce296" table:formula="of:=CONCATENATE(&quot;#&quot;;DEC2HEX([.E104];2);DEC2HEX([.F104];2);DEC2HEX([.G104];2))" office:value-type="string" office:string-value="#00FFAA">
            <text:p>#00FFAA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104] + 0.7152*[.F104] + 0.0722*[.G104]" office:value-type="float" office:value="194.65">
            <text:p>194.65</text:p>
          </table:table-cell>
          <table:table-cell table:formula="of:=MOD(60*IF([.P104]=[.Q104];0;IF([.M104]=[.Q104];([.N104]-[.O104])/([.Q104]-[.P104]);IF([.N104]=[.Q104];2+([.O104]-[.M104])/([.Q104]-[.P104]);4+([.M104]-[.N104])/([.Q104]-[.P104]))));360)" office:value-type="float" office:value="160">
            <text:p>160</text:p>
          </table:table-cell>
          <table:table-cell table:formula="of:=IF([.P104]=[.Q104];0;IF([.L104]&lt;0.5;([.Q104]-[.P104])/([.P104]+[.Q104]);([.Q104]-[.P104])/(2-[.Q104]-[.P104])))" office:value-type="float" office:value="1">
            <text:p>1</text:p>
          </table:table-cell>
          <table:table-cell table:formula="of:=([.P104]+[.Q104])/2" office:value-type="float" office:value="0.5">
            <text:p>0.5</text:p>
          </table:table-cell>
          <table:table-cell table:formula="of:=[.E104]/255" office:value-type="float" office:value="0">
            <text:p>0</text:p>
          </table:table-cell>
          <table:table-cell table:formula="of:=[.F104]/255" office:value-type="float" office:value="1">
            <text:p>1</text:p>
          </table:table-cell>
          <table:table-cell table:formula="of:=[.G104]/255" office:value-type="float" office:value="0.666666666666667">
            <text:p>0.67</text:p>
          </table:table-cell>
          <table:table-cell table:formula="of:=MIN([.M104];[.N104];[.O104])" office:value-type="float" office:value="0">
            <text:p>0</text:p>
          </table:table-cell>
          <table:table-cell table:formula="of:=MAX([.M104];[.N104];[.O104])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282"/>
          <table:table-cell/>
          <table:table-cell table:style-name="ce296" table:formula="of:=CONCATENATE(&quot;#&quot;;DEC2HEX([.E105];2);DEC2HEX([.F105];2);DEC2HEX([.G105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105] + 0.7152*[.F105] + 0.0722*[.G105]" office:value-type="float" office:value="200.447">
            <text:p>200.45</text:p>
          </table:table-cell>
          <table:table-cell table:formula="of:=MOD(60*IF([.P105]=[.Q105];0;IF([.M105]=[.Q105];([.N105]-[.O105])/([.Q105]-[.P105]);IF([.N105]=[.Q105];2+([.O105]-[.M105])/([.Q105]-[.P105]);4+([.M105]-[.N105])/([.Q105]-[.P105]))));360)" office:value-type="float" office:value="100">
            <text:p>100</text:p>
          </table:table-cell>
          <table:table-cell table:formula="of:=IF([.P105]=[.Q105];0;IF([.L105]&lt;0.5;([.Q105]-[.P105])/([.P105]+[.Q105]);([.Q105]-[.P105])/(2-[.Q105]-[.P105])))" office:value-type="float" office:value="1">
            <text:p>1</text:p>
          </table:table-cell>
          <table:table-cell table:formula="of:=([.P105]+[.Q105])/2" office:value-type="float" office:value="0.5">
            <text:p>0.5</text:p>
          </table:table-cell>
          <table:table-cell table:formula="of:=[.E105]/255" office:value-type="float" office:value="0.333333333333333">
            <text:p>0.33</text:p>
          </table:table-cell>
          <table:table-cell table:formula="of:=[.F105]/255" office:value-type="float" office:value="1">
            <text:p>1</text:p>
          </table:table-cell>
          <table:table-cell table:formula="of:=[.G105]/255" office:value-type="float" office:value="0">
            <text:p>0</text:p>
          </table:table-cell>
          <table:table-cell table:formula="of:=MIN([.M105];[.N105];[.O105])" office:value-type="float" office:value="0">
            <text:p>0</text:p>
          </table:table-cell>
          <table:table-cell table:formula="of:=MAX([.M105];[.N105];[.O105])"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number-columns-repeated="2"/>
          <table:table-cell table:style-name="ce296" table:formula="of:=CONCATENATE(&quot;#&quot;;DEC2HEX([.E106];2);DEC2HEX([.F106];2);DEC2HEX([.G106];2))" office:value-type="string" office:string-value="#55FF00">
            <text:p>#55FF00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106] + 0.7152*[.F106] + 0.0722*[.G106]" office:value-type="float" office:value="200.447">
            <text:p>200.45</text:p>
          </table:table-cell>
          <table:table-cell table:formula="of:=MOD(60*IF([.P106]=[.Q106];0;IF([.M106]=[.Q106];([.N106]-[.O106])/([.Q106]-[.P106]);IF([.N106]=[.Q106];2+([.O106]-[.M106])/([.Q106]-[.P106]);4+([.M106]-[.N106])/([.Q106]-[.P106]))));360)" office:value-type="float" office:value="100">
            <text:p>100</text:p>
          </table:table-cell>
          <table:table-cell table:formula="of:=IF([.P106]=[.Q106];0;IF([.L106]&lt;0.5;([.Q106]-[.P106])/([.P106]+[.Q106]);([.Q106]-[.P106])/(2-[.Q106]-[.P106])))" office:value-type="float" office:value="1">
            <text:p>1</text:p>
          </table:table-cell>
          <table:table-cell table:formula="of:=([.P106]+[.Q106])/2" office:value-type="float" office:value="0.5">
            <text:p>0.5</text:p>
          </table:table-cell>
          <table:table-cell table:formula="of:=[.E106]/255" office:value-type="float" office:value="0.333333333333333">
            <text:p>0.33</text:p>
          </table:table-cell>
          <table:table-cell table:formula="of:=[.F106]/255" office:value-type="float" office:value="1">
            <text:p>1</text:p>
          </table:table-cell>
          <table:table-cell table:formula="of:=[.G106]/255" office:value-type="float" office:value="0">
            <text:p>0</text:p>
          </table:table-cell>
          <table:table-cell table:formula="of:=MIN([.M106];[.N106];[.O106])" office:value-type="float" office:value="0">
            <text:p>0</text:p>
          </table:table-cell>
          <table:table-cell table:formula="of:=MAX([.M106];[.N106];[.O106])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13"/>
          <table:table-cell table:style-name="ce127" office:value-type="string">
            <text:p>Cyan</text:p>
          </table:table-cell>
          <table:table-cell table:style-name="ce296" table:formula="of:=CONCATENATE(&quot;#&quot;;DEC2HEX([.E107];2);DEC2HEX([.F107];2);DEC2HEX([.G107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3" office:value-type="float" office:value="255">
            <text:p>255</text:p>
          </table:table-cell>
          <table:table-cell table:formula="of:=0.2126*[.E107] + 0.7152*[.F107] + 0.0722*[.G107]" office:value-type="float" office:value="200.787">
            <text:p>200.79</text:p>
          </table:table-cell>
          <table:table-cell table:formula="of:=MOD(60*IF([.P107]=[.Q107];0;IF([.M107]=[.Q107];([.N107]-[.O107])/([.Q107]-[.P107]);IF([.N107]=[.Q107];2+([.O107]-[.M107])/([.Q107]-[.P107]);4+([.M107]-[.N107])/([.Q107]-[.P107]))));360)" office:value-type="float" office:value="180">
            <text:p>180</text:p>
          </table:table-cell>
          <table:table-cell table:formula="of:=IF([.P107]=[.Q107];0;IF([.L107]&lt;0.5;([.Q107]-[.P107])/([.P107]+[.Q107]);([.Q107]-[.P107])/(2-[.Q107]-[.P107])))" office:value-type="float" office:value="1">
            <text:p>1</text:p>
          </table:table-cell>
          <table:table-cell table:formula="of:=([.P107]+[.Q107])/2" office:value-type="float" office:value="0.5">
            <text:p>0.5</text:p>
          </table:table-cell>
          <table:table-cell table:formula="of:=[.E107]/255" office:value-type="float" office:value="0">
            <text:p>0</text:p>
          </table:table-cell>
          <table:table-cell table:formula="of:=[.F107]/255" office:value-type="float" office:value="1">
            <text:p>1</text:p>
          </table:table-cell>
          <table:table-cell table:formula="of:=[.G107]/255" office:value-type="float" office:value="1">
            <text:p>1</text:p>
          </table:table-cell>
          <table:table-cell table:formula="of:=MIN([.M107];[.N107];[.O107])" office:value-type="float" office:value="0">
            <text:p>0</text:p>
          </table:table-cell>
          <table:table-cell table:formula="of:=MAX([.M107];[.N107];[.O107])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string">
            <text:p>Half Transparent Cyan</text:p>
          </table:table-cell>
          <table:table-cell table:style-name="ce296" table:formula="of:=CONCATENATE(&quot;#&quot;;DEC2HEX([.E108];2);DEC2HEX([.F108];2);DEC2HEX([.G108];2))" office:value-type="string" office:string-value="#00FFFF">
            <text:p>#00FFFF</text:p>
          </table:table-cell>
          <table:table-cell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108] + 0.7152*[.F108] + 0.0722*[.G108]" office:value-type="float" office:value="200.787">
            <text:p>200.79</text:p>
          </table:table-cell>
          <table:table-cell table:formula="of:=MOD(60*IF([.P108]=[.Q108];0;IF([.M108]=[.Q108];([.N108]-[.O108])/([.Q108]-[.P108]);IF([.N108]=[.Q108];2+([.O108]-[.M108])/([.Q108]-[.P108]);4+([.M108]-[.N108])/([.Q108]-[.P108]))));360)" office:value-type="float" office:value="180">
            <text:p>180</text:p>
          </table:table-cell>
          <table:table-cell table:formula="of:=IF([.P108]=[.Q108];0;IF([.L108]&lt;0.5;([.Q108]-[.P108])/([.P108]+[.Q108]);([.Q108]-[.P108])/(2-[.Q108]-[.P108])))" office:value-type="float" office:value="1">
            <text:p>1</text:p>
          </table:table-cell>
          <table:table-cell table:formula="of:=([.P108]+[.Q108])/2" office:value-type="float" office:value="0.5">
            <text:p>0.5</text:p>
          </table:table-cell>
          <table:table-cell table:formula="of:=[.E108]/255" office:value-type="float" office:value="0">
            <text:p>0</text:p>
          </table:table-cell>
          <table:table-cell table:formula="of:=[.F108]/255" office:value-type="float" office:value="1">
            <text:p>1</text:p>
          </table:table-cell>
          <table:table-cell table:formula="of:=[.G108]/255" office:value-type="float" office:value="1">
            <text:p>1</text:p>
          </table:table-cell>
          <table:table-cell table:formula="of:=MIN([.M108];[.N108];[.O108])" office:value-type="float" office:value="0">
            <text:p>0</text:p>
          </table:table-cell>
          <table:table-cell table:formula="of:=MAX([.M108];[.N108];[.O108])"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283"/>
          <table:table-cell/>
          <table:table-cell table:style-name="ce296" table:formula="of:=CONCATENATE(&quot;#&quot;;DEC2HEX([.E109];2);DEC2HEX([.F109];2);DEC2HEX([.G109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109] + 0.7152*[.F109] + 0.0722*[.G109]" office:value-type="float" office:value="206.584">
            <text:p>206.58</text:p>
          </table:table-cell>
          <table:table-cell table:formula="of:=MOD(60*IF([.P109]=[.Q109];0;IF([.M109]=[.Q109];([.N109]-[.O109])/([.Q109]-[.P109]);IF([.N109]=[.Q109];2+([.O109]-[.M109])/([.Q109]-[.P109]);4+([.M109]-[.N109])/([.Q109]-[.P109]))));360)" office:value-type="float" office:value="120">
            <text:p>120</text:p>
          </table:table-cell>
          <table:table-cell table:formula="of:=IF([.P109]=[.Q109];0;IF([.L109]&lt;0.5;([.Q109]-[.P109])/([.P109]+[.Q109]);([.Q109]-[.P109])/(2-[.Q109]-[.P109])))" office:value-type="float" office:value="1">
            <text:p>1</text:p>
          </table:table-cell>
          <table:table-cell table:formula="of:=([.P109]+[.Q109])/2" office:value-type="float" office:value="0.666666666666667">
            <text:p>0.67</text:p>
          </table:table-cell>
          <table:table-cell table:formula="of:=[.E109]/255" office:value-type="float" office:value="0.333333333333333">
            <text:p>0.33</text:p>
          </table:table-cell>
          <table:table-cell table:formula="of:=[.F109]/255" office:value-type="float" office:value="1">
            <text:p>1</text:p>
          </table:table-cell>
          <table:table-cell table:formula="of:=[.G109]/255" office:value-type="float" office:value="0.333333333333333">
            <text:p>0.33</text:p>
          </table:table-cell>
          <table:table-cell table:formula="of:=MIN([.M109];[.N109];[.O109])" office:value-type="float" office:value="0.333333333333333">
            <text:p>0.33</text:p>
          </table:table-cell>
          <table:table-cell table:formula="of:=MAX([.M109];[.N109];[.O109])"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number-columns-repeated="2"/>
          <table:table-cell table:style-name="ce296" table:formula="of:=CONCATENATE(&quot;#&quot;;DEC2HEX([.E110];2);DEC2HEX([.F110];2);DEC2HEX([.G110];2))" office:value-type="string" office:string-value="#55FF55">
            <text:p>#55FF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110] + 0.7152*[.F110] + 0.0722*[.G110]" office:value-type="float" office:value="206.584">
            <text:p>206.58</text:p>
          </table:table-cell>
          <table:table-cell table:formula="of:=MOD(60*IF([.P110]=[.Q110];0;IF([.M110]=[.Q110];([.N110]-[.O110])/([.Q110]-[.P110]);IF([.N110]=[.Q110];2+([.O110]-[.M110])/([.Q110]-[.P110]);4+([.M110]-[.N110])/([.Q110]-[.P110]))));360)" office:value-type="float" office:value="120">
            <text:p>120</text:p>
          </table:table-cell>
          <table:table-cell table:formula="of:=IF([.P110]=[.Q110];0;IF([.L110]&lt;0.5;([.Q110]-[.P110])/([.P110]+[.Q110]);([.Q110]-[.P110])/(2-[.Q110]-[.P110])))" office:value-type="float" office:value="1">
            <text:p>1</text:p>
          </table:table-cell>
          <table:table-cell table:formula="of:=([.P110]+[.Q110])/2" office:value-type="float" office:value="0.666666666666667">
            <text:p>0.67</text:p>
          </table:table-cell>
          <table:table-cell table:formula="of:=[.E110]/255" office:value-type="float" office:value="0.333333333333333">
            <text:p>0.33</text:p>
          </table:table-cell>
          <table:table-cell table:formula="of:=[.F110]/255" office:value-type="float" office:value="1">
            <text:p>1</text:p>
          </table:table-cell>
          <table:table-cell table:formula="of:=[.G110]/255" office:value-type="float" office:value="0.333333333333333">
            <text:p>0.33</text:p>
          </table:table-cell>
          <table:table-cell table:formula="of:=MIN([.M110];[.N110];[.O110])" office:value-type="float" office:value="0.333333333333333">
            <text:p>0.33</text:p>
          </table:table-cell>
          <table:table-cell table:formula="of:=MAX([.M110];[.N110];[.O110])"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284"/>
          <table:table-cell/>
          <table:table-cell table:style-name="ce296" table:formula="of:=CONCATENATE(&quot;#&quot;;DEC2HEX([.E111];2);DEC2HEX([.F111];2);DEC2HEX([.G111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111] + 0.7152*[.F111] + 0.0722*[.G111]" office:value-type="float" office:value="212.721">
            <text:p>212.72</text:p>
          </table:table-cell>
          <table:table-cell table:formula="of:=MOD(60*IF([.P111]=[.Q111];0;IF([.M111]=[.Q111];([.N111]-[.O111])/([.Q111]-[.P111]);IF([.N111]=[.Q111];2+([.O111]-[.M111])/([.Q111]-[.P111]);4+([.M111]-[.N111])/([.Q111]-[.P111]))));360)" office:value-type="float" office:value="150">
            <text:p>150</text:p>
          </table:table-cell>
          <table:table-cell table:formula="of:=IF([.P111]=[.Q111];0;IF([.L111]&lt;0.5;([.Q111]-[.P111])/([.P111]+[.Q111]);([.Q111]-[.P111])/(2-[.Q111]-[.P111])))" office:value-type="float" office:value="1">
            <text:p>1</text:p>
          </table:table-cell>
          <table:table-cell table:formula="of:=([.P111]+[.Q111])/2" office:value-type="float" office:value="0.666666666666667">
            <text:p>0.67</text:p>
          </table:table-cell>
          <table:table-cell table:formula="of:=[.E111]/255" office:value-type="float" office:value="0.333333333333333">
            <text:p>0.33</text:p>
          </table:table-cell>
          <table:table-cell table:formula="of:=[.F111]/255" office:value-type="float" office:value="1">
            <text:p>1</text:p>
          </table:table-cell>
          <table:table-cell table:formula="of:=[.G111]/255" office:value-type="float" office:value="0.666666666666667">
            <text:p>0.67</text:p>
          </table:table-cell>
          <table:table-cell table:formula="of:=MIN([.M111];[.N111];[.O111])" office:value-type="float" office:value="0.333333333333333">
            <text:p>0.33</text:p>
          </table:table-cell>
          <table:table-cell table:formula="of:=MAX([.M111];[.N111];[.O111])"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number-columns-repeated="2"/>
          <table:table-cell table:style-name="ce296" table:formula="of:=CONCATENATE(&quot;#&quot;;DEC2HEX([.E112];2);DEC2HEX([.F112];2);DEC2HEX([.G112];2))" office:value-type="string" office:string-value="#55FFAA">
            <text:p>#55FFAA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112] + 0.7152*[.F112] + 0.0722*[.G112]" office:value-type="float" office:value="212.721">
            <text:p>212.72</text:p>
          </table:table-cell>
          <table:table-cell table:formula="of:=MOD(60*IF([.P112]=[.Q112];0;IF([.M112]=[.Q112];([.N112]-[.O112])/([.Q112]-[.P112]);IF([.N112]=[.Q112];2+([.O112]-[.M112])/([.Q112]-[.P112]);4+([.M112]-[.N112])/([.Q112]-[.P112]))));360)" office:value-type="float" office:value="150">
            <text:p>150</text:p>
          </table:table-cell>
          <table:table-cell table:formula="of:=IF([.P112]=[.Q112];0;IF([.L112]&lt;0.5;([.Q112]-[.P112])/([.P112]+[.Q112]);([.Q112]-[.P112])/(2-[.Q112]-[.P112])))" office:value-type="float" office:value="1">
            <text:p>1</text:p>
          </table:table-cell>
          <table:table-cell table:formula="of:=([.P112]+[.Q112])/2" office:value-type="float" office:value="0.666666666666667">
            <text:p>0.67</text:p>
          </table:table-cell>
          <table:table-cell table:formula="of:=[.E112]/255" office:value-type="float" office:value="0.333333333333333">
            <text:p>0.33</text:p>
          </table:table-cell>
          <table:table-cell table:formula="of:=[.F112]/255" office:value-type="float" office:value="1">
            <text:p>1</text:p>
          </table:table-cell>
          <table:table-cell table:formula="of:=[.G112]/255" office:value-type="float" office:value="0.666666666666667">
            <text:p>0.67</text:p>
          </table:table-cell>
          <table:table-cell table:formula="of:=MIN([.M112];[.N112];[.O112])" office:value-type="float" office:value="0.333333333333333">
            <text:p>0.33</text:p>
          </table:table-cell>
          <table:table-cell table:formula="of:=MAX([.M112];[.N112];[.O112])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285"/>
          <table:table-cell/>
          <table:table-cell table:style-name="ce296" table:formula="of:=CONCATENATE(&quot;#&quot;;DEC2HEX([.E113];2);DEC2HEX([.F113];2);DEC2HEX([.G113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113] + 0.7152*[.F113] + 0.0722*[.G113]" office:value-type="float" office:value="218.518">
            <text:p>218.52</text:p>
          </table:table-cell>
          <table:table-cell table:formula="of:=MOD(60*IF([.P113]=[.Q113];0;IF([.M113]=[.Q113];([.N113]-[.O113])/([.Q113]-[.P113]);IF([.N113]=[.Q113];2+([.O113]-[.M113])/([.Q113]-[.P113]);4+([.M113]-[.N113])/([.Q113]-[.P113]))));360)" office:value-type="float" office:value="80">
            <text:p>80</text:p>
          </table:table-cell>
          <table:table-cell table:formula="of:=IF([.P113]=[.Q113];0;IF([.L113]&lt;0.5;([.Q113]-[.P113])/([.P113]+[.Q113]);([.Q113]-[.P113])/(2-[.Q113]-[.P113])))" office:value-type="float" office:value="1">
            <text:p>1</text:p>
          </table:table-cell>
          <table:table-cell table:formula="of:=([.P113]+[.Q113])/2" office:value-type="float" office:value="0.5">
            <text:p>0.5</text:p>
          </table:table-cell>
          <table:table-cell table:formula="of:=[.E113]/255" office:value-type="float" office:value="0.666666666666667">
            <text:p>0.67</text:p>
          </table:table-cell>
          <table:table-cell table:formula="of:=[.F113]/255" office:value-type="float" office:value="1">
            <text:p>1</text:p>
          </table:table-cell>
          <table:table-cell table:formula="of:=[.G113]/255" office:value-type="float" office:value="0">
            <text:p>0</text:p>
          </table:table-cell>
          <table:table-cell table:formula="of:=MIN([.M113];[.N113];[.O113])" office:value-type="float" office:value="0">
            <text:p>0</text:p>
          </table:table-cell>
          <table:table-cell table:formula="of:=MAX([.M113];[.N113];[.O113])"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number-columns-repeated="2"/>
          <table:table-cell table:style-name="ce296" table:formula="of:=CONCATENATE(&quot;#&quot;;DEC2HEX([.E114];2);DEC2HEX([.F114];2);DEC2HEX([.G114];2))" office:value-type="string" office:string-value="#AAFF00">
            <text:p>#AAFF00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114] + 0.7152*[.F114] + 0.0722*[.G114]" office:value-type="float" office:value="218.518">
            <text:p>218.52</text:p>
          </table:table-cell>
          <table:table-cell table:formula="of:=MOD(60*IF([.P114]=[.Q114];0;IF([.M114]=[.Q114];([.N114]-[.O114])/([.Q114]-[.P114]);IF([.N114]=[.Q114];2+([.O114]-[.M114])/([.Q114]-[.P114]);4+([.M114]-[.N114])/([.Q114]-[.P114]))));360)" office:value-type="float" office:value="80">
            <text:p>80</text:p>
          </table:table-cell>
          <table:table-cell table:formula="of:=IF([.P114]=[.Q114];0;IF([.L114]&lt;0.5;([.Q114]-[.P114])/([.P114]+[.Q114]);([.Q114]-[.P114])/(2-[.Q114]-[.P114])))" office:value-type="float" office:value="1">
            <text:p>1</text:p>
          </table:table-cell>
          <table:table-cell table:formula="of:=([.P114]+[.Q114])/2" office:value-type="float" office:value="0.5">
            <text:p>0.5</text:p>
          </table:table-cell>
          <table:table-cell table:formula="of:=[.E114]/255" office:value-type="float" office:value="0.666666666666667">
            <text:p>0.67</text:p>
          </table:table-cell>
          <table:table-cell table:formula="of:=[.F114]/255" office:value-type="float" office:value="1">
            <text:p>1</text:p>
          </table:table-cell>
          <table:table-cell table:formula="of:=[.G114]/255" office:value-type="float" office:value="0">
            <text:p>0</text:p>
          </table:table-cell>
          <table:table-cell table:formula="of:=MIN([.M114];[.N114];[.O114])" office:value-type="float" office:value="0">
            <text:p>0</text:p>
          </table:table-cell>
          <table:table-cell table:formula="of:=MAX([.M114];[.N114];[.O114])"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286"/>
          <table:table-cell/>
          <table:table-cell table:style-name="ce296" table:formula="of:=CONCATENATE(&quot;#&quot;;DEC2HEX([.E115];2);DEC2HEX([.F115];2);DEC2HEX([.G115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3" office:value-type="float" office:value="255">
            <text:p>255</text:p>
          </table:table-cell>
          <table:table-cell table:formula="of:=0.2126*[.E115] + 0.7152*[.F115] + 0.0722*[.G115]" office:value-type="float" office:value="218.858">
            <text:p>218.86</text:p>
          </table:table-cell>
          <table:table-cell table:formula="of:=MOD(60*IF([.P115]=[.Q115];0;IF([.M115]=[.Q115];([.N115]-[.O115])/([.Q115]-[.P115]);IF([.N115]=[.Q115];2+([.O115]-[.M115])/([.Q115]-[.P115]);4+([.M115]-[.N115])/([.Q115]-[.P115]))));360)" office:value-type="float" office:value="180">
            <text:p>180</text:p>
          </table:table-cell>
          <table:table-cell table:formula="of:=IF([.P115]=[.Q115];0;IF([.L115]&lt;0.5;([.Q115]-[.P115])/([.P115]+[.Q115]);([.Q115]-[.P115])/(2-[.Q115]-[.P115])))" office:value-type="float" office:value="1">
            <text:p>1</text:p>
          </table:table-cell>
          <table:table-cell table:formula="of:=([.P115]+[.Q115])/2" office:value-type="float" office:value="0.666666666666667">
            <text:p>0.67</text:p>
          </table:table-cell>
          <table:table-cell table:formula="of:=[.E115]/255" office:value-type="float" office:value="0.333333333333333">
            <text:p>0.33</text:p>
          </table:table-cell>
          <table:table-cell table:formula="of:=[.F115]/255" office:value-type="float" office:value="1">
            <text:p>1</text:p>
          </table:table-cell>
          <table:table-cell table:formula="of:=[.G115]/255" office:value-type="float" office:value="1">
            <text:p>1</text:p>
          </table:table-cell>
          <table:table-cell table:formula="of:=MIN([.M115];[.N115];[.O115])" office:value-type="float" office:value="0.333333333333333">
            <text:p>0.33</text:p>
          </table:table-cell>
          <table:table-cell table:formula="of:=MAX([.M115];[.N115];[.O115])"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style-name="ce296" table:formula="of:=CONCATENATE(&quot;#&quot;;DEC2HEX([.E116];2);DEC2HEX([.F116];2);DEC2HEX([.G116];2))" office:value-type="string" office:string-value="#55FFFF">
            <text:p>#55FFFF</text:p>
          </table:table-cell>
          <table:table-cell office:value-type="float" office:value="85">
            <text:p>8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116] + 0.7152*[.F116] + 0.0722*[.G116]" office:value-type="float" office:value="218.858">
            <text:p>218.86</text:p>
          </table:table-cell>
          <table:table-cell table:formula="of:=MOD(60*IF([.P116]=[.Q116];0;IF([.M116]=[.Q116];([.N116]-[.O116])/([.Q116]-[.P116]);IF([.N116]=[.Q116];2+([.O116]-[.M116])/([.Q116]-[.P116]);4+([.M116]-[.N116])/([.Q116]-[.P116]))));360)" office:value-type="float" office:value="180">
            <text:p>180</text:p>
          </table:table-cell>
          <table:table-cell table:formula="of:=IF([.P116]=[.Q116];0;IF([.L116]&lt;0.5;([.Q116]-[.P116])/([.P116]+[.Q116]);([.Q116]-[.P116])/(2-[.Q116]-[.P116])))" office:value-type="float" office:value="1">
            <text:p>1</text:p>
          </table:table-cell>
          <table:table-cell table:formula="of:=([.P116]+[.Q116])/2" office:value-type="float" office:value="0.666666666666667">
            <text:p>0.67</text:p>
          </table:table-cell>
          <table:table-cell table:formula="of:=[.E116]/255" office:value-type="float" office:value="0.333333333333333">
            <text:p>0.33</text:p>
          </table:table-cell>
          <table:table-cell table:formula="of:=[.F116]/255" office:value-type="float" office:value="1">
            <text:p>1</text:p>
          </table:table-cell>
          <table:table-cell table:formula="of:=[.G116]/255" office:value-type="float" office:value="1">
            <text:p>1</text:p>
          </table:table-cell>
          <table:table-cell table:formula="of:=MIN([.M116];[.N116];[.O116])" office:value-type="float" office:value="0.333333333333333">
            <text:p>0.33</text:p>
          </table:table-cell>
          <table:table-cell table:formula="of:=MAX([.M116];[.N116];[.O116])"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287"/>
          <table:table-cell/>
          <table:table-cell table:style-name="ce296" table:formula="of:=CONCATENATE(&quot;#&quot;;DEC2HEX([.E117];2);DEC2HEX([.F117];2);DEC2HEX([.G117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117] + 0.7152*[.F117] + 0.0722*[.G117]" office:value-type="float" office:value="224.655">
            <text:p>224.66</text:p>
          </table:table-cell>
          <table:table-cell table:formula="of:=MOD(60*IF([.P117]=[.Q117];0;IF([.M117]=[.Q117];([.N117]-[.O117])/([.Q117]-[.P117]);IF([.N117]=[.Q117];2+([.O117]-[.M117])/([.Q117]-[.P117]);4+([.M117]-[.N117])/([.Q117]-[.P117]))));360)" office:value-type="float" office:value="90">
            <text:p>90</text:p>
          </table:table-cell>
          <table:table-cell table:formula="of:=IF([.P117]=[.Q117];0;IF([.L117]&lt;0.5;([.Q117]-[.P117])/([.P117]+[.Q117]);([.Q117]-[.P117])/(2-[.Q117]-[.P117])))" office:value-type="float" office:value="1">
            <text:p>1</text:p>
          </table:table-cell>
          <table:table-cell table:formula="of:=([.P117]+[.Q117])/2" office:value-type="float" office:value="0.666666666666667">
            <text:p>0.67</text:p>
          </table:table-cell>
          <table:table-cell table:formula="of:=[.E117]/255" office:value-type="float" office:value="0.666666666666667">
            <text:p>0.67</text:p>
          </table:table-cell>
          <table:table-cell table:formula="of:=[.F117]/255" office:value-type="float" office:value="1">
            <text:p>1</text:p>
          </table:table-cell>
          <table:table-cell table:formula="of:=[.G117]/255" office:value-type="float" office:value="0.333333333333333">
            <text:p>0.33</text:p>
          </table:table-cell>
          <table:table-cell table:formula="of:=MIN([.M117];[.N117];[.O117])" office:value-type="float" office:value="0.333333333333333">
            <text:p>0.33</text:p>
          </table:table-cell>
          <table:table-cell table:formula="of:=MAX([.M117];[.N117];[.O117])"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number-columns-repeated="2"/>
          <table:table-cell table:style-name="ce296" table:formula="of:=CONCATENATE(&quot;#&quot;;DEC2HEX([.E118];2);DEC2HEX([.F118];2);DEC2HEX([.G118];2))" office:value-type="string" office:string-value="#AAFF55">
            <text:p>#AAFF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118] + 0.7152*[.F118] + 0.0722*[.G118]" office:value-type="float" office:value="224.655">
            <text:p>224.66</text:p>
          </table:table-cell>
          <table:table-cell table:formula="of:=MOD(60*IF([.P118]=[.Q118];0;IF([.M118]=[.Q118];([.N118]-[.O118])/([.Q118]-[.P118]);IF([.N118]=[.Q118];2+([.O118]-[.M118])/([.Q118]-[.P118]);4+([.M118]-[.N118])/([.Q118]-[.P118]))));360)" office:value-type="float" office:value="90">
            <text:p>90</text:p>
          </table:table-cell>
          <table:table-cell table:formula="of:=IF([.P118]=[.Q118];0;IF([.L118]&lt;0.5;([.Q118]-[.P118])/([.P118]+[.Q118]);([.Q118]-[.P118])/(2-[.Q118]-[.P118])))" office:value-type="float" office:value="1">
            <text:p>1</text:p>
          </table:table-cell>
          <table:table-cell table:formula="of:=([.P118]+[.Q118])/2" office:value-type="float" office:value="0.666666666666667">
            <text:p>0.67</text:p>
          </table:table-cell>
          <table:table-cell table:formula="of:=[.E118]/255" office:value-type="float" office:value="0.666666666666667">
            <text:p>0.67</text:p>
          </table:table-cell>
          <table:table-cell table:formula="of:=[.F118]/255" office:value-type="float" office:value="1">
            <text:p>1</text:p>
          </table:table-cell>
          <table:table-cell table:formula="of:=[.G118]/255" office:value-type="float" office:value="0.333333333333333">
            <text:p>0.33</text:p>
          </table:table-cell>
          <table:table-cell table:formula="of:=MIN([.M118];[.N118];[.O118])" office:value-type="float" office:value="0.333333333333333">
            <text:p>0.33</text:p>
          </table:table-cell>
          <table:table-cell table:formula="of:=MAX([.M118];[.N118];[.O118])"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288"/>
          <table:table-cell/>
          <table:table-cell table:style-name="ce296" table:formula="of:=CONCATENATE(&quot;#&quot;;DEC2HEX([.E119];2);DEC2HEX([.F119];2);DEC2HEX([.G119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119] + 0.7152*[.F119] + 0.0722*[.G119]" office:value-type="float" office:value="230.792">
            <text:p>230.79</text:p>
          </table:table-cell>
          <table:table-cell table:formula="of:=MOD(60*IF([.P119]=[.Q119];0;IF([.M119]=[.Q119];([.N119]-[.O119])/([.Q119]-[.P119]);IF([.N119]=[.Q119];2+([.O119]-[.M119])/([.Q119]-[.P119]);4+([.M119]-[.N119])/([.Q119]-[.P119]))));360)" office:value-type="float" office:value="120">
            <text:p>120</text:p>
          </table:table-cell>
          <table:table-cell table:formula="of:=IF([.P119]=[.Q119];0;IF([.L119]&lt;0.5;([.Q119]-[.P119])/([.P119]+[.Q119]);([.Q119]-[.P119])/(2-[.Q119]-[.P119])))" office:value-type="float" office:value="1">
            <text:p>1</text:p>
          </table:table-cell>
          <table:table-cell table:formula="of:=([.P119]+[.Q119])/2" office:value-type="float" office:value="0.833333333333333">
            <text:p>0.83</text:p>
          </table:table-cell>
          <table:table-cell table:formula="of:=[.E119]/255" office:value-type="float" office:value="0.666666666666667">
            <text:p>0.67</text:p>
          </table:table-cell>
          <table:table-cell table:formula="of:=[.F119]/255" office:value-type="float" office:value="1">
            <text:p>1</text:p>
          </table:table-cell>
          <table:table-cell table:formula="of:=[.G119]/255" office:value-type="float" office:value="0.666666666666667">
            <text:p>0.67</text:p>
          </table:table-cell>
          <table:table-cell table:formula="of:=MIN([.M119];[.N119];[.O119])" office:value-type="float" office:value="0.666666666666667">
            <text:p>0.67</text:p>
          </table:table-cell>
          <table:table-cell table:formula="of:=MAX([.M119];[.N119];[.O119])"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number-columns-repeated="2"/>
          <table:table-cell table:style-name="ce296" table:formula="of:=CONCATENATE(&quot;#&quot;;DEC2HEX([.E120];2);DEC2HEX([.F120];2);DEC2HEX([.G120];2))" office:value-type="string" office:string-value="#AAFFAA">
            <text:p>#AAFFAA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120] + 0.7152*[.F120] + 0.0722*[.G120]" office:value-type="float" office:value="230.792">
            <text:p>230.79</text:p>
          </table:table-cell>
          <table:table-cell table:formula="of:=MOD(60*IF([.P120]=[.Q120];0;IF([.M120]=[.Q120];([.N120]-[.O120])/([.Q120]-[.P120]);IF([.N120]=[.Q120];2+([.O120]-[.M120])/([.Q120]-[.P120]);4+([.M120]-[.N120])/([.Q120]-[.P120]))));360)" office:value-type="float" office:value="120">
            <text:p>120</text:p>
          </table:table-cell>
          <table:table-cell table:formula="of:=IF([.P120]=[.Q120];0;IF([.L120]&lt;0.5;([.Q120]-[.P120])/([.P120]+[.Q120]);([.Q120]-[.P120])/(2-[.Q120]-[.P120])))" office:value-type="float" office:value="1">
            <text:p>1</text:p>
          </table:table-cell>
          <table:table-cell table:formula="of:=([.P120]+[.Q120])/2" office:value-type="float" office:value="0.833333333333333">
            <text:p>0.83</text:p>
          </table:table-cell>
          <table:table-cell table:formula="of:=[.E120]/255" office:value-type="float" office:value="0.666666666666667">
            <text:p>0.67</text:p>
          </table:table-cell>
          <table:table-cell table:formula="of:=[.F120]/255" office:value-type="float" office:value="1">
            <text:p>1</text:p>
          </table:table-cell>
          <table:table-cell table:formula="of:=[.G120]/255" office:value-type="float" office:value="0.666666666666667">
            <text:p>0.67</text:p>
          </table:table-cell>
          <table:table-cell table:formula="of:=MIN([.M120];[.N120];[.O120])" office:value-type="float" office:value="0.666666666666667">
            <text:p>0.67</text:p>
          </table:table-cell>
          <table:table-cell table:formula="of:=MAX([.M120];[.N120];[.O120])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6"/>
          <table:table-cell table:style-name="ce130" office:value-type="string">
            <text:p>Yellow</text:p>
          </table:table-cell>
          <table:table-cell table:style-name="ce296" table:formula="of:=CONCATENATE(&quot;#&quot;;DEC2HEX([.E121];2);DEC2HEX([.F121];2);DEC2HEX([.G121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0.2126*[.E121] + 0.7152*[.F121] + 0.0722*[.G121]" office:value-type="float" office:value="236.589">
            <text:p>236.59</text:p>
          </table:table-cell>
          <table:table-cell table:formula="of:=MOD(60*IF([.P121]=[.Q121];0;IF([.M121]=[.Q121];([.N121]-[.O121])/([.Q121]-[.P121]);IF([.N121]=[.Q121];2+([.O121]-[.M121])/([.Q121]-[.P121]);4+([.M121]-[.N121])/([.Q121]-[.P121]))));360)" office:value-type="float" office:value="60">
            <text:p>60</text:p>
          </table:table-cell>
          <table:table-cell table:formula="of:=IF([.P121]=[.Q121];0;IF([.L121]&lt;0.5;([.Q121]-[.P121])/([.P121]+[.Q121]);([.Q121]-[.P121])/(2-[.Q121]-[.P121])))" office:value-type="float" office:value="1">
            <text:p>1</text:p>
          </table:table-cell>
          <table:table-cell table:formula="of:=([.P121]+[.Q121])/2" office:value-type="float" office:value="0.5">
            <text:p>0.5</text:p>
          </table:table-cell>
          <table:table-cell table:formula="of:=[.E121]/255" office:value-type="float" office:value="1">
            <text:p>1</text:p>
          </table:table-cell>
          <table:table-cell table:formula="of:=[.F121]/255" office:value-type="float" office:value="1">
            <text:p>1</text:p>
          </table:table-cell>
          <table:table-cell table:formula="of:=[.G121]/255" office:value-type="float" office:value="0">
            <text:p>0</text:p>
          </table:table-cell>
          <table:table-cell table:formula="of:=MIN([.M121];[.N121];[.O121])" office:value-type="float" office:value="0">
            <text:p>0</text:p>
          </table:table-cell>
          <table:table-cell table:formula="of:=MAX([.M121];[.N121];[.O121])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string">
            <text:p>Half Transparent Yellow</text:p>
          </table:table-cell>
          <table:table-cell table:style-name="ce296" table:formula="of:=CONCATENATE(&quot;#&quot;;DEC2HEX([.E122];2);DEC2HEX([.F122];2);DEC2HEX([.G122];2))" office:value-type="string" office:string-value="#FFFF00">
            <text:p>#FFFF0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0.2126*[.E122] + 0.7152*[.F122] + 0.0722*[.G122]" office:value-type="float" office:value="236.589">
            <text:p>236.59</text:p>
          </table:table-cell>
          <table:table-cell table:formula="of:=MOD(60*IF([.P122]=[.Q122];0;IF([.M122]=[.Q122];([.N122]-[.O122])/([.Q122]-[.P122]);IF([.N122]=[.Q122];2+([.O122]-[.M122])/([.Q122]-[.P122]);4+([.M122]-[.N122])/([.Q122]-[.P122]))));360)" office:value-type="float" office:value="60">
            <text:p>60</text:p>
          </table:table-cell>
          <table:table-cell table:formula="of:=IF([.P122]=[.Q122];0;IF([.L122]&lt;0.5;([.Q122]-[.P122])/([.P122]+[.Q122]);([.Q122]-[.P122])/(2-[.Q122]-[.P122])))" office:value-type="float" office:value="1">
            <text:p>1</text:p>
          </table:table-cell>
          <table:table-cell table:formula="of:=([.P122]+[.Q122])/2" office:value-type="float" office:value="0.5">
            <text:p>0.5</text:p>
          </table:table-cell>
          <table:table-cell table:formula="of:=[.E122]/255" office:value-type="float" office:value="1">
            <text:p>1</text:p>
          </table:table-cell>
          <table:table-cell table:formula="of:=[.F122]/255" office:value-type="float" office:value="1">
            <text:p>1</text:p>
          </table:table-cell>
          <table:table-cell table:formula="of:=[.G122]/255" office:value-type="float" office:value="0">
            <text:p>0</text:p>
          </table:table-cell>
          <table:table-cell table:formula="of:=MIN([.M122];[.N122];[.O122])" office:value-type="float" office:value="0">
            <text:p>0</text:p>
          </table:table-cell>
          <table:table-cell table:formula="of:=MAX([.M122];[.N122];[.O122])"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289"/>
          <table:table-cell/>
          <table:table-cell table:style-name="ce296" table:formula="of:=CONCATENATE(&quot;#&quot;;DEC2HEX([.E123];2);DEC2HEX([.F123];2);DEC2HEX([.G123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3" office:value-type="float" office:value="255">
            <text:p>255</text:p>
          </table:table-cell>
          <table:table-cell table:formula="of:=0.2126*[.E123] + 0.7152*[.F123] + 0.0722*[.G123]" office:value-type="float" office:value="236.929">
            <text:p>236.93</text:p>
          </table:table-cell>
          <table:table-cell table:formula="of:=MOD(60*IF([.P123]=[.Q123];0;IF([.M123]=[.Q123];([.N123]-[.O123])/([.Q123]-[.P123]);IF([.N123]=[.Q123];2+([.O123]-[.M123])/([.Q123]-[.P123]);4+([.M123]-[.N123])/([.Q123]-[.P123]))));360)" office:value-type="float" office:value="180">
            <text:p>180</text:p>
          </table:table-cell>
          <table:table-cell table:formula="of:=IF([.P123]=[.Q123];0;IF([.L123]&lt;0.5;([.Q123]-[.P123])/([.P123]+[.Q123]);([.Q123]-[.P123])/(2-[.Q123]-[.P123])))" office:value-type="float" office:value="1">
            <text:p>1</text:p>
          </table:table-cell>
          <table:table-cell table:formula="of:=([.P123]+[.Q123])/2" office:value-type="float" office:value="0.833333333333333">
            <text:p>0.83</text:p>
          </table:table-cell>
          <table:table-cell table:formula="of:=[.E123]/255" office:value-type="float" office:value="0.666666666666667">
            <text:p>0.67</text:p>
          </table:table-cell>
          <table:table-cell table:formula="of:=[.F123]/255" office:value-type="float" office:value="1">
            <text:p>1</text:p>
          </table:table-cell>
          <table:table-cell table:formula="of:=[.G123]/255" office:value-type="float" office:value="1">
            <text:p>1</text:p>
          </table:table-cell>
          <table:table-cell table:formula="of:=MIN([.M123];[.N123];[.O123])" office:value-type="float" office:value="0.666666666666667">
            <text:p>0.67</text:p>
          </table:table-cell>
          <table:table-cell table:formula="of:=MAX([.M123];[.N123];[.O123])"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number-columns-repeated="2"/>
          <table:table-cell table:style-name="ce296" table:formula="of:=CONCATENATE(&quot;#&quot;;DEC2HEX([.E124];2);DEC2HEX([.F124];2);DEC2HEX([.G124];2))" office:value-type="string" office:string-value="#AAFFFF">
            <text:p>#AAFFFF</text:p>
          </table:table-cell>
          <table:table-cell office:value-type="float" office:value="170">
            <text:p>17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124] + 0.7152*[.F124] + 0.0722*[.G124]" office:value-type="float" office:value="236.929">
            <text:p>236.93</text:p>
          </table:table-cell>
          <table:table-cell table:formula="of:=MOD(60*IF([.P124]=[.Q124];0;IF([.M124]=[.Q124];([.N124]-[.O124])/([.Q124]-[.P124]);IF([.N124]=[.Q124];2+([.O124]-[.M124])/([.Q124]-[.P124]);4+([.M124]-[.N124])/([.Q124]-[.P124]))));360)" office:value-type="float" office:value="180">
            <text:p>180</text:p>
          </table:table-cell>
          <table:table-cell table:formula="of:=IF([.P124]=[.Q124];0;IF([.L124]&lt;0.5;([.Q124]-[.P124])/([.P124]+[.Q124]);([.Q124]-[.P124])/(2-[.Q124]-[.P124])))" office:value-type="float" office:value="1">
            <text:p>1</text:p>
          </table:table-cell>
          <table:table-cell table:formula="of:=([.P124]+[.Q124])/2" office:value-type="float" office:value="0.833333333333333">
            <text:p>0.83</text:p>
          </table:table-cell>
          <table:table-cell table:formula="of:=[.E124]/255" office:value-type="float" office:value="0.666666666666667">
            <text:p>0.67</text:p>
          </table:table-cell>
          <table:table-cell table:formula="of:=[.F124]/255" office:value-type="float" office:value="1">
            <text:p>1</text:p>
          </table:table-cell>
          <table:table-cell table:formula="of:=[.G124]/255" office:value-type="float" office:value="1">
            <text:p>1</text:p>
          </table:table-cell>
          <table:table-cell table:formula="of:=MIN([.M124];[.N124];[.O124])" office:value-type="float" office:value="0.666666666666667">
            <text:p>0.67</text:p>
          </table:table-cell>
          <table:table-cell table:formula="of:=MAX([.M124];[.N124];[.O124])" office:value-type="float" office:value="1">
            <text:p>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290"/>
          <table:table-cell/>
          <table:table-cell table:style-name="ce296" table:formula="of:=CONCATENATE(&quot;#&quot;;DEC2HEX([.E125];2);DEC2HEX([.F125];2);DEC2HEX([.G125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table:formula="of:=0.2126*[.E125] + 0.7152*[.F125] + 0.0722*[.G125]" office:value-type="float" office:value="242.726">
            <text:p>242.73</text:p>
          </table:table-cell>
          <table:table-cell table:formula="of:=MOD(60*IF([.P125]=[.Q125];0;IF([.M125]=[.Q125];([.N125]-[.O125])/([.Q125]-[.P125]);IF([.N125]=[.Q125];2+([.O125]-[.M125])/([.Q125]-[.P125]);4+([.M125]-[.N125])/([.Q125]-[.P125]))));360)" office:value-type="float" office:value="60">
            <text:p>60</text:p>
          </table:table-cell>
          <table:table-cell table:formula="of:=IF([.P125]=[.Q125];0;IF([.L125]&lt;0.5;([.Q125]-[.P125])/([.P125]+[.Q125]);([.Q125]-[.P125])/(2-[.Q125]-[.P125])))" office:value-type="float" office:value="1">
            <text:p>1</text:p>
          </table:table-cell>
          <table:table-cell table:formula="of:=([.P125]+[.Q125])/2" office:value-type="float" office:value="0.666666666666667">
            <text:p>0.67</text:p>
          </table:table-cell>
          <table:table-cell table:formula="of:=[.E125]/255" office:value-type="float" office:value="1">
            <text:p>1</text:p>
          </table:table-cell>
          <table:table-cell table:formula="of:=[.F125]/255" office:value-type="float" office:value="1">
            <text:p>1</text:p>
          </table:table-cell>
          <table:table-cell table:formula="of:=[.G125]/255" office:value-type="float" office:value="0.333333333333333">
            <text:p>0.33</text:p>
          </table:table-cell>
          <table:table-cell table:formula="of:=MIN([.M125];[.N125];[.O125])" office:value-type="float" office:value="0.333333333333333">
            <text:p>0.33</text:p>
          </table:table-cell>
          <table:table-cell table:formula="of:=MAX([.M125];[.N125];[.O125])" office:value-type="float" office:value="1">
            <text:p>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  <table:table-cell table:style-name="ce296" table:formula="of:=CONCATENATE(&quot;#&quot;;DEC2HEX([.E126];2);DEC2HEX([.F126];2);DEC2HEX([.G126];2))" office:value-type="string" office:string-value="#FFFF55">
            <text:p>#FFFF5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85">
            <text:p>85</text:p>
          </table:table-cell>
          <table:table-cell office:value-type="float" office:value="128">
            <text:p>128</text:p>
          </table:table-cell>
          <table:table-cell table:formula="of:=0.2126*[.E126] + 0.7152*[.F126] + 0.0722*[.G126]" office:value-type="float" office:value="242.726">
            <text:p>242.73</text:p>
          </table:table-cell>
          <table:table-cell table:formula="of:=MOD(60*IF([.P126]=[.Q126];0;IF([.M126]=[.Q126];([.N126]-[.O126])/([.Q126]-[.P126]);IF([.N126]=[.Q126];2+([.O126]-[.M126])/([.Q126]-[.P126]);4+([.M126]-[.N126])/([.Q126]-[.P126]))));360)" office:value-type="float" office:value="60">
            <text:p>60</text:p>
          </table:table-cell>
          <table:table-cell table:formula="of:=IF([.P126]=[.Q126];0;IF([.L126]&lt;0.5;([.Q126]-[.P126])/([.P126]+[.Q126]);([.Q126]-[.P126])/(2-[.Q126]-[.P126])))" office:value-type="float" office:value="1">
            <text:p>1</text:p>
          </table:table-cell>
          <table:table-cell table:formula="of:=([.P126]+[.Q126])/2" office:value-type="float" office:value="0.666666666666667">
            <text:p>0.67</text:p>
          </table:table-cell>
          <table:table-cell table:formula="of:=[.E126]/255" office:value-type="float" office:value="1">
            <text:p>1</text:p>
          </table:table-cell>
          <table:table-cell table:formula="of:=[.F126]/255" office:value-type="float" office:value="1">
            <text:p>1</text:p>
          </table:table-cell>
          <table:table-cell table:formula="of:=[.G126]/255" office:value-type="float" office:value="0.333333333333333">
            <text:p>0.33</text:p>
          </table:table-cell>
          <table:table-cell table:formula="of:=MIN([.M126];[.N126];[.O126])" office:value-type="float" office:value="0.333333333333333">
            <text:p>0.33</text:p>
          </table:table-cell>
          <table:table-cell table:formula="of:=MAX([.M126];[.N126];[.O126])"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291"/>
          <table:table-cell/>
          <table:table-cell table:style-name="ce296" table:formula="of:=CONCATENATE(&quot;#&quot;;DEC2HEX([.E127];2);DEC2HEX([.F127];2);DEC2HEX([.G127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255">
            <text:p>255</text:p>
          </table:table-cell>
          <table:table-cell table:formula="of:=0.2126*[.E127] + 0.7152*[.F127] + 0.0722*[.G127]" office:value-type="float" office:value="248.863">
            <text:p>248.86</text:p>
          </table:table-cell>
          <table:table-cell table:formula="of:=MOD(60*IF([.P127]=[.Q127];0;IF([.M127]=[.Q127];([.N127]-[.O127])/([.Q127]-[.P127]);IF([.N127]=[.Q127];2+([.O127]-[.M127])/([.Q127]-[.P127]);4+([.M127]-[.N127])/([.Q127]-[.P127]))));360)" office:value-type="float" office:value="60">
            <text:p>60</text:p>
          </table:table-cell>
          <table:table-cell table:formula="of:=IF([.P127]=[.Q127];0;IF([.L127]&lt;0.5;([.Q127]-[.P127])/([.P127]+[.Q127]);([.Q127]-[.P127])/(2-[.Q127]-[.P127])))" office:value-type="float" office:value="1">
            <text:p>1</text:p>
          </table:table-cell>
          <table:table-cell table:formula="of:=([.P127]+[.Q127])/2" office:value-type="float" office:value="0.833333333333333">
            <text:p>0.83</text:p>
          </table:table-cell>
          <table:table-cell table:formula="of:=[.E127]/255" office:value-type="float" office:value="1">
            <text:p>1</text:p>
          </table:table-cell>
          <table:table-cell table:formula="of:=[.F127]/255" office:value-type="float" office:value="1">
            <text:p>1</text:p>
          </table:table-cell>
          <table:table-cell table:formula="of:=[.G127]/255" office:value-type="float" office:value="0.666666666666667">
            <text:p>0.67</text:p>
          </table:table-cell>
          <table:table-cell table:formula="of:=MIN([.M127];[.N127];[.O127])" office:value-type="float" office:value="0.666666666666667">
            <text:p>0.67</text:p>
          </table:table-cell>
          <table:table-cell table:formula="of:=MAX([.M127];[.N127];[.O127])" office:value-type="float" office:value="1">
            <text:p>1</text:p>
          </table:table-cell>
        </table:table-row>
        <table:table-row table:style-name="ro1">
          <table:table-cell office:value-type="string">
            <text:p>N/A</text:p>
          </table:table-cell>
          <table:table-cell/>
          <table:table-cell office:value-type="string">
            <text:p>(deleted)</text:p>
          </table:table-cell>
          <table:table-cell table:style-name="ce296" table:formula="of:=CONCATENATE(&quot;#&quot;;DEC2HEX([.E128];2);DEC2HEX([.F128];2);DEC2HEX([.G128];2))" office:value-type="string" office:string-value="#FFFFAA">
            <text:p>#FFFFAA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70">
            <text:p>170</text:p>
          </table:table-cell>
          <table:table-cell office:value-type="float" office:value="128">
            <text:p>128</text:p>
          </table:table-cell>
          <table:table-cell table:formula="of:=0.2126*[.E128] + 0.7152*[.F128] + 0.0722*[.G128]" office:value-type="float" office:value="248.863">
            <text:p>248.86</text:p>
          </table:table-cell>
          <table:table-cell table:formula="of:=MOD(60*IF([.P128]=[.Q128];0;IF([.M128]=[.Q128];([.N128]-[.O128])/([.Q128]-[.P128]);IF([.N128]=[.Q128];2+([.O128]-[.M128])/([.Q128]-[.P128]);4+([.M128]-[.N128])/([.Q128]-[.P128]))));360)" office:value-type="float" office:value="60">
            <text:p>60</text:p>
          </table:table-cell>
          <table:table-cell table:formula="of:=IF([.P128]=[.Q128];0;IF([.L128]&lt;0.5;([.Q128]-[.P128])/([.P128]+[.Q128]);([.Q128]-[.P128])/(2-[.Q128]-[.P128])))" office:value-type="float" office:value="1">
            <text:p>1</text:p>
          </table:table-cell>
          <table:table-cell table:formula="of:=([.P128]+[.Q128])/2" office:value-type="float" office:value="0.833333333333333">
            <text:p>0.83</text:p>
          </table:table-cell>
          <table:table-cell table:formula="of:=[.E128]/255" office:value-type="float" office:value="1">
            <text:p>1</text:p>
          </table:table-cell>
          <table:table-cell table:formula="of:=[.F128]/255" office:value-type="float" office:value="1">
            <text:p>1</text:p>
          </table:table-cell>
          <table:table-cell table:formula="of:=[.G128]/255" office:value-type="float" office:value="0.666666666666667">
            <text:p>0.67</text:p>
          </table:table-cell>
          <table:table-cell table:formula="of:=MIN([.M128];[.N128];[.O128])" office:value-type="float" office:value="0.666666666666667">
            <text:p>0.67</text:p>
          </table:table-cell>
          <table:table-cell table:formula="of:=MAX([.M128];[.N128];[.O128])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292"/>
          <table:table-cell table:style-name="ce1" office:value-type="string">
            <text:p>White</text:p>
          </table:table-cell>
          <table:table-cell table:style-name="ce296" table:formula="of:=CONCATENATE(&quot;#&quot;;DEC2HEX([.E129];2);DEC2HEX([.F129];2);DEC2HEX([.G129];2))" office:value-type="string" office:string-value="#FFFFFF">
            <text:p>#FFFFFF</text:p>
          </table:table-cell>
          <table:table-cell table:number-columns-repeated="4" office:value-type="float" office:value="255">
            <text:p>255</text:p>
          </table:table-cell>
          <table:table-cell table:formula="of:=0.2126*[.E129] + 0.7152*[.F129] + 0.0722*[.G129]" office:value-type="float" office:value="255">
            <text:p>255</text:p>
          </table:table-cell>
          <table:table-cell table:formula="of:=MOD(60*IF([.P129]=[.Q129];0;IF([.M129]=[.Q129];([.N129]-[.O129])/([.Q129]-[.P129]);IF([.N129]=[.Q129];2+([.O129]-[.M129])/([.Q129]-[.P129]);4+([.M129]-[.N129])/([.Q129]-[.P129]))));360)" office:value-type="float" office:value="0">
            <text:p>0</text:p>
          </table:table-cell>
          <table:table-cell table:formula="of:=IF([.P129]=[.Q129];0;IF([.L129]&lt;0.5;([.Q129]-[.P129])/([.P129]+[.Q129]);([.Q129]-[.P129])/(2-[.Q129]-[.P129])))" office:value-type="float" office:value="0">
            <text:p>0</text:p>
          </table:table-cell>
          <table:table-cell table:formula="of:=([.P129]+[.Q129])/2" office:value-type="float" office:value="1">
            <text:p>1</text:p>
          </table:table-cell>
          <table:table-cell table:formula="of:=[.E129]/255" office:value-type="float" office:value="1">
            <text:p>1</text:p>
          </table:table-cell>
          <table:table-cell table:formula="of:=[.F129]/255" office:value-type="float" office:value="1">
            <text:p>1</text:p>
          </table:table-cell>
          <table:table-cell table:formula="of:=[.G129]/255" office:value-type="float" office:value="1">
            <text:p>1</text:p>
          </table:table-cell>
          <table:table-cell table:formula="of:=MIN([.M129];[.N129];[.O129])" office:value-type="float" office:value="1">
            <text:p>1</text:p>
          </table:table-cell>
          <table:table-cell table:formula="of:=MAX([.M129];[.N129];[.O129])" office:value-type="float" office:value="1">
            <text:p>1</text:p>
          </table:table-cell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string">
            <text:p>Half Transparent White</text:p>
          </table:table-cell>
          <table:table-cell table:style-name="ce296" table:formula="of:=CONCATENATE(&quot;#&quot;;DEC2HEX([.E130];2);DEC2HEX([.F130];2);DEC2HEX([.G130];2))" office:value-type="string" office:string-value="#FFFFFF">
            <text:p>#FFFFFF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28">
            <text:p>128</text:p>
          </table:table-cell>
          <table:table-cell table:formula="of:=0.2126*[.E130] + 0.7152*[.F130] + 0.0722*[.G130]" office:value-type="float" office:value="255">
            <text:p>255</text:p>
          </table:table-cell>
          <table:table-cell table:formula="of:=MOD(60*IF([.P130]=[.Q130];0;IF([.M130]=[.Q130];([.N130]-[.O130])/([.Q130]-[.P130]);IF([.N130]=[.Q130];2+([.O130]-[.M130])/([.Q130]-[.P130]);4+([.M130]-[.N130])/([.Q130]-[.P130]))));360)" office:value-type="float" office:value="0">
            <text:p>0</text:p>
          </table:table-cell>
          <table:table-cell table:formula="of:=IF([.P130]=[.Q130];0;IF([.L130]&lt;0.5;([.Q130]-[.P130])/([.P130]+[.Q130]);([.Q130]-[.P130])/(2-[.Q130]-[.P130])))" office:value-type="float" office:value="0">
            <text:p>0</text:p>
          </table:table-cell>
          <table:table-cell table:formula="of:=([.P130]+[.Q130])/2" office:value-type="float" office:value="1">
            <text:p>1</text:p>
          </table:table-cell>
          <table:table-cell table:formula="of:=[.E130]/255" office:value-type="float" office:value="1">
            <text:p>1</text:p>
          </table:table-cell>
          <table:table-cell table:formula="of:=[.F130]/255" office:value-type="float" office:value="1">
            <text:p>1</text:p>
          </table:table-cell>
          <table:table-cell table:formula="of:=[.G130]/255" office:value-type="float" office:value="1">
            <text:p>1</text:p>
          </table:table-cell>
          <table:table-cell table:formula="of:=MIN([.M130];[.N130];[.O130])" office:value-type="float" office:value="1">
            <text:p>1</text:p>
          </table:table-cell>
          <table:table-cell table:formula="of:=MAX([.M130];[.N130];[.O130])" office:value-type="float" office:value="1">
            <text:p>1</text:p>
          </table:table-cell>
        </table:table-row>
        <table:table-row table:style-name="ro1" table:number-rows-repeated="10484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Pyramid of IPTV colors" table:style-name="ta1" table:print="false">
        <office:forms form:automatic-focus="false" form:apply-design-mode="false"/>
        <table:table-column table:style-name="co1" table:number-columns-repeated="1024" table:default-cell-style-name="ce300"/>
        <table:table-row table:style-name="ro3">
          <table:table-cell table:number-columns-repeated="4"/>
          <table:table-cell table:style-name="ce325" office:value-type="string">
            <text:p>Yellow</text:p>
            <text:p>yellow</text:p>
            <text:p>yellow1</text:p>
            <text:p>#FF FF 00</text:p>
          </table:table-cell>
          <table:table-cell table:number-columns-repeated="1019"/>
        </table:table-row>
        <table:table-row table:style-name="ro4">
          <table:table-cell table:number-columns-repeated="4"/>
          <table:table-cell table:style-name="ce326" office:value-type="string">
            <text:p>yellow2</text:p>
            <text:p>#FF FF 55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13" office:value-type="string">
            <text:p>orange1</text:p>
            <text:p>#FF AA 00</text:p>
          </table:table-cell>
          <table:table-cell table:style-name="ce327" office:value-type="string">
            <text:p>brown6</text:p>
            <text:p>#AA AA 00</text:p>
          </table:table-cell>
          <table:table-cell table:style-name="ce341" office:value-type="string">
            <text:p>#AA FF 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328" office:value-type="string">
            <text:p>yellow3</text:p>
            <text:p>#FF FF AA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314" office:value-type="string">
            <text:p>orange2</text:p>
            <text:p>#FF AA 55</text:p>
          </table:table-cell>
          <table:table-cell table:style-name="ce329" office:value-type="string">
            <text:p>brownX</text:p>
            <text:p>#AA AA 55</text:p>
          </table:table-cell>
          <table:table-cell table:style-name="ce342" office:value-type="string">
            <text:p>#AA FF 55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05" office:value-type="string">
            <text:p>red2</text:p>
            <text:p>#FF 55 00</text:p>
          </table:table-cell>
          <table:table-cell table:style-name="ce315" office:value-type="string">
            <text:p>brownX</text:p>
            <text:p>#AA 55 00</text:p>
          </table:table-cell>
          <table:table-cell table:style-name="ce330" office:value-type="string">
            <text:p>brownX</text:p>
            <text:p>#55 55 00</text:p>
          </table:table-cell>
          <table:table-cell table:style-name="ce343" office:value-type="string">
            <text:p>#55 AA 00</text:p>
          </table:table-cell>
          <table:table-cell table:style-name="ce353" office:value-type="string">
            <text:p>#55 FF 00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331" office:value-type="string">
            <text:p>White</text:p>
            <text:p>white</text:p>
            <text:p>#FF FF FF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316" office:value-type="string">
            <text:p>pink4</text:p>
            <text:p>#FF AA AA</text:p>
          </table:table-cell>
          <table:table-cell table:style-name="ce332" office:value-type="string">
            <text:p>gray</text:p>
            <text:p>grey</text:p>
            <text:p>gray1</text:p>
            <text:p>grey1</text:p>
            <text:p>#AA AA AA</text:p>
          </table:table-cell>
          <table:table-cell table:style-name="ce344" office:value-type="string">
            <text:p>#AA FF AA</text:p>
          </table:table-cell>
          <table:table-cell table:number-columns-repeated="1018"/>
        </table:table-row>
        <table:table-row table:style-name="ro8">
          <table:table-cell table:number-columns-repeated="2"/>
          <table:table-cell table:style-name="ce306" office:value-type="string">
            <text:p>red3</text:p>
            <text:p>#FF 55 55</text:p>
          </table:table-cell>
          <table:table-cell table:style-name="ce317" office:value-type="string">
            <text:p>brownX</text:p>
            <text:p>#AA 55 55</text:p>
          </table:table-cell>
          <table:table-cell table:style-name="ce333" office:value-type="string">
            <text:p>gray2</text:p>
            <text:p>grey2</text:p>
            <text:p>#55 55 55</text:p>
          </table:table-cell>
          <table:table-cell table:style-name="ce345" office:value-type="string">
            <text:p>#55 AA 55</text:p>
          </table:table-cell>
          <table:table-cell table:style-name="ce354" office:value-type="string">
            <text:p>#55 FF 55</text:p>
          </table:table-cell>
          <table:table-cell table:number-columns-repeated="1017"/>
        </table:table-row>
        <table:table-row table:style-name="ro8">
          <table:table-cell/>
          <table:table-cell table:style-name="ce301" office:value-type="string">
            <text:p>Red</text:p>
            <text:p>red1</text:p>
            <text:p>#FF 00 00</text:p>
          </table:table-cell>
          <table:table-cell table:style-name="ce307" office:value-type="string">
            <text:p>brown</text:p>
            <text:p>brown1</text:p>
            <text:p>#AA 00 00</text:p>
          </table:table-cell>
          <table:table-cell table:style-name="ce318" office:value-type="string">
            <text:p>brownX</text:p>
            <text:p>#55 00 00</text:p>
          </table:table-cell>
          <table:table-cell table:style-name="ce334" office:value-type="string">
            <text:p>Black</text:p>
            <text:p>black</text:p>
            <text:p>#00 00 00</text:p>
          </table:table-cell>
          <table:table-cell table:style-name="ce346" office:value-type="string">
            <text:p/>
            <text:p>#00 55 00</text:p>
          </table:table-cell>
          <table:table-cell table:style-name="ce355" office:value-type="string">
            <text:p/>
            <text:p>#00 AA 00</text:p>
          </table:table-cell>
          <table:table-cell table:style-name="ce361" office:value-type="string">
            <text:p>Green</text:p>
            <text:p>green1</text:p>
            <text:p>#00 FF 00</text:p>
          </table:table-cell>
          <table:table-cell table:number-columns-repeated="1016"/>
        </table:table-row>
        <table:table-row table:style-name="ro5">
          <table:table-cell/>
          <table:table-cell table:style-name="ce302" office:value-type="string">
            <text:p>#FF 00 55</text:p>
          </table:table-cell>
          <table:table-cell table:style-name="ce308" office:value-type="string">
            <text:p>#AA 00 55</text:p>
          </table:table-cell>
          <table:table-cell table:style-name="ce319" office:value-type="string">
            <text:p>purple1</text:p>
            <text:p>#55 00 55</text:p>
          </table:table-cell>
          <table:table-cell table:style-name="ce335" office:value-type="string">
            <text:p/>
            <text:p>#00 00 55</text:p>
          </table:table-cell>
          <table:table-cell table:style-name="ce347" office:value-type="string">
            <text:p>#00 55 55</text:p>
          </table:table-cell>
          <table:table-cell table:style-name="ce356" office:value-type="string">
            <text:p>#00 AA 55</text:p>
          </table:table-cell>
          <table:table-cell table:style-name="ce362" office:value-type="string">
            <text:p>#00 FF 5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09" office:value-type="string">
            <text:p>pink2</text:p>
            <text:p>#FF 55 AA</text:p>
          </table:table-cell>
          <table:table-cell table:style-name="ce320" office:value-type="string">
            <text:p>#AA 55 AA</text:p>
          </table:table-cell>
          <table:table-cell table:style-name="ce336" office:value-type="string">
            <text:p/>
            <text:p>#55 55 AA</text:p>
          </table:table-cell>
          <table:table-cell table:style-name="ce348" office:value-type="string">
            <text:p>#55 AA AA</text:p>
          </table:table-cell>
          <table:table-cell table:style-name="ce357" office:value-type="string">
            <text:p>#55 FF AA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321" office:value-type="string">
            <text:p>pink5</text:p>
            <text:p>#FF AA FF</text:p>
          </table:table-cell>
          <table:table-cell table:style-name="ce337" office:value-type="string">
            <text:p/>
            <text:p>#AA AA FF</text:p>
          </table:table-cell>
          <table:table-cell table:style-name="ce349" office:value-type="string">
            <text:p>#AA FF FF</text:p>
          </table:table-cell>
          <table:table-cell table:number-columns-repeated="1018"/>
        </table:table-row>
        <table:table-row table:style-name="ro8">
          <table:table-cell/>
          <table:table-cell table:style-name="ce303" office:value-type="string">
            <text:p>pink</text:p>
            <text:p>pink1</text:p>
            <text:p>#FF 00 AA</text:p>
          </table:table-cell>
          <table:table-cell table:style-name="ce310" office:value-type="string">
            <text:p>#AA 00 AA</text:p>
          </table:table-cell>
          <table:table-cell table:style-name="ce322" office:value-type="string">
            <text:p>#55 00 AA</text:p>
          </table:table-cell>
          <table:table-cell table:style-name="ce338" office:value-type="string">
            <text:p/>
            <text:p>#00 00 AA</text:p>
          </table:table-cell>
          <table:table-cell table:style-name="ce350" office:value-type="string">
            <text:p/>
            <text:p>#00 55 AA</text:p>
          </table:table-cell>
          <table:table-cell table:style-name="ce358" office:value-type="string">
            <text:p>#00 AA AA</text:p>
          </table:table-cell>
          <table:table-cell table:style-name="ce363" office:value-type="string">
            <text:p>#00 FF AA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311" office:value-type="string">
            <text:p>pink3</text:p>
            <text:p>#FF 55 FF</text:p>
          </table:table-cell>
          <table:table-cell table:style-name="ce323" office:value-type="string">
            <text:p>#AA 55 FF</text:p>
          </table:table-cell>
          <table:table-cell table:style-name="ce339" office:value-type="string">
            <text:p>blue8</text:p>
            <text:p>#55 55 FF</text:p>
          </table:table-cell>
          <table:table-cell table:style-name="ce351" office:value-type="string">
            <text:p>blue9</text:p>
            <text:p>#55 AA FF</text:p>
          </table:table-cell>
          <table:table-cell table:style-name="ce359" office:value-type="string">
            <text:p>#55 FF FF</text:p>
          </table:table-cell>
          <table:table-cell table:number-columns-repeated="1017"/>
        </table:table-row>
        <table:table-row table:style-name="ro9">
          <table:table-cell/>
          <table:table-cell table:style-name="ce304" office:value-type="string">
            <text:p>Magenta</text:p>
            <text:p>magenta</text:p>
            <text:p>#FF 00 FF</text:p>
          </table:table-cell>
          <table:table-cell table:style-name="ce312" office:value-type="string">
            <text:p>#AA 00 FF</text:p>
          </table:table-cell>
          <table:table-cell table:style-name="ce324" office:value-type="string">
            <text:p/>
            <text:p>#55 00 FF</text:p>
          </table:table-cell>
          <table:table-cell table:style-name="ce340" office:value-type="string">
            <text:p>Blue</text:p>
            <text:p>blue</text:p>
            <text:p>blue1</text:p>
            <text:p>#00 00 FF</text:p>
          </table:table-cell>
          <table:table-cell table:style-name="ce352" office:value-type="string">
            <text:p/>
            <text:p>#00 55 FF</text:p>
          </table:table-cell>
          <table:table-cell table:style-name="ce360" office:value-type="string">
            <text:p>blue8</text:p>
            <text:p>#00 AA FF</text:p>
          </table:table-cell>
          <table:table-cell table:style-name="ce364" office:value-type="string">
            <text:p>Cyan</text:p>
            <text:p>cyan</text:p>
            <text:p>#00 FF FF</text:p>
          </table:table-cell>
          <table:table-cell table:number-columns-repeated="1016"/>
        </table:table-row>
        <table:table-row table:style-name="ro9" table:number-rows-repeated="10485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SS 3 Colors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ce294"/>
        <table:table-column table:style-name="co1" table:default-cell-style-name="ce296"/>
        <table:table-column table:style-name="co1" table:number-columns-repeated="3" table:default-cell-style-name="Default"/>
        <table:table-row table:style-name="ro1">
          <table:table-cell table:style-name="ce1" office:value-type="string">
            <text:p>Color</text:p>
          </table:table-cell>
          <table:table-cell table:style-name="ce1" office:value-type="string">
            <text:p>X11 Name</text:p>
          </table:table-cell>
          <table:table-cell table:style-name="ce1" office:value-type="string">
            <text:p>CSS Name</text:p>
          </table:table-cell>
          <table:table-cell table:style-name="ce295" office:value-type="string">
            <text:p>RGB Hex</text:p>
          </table:table-cell>
          <table:table-cell table:style-name="ce232" office:value-type="string">
            <text:p>R</text:p>
          </table:table-cell>
          <table:table-cell table:style-name="ce232" office:value-type="string">
            <text:p>G</text:p>
          </table:table-cell>
          <table:table-cell table:style-name="ce232" office:value-type="string">
            <text:p>B</text:p>
          </table:table-cell>
        </table:table-row>
        <table:table-row table:style-name="ro1">
          <table:table-cell/>
          <table:table-cell office:value-type="string">
            <text:p>Alice Blue</text:p>
          </table:table-cell>
          <table:table-cell office:value-type="string">
            <text:p>aliceblue</text:p>
          </table:table-cell>
          <table:table-cell office:value-type="string">
            <text:p>#F0F8FF</text:p>
          </table:table-cell>
          <table:table-cell table:formula="of:=HEX2DEC(MID([.D2];2;2))" office:value-type="float" office:value="240">
            <text:p>240</text:p>
          </table:table-cell>
          <table:table-cell table:formula="of:=HEX2DEC(MID([.D2];4;2))" office:value-type="float" office:value="248">
            <text:p>248</text:p>
          </table:table-cell>
          <table:table-cell table:formula="of:=HEX2DEC(MID([.D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ntique White</text:p>
          </table:table-cell>
          <table:table-cell office:value-type="string">
            <text:p>antiquewhite</text:p>
          </table:table-cell>
          <table:table-cell office:value-type="string">
            <text:p>#FAEBD7</text:p>
          </table:table-cell>
          <table:table-cell table:formula="of:=HEX2DEC(MID([.D3];2;2))" office:value-type="float" office:value="250">
            <text:p>250</text:p>
          </table:table-cell>
          <table:table-cell table:formula="of:=HEX2DEC(MID([.D3];4;2))" office:value-type="float" office:value="235">
            <text:p>235</text:p>
          </table:table-cell>
          <table:table-cell table:formula="of:=HEX2DEC(MID([.D3];6;2))" office:value-type="float" office:value="215">
            <text:p>215</text:p>
          </table:table-cell>
        </table:table-row>
        <table:table-row table:style-name="ro4">
          <table:table-cell/>
          <table:table-cell office:value-type="string">
            <text:p>Aqua,</text:p>
            <text:p>Cyan</text:p>
          </table:table-cell>
          <table:table-cell office:value-type="string">
            <text:p>aqua,</text:p>
            <text:p>cyan</text:p>
          </table:table-cell>
          <table:table-cell office:value-type="string">
            <text:p>#00FFFF</text:p>
          </table:table-cell>
          <table:table-cell table:formula="of:=HEX2DEC(MID([.D4];2;2))" office:value-type="float" office:value="0">
            <text:p>0</text:p>
          </table:table-cell>
          <table:table-cell table:formula="of:=HEX2DEC(MID([.D4];4;2))" office:value-type="float" office:value="255">
            <text:p>255</text:p>
          </table:table-cell>
          <table:table-cell table:formula="of:=HEX2DEC(MID([.D4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Aquamarine</text:p>
          </table:table-cell>
          <table:table-cell office:value-type="string">
            <text:p>aquamarine</text:p>
          </table:table-cell>
          <table:table-cell office:value-type="string">
            <text:p>#7FFFD4</text:p>
          </table:table-cell>
          <table:table-cell table:formula="of:=HEX2DEC(MID([.D5];2;2))" office:value-type="float" office:value="127">
            <text:p>127</text:p>
          </table:table-cell>
          <table:table-cell table:formula="of:=HEX2DEC(MID([.D5];4;2))" office:value-type="float" office:value="255">
            <text:p>255</text:p>
          </table:table-cell>
          <table:table-cell table:formula="of:=HEX2DEC(MID([.D5];6;2))" office:value-type="float" office:value="212">
            <text:p>212</text:p>
          </table:table-cell>
        </table:table-row>
        <table:table-row table:style-name="ro1">
          <table:table-cell/>
          <table:table-cell office:value-type="string">
            <text:p>Azure</text:p>
          </table:table-cell>
          <table:table-cell office:value-type="string">
            <text:p>azure</text:p>
          </table:table-cell>
          <table:table-cell office:value-type="string">
            <text:p>#F0FFFF</text:p>
          </table:table-cell>
          <table:table-cell table:formula="of:=HEX2DEC(MID([.D6];2;2))" office:value-type="float" office:value="240">
            <text:p>240</text:p>
          </table:table-cell>
          <table:table-cell table:formula="of:=HEX2DEC(MID([.D6];4;2))" office:value-type="float" office:value="255">
            <text:p>255</text:p>
          </table:table-cell>
          <table:table-cell table:formula="of:=HEX2DEC(MID([.D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eige</text:p>
          </table:table-cell>
          <table:table-cell office:value-type="string">
            <text:p>beige</text:p>
          </table:table-cell>
          <table:table-cell office:value-type="string">
            <text:p>#F5F5DC</text:p>
          </table:table-cell>
          <table:table-cell table:formula="of:=HEX2DEC(MID([.D7];2;2))" office:value-type="float" office:value="245">
            <text:p>245</text:p>
          </table:table-cell>
          <table:table-cell table:formula="of:=HEX2DEC(MID([.D7];4;2))" office:value-type="float" office:value="245">
            <text:p>245</text:p>
          </table:table-cell>
          <table:table-cell table:formula="of:=HEX2DEC(MID([.D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Bisque</text:p>
          </table:table-cell>
          <table:table-cell office:value-type="string">
            <text:p>bisque</text:p>
          </table:table-cell>
          <table:table-cell office:value-type="string">
            <text:p>#FFE4C4</text:p>
          </table:table-cell>
          <table:table-cell table:formula="of:=HEX2DEC(MID([.D8];2;2))" office:value-type="float" office:value="255">
            <text:p>255</text:p>
          </table:table-cell>
          <table:table-cell table:formula="of:=HEX2DEC(MID([.D8];4;2))" office:value-type="float" office:value="228">
            <text:p>228</text:p>
          </table:table-cell>
          <table:table-cell table:formula="of:=HEX2DEC(MID([.D8];6;2))" office:value-type="float" office:value="196">
            <text:p>196</text:p>
          </table:table-cell>
        </table:table-row>
        <table:table-row table:style-name="ro1">
          <table:table-cell/>
          <table:table-cell office:value-type="string">
            <text:p>Black</text:p>
          </table:table-cell>
          <table:table-cell office:value-type="string">
            <text:p>black</text:p>
          </table:table-cell>
          <table:table-cell office:value-type="string">
            <text:p>#000000</text:p>
          </table:table-cell>
          <table:table-cell table:formula="of:=HEX2DEC(MID([.D9];2;2))" office:value-type="float" office:value="0">
            <text:p>0</text:p>
          </table:table-cell>
          <table:table-cell table:formula="of:=HEX2DEC(MID([.D9];4;2))" office:value-type="float" office:value="0">
            <text:p>0</text:p>
          </table:table-cell>
          <table:table-cell table:formula="of:=HEX2DEC(MID([.D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anched Almond</text:p>
          </table:table-cell>
          <table:table-cell office:value-type="string">
            <text:p>blanchedalmond</text:p>
          </table:table-cell>
          <table:table-cell office:value-type="string">
            <text:p>#FFEBCD</text:p>
          </table:table-cell>
          <table:table-cell table:formula="of:=HEX2DEC(MID([.D10];2;2))" office:value-type="float" office:value="255">
            <text:p>255</text:p>
          </table:table-cell>
          <table:table-cell table:formula="of:=HEX2DEC(MID([.D10];4;2))" office:value-type="float" office:value="235">
            <text:p>235</text:p>
          </table:table-cell>
          <table:table-cell table:formula="of:=HEX2DEC(MID([.D10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Blue</text:p>
          </table:table-cell>
          <table:table-cell office:value-type="string">
            <text:p>blue</text:p>
          </table:table-cell>
          <table:table-cell office:value-type="string">
            <text:p>#0000FF</text:p>
          </table:table-cell>
          <table:table-cell table:formula="of:=HEX2DEC(MID([.D11];2;2))" office:value-type="float" office:value="0">
            <text:p>0</text:p>
          </table:table-cell>
          <table:table-cell table:formula="of:=HEX2DEC(MID([.D11];4;2))" office:value-type="float" office:value="0">
            <text:p>0</text:p>
          </table:table-cell>
          <table:table-cell table:formula="of:=HEX2DEC(MID([.D11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Blue Violet</text:p>
          </table:table-cell>
          <table:table-cell office:value-type="string">
            <text:p>blueviolet</text:p>
          </table:table-cell>
          <table:table-cell office:value-type="string">
            <text:p>#8A2BE2</text:p>
          </table:table-cell>
          <table:table-cell table:formula="of:=HEX2DEC(MID([.D12];2;2))" office:value-type="float" office:value="138">
            <text:p>138</text:p>
          </table:table-cell>
          <table:table-cell table:formula="of:=HEX2DEC(MID([.D12];4;2))" office:value-type="float" office:value="43">
            <text:p>43</text:p>
          </table:table-cell>
          <table:table-cell table:formula="of:=HEX2DEC(MID([.D12];6;2))" office:value-type="float" office:value="226">
            <text:p>226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brown</text:p>
          </table:table-cell>
          <table:table-cell office:value-type="string">
            <text:p>#A52A2A</text:p>
          </table:table-cell>
          <table:table-cell table:formula="of:=HEX2DEC(MID([.D13];2;2))" office:value-type="float" office:value="165">
            <text:p>165</text:p>
          </table:table-cell>
          <table:table-cell table:formula="of:=HEX2DEC(MID([.D13];4;2))" office:value-type="float" office:value="42">
            <text:p>42</text:p>
          </table:table-cell>
          <table:table-cell table:formula="of:=HEX2DEC(MID([.D13];6;2))"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Burlywood</text:p>
          </table:table-cell>
          <table:table-cell office:value-type="string">
            <text:p>burlywood</text:p>
          </table:table-cell>
          <table:table-cell office:value-type="string">
            <text:p>#DEB887</text:p>
          </table:table-cell>
          <table:table-cell table:formula="of:=HEX2DEC(MID([.D14];2;2))" office:value-type="float" office:value="222">
            <text:p>222</text:p>
          </table:table-cell>
          <table:table-cell table:formula="of:=HEX2DEC(MID([.D14];4;2))" office:value-type="float" office:value="184">
            <text:p>184</text:p>
          </table:table-cell>
          <table:table-cell table:formula="of:=HEX2DEC(MID([.D14];6;2))" office:value-type="float" office:value="135">
            <text:p>135</text:p>
          </table:table-cell>
        </table:table-row>
        <table:table-row table:style-name="ro1">
          <table:table-cell/>
          <table:table-cell office:value-type="string">
            <text:p>Cadet Blue</text:p>
          </table:table-cell>
          <table:table-cell office:value-type="string">
            <text:p>cadetblue</text:p>
          </table:table-cell>
          <table:table-cell office:value-type="string">
            <text:p>#5F9EA0</text:p>
          </table:table-cell>
          <table:table-cell table:formula="of:=HEX2DEC(MID([.D15];2;2))" office:value-type="float" office:value="95">
            <text:p>95</text:p>
          </table:table-cell>
          <table:table-cell table:formula="of:=HEX2DEC(MID([.D15];4;2))" office:value-type="float" office:value="158">
            <text:p>158</text:p>
          </table:table-cell>
          <table:table-cell table:formula="of:=HEX2DEC(MID([.D15];6;2))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Chartreuse</text:p>
          </table:table-cell>
          <table:table-cell office:value-type="string">
            <text:p>chartreuse</text:p>
          </table:table-cell>
          <table:table-cell office:value-type="string">
            <text:p>#7FFF00</text:p>
          </table:table-cell>
          <table:table-cell table:formula="of:=HEX2DEC(MID([.D16];2;2))" office:value-type="float" office:value="127">
            <text:p>127</text:p>
          </table:table-cell>
          <table:table-cell table:formula="of:=HEX2DEC(MID([.D16];4;2))" office:value-type="float" office:value="255">
            <text:p>255</text:p>
          </table:table-cell>
          <table:table-cell table:formula="of:=HEX2DEC(MID([.D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hocolate</text:p>
          </table:table-cell>
          <table:table-cell office:value-type="string">
            <text:p>chocolate</text:p>
          </table:table-cell>
          <table:table-cell office:value-type="string">
            <text:p>#D2691E</text:p>
          </table:table-cell>
          <table:table-cell table:formula="of:=HEX2DEC(MID([.D17];2;2))" office:value-type="float" office:value="210">
            <text:p>210</text:p>
          </table:table-cell>
          <table:table-cell table:formula="of:=HEX2DEC(MID([.D17];4;2))" office:value-type="float" office:value="105">
            <text:p>105</text:p>
          </table:table-cell>
          <table:table-cell table:formula="of:=HEX2DEC(MID([.D17];6;2))"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Coral</text:p>
          </table:table-cell>
          <table:table-cell office:value-type="string">
            <text:p>coral</text:p>
          </table:table-cell>
          <table:table-cell office:value-type="string">
            <text:p>#FF7F50</text:p>
          </table:table-cell>
          <table:table-cell table:formula="of:=HEX2DEC(MID([.D18];2;2))" office:value-type="float" office:value="255">
            <text:p>255</text:p>
          </table:table-cell>
          <table:table-cell table:formula="of:=HEX2DEC(MID([.D18];4;2))" office:value-type="float" office:value="127">
            <text:p>127</text:p>
          </table:table-cell>
          <table:table-cell table:formula="of:=HEX2DEC(MID([.D18];6;2))"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Cornflower</text:p>
          </table:table-cell>
          <table:table-cell office:value-type="string">
            <text:p>cornflowerblue</text:p>
          </table:table-cell>
          <table:table-cell office:value-type="string">
            <text:p>#6495ED</text:p>
          </table:table-cell>
          <table:table-cell table:formula="of:=HEX2DEC(MID([.D19];2;2))" office:value-type="float" office:value="100">
            <text:p>100</text:p>
          </table:table-cell>
          <table:table-cell table:formula="of:=HEX2DEC(MID([.D19];4;2))" office:value-type="float" office:value="149">
            <text:p>149</text:p>
          </table:table-cell>
          <table:table-cell table:formula="of:=HEX2DEC(MID([.D19];6;2))" office:value-type="float" office:value="237">
            <text:p>237</text:p>
          </table:table-cell>
        </table:table-row>
        <table:table-row table:style-name="ro1">
          <table:table-cell/>
          <table:table-cell office:value-type="string">
            <text:p>Cornsilk</text:p>
          </table:table-cell>
          <table:table-cell office:value-type="string">
            <text:p>cornsilk</text:p>
          </table:table-cell>
          <table:table-cell office:value-type="string">
            <text:p>#FFF8DC</text:p>
          </table:table-cell>
          <table:table-cell table:formula="of:=HEX2DEC(MID([.D20];2;2))" office:value-type="float" office:value="255">
            <text:p>255</text:p>
          </table:table-cell>
          <table:table-cell table:formula="of:=HEX2DEC(MID([.D20];4;2))" office:value-type="float" office:value="248">
            <text:p>248</text:p>
          </table:table-cell>
          <table:table-cell table:formula="of:=HEX2DEC(MID([.D20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rimson</text:p>
          </table:table-cell>
          <table:table-cell office:value-type="string">
            <text:p>crimson</text:p>
          </table:table-cell>
          <table:table-cell office:value-type="string">
            <text:p>#DC143C</text:p>
          </table:table-cell>
          <table:table-cell table:formula="of:=HEX2DEC(MID([.D21];2;2))" office:value-type="float" office:value="220">
            <text:p>220</text:p>
          </table:table-cell>
          <table:table-cell table:formula="of:=HEX2DEC(MID([.D21];4;2))" office:value-type="float" office:value="20">
            <text:p>20</text:p>
          </table:table-cell>
          <table:table-cell table:formula="of:=HEX2DEC(MID([.D21];6;2))"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Dark Blue</text:p>
          </table:table-cell>
          <table:table-cell office:value-type="string">
            <text:p>darkblue</text:p>
          </table:table-cell>
          <table:table-cell office:value-type="string">
            <text:p>#00008B</text:p>
          </table:table-cell>
          <table:table-cell table:formula="of:=HEX2DEC(MID([.D22];2;2))" office:value-type="float" office:value="0">
            <text:p>0</text:p>
          </table:table-cell>
          <table:table-cell table:formula="of:=HEX2DEC(MID([.D22];4;2))" office:value-type="float" office:value="0">
            <text:p>0</text:p>
          </table:table-cell>
          <table:table-cell table:formula="of:=HEX2DEC(MID([.D22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Cyan</text:p>
          </table:table-cell>
          <table:table-cell office:value-type="string">
            <text:p>darkcyan</text:p>
          </table:table-cell>
          <table:table-cell office:value-type="string">
            <text:p>#008B8B</text:p>
          </table:table-cell>
          <table:table-cell table:formula="of:=HEX2DEC(MID([.D23];2;2))" office:value-type="float" office:value="0">
            <text:p>0</text:p>
          </table:table-cell>
          <table:table-cell table:formula="of:=HEX2DEC(MID([.D23];4;2))" office:value-type="float" office:value="139">
            <text:p>139</text:p>
          </table:table-cell>
          <table:table-cell table:formula="of:=HEX2DEC(MID([.D23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Goldenrod</text:p>
          </table:table-cell>
          <table:table-cell office:value-type="string">
            <text:p>darkgoldenrod</text:p>
          </table:table-cell>
          <table:table-cell office:value-type="string">
            <text:p>#B8860B</text:p>
          </table:table-cell>
          <table:table-cell table:formula="of:=HEX2DEC(MID([.D24];2;2))" office:value-type="float" office:value="184">
            <text:p>184</text:p>
          </table:table-cell>
          <table:table-cell table:formula="of:=HEX2DEC(MID([.D24];4;2))" office:value-type="float" office:value="134">
            <text:p>134</text:p>
          </table:table-cell>
          <table:table-cell table:formula="of:=HEX2DEC(MID([.D24];6;2))" office:value-type="float" office:value="11">
            <text:p>11</text:p>
          </table:table-cell>
        </table:table-row>
        <table:table-row table:style-name="ro4">
          <table:table-cell/>
          <table:table-cell office:value-type="string">
            <text:p>Dark Gray,</text:p>
            <text:p>Dark Grey</text:p>
          </table:table-cell>
          <table:table-cell office:value-type="string">
            <text:p>darkgray,</text:p>
            <text:p>darkgrey</text:p>
          </table:table-cell>
          <table:table-cell office:value-type="string">
            <text:p>#A9A9A9</text:p>
          </table:table-cell>
          <table:table-cell table:formula="of:=HEX2DEC(MID([.D25];2;2))" office:value-type="float" office:value="169">
            <text:p>169</text:p>
          </table:table-cell>
          <table:table-cell table:formula="of:=HEX2DEC(MID([.D25];4;2))" office:value-type="float" office:value="169">
            <text:p>169</text:p>
          </table:table-cell>
          <table:table-cell table:formula="of:=HEX2DEC(MID([.D25];6;2))" office:value-type="float" office:value="169">
            <text:p>169</text:p>
          </table:table-cell>
        </table:table-row>
        <table:table-row table:style-name="ro1">
          <table:table-cell/>
          <table:table-cell office:value-type="string">
            <text:p>Dark Green</text:p>
          </table:table-cell>
          <table:table-cell office:value-type="string">
            <text:p>darkgreen</text:p>
          </table:table-cell>
          <table:table-cell office:value-type="string">
            <text:p>#006400</text:p>
          </table:table-cell>
          <table:table-cell table:formula="of:=HEX2DEC(MID([.D26];2;2))" office:value-type="float" office:value="0">
            <text:p>0</text:p>
          </table:table-cell>
          <table:table-cell table:formula="of:=HEX2DEC(MID([.D26];4;2))" office:value-type="float" office:value="100">
            <text:p>100</text:p>
          </table:table-cell>
          <table:table-cell table:formula="of:=HEX2DEC(MID([.D2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Khaki</text:p>
          </table:table-cell>
          <table:table-cell office:value-type="string">
            <text:p>darkkhaki</text:p>
          </table:table-cell>
          <table:table-cell office:value-type="string">
            <text:p>#BDB76B</text:p>
          </table:table-cell>
          <table:table-cell table:formula="of:=HEX2DEC(MID([.D27];2;2))" office:value-type="float" office:value="189">
            <text:p>189</text:p>
          </table:table-cell>
          <table:table-cell table:formula="of:=HEX2DEC(MID([.D27];4;2))" office:value-type="float" office:value="183">
            <text:p>183</text:p>
          </table:table-cell>
          <table:table-cell table:formula="of:=HEX2DEC(MID([.D27];6;2))"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Dark Magenta</text:p>
          </table:table-cell>
          <table:table-cell office:value-type="string">
            <text:p>darkmagenta</text:p>
          </table:table-cell>
          <table:table-cell office:value-type="string">
            <text:p>#8B008B</text:p>
          </table:table-cell>
          <table:table-cell table:formula="of:=HEX2DEC(MID([.D28];2;2))" office:value-type="float" office:value="139">
            <text:p>139</text:p>
          </table:table-cell>
          <table:table-cell table:formula="of:=HEX2DEC(MID([.D28];4;2))" office:value-type="float" office:value="0">
            <text:p>0</text:p>
          </table:table-cell>
          <table:table-cell table:formula="of:=HEX2DEC(MID([.D28];6;2))" office:value-type="float" office:value="139">
            <text:p>139</text:p>
          </table:table-cell>
        </table:table-row>
        <table:table-row table:style-name="ro1">
          <table:table-cell/>
          <table:table-cell office:value-type="string">
            <text:p>Dark Olive Green</text:p>
          </table:table-cell>
          <table:table-cell office:value-type="string">
            <text:p>darkolivegreen</text:p>
          </table:table-cell>
          <table:table-cell office:value-type="string">
            <text:p>#556B2F</text:p>
          </table:table-cell>
          <table:table-cell table:formula="of:=HEX2DEC(MID([.D29];2;2))" office:value-type="float" office:value="85">
            <text:p>85</text:p>
          </table:table-cell>
          <table:table-cell table:formula="of:=HEX2DEC(MID([.D29];4;2))" office:value-type="float" office:value="107">
            <text:p>107</text:p>
          </table:table-cell>
          <table:table-cell table:formula="of:=HEX2DEC(MID([.D29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Dark Orange</text:p>
          </table:table-cell>
          <table:table-cell office:value-type="string">
            <text:p>darkorange</text:p>
          </table:table-cell>
          <table:table-cell office:value-type="string">
            <text:p>#FF8C00</text:p>
          </table:table-cell>
          <table:table-cell table:formula="of:=HEX2DEC(MID([.D30];2;2))" office:value-type="float" office:value="255">
            <text:p>255</text:p>
          </table:table-cell>
          <table:table-cell table:formula="of:=HEX2DEC(MID([.D30];4;2))" office:value-type="float" office:value="140">
            <text:p>140</text:p>
          </table:table-cell>
          <table:table-cell table:formula="of:=HEX2DEC(MID([.D30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Orchid</text:p>
          </table:table-cell>
          <table:table-cell office:value-type="string">
            <text:p>darkorchid</text:p>
          </table:table-cell>
          <table:table-cell office:value-type="string">
            <text:p>#9932CC</text:p>
          </table:table-cell>
          <table:table-cell table:formula="of:=HEX2DEC(MID([.D31];2;2))" office:value-type="float" office:value="153">
            <text:p>153</text:p>
          </table:table-cell>
          <table:table-cell table:formula="of:=HEX2DEC(MID([.D31];4;2))" office:value-type="float" office:value="50">
            <text:p>50</text:p>
          </table:table-cell>
          <table:table-cell table:formula="of:=HEX2DEC(MID([.D31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Dark Red</text:p>
          </table:table-cell>
          <table:table-cell office:value-type="string">
            <text:p>darkred</text:p>
          </table:table-cell>
          <table:table-cell office:value-type="string">
            <text:p>#8B0000</text:p>
          </table:table-cell>
          <table:table-cell table:formula="of:=HEX2DEC(MID([.D32];2;2))" office:value-type="float" office:value="139">
            <text:p>139</text:p>
          </table:table-cell>
          <table:table-cell table:formula="of:=HEX2DEC(MID([.D32];4;2))" office:value-type="float" office:value="0">
            <text:p>0</text:p>
          </table:table-cell>
          <table:table-cell table:formula="of:=HEX2DEC(MID([.D3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ark Salmon</text:p>
          </table:table-cell>
          <table:table-cell office:value-type="string">
            <text:p>darksalmon</text:p>
          </table:table-cell>
          <table:table-cell office:value-type="string">
            <text:p>#E9967A</text:p>
          </table:table-cell>
          <table:table-cell table:formula="of:=HEX2DEC(MID([.D33];2;2))" office:value-type="float" office:value="233">
            <text:p>233</text:p>
          </table:table-cell>
          <table:table-cell table:formula="of:=HEX2DEC(MID([.D33];4;2))" office:value-type="float" office:value="150">
            <text:p>150</text:p>
          </table:table-cell>
          <table:table-cell table:formula="of:=HEX2DEC(MID([.D33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Dark Sea Green</text:p>
          </table:table-cell>
          <table:table-cell office:value-type="string">
            <text:p>darkseagreen</text:p>
          </table:table-cell>
          <table:table-cell office:value-type="string">
            <text:p>#8FBC8F</text:p>
          </table:table-cell>
          <table:table-cell table:formula="of:=HEX2DEC(MID([.D34];2;2))" office:value-type="float" office:value="143">
            <text:p>143</text:p>
          </table:table-cell>
          <table:table-cell table:formula="of:=HEX2DEC(MID([.D34];4;2))" office:value-type="float" office:value="188">
            <text:p>188</text:p>
          </table:table-cell>
          <table:table-cell table:formula="of:=HEX2DEC(MID([.D34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Dark Slate Blue</text:p>
          </table:table-cell>
          <table:table-cell office:value-type="string">
            <text:p>darkslatenblue</text:p>
          </table:table-cell>
          <table:table-cell office:value-type="string">
            <text:p>#483D8B</text:p>
          </table:table-cell>
          <table:table-cell table:formula="of:=HEX2DEC(MID([.D35];2;2))" office:value-type="float" office:value="72">
            <text:p>72</text:p>
          </table:table-cell>
          <table:table-cell table:formula="of:=HEX2DEC(MID([.D35];4;2))" office:value-type="float" office:value="61">
            <text:p>61</text:p>
          </table:table-cell>
          <table:table-cell table:formula="of:=HEX2DEC(MID([.D35];6;2))" office:value-type="float" office:value="139">
            <text:p>139</text:p>
          </table:table-cell>
        </table:table-row>
        <table:table-row table:style-name="ro4">
          <table:table-cell/>
          <table:table-cell office:value-type="string">
            <text:p>Dark Slate Gray,</text:p>
            <text:p>Dark Slate Grey</text:p>
          </table:table-cell>
          <table:table-cell office:value-type="string">
            <text:p>darkslategray,</text:p>
            <text:p>darkslategrey</text:p>
          </table:table-cell>
          <table:table-cell office:value-type="string">
            <text:p>#2F4F4F</text:p>
          </table:table-cell>
          <table:table-cell table:formula="of:=HEX2DEC(MID([.D36];2;2))" office:value-type="float" office:value="47">
            <text:p>47</text:p>
          </table:table-cell>
          <table:table-cell table:formula="of:=HEX2DEC(MID([.D36];4;2))" office:value-type="float" office:value="79">
            <text:p>79</text:p>
          </table:table-cell>
          <table:table-cell table:formula="of:=HEX2DEC(MID([.D36];6;2))"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Dark Turquoise</text:p>
          </table:table-cell>
          <table:table-cell office:value-type="string">
            <text:p>darkturquoise</text:p>
          </table:table-cell>
          <table:table-cell office:value-type="string">
            <text:p>#00CED1</text:p>
          </table:table-cell>
          <table:table-cell table:formula="of:=HEX2DEC(MID([.D37];2;2))" office:value-type="float" office:value="0">
            <text:p>0</text:p>
          </table:table-cell>
          <table:table-cell table:formula="of:=HEX2DEC(MID([.D37];4;2))" office:value-type="float" office:value="206">
            <text:p>206</text:p>
          </table:table-cell>
          <table:table-cell table:formula="of:=HEX2DEC(MID([.D37];6;2))" office:value-type="float" office:value="209">
            <text:p>209</text:p>
          </table:table-cell>
        </table:table-row>
        <table:table-row table:style-name="ro1">
          <table:table-cell/>
          <table:table-cell office:value-type="string">
            <text:p>Dark Violet</text:p>
          </table:table-cell>
          <table:table-cell office:value-type="string">
            <text:p>darkviolet</text:p>
          </table:table-cell>
          <table:table-cell office:value-type="string">
            <text:p>#9400D3</text:p>
          </table:table-cell>
          <table:table-cell table:formula="of:=HEX2DEC(MID([.D38];2;2))" office:value-type="float" office:value="148">
            <text:p>148</text:p>
          </table:table-cell>
          <table:table-cell table:formula="of:=HEX2DEC(MID([.D38];4;2))" office:value-type="float" office:value="0">
            <text:p>0</text:p>
          </table:table-cell>
          <table:table-cell table:formula="of:=HEX2DEC(MID([.D38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Deep Pink</text:p>
          </table:table-cell>
          <table:table-cell office:value-type="string">
            <text:p>deeppink</text:p>
          </table:table-cell>
          <table:table-cell office:value-type="string">
            <text:p>#FF1493</text:p>
          </table:table-cell>
          <table:table-cell table:formula="of:=HEX2DEC(MID([.D39];2;2))" office:value-type="float" office:value="255">
            <text:p>255</text:p>
          </table:table-cell>
          <table:table-cell table:formula="of:=HEX2DEC(MID([.D39];4;2))" office:value-type="float" office:value="20">
            <text:p>20</text:p>
          </table:table-cell>
          <table:table-cell table:formula="of:=HEX2DEC(MID([.D39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Deep Sky Blue</text:p>
          </table:table-cell>
          <table:table-cell office:value-type="string">
            <text:p>deepskyblue</text:p>
          </table:table-cell>
          <table:table-cell office:value-type="string">
            <text:p>#00BFFF</text:p>
          </table:table-cell>
          <table:table-cell table:formula="of:=HEX2DEC(MID([.D40];2;2))" office:value-type="float" office:value="0">
            <text:p>0</text:p>
          </table:table-cell>
          <table:table-cell table:formula="of:=HEX2DEC(MID([.D40];4;2))" office:value-type="float" office:value="191">
            <text:p>191</text:p>
          </table:table-cell>
          <table:table-cell table:formula="of:=HEX2DEC(MID([.D40];6;2))" office:value-type="float" office:value="255">
            <text:p>255</text:p>
          </table:table-cell>
        </table:table-row>
        <table:table-row table:style-name="ro4">
          <table:table-cell/>
          <table:table-cell office:value-type="string">
            <text:p>Dim Gray</text:p>
            <text:p>Dim Grey</text:p>
          </table:table-cell>
          <table:table-cell office:value-type="string">
            <text:p>dimgray</text:p>
            <text:p>dimgrey</text:p>
          </table:table-cell>
          <table:table-cell office:value-type="string">
            <text:p>#696969</text:p>
          </table:table-cell>
          <table:table-cell table:formula="of:=HEX2DEC(MID([.D41];2;2))" office:value-type="float" office:value="105">
            <text:p>105</text:p>
          </table:table-cell>
          <table:table-cell table:formula="of:=HEX2DEC(MID([.D41];4;2))" office:value-type="float" office:value="105">
            <text:p>105</text:p>
          </table:table-cell>
          <table:table-cell table:formula="of:=HEX2DEC(MID([.D41];6;2)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Dodger Blue</text:p>
          </table:table-cell>
          <table:table-cell office:value-type="string">
            <text:p>dodgerblue</text:p>
          </table:table-cell>
          <table:table-cell office:value-type="string">
            <text:p>#1E90FF</text:p>
          </table:table-cell>
          <table:table-cell table:formula="of:=HEX2DEC(MID([.D42];2;2))" office:value-type="float" office:value="30">
            <text:p>30</text:p>
          </table:table-cell>
          <table:table-cell table:formula="of:=HEX2DEC(MID([.D42];4;2))" office:value-type="float" office:value="144">
            <text:p>144</text:p>
          </table:table-cell>
          <table:table-cell table:formula="of:=HEX2DEC(MID([.D42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Firebrick</text:p>
          </table:table-cell>
          <table:table-cell office:value-type="string">
            <text:p>firebrick</text:p>
          </table:table-cell>
          <table:table-cell office:value-type="string">
            <text:p>#B22222</text:p>
          </table:table-cell>
          <table:table-cell table:formula="of:=HEX2DEC(MID([.D43];2;2))" office:value-type="float" office:value="178">
            <text:p>178</text:p>
          </table:table-cell>
          <table:table-cell table:formula="of:=HEX2DEC(MID([.D43];4;2))" office:value-type="float" office:value="34">
            <text:p>34</text:p>
          </table:table-cell>
          <table:table-cell table:formula="of:=HEX2DEC(MID([.D43];6;2))"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Floral White</text:p>
          </table:table-cell>
          <table:table-cell office:value-type="string">
            <text:p>floralwhite</text:p>
          </table:table-cell>
          <table:table-cell office:value-type="string">
            <text:p>#FFFAF0</text:p>
          </table:table-cell>
          <table:table-cell table:formula="of:=HEX2DEC(MID([.D44];2;2))" office:value-type="float" office:value="255">
            <text:p>255</text:p>
          </table:table-cell>
          <table:table-cell table:formula="of:=HEX2DEC(MID([.D44];4;2))" office:value-type="float" office:value="250">
            <text:p>250</text:p>
          </table:table-cell>
          <table:table-cell table:formula="of:=HEX2DEC(MID([.D44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Forest Green</text:p>
          </table:table-cell>
          <table:table-cell office:value-type="string">
            <text:p>forestgreen</text:p>
          </table:table-cell>
          <table:table-cell office:value-type="string">
            <text:p>#228B22</text:p>
          </table:table-cell>
          <table:table-cell table:formula="of:=HEX2DEC(MID([.D45];2;2))" office:value-type="float" office:value="34">
            <text:p>34</text:p>
          </table:table-cell>
          <table:table-cell table:formula="of:=HEX2DEC(MID([.D45];4;2))" office:value-type="float" office:value="139">
            <text:p>139</text:p>
          </table:table-cell>
          <table:table-cell table:formula="of:=HEX2DEC(MID([.D45];6;2))" office:value-type="float" office:value="34">
            <text:p>34</text:p>
          </table:table-cell>
        </table:table-row>
        <table:table-row table:style-name="ro4">
          <table:table-cell/>
          <table:table-cell office:value-type="string">
            <text:p>Fuchsia,</text:p>
            <text:p>Magenta</text:p>
          </table:table-cell>
          <table:table-cell office:value-type="string">
            <text:p>fuchsia,</text:p>
            <text:p>magenta</text:p>
          </table:table-cell>
          <table:table-cell office:value-type="string">
            <text:p>#FF00FF</text:p>
          </table:table-cell>
          <table:table-cell table:formula="of:=HEX2DEC(MID([.D46];2;2))" office:value-type="float" office:value="255">
            <text:p>255</text:p>
          </table:table-cell>
          <table:table-cell table:formula="of:=HEX2DEC(MID([.D46];4;2))" office:value-type="float" office:value="0">
            <text:p>0</text:p>
          </table:table-cell>
          <table:table-cell table:formula="of:=HEX2DEC(MID([.D46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ainsboro</text:p>
          </table:table-cell>
          <table:table-cell office:value-type="string">
            <text:p>gainsboro</text:p>
          </table:table-cell>
          <table:table-cell office:value-type="string">
            <text:p>#DCDCDC</text:p>
          </table:table-cell>
          <table:table-cell table:formula="of:=HEX2DEC(MID([.D47];2;2))" office:value-type="float" office:value="220">
            <text:p>220</text:p>
          </table:table-cell>
          <table:table-cell table:formula="of:=HEX2DEC(MID([.D47];4;2))" office:value-type="float" office:value="220">
            <text:p>220</text:p>
          </table:table-cell>
          <table:table-cell table:formula="of:=HEX2DEC(MID([.D47];6;2))"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Ghost White</text:p>
          </table:table-cell>
          <table:table-cell office:value-type="string">
            <text:p>ghostwhite</text:p>
          </table:table-cell>
          <table:table-cell office:value-type="string">
            <text:p>#F8F8FF</text:p>
          </table:table-cell>
          <table:table-cell table:formula="of:=HEX2DEC(MID([.D48];2;2))" office:value-type="float" office:value="248">
            <text:p>248</text:p>
          </table:table-cell>
          <table:table-cell table:formula="of:=HEX2DEC(MID([.D48];4;2))" office:value-type="float" office:value="248">
            <text:p>248</text:p>
          </table:table-cell>
          <table:table-cell table:formula="of:=HEX2DEC(MID([.D48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Gold</text:p>
          </table:table-cell>
          <table:table-cell office:value-type="string">
            <text:p>gold</text:p>
          </table:table-cell>
          <table:table-cell office:value-type="string">
            <text:p>#FFD700</text:p>
          </table:table-cell>
          <table:table-cell table:formula="of:=HEX2DEC(MID([.D49];2;2))" office:value-type="float" office:value="255">
            <text:p>255</text:p>
          </table:table-cell>
          <table:table-cell table:formula="of:=HEX2DEC(MID([.D49];4;2))" office:value-type="float" office:value="215">
            <text:p>215</text:p>
          </table:table-cell>
          <table:table-cell table:formula="of:=HEX2DEC(MID([.D4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oldenrod</text:p>
          </table:table-cell>
          <table:table-cell office:value-type="string">
            <text:p>goldenrod</text:p>
          </table:table-cell>
          <table:table-cell office:value-type="string">
            <text:p>#DAA520</text:p>
          </table:table-cell>
          <table:table-cell table:formula="of:=HEX2DEC(MID([.D50];2;2))" office:value-type="float" office:value="218">
            <text:p>218</text:p>
          </table:table-cell>
          <table:table-cell table:formula="of:=HEX2DEC(MID([.D50];4;2))" office:value-type="float" office:value="165">
            <text:p>165</text:p>
          </table:table-cell>
          <table:table-cell table:formula="of:=HEX2DEC(MID([.D50];6;2))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Gray</text:p>
          </table:table-cell>
          <table:table-cell/>
          <table:table-cell office:value-type="string">
            <text:p>#BEBEBE</text:p>
          </table:table-cell>
          <table:table-cell table:formula="of:=HEX2DEC(MID([.D51];2;2))" office:value-type="float" office:value="190">
            <text:p>190</text:p>
          </table:table-cell>
          <table:table-cell table:formula="of:=HEX2DEC(MID([.D51];4;2))" office:value-type="float" office:value="190">
            <text:p>190</text:p>
          </table:table-cell>
          <table:table-cell table:formula="of:=HEX2DEC(MID([.D51];6;2))" office:value-type="float" office:value="190">
            <text:p>190</text:p>
          </table:table-cell>
        </table:table-row>
        <table:table-row table:style-name="ro4">
          <table:table-cell/>
          <table:table-cell table:style-name="Default"/>
          <table:table-cell office:value-type="string">
            <text:p>gray,</text:p>
            <text:p>grey</text:p>
          </table:table-cell>
          <table:table-cell office:value-type="string">
            <text:p>#808080</text:p>
          </table:table-cell>
          <table:table-cell table:formula="of:=HEX2DEC(MID([.D52];2;2))" office:value-type="float" office:value="128">
            <text:p>128</text:p>
          </table:table-cell>
          <table:table-cell table:formula="of:=HEX2DEC(MID([.D52];4;2))" office:value-type="float" office:value="128">
            <text:p>128</text:p>
          </table:table-cell>
          <table:table-cell table:formula="of:=HEX2DEC(MID([.D52];6;2))" office:value-type="float" office:value="128">
            <text:p>128</text:p>
          </table:table-cell>
        </table:table-row>
        <table:table-row table:style-name="ro1">
          <table:table-cell table:number-columns-repeated="2"/>
          <table:table-cell office:value-type="string">
            <text:p>green</text:p>
          </table:table-cell>
          <table:table-cell office:value-type="string">
            <text:p>#008000</text:p>
          </table:table-cell>
          <table:table-cell table:formula="of:=HEX2DEC(MID([.D53];2;2))" office:value-type="float" office:value="0">
            <text:p>0</text:p>
          </table:table-cell>
          <table:table-cell table:formula="of:=HEX2DEC(MID([.D53];4;2))" office:value-type="float" office:value="128">
            <text:p>128</text:p>
          </table:table-cell>
          <table:table-cell table:formula="of:=HEX2DEC(MID([.D5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reen Yellow</text:p>
          </table:table-cell>
          <table:table-cell office:value-type="string">
            <text:p>greenyellow</text:p>
          </table:table-cell>
          <table:table-cell office:value-type="string">
            <text:p>#ADFF2F</text:p>
          </table:table-cell>
          <table:table-cell table:formula="of:=HEX2DEC(MID([.D54];2;2))" office:value-type="float" office:value="173">
            <text:p>173</text:p>
          </table:table-cell>
          <table:table-cell table:formula="of:=HEX2DEC(MID([.D54];4;2))" office:value-type="float" office:value="255">
            <text:p>255</text:p>
          </table:table-cell>
          <table:table-cell table:formula="of:=HEX2DEC(MID([.D54];6;2))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Honeydew</text:p>
          </table:table-cell>
          <table:table-cell office:value-type="string">
            <text:p>honeydew</text:p>
          </table:table-cell>
          <table:table-cell office:value-type="string">
            <text:p>#F0FFF0</text:p>
          </table:table-cell>
          <table:table-cell table:formula="of:=HEX2DEC(MID([.D55];2;2))" office:value-type="float" office:value="240">
            <text:p>240</text:p>
          </table:table-cell>
          <table:table-cell table:formula="of:=HEX2DEC(MID([.D55];4;2))" office:value-type="float" office:value="255">
            <text:p>255</text:p>
          </table:table-cell>
          <table:table-cell table:formula="of:=HEX2DEC(MID([.D55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Hot Pink</text:p>
          </table:table-cell>
          <table:table-cell office:value-type="string">
            <text:p>hotpink</text:p>
          </table:table-cell>
          <table:table-cell office:value-type="string">
            <text:p>#FF69B4</text:p>
          </table:table-cell>
          <table:table-cell table:formula="of:=HEX2DEC(MID([.D56];2;2))" office:value-type="float" office:value="255">
            <text:p>255</text:p>
          </table:table-cell>
          <table:table-cell table:formula="of:=HEX2DEC(MID([.D56];4;2))" office:value-type="float" office:value="105">
            <text:p>105</text:p>
          </table:table-cell>
          <table:table-cell table:formula="of:=HEX2DEC(MID([.D56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Indian Red</text:p>
          </table:table-cell>
          <table:table-cell office:value-type="string">
            <text:p>indianred</text:p>
          </table:table-cell>
          <table:table-cell office:value-type="string">
            <text:p>#CD5C5C</text:p>
          </table:table-cell>
          <table:table-cell table:formula="of:=HEX2DEC(MID([.D57];2;2))" office:value-type="float" office:value="205">
            <text:p>205</text:p>
          </table:table-cell>
          <table:table-cell table:formula="of:=HEX2DEC(MID([.D57];4;2))" office:value-type="float" office:value="92">
            <text:p>92</text:p>
          </table:table-cell>
          <table:table-cell table:formula="of:=HEX2DEC(MID([.D57];6;2))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Indigo</text:p>
          </table:table-cell>
          <table:table-cell office:value-type="string">
            <text:p>indigo</text:p>
          </table:table-cell>
          <table:table-cell office:value-type="string">
            <text:p>#4B0082</text:p>
          </table:table-cell>
          <table:table-cell table:formula="of:=HEX2DEC(MID([.D58];2;2))" office:value-type="float" office:value="75">
            <text:p>75</text:p>
          </table:table-cell>
          <table:table-cell table:formula="of:=HEX2DEC(MID([.D58];4;2))" office:value-type="float" office:value="0">
            <text:p>0</text:p>
          </table:table-cell>
          <table:table-cell table:formula="of:=HEX2DEC(MID([.D58];6;2))"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Ivory</text:p>
          </table:table-cell>
          <table:table-cell office:value-type="string">
            <text:p>ivory</text:p>
          </table:table-cell>
          <table:table-cell office:value-type="string">
            <text:p>#FFFFF0</text:p>
          </table:table-cell>
          <table:table-cell table:formula="of:=HEX2DEC(MID([.D59];2;2))" office:value-type="float" office:value="255">
            <text:p>255</text:p>
          </table:table-cell>
          <table:table-cell table:formula="of:=HEX2DEC(MID([.D59];4;2))" office:value-type="float" office:value="255">
            <text:p>255</text:p>
          </table:table-cell>
          <table:table-cell table:formula="of:=HEX2DEC(MID([.D59];6;2))"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Khaki</text:p>
          </table:table-cell>
          <table:table-cell office:value-type="string">
            <text:p>khaki</text:p>
          </table:table-cell>
          <table:table-cell office:value-type="string">
            <text:p>#F0E68C</text:p>
          </table:table-cell>
          <table:table-cell table:formula="of:=HEX2DEC(MID([.D60];2;2))" office:value-type="float" office:value="240">
            <text:p>240</text:p>
          </table:table-cell>
          <table:table-cell table:formula="of:=HEX2DEC(MID([.D60];4;2))" office:value-type="float" office:value="230">
            <text:p>230</text:p>
          </table:table-cell>
          <table:table-cell table:formula="of:=HEX2DEC(MID([.D60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Lavender</text:p>
          </table:table-cell>
          <table:table-cell office:value-type="string">
            <text:p>lavender</text:p>
          </table:table-cell>
          <table:table-cell office:value-type="string">
            <text:p>#E6E6FA</text:p>
          </table:table-cell>
          <table:table-cell table:formula="of:=HEX2DEC(MID([.D61];2;2))" office:value-type="float" office:value="230">
            <text:p>230</text:p>
          </table:table-cell>
          <table:table-cell table:formula="of:=HEX2DEC(MID([.D61];4;2))" office:value-type="float" office:value="230">
            <text:p>230</text:p>
          </table:table-cell>
          <table:table-cell table:formula="of:=HEX2DEC(MID([.D61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Lavender Blush</text:p>
          </table:table-cell>
          <table:table-cell office:value-type="string">
            <text:p>lavenderblush</text:p>
          </table:table-cell>
          <table:table-cell office:value-type="string">
            <text:p>#FFF0F5</text:p>
          </table:table-cell>
          <table:table-cell table:formula="of:=HEX2DEC(MID([.D62];2;2))" office:value-type="float" office:value="255">
            <text:p>255</text:p>
          </table:table-cell>
          <table:table-cell table:formula="of:=HEX2DEC(MID([.D62];4;2))" office:value-type="float" office:value="240">
            <text:p>240</text:p>
          </table:table-cell>
          <table:table-cell table:formula="of:=HEX2DEC(MID([.D62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Lawn Green</text:p>
          </table:table-cell>
          <table:table-cell office:value-type="string">
            <text:p>lawngreen</text:p>
          </table:table-cell>
          <table:table-cell office:value-type="string">
            <text:p>#7CFC00</text:p>
          </table:table-cell>
          <table:table-cell table:formula="of:=HEX2DEC(MID([.D63];2;2))" office:value-type="float" office:value="124">
            <text:p>124</text:p>
          </table:table-cell>
          <table:table-cell table:formula="of:=HEX2DEC(MID([.D63];4;2))" office:value-type="float" office:value="252">
            <text:p>252</text:p>
          </table:table-cell>
          <table:table-cell table:formula="of:=HEX2DEC(MID([.D63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emon Chiffon</text:p>
          </table:table-cell>
          <table:table-cell office:value-type="string">
            <text:p>lemonchiffon</text:p>
          </table:table-cell>
          <table:table-cell office:value-type="string">
            <text:p>#FFFACD</text:p>
          </table:table-cell>
          <table:table-cell table:formula="of:=HEX2DEC(MID([.D64];2;2))" office:value-type="float" office:value="255">
            <text:p>255</text:p>
          </table:table-cell>
          <table:table-cell table:formula="of:=HEX2DEC(MID([.D64];4;2))" office:value-type="float" office:value="250">
            <text:p>250</text:p>
          </table:table-cell>
          <table:table-cell table:formula="of:=HEX2DEC(MID([.D6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Light Blue</text:p>
          </table:table-cell>
          <table:table-cell office:value-type="string">
            <text:p>lightblue</text:p>
          </table:table-cell>
          <table:table-cell office:value-type="string">
            <text:p>#ADD8E6</text:p>
          </table:table-cell>
          <table:table-cell table:formula="of:=HEX2DEC(MID([.D65];2;2))" office:value-type="float" office:value="173">
            <text:p>173</text:p>
          </table:table-cell>
          <table:table-cell table:formula="of:=HEX2DEC(MID([.D65];4;2))" office:value-type="float" office:value="216">
            <text:p>216</text:p>
          </table:table-cell>
          <table:table-cell table:formula="of:=HEX2DEC(MID([.D65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Light Coral</text:p>
          </table:table-cell>
          <table:table-cell office:value-type="string">
            <text:p>lightcoral</text:p>
          </table:table-cell>
          <table:table-cell office:value-type="string">
            <text:p>#F08080</text:p>
          </table:table-cell>
          <table:table-cell table:formula="of:=HEX2DEC(MID([.D66];2;2))" office:value-type="float" office:value="240">
            <text:p>240</text:p>
          </table:table-cell>
          <table:table-cell table:formula="of:=HEX2DEC(MID([.D66];4;2))" office:value-type="float" office:value="128">
            <text:p>128</text:p>
          </table:table-cell>
          <table:table-cell table:formula="of:=HEX2DEC(MID([.D66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Light Cyan</text:p>
          </table:table-cell>
          <table:table-cell office:value-type="string">
            <text:p>lightcyan</text:p>
          </table:table-cell>
          <table:table-cell office:value-type="string">
            <text:p>#E0FFFF</text:p>
          </table:table-cell>
          <table:table-cell table:formula="of:=HEX2DEC(MID([.D67];2;2))" office:value-type="float" office:value="224">
            <text:p>224</text:p>
          </table:table-cell>
          <table:table-cell table:formula="of:=HEX2DEC(MID([.D67];4;2))" office:value-type="float" office:value="255">
            <text:p>255</text:p>
          </table:table-cell>
          <table:table-cell table:formula="of:=HEX2DEC(MID([.D67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Light Goldenrod</text:p>
          </table:table-cell>
          <table:table-cell office:value-type="string">
            <text:p>lightgoldenrodyellow</text:p>
          </table:table-cell>
          <table:table-cell office:value-type="string">
            <text:p>#FAFAD2</text:p>
          </table:table-cell>
          <table:table-cell table:formula="of:=HEX2DEC(MID([.D68];2;2))" office:value-type="float" office:value="250">
            <text:p>250</text:p>
          </table:table-cell>
          <table:table-cell table:formula="of:=HEX2DEC(MID([.D68];4;2))" office:value-type="float" office:value="250">
            <text:p>250</text:p>
          </table:table-cell>
          <table:table-cell table:formula="of:=HEX2DEC(MID([.D68];6;2))" office:value-type="float" office:value="210">
            <text:p>210</text:p>
          </table:table-cell>
        </table:table-row>
        <table:table-row table:style-name="ro4">
          <table:table-cell/>
          <table:table-cell office:value-type="string">
            <text:p>Light Gray</text:p>
          </table:table-cell>
          <table:table-cell office:value-type="string">
            <text:p>lightgray</text:p>
            <text:p>lightgrey</text:p>
          </table:table-cell>
          <table:table-cell office:value-type="string">
            <text:p>#D3D3D3</text:p>
          </table:table-cell>
          <table:table-cell table:formula="of:=HEX2DEC(MID([.D69];2;2))" office:value-type="float" office:value="211">
            <text:p>211</text:p>
          </table:table-cell>
          <table:table-cell table:formula="of:=HEX2DEC(MID([.D69];4;2))" office:value-type="float" office:value="211">
            <text:p>211</text:p>
          </table:table-cell>
          <table:table-cell table:formula="of:=HEX2DEC(MID([.D69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Light Green</text:p>
          </table:table-cell>
          <table:table-cell office:value-type="string">
            <text:p>lightgreen</text:p>
          </table:table-cell>
          <table:table-cell office:value-type="string">
            <text:p>#90EE90</text:p>
          </table:table-cell>
          <table:table-cell table:formula="of:=HEX2DEC(MID([.D70];2;2))" office:value-type="float" office:value="144">
            <text:p>144</text:p>
          </table:table-cell>
          <table:table-cell table:formula="of:=HEX2DEC(MID([.D70];4;2))" office:value-type="float" office:value="238">
            <text:p>238</text:p>
          </table:table-cell>
          <table:table-cell table:formula="of:=HEX2DEC(MID([.D70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Light Pink</text:p>
          </table:table-cell>
          <table:table-cell office:value-type="string">
            <text:p>lightpink</text:p>
          </table:table-cell>
          <table:table-cell office:value-type="string">
            <text:p>#FFB6C1</text:p>
          </table:table-cell>
          <table:table-cell table:formula="of:=HEX2DEC(MID([.D71];2;2))" office:value-type="float" office:value="255">
            <text:p>255</text:p>
          </table:table-cell>
          <table:table-cell table:formula="of:=HEX2DEC(MID([.D71];4;2))" office:value-type="float" office:value="182">
            <text:p>182</text:p>
          </table:table-cell>
          <table:table-cell table:formula="of:=HEX2DEC(MID([.D71];6;2))" office:value-type="float" office:value="193">
            <text:p>193</text:p>
          </table:table-cell>
        </table:table-row>
        <table:table-row table:style-name="ro1">
          <table:table-cell/>
          <table:table-cell office:value-type="string">
            <text:p>Light Salmon</text:p>
          </table:table-cell>
          <table:table-cell office:value-type="string">
            <text:p>lightsalmon</text:p>
          </table:table-cell>
          <table:table-cell office:value-type="string">
            <text:p>#FFA07A</text:p>
          </table:table-cell>
          <table:table-cell table:formula="of:=HEX2DEC(MID([.D72];2;2))" office:value-type="float" office:value="255">
            <text:p>255</text:p>
          </table:table-cell>
          <table:table-cell table:formula="of:=HEX2DEC(MID([.D72];4;2))" office:value-type="float" office:value="160">
            <text:p>160</text:p>
          </table:table-cell>
          <table:table-cell table:formula="of:=HEX2DEC(MID([.D72];6;2))"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Light Sea Green</text:p>
          </table:table-cell>
          <table:table-cell office:value-type="string">
            <text:p>lightseagreen</text:p>
          </table:table-cell>
          <table:table-cell office:value-type="string">
            <text:p>#20B2AA</text:p>
          </table:table-cell>
          <table:table-cell table:formula="of:=HEX2DEC(MID([.D73];2;2))" office:value-type="float" office:value="32">
            <text:p>32</text:p>
          </table:table-cell>
          <table:table-cell table:formula="of:=HEX2DEC(MID([.D73];4;2))" office:value-type="float" office:value="178">
            <text:p>178</text:p>
          </table:table-cell>
          <table:table-cell table:formula="of:=HEX2DEC(MID([.D7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Light Sky Blue</text:p>
          </table:table-cell>
          <table:table-cell office:value-type="string">
            <text:p>lightskyblue</text:p>
          </table:table-cell>
          <table:table-cell office:value-type="string">
            <text:p>#87CEFA</text:p>
          </table:table-cell>
          <table:table-cell table:formula="of:=HEX2DEC(MID([.D74];2;2))" office:value-type="float" office:value="135">
            <text:p>135</text:p>
          </table:table-cell>
          <table:table-cell table:formula="of:=HEX2DEC(MID([.D74];4;2))" office:value-type="float" office:value="206">
            <text:p>206</text:p>
          </table:table-cell>
          <table:table-cell table:formula="of:=HEX2DEC(MID([.D74];6;2))" office:value-type="float" office:value="250">
            <text:p>250</text:p>
          </table:table-cell>
        </table:table-row>
        <table:table-row table:style-name="ro4">
          <table:table-cell/>
          <table:table-cell office:value-type="string">
            <text:p>Light Slate Gray</text:p>
          </table:table-cell>
          <table:table-cell office:value-type="string">
            <text:p>lightslategray</text:p>
            <text:p>lightslategrey</text:p>
          </table:table-cell>
          <table:table-cell office:value-type="string">
            <text:p>#778899</text:p>
          </table:table-cell>
          <table:table-cell table:formula="of:=HEX2DEC(MID([.D75];2;2))" office:value-type="float" office:value="119">
            <text:p>119</text:p>
          </table:table-cell>
          <table:table-cell table:formula="of:=HEX2DEC(MID([.D75];4;2))" office:value-type="float" office:value="136">
            <text:p>136</text:p>
          </table:table-cell>
          <table:table-cell table:formula="of:=HEX2DEC(MID([.D75];6;2))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Light Steel Blue</text:p>
          </table:table-cell>
          <table:table-cell office:value-type="string">
            <text:p>lightsteelblue</text:p>
          </table:table-cell>
          <table:table-cell office:value-type="string">
            <text:p>#B0C4DE</text:p>
          </table:table-cell>
          <table:table-cell table:formula="of:=HEX2DEC(MID([.D76];2;2))" office:value-type="float" office:value="176">
            <text:p>176</text:p>
          </table:table-cell>
          <table:table-cell table:formula="of:=HEX2DEC(MID([.D76];4;2))" office:value-type="float" office:value="196">
            <text:p>196</text:p>
          </table:table-cell>
          <table:table-cell table:formula="of:=HEX2DEC(MID([.D76];6;2))" office:value-type="float" office:value="222">
            <text:p>222</text:p>
          </table:table-cell>
        </table:table-row>
        <table:table-row table:style-name="ro1">
          <table:table-cell/>
          <table:table-cell office:value-type="string">
            <text:p>Light Yellow</text:p>
          </table:table-cell>
          <table:table-cell office:value-type="string">
            <text:p>lightyellow</text:p>
          </table:table-cell>
          <table:table-cell office:value-type="string">
            <text:p>#FFFFE0</text:p>
          </table:table-cell>
          <table:table-cell table:formula="of:=HEX2DEC(MID([.D77];2;2))" office:value-type="float" office:value="255">
            <text:p>255</text:p>
          </table:table-cell>
          <table:table-cell table:formula="of:=HEX2DEC(MID([.D77];4;2))" office:value-type="float" office:value="255">
            <text:p>255</text:p>
          </table:table-cell>
          <table:table-cell table:formula="of:=HEX2DEC(MID([.D77];6;2))" office:value-type="float" office:value="224">
            <text:p>224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lime</text:p>
          </table:table-cell>
          <table:table-cell office:value-type="string">
            <text:p>#00FF00</text:p>
          </table:table-cell>
          <table:table-cell table:formula="of:=HEX2DEC(MID([.D78];2;2))" office:value-type="float" office:value="0">
            <text:p>0</text:p>
          </table:table-cell>
          <table:table-cell table:formula="of:=HEX2DEC(MID([.D78];4;2))" office:value-type="float" office:value="255">
            <text:p>255</text:p>
          </table:table-cell>
          <table:table-cell table:formula="of:=HEX2DEC(MID([.D78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ime Green</text:p>
          </table:table-cell>
          <table:table-cell office:value-type="string">
            <text:p>limegreen</text:p>
          </table:table-cell>
          <table:table-cell office:value-type="string">
            <text:p>#32CD32</text:p>
          </table:table-cell>
          <table:table-cell table:formula="of:=HEX2DEC(MID([.D79];2;2))" office:value-type="float" office:value="50">
            <text:p>50</text:p>
          </table:table-cell>
          <table:table-cell table:formula="of:=HEX2DEC(MID([.D79];4;2))" office:value-type="float" office:value="205">
            <text:p>205</text:p>
          </table:table-cell>
          <table:table-cell table:formula="of:=HEX2DEC(MID([.D79];6;2))"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Linen</text:p>
          </table:table-cell>
          <table:table-cell office:value-type="string">
            <text:p>linen</text:p>
          </table:table-cell>
          <table:table-cell office:value-type="string">
            <text:p>#FAF0E6</text:p>
          </table:table-cell>
          <table:table-cell table:formula="of:=HEX2DEC(MID([.D80];2;2))" office:value-type="float" office:value="250">
            <text:p>250</text:p>
          </table:table-cell>
          <table:table-cell table:formula="of:=HEX2DEC(MID([.D80];4;2))" office:value-type="float" office:value="240">
            <text:p>240</text:p>
          </table:table-cell>
          <table:table-cell table:formula="of:=HEX2DEC(MID([.D80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Maroon</text:p>
          </table:table-cell>
          <table:table-cell/>
          <table:table-cell office:value-type="string">
            <text:p>#B06030</text:p>
          </table:table-cell>
          <table:table-cell table:formula="of:=HEX2DEC(MID([.D81];2;2))" office:value-type="float" office:value="176">
            <text:p>176</text:p>
          </table:table-cell>
          <table:table-cell table:formula="of:=HEX2DEC(MID([.D81];4;2))" office:value-type="float" office:value="96">
            <text:p>96</text:p>
          </table:table-cell>
          <table:table-cell table:formula="of:=HEX2DEC(MID([.D81];6;2))" office:value-type="float" office:value="48">
            <text:p>48</text:p>
          </table:table-cell>
        </table:table-row>
        <table:table-row table:style-name="ro1">
          <table:table-cell table:number-columns-repeated="2"/>
          <table:table-cell office:value-type="string">
            <text:p>maroon</text:p>
          </table:table-cell>
          <table:table-cell office:value-type="string">
            <text:p>#800000</text:p>
          </table:table-cell>
          <table:table-cell table:formula="of:=HEX2DEC(MID([.D82];2;2))" office:value-type="float" office:value="128">
            <text:p>128</text:p>
          </table:table-cell>
          <table:table-cell table:formula="of:=HEX2DEC(MID([.D82];4;2))" office:value-type="float" office:value="0">
            <text:p>0</text:p>
          </table:table-cell>
          <table:table-cell table:formula="of:=HEX2DEC(MID([.D8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dium Aquamarine</text:p>
          </table:table-cell>
          <table:table-cell office:value-type="string">
            <text:p>mediumaquamarine</text:p>
          </table:table-cell>
          <table:table-cell office:value-type="string">
            <text:p>#66CDAA</text:p>
          </table:table-cell>
          <table:table-cell table:formula="of:=HEX2DEC(MID([.D83];2;2))" office:value-type="float" office:value="102">
            <text:p>102</text:p>
          </table:table-cell>
          <table:table-cell table:formula="of:=HEX2DEC(MID([.D83];4;2))" office:value-type="float" office:value="205">
            <text:p>205</text:p>
          </table:table-cell>
          <table:table-cell table:formula="of:=HEX2DEC(MID([.D83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Medium Blue</text:p>
          </table:table-cell>
          <table:table-cell office:value-type="string">
            <text:p>mediumblue</text:p>
          </table:table-cell>
          <table:table-cell office:value-type="string">
            <text:p>#0000CD</text:p>
          </table:table-cell>
          <table:table-cell table:formula="of:=HEX2DEC(MID([.D84];2;2))" office:value-type="float" office:value="0">
            <text:p>0</text:p>
          </table:table-cell>
          <table:table-cell table:formula="of:=HEX2DEC(MID([.D84];4;2))" office:value-type="float" office:value="0">
            <text:p>0</text:p>
          </table:table-cell>
          <table:table-cell table:formula="of:=HEX2DEC(MID([.D84];6;2))"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Medium Orchid</text:p>
          </table:table-cell>
          <table:table-cell office:value-type="string">
            <text:p>mediumorchid</text:p>
          </table:table-cell>
          <table:table-cell office:value-type="string">
            <text:p>#BA55D3</text:p>
          </table:table-cell>
          <table:table-cell table:formula="of:=HEX2DEC(MID([.D85];2;2))" office:value-type="float" office:value="186">
            <text:p>186</text:p>
          </table:table-cell>
          <table:table-cell table:formula="of:=HEX2DEC(MID([.D85];4;2))" office:value-type="float" office:value="85">
            <text:p>85</text:p>
          </table:table-cell>
          <table:table-cell table:formula="of:=HEX2DEC(MID([.D85];6;2))" office:value-type="float" office:value="211">
            <text:p>211</text:p>
          </table:table-cell>
        </table:table-row>
        <table:table-row table:style-name="ro1">
          <table:table-cell/>
          <table:table-cell office:value-type="string">
            <text:p>Medium Purple</text:p>
          </table:table-cell>
          <table:table-cell office:value-type="string">
            <text:p>mediumpurple</text:p>
          </table:table-cell>
          <table:table-cell office:value-type="string">
            <text:p>#9370DB</text:p>
          </table:table-cell>
          <table:table-cell table:formula="of:=HEX2DEC(MID([.D86];2;2))" office:value-type="float" office:value="147">
            <text:p>147</text:p>
          </table:table-cell>
          <table:table-cell table:formula="of:=HEX2DEC(MID([.D86];4;2))" office:value-type="float" office:value="112">
            <text:p>112</text:p>
          </table:table-cell>
          <table:table-cell table:formula="of:=HEX2DEC(MID([.D86];6;2))"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Medium Sea Green</text:p>
          </table:table-cell>
          <table:table-cell office:value-type="string">
            <text:p>mediumseagreen</text:p>
          </table:table-cell>
          <table:table-cell office:value-type="string">
            <text:p>#3CB371</text:p>
          </table:table-cell>
          <table:table-cell table:formula="of:=HEX2DEC(MID([.D87];2;2))" office:value-type="float" office:value="60">
            <text:p>60</text:p>
          </table:table-cell>
          <table:table-cell table:formula="of:=HEX2DEC(MID([.D87];4;2))" office:value-type="float" office:value="179">
            <text:p>179</text:p>
          </table:table-cell>
          <table:table-cell table:formula="of:=HEX2DEC(MID([.D87];6;2))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Medium Slate Blue</text:p>
          </table:table-cell>
          <table:table-cell office:value-type="string">
            <text:p>mediumslateblue</text:p>
          </table:table-cell>
          <table:table-cell office:value-type="string">
            <text:p>#7B68EE</text:p>
          </table:table-cell>
          <table:table-cell table:formula="of:=HEX2DEC(MID([.D88];2;2))" office:value-type="float" office:value="123">
            <text:p>123</text:p>
          </table:table-cell>
          <table:table-cell table:formula="of:=HEX2DEC(MID([.D88];4;2))" office:value-type="float" office:value="104">
            <text:p>104</text:p>
          </table:table-cell>
          <table:table-cell table:formula="of:=HEX2DEC(MID([.D88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Medium Spring Green</text:p>
          </table:table-cell>
          <table:table-cell office:value-type="string">
            <text:p>mediumspringgreen</text:p>
          </table:table-cell>
          <table:table-cell office:value-type="string">
            <text:p>#00FA9A</text:p>
          </table:table-cell>
          <table:table-cell table:formula="of:=HEX2DEC(MID([.D89];2;2))" office:value-type="float" office:value="0">
            <text:p>0</text:p>
          </table:table-cell>
          <table:table-cell table:formula="of:=HEX2DEC(MID([.D89];4;2))" office:value-type="float" office:value="250">
            <text:p>250</text:p>
          </table:table-cell>
          <table:table-cell table:formula="of:=HEX2DEC(MID([.D89];6;2))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Medium Turquoise</text:p>
          </table:table-cell>
          <table:table-cell office:value-type="string">
            <text:p>mediumturquoise</text:p>
          </table:table-cell>
          <table:table-cell office:value-type="string">
            <text:p>#48D1CC</text:p>
          </table:table-cell>
          <table:table-cell table:formula="of:=HEX2DEC(MID([.D90];2;2))" office:value-type="float" office:value="72">
            <text:p>72</text:p>
          </table:table-cell>
          <table:table-cell table:formula="of:=HEX2DEC(MID([.D90];4;2))" office:value-type="float" office:value="209">
            <text:p>209</text:p>
          </table:table-cell>
          <table:table-cell table:formula="of:=HEX2DEC(MID([.D90];6;2))" office:value-type="float" office:value="204">
            <text:p>204</text:p>
          </table:table-cell>
        </table:table-row>
        <table:table-row table:style-name="ro1">
          <table:table-cell/>
          <table:table-cell office:value-type="string">
            <text:p>Medium Violet Red</text:p>
          </table:table-cell>
          <table:table-cell office:value-type="string">
            <text:p>mediumvioletred</text:p>
          </table:table-cell>
          <table:table-cell office:value-type="string">
            <text:p>#C71585</text:p>
          </table:table-cell>
          <table:table-cell table:formula="of:=HEX2DEC(MID([.D91];2;2))" office:value-type="float" office:value="199">
            <text:p>199</text:p>
          </table:table-cell>
          <table:table-cell table:formula="of:=HEX2DEC(MID([.D91];4;2))" office:value-type="float" office:value="21">
            <text:p>21</text:p>
          </table:table-cell>
          <table:table-cell table:formula="of:=HEX2DEC(MID([.D91];6;2))" office:value-type="float" office:value="133">
            <text:p>133</text:p>
          </table:table-cell>
        </table:table-row>
        <table:table-row table:style-name="ro1">
          <table:table-cell/>
          <table:table-cell office:value-type="string">
            <text:p>Midnight Blue</text:p>
          </table:table-cell>
          <table:table-cell office:value-type="string">
            <text:p>midnightblue</text:p>
          </table:table-cell>
          <table:table-cell office:value-type="string">
            <text:p>#191970</text:p>
          </table:table-cell>
          <table:table-cell table:formula="of:=HEX2DEC(MID([.D92];2;2))" office:value-type="float" office:value="25">
            <text:p>25</text:p>
          </table:table-cell>
          <table:table-cell table:formula="of:=HEX2DEC(MID([.D92];4;2))" office:value-type="float" office:value="25">
            <text:p>25</text:p>
          </table:table-cell>
          <table:table-cell table:formula="of:=HEX2DEC(MID([.D92];6;2))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Mint Cream</text:p>
          </table:table-cell>
          <table:table-cell office:value-type="string">
            <text:p>mintcream</text:p>
          </table:table-cell>
          <table:table-cell office:value-type="string">
            <text:p>#F5FFFA</text:p>
          </table:table-cell>
          <table:table-cell table:formula="of:=HEX2DEC(MID([.D93];2;2))" office:value-type="float" office:value="245">
            <text:p>245</text:p>
          </table:table-cell>
          <table:table-cell table:formula="of:=HEX2DEC(MID([.D93];4;2))" office:value-type="float" office:value="255">
            <text:p>255</text:p>
          </table:table-cell>
          <table:table-cell table:formula="of:=HEX2DEC(MID([.D93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isty Rose</text:p>
          </table:table-cell>
          <table:table-cell office:value-type="string">
            <text:p>mistyrose</text:p>
          </table:table-cell>
          <table:table-cell office:value-type="string">
            <text:p>#FFE4E1</text:p>
          </table:table-cell>
          <table:table-cell table:formula="of:=HEX2DEC(MID([.D94];2;2))" office:value-type="float" office:value="255">
            <text:p>255</text:p>
          </table:table-cell>
          <table:table-cell table:formula="of:=HEX2DEC(MID([.D94];4;2))" office:value-type="float" office:value="228">
            <text:p>228</text:p>
          </table:table-cell>
          <table:table-cell table:formula="of:=HEX2DEC(MID([.D94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Moccasin</text:p>
          </table:table-cell>
          <table:table-cell office:value-type="string">
            <text:p>moccasin</text:p>
          </table:table-cell>
          <table:table-cell office:value-type="string">
            <text:p>#FFE4B5</text:p>
          </table:table-cell>
          <table:table-cell table:formula="of:=HEX2DEC(MID([.D95];2;2))" office:value-type="float" office:value="255">
            <text:p>255</text:p>
          </table:table-cell>
          <table:table-cell table:formula="of:=HEX2DEC(MID([.D95];4;2))" office:value-type="float" office:value="228">
            <text:p>228</text:p>
          </table:table-cell>
          <table:table-cell table:formula="of:=HEX2DEC(MID([.D95];6;2))" office:value-type="float" office:value="181">
            <text:p>181</text:p>
          </table:table-cell>
        </table:table-row>
        <table:table-row table:style-name="ro1">
          <table:table-cell/>
          <table:table-cell office:value-type="string">
            <text:p>Navajo White</text:p>
          </table:table-cell>
          <table:table-cell office:value-type="string">
            <text:p>navajowhite</text:p>
          </table:table-cell>
          <table:table-cell office:value-type="string">
            <text:p>#FFDEAD</text:p>
          </table:table-cell>
          <table:table-cell table:formula="of:=HEX2DEC(MID([.D96];2;2))" office:value-type="float" office:value="255">
            <text:p>255</text:p>
          </table:table-cell>
          <table:table-cell table:formula="of:=HEX2DEC(MID([.D96];4;2))" office:value-type="float" office:value="222">
            <text:p>222</text:p>
          </table:table-cell>
          <table:table-cell table:formula="of:=HEX2DEC(MID([.D96];6;2))" office:value-type="float" office:value="173">
            <text:p>173</text:p>
          </table:table-cell>
        </table:table-row>
        <table:table-row table:style-name="ro1">
          <table:table-cell/>
          <table:table-cell office:value-type="string">
            <text:p>Navy</text:p>
          </table:table-cell>
          <table:table-cell office:value-type="string">
            <text:p>navy</text:p>
          </table:table-cell>
          <table:table-cell office:value-type="string">
            <text:p>#000080</text:p>
          </table:table-cell>
          <table:table-cell table:formula="of:=HEX2DEC(MID([.D97];2;2))" office:value-type="float" office:value="0">
            <text:p>0</text:p>
          </table:table-cell>
          <table:table-cell table:formula="of:=HEX2DEC(MID([.D97];4;2))" office:value-type="float" office:value="0">
            <text:p>0</text:p>
          </table:table-cell>
          <table:table-cell table:formula="of:=HEX2DEC(MID([.D97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Old Lace</text:p>
          </table:table-cell>
          <table:table-cell office:value-type="string">
            <text:p>oldlace</text:p>
          </table:table-cell>
          <table:table-cell office:value-type="string">
            <text:p>#FDF5E6</text:p>
          </table:table-cell>
          <table:table-cell table:formula="of:=HEX2DEC(MID([.D98];2;2))" office:value-type="float" office:value="253">
            <text:p>253</text:p>
          </table:table-cell>
          <table:table-cell table:formula="of:=HEX2DEC(MID([.D98];4;2))" office:value-type="float" office:value="245">
            <text:p>245</text:p>
          </table:table-cell>
          <table:table-cell table:formula="of:=HEX2DEC(MID([.D98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Olive</text:p>
          </table:table-cell>
          <table:table-cell office:value-type="string">
            <text:p>olive</text:p>
          </table:table-cell>
          <table:table-cell office:value-type="string">
            <text:p>#808000</text:p>
          </table:table-cell>
          <table:table-cell table:formula="of:=HEX2DEC(MID([.D99];2;2))" office:value-type="float" office:value="128">
            <text:p>128</text:p>
          </table:table-cell>
          <table:table-cell table:formula="of:=HEX2DEC(MID([.D99];4;2))" office:value-type="float" office:value="128">
            <text:p>128</text:p>
          </table:table-cell>
          <table:table-cell table:formula="of:=HEX2DEC(MID([.D99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live Drab</text:p>
          </table:table-cell>
          <table:table-cell office:value-type="string">
            <text:p>olivedrab</text:p>
          </table:table-cell>
          <table:table-cell office:value-type="string">
            <text:p>#6B8E23</text:p>
          </table:table-cell>
          <table:table-cell table:formula="of:=HEX2DEC(MID([.D100];2;2))" office:value-type="float" office:value="107">
            <text:p>107</text:p>
          </table:table-cell>
          <table:table-cell table:formula="of:=HEX2DEC(MID([.D100];4;2))" office:value-type="float" office:value="142">
            <text:p>142</text:p>
          </table:table-cell>
          <table:table-cell table:formula="of:=HEX2DEC(MID([.D100];6;2))"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Orange</text:p>
          </table:table-cell>
          <table:table-cell office:value-type="string">
            <text:p>orange</text:p>
          </table:table-cell>
          <table:table-cell office:value-type="string">
            <text:p>#FFA500</text:p>
          </table:table-cell>
          <table:table-cell table:formula="of:=HEX2DEC(MID([.D101];2;2))" office:value-type="float" office:value="255">
            <text:p>255</text:p>
          </table:table-cell>
          <table:table-cell table:formula="of:=HEX2DEC(MID([.D101];4;2))" office:value-type="float" office:value="165">
            <text:p>165</text:p>
          </table:table-cell>
          <table:table-cell table:formula="of:=HEX2DEC(MID([.D10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ange Red</text:p>
          </table:table-cell>
          <table:table-cell office:value-type="string">
            <text:p>orangered</text:p>
          </table:table-cell>
          <table:table-cell office:value-type="string">
            <text:p>#FF4500</text:p>
          </table:table-cell>
          <table:table-cell table:formula="of:=HEX2DEC(MID([.D102];2;2))" office:value-type="float" office:value="255">
            <text:p>255</text:p>
          </table:table-cell>
          <table:table-cell table:formula="of:=HEX2DEC(MID([.D102];4;2))" office:value-type="float" office:value="69">
            <text:p>69</text:p>
          </table:table-cell>
          <table:table-cell table:formula="of:=HEX2DEC(MID([.D102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chid</text:p>
          </table:table-cell>
          <table:table-cell office:value-type="string">
            <text:p>orchid</text:p>
          </table:table-cell>
          <table:table-cell office:value-type="string">
            <text:p>#DA70D6</text:p>
          </table:table-cell>
          <table:table-cell table:formula="of:=HEX2DEC(MID([.D103];2;2))" office:value-type="float" office:value="218">
            <text:p>218</text:p>
          </table:table-cell>
          <table:table-cell table:formula="of:=HEX2DEC(MID([.D103];4;2))" office:value-type="float" office:value="112">
            <text:p>112</text:p>
          </table:table-cell>
          <table:table-cell table:formula="of:=HEX2DEC(MID([.D103];6;2))" office:value-type="float" office:value="214">
            <text:p>214</text:p>
          </table:table-cell>
        </table:table-row>
        <table:table-row table:style-name="ro1">
          <table:table-cell/>
          <table:table-cell office:value-type="string">
            <text:p>Pale Goldenrod</text:p>
          </table:table-cell>
          <table:table-cell office:value-type="string">
            <text:p>palegoldenrod</text:p>
          </table:table-cell>
          <table:table-cell office:value-type="string">
            <text:p>#EEE8AA</text:p>
          </table:table-cell>
          <table:table-cell table:formula="of:=HEX2DEC(MID([.D104];2;2))" office:value-type="float" office:value="238">
            <text:p>238</text:p>
          </table:table-cell>
          <table:table-cell table:formula="of:=HEX2DEC(MID([.D104];4;2))" office:value-type="float" office:value="232">
            <text:p>232</text:p>
          </table:table-cell>
          <table:table-cell table:formula="of:=HEX2DEC(MID([.D104];6;2))" office:value-type="float" office:value="170">
            <text:p>170</text:p>
          </table:table-cell>
        </table:table-row>
        <table:table-row table:style-name="ro1">
          <table:table-cell/>
          <table:table-cell office:value-type="string">
            <text:p>Pale Green</text:p>
          </table:table-cell>
          <table:table-cell office:value-type="string">
            <text:p>palegreen</text:p>
          </table:table-cell>
          <table:table-cell office:value-type="string">
            <text:p>#98FB98</text:p>
          </table:table-cell>
          <table:table-cell table:formula="of:=HEX2DEC(MID([.D105];2;2))" office:value-type="float" office:value="152">
            <text:p>152</text:p>
          </table:table-cell>
          <table:table-cell table:formula="of:=HEX2DEC(MID([.D105];4;2))" office:value-type="float" office:value="251">
            <text:p>251</text:p>
          </table:table-cell>
          <table:table-cell table:formula="of:=HEX2DEC(MID([.D105];6;2))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Pale Turquoise</text:p>
          </table:table-cell>
          <table:table-cell office:value-type="string">
            <text:p>paleturquoise</text:p>
          </table:table-cell>
          <table:table-cell office:value-type="string">
            <text:p>#AFEEEE</text:p>
          </table:table-cell>
          <table:table-cell table:formula="of:=HEX2DEC(MID([.D106];2;2))" office:value-type="float" office:value="175">
            <text:p>175</text:p>
          </table:table-cell>
          <table:table-cell table:formula="of:=HEX2DEC(MID([.D106];4;2))" office:value-type="float" office:value="238">
            <text:p>238</text:p>
          </table:table-cell>
          <table:table-cell table:formula="of:=HEX2DEC(MID([.D106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Pale Violet Red</text:p>
          </table:table-cell>
          <table:table-cell office:value-type="string">
            <text:p>palevioletred</text:p>
          </table:table-cell>
          <table:table-cell office:value-type="string">
            <text:p>#DB7093</text:p>
          </table:table-cell>
          <table:table-cell table:formula="of:=HEX2DEC(MID([.D107];2;2))" office:value-type="float" office:value="219">
            <text:p>219</text:p>
          </table:table-cell>
          <table:table-cell table:formula="of:=HEX2DEC(MID([.D107];4;2))" office:value-type="float" office:value="112">
            <text:p>112</text:p>
          </table:table-cell>
          <table:table-cell table:formula="of:=HEX2DEC(MID([.D107];6;2))" office:value-type="float" office:value="147">
            <text:p>147</text:p>
          </table:table-cell>
        </table:table-row>
        <table:table-row table:style-name="ro1">
          <table:table-cell/>
          <table:table-cell office:value-type="string">
            <text:p>Papaya Whip</text:p>
          </table:table-cell>
          <table:table-cell office:value-type="string">
            <text:p>papayawhip</text:p>
          </table:table-cell>
          <table:table-cell office:value-type="string">
            <text:p>#FFEFD5</text:p>
          </table:table-cell>
          <table:table-cell table:formula="of:=HEX2DEC(MID([.D108];2;2))" office:value-type="float" office:value="255">
            <text:p>255</text:p>
          </table:table-cell>
          <table:table-cell table:formula="of:=HEX2DEC(MID([.D108];4;2))" office:value-type="float" office:value="239">
            <text:p>239</text:p>
          </table:table-cell>
          <table:table-cell table:formula="of:=HEX2DEC(MID([.D108];6;2))" office:value-type="float" office:value="213">
            <text:p>213</text:p>
          </table:table-cell>
        </table:table-row>
        <table:table-row table:style-name="ro1">
          <table:table-cell/>
          <table:table-cell office:value-type="string">
            <text:p>Peach Puff</text:p>
          </table:table-cell>
          <table:table-cell office:value-type="string">
            <text:p>peachpuff</text:p>
          </table:table-cell>
          <table:table-cell office:value-type="string">
            <text:p>#FFDAB9</text:p>
          </table:table-cell>
          <table:table-cell table:formula="of:=HEX2DEC(MID([.D109];2;2))" office:value-type="float" office:value="255">
            <text:p>255</text:p>
          </table:table-cell>
          <table:table-cell table:formula="of:=HEX2DEC(MID([.D109];4;2))" office:value-type="float" office:value="218">
            <text:p>218</text:p>
          </table:table-cell>
          <table:table-cell table:formula="of:=HEX2DEC(MID([.D109];6;2))" office:value-type="float" office:value="185">
            <text:p>185</text:p>
          </table:table-cell>
        </table:table-row>
        <table:table-row table:style-name="ro1">
          <table:table-cell/>
          <table:table-cell office:value-type="string">
            <text:p>Peru</text:p>
          </table:table-cell>
          <table:table-cell office:value-type="string">
            <text:p>peru</text:p>
          </table:table-cell>
          <table:table-cell office:value-type="string">
            <text:p>#CD853F</text:p>
          </table:table-cell>
          <table:table-cell table:formula="of:=HEX2DEC(MID([.D110];2;2))" office:value-type="float" office:value="205">
            <text:p>205</text:p>
          </table:table-cell>
          <table:table-cell table:formula="of:=HEX2DEC(MID([.D110];4;2))" office:value-type="float" office:value="133">
            <text:p>133</text:p>
          </table:table-cell>
          <table:table-cell table:formula="of:=HEX2DEC(MID([.D110];6;2))"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Pink</text:p>
          </table:table-cell>
          <table:table-cell office:value-type="string">
            <text:p>pink</text:p>
          </table:table-cell>
          <table:table-cell office:value-type="string">
            <text:p>#FFC0CB</text:p>
          </table:table-cell>
          <table:table-cell table:formula="of:=HEX2DEC(MID([.D111];2;2))" office:value-type="float" office:value="255">
            <text:p>255</text:p>
          </table:table-cell>
          <table:table-cell table:formula="of:=HEX2DEC(MID([.D111];4;2))" office:value-type="float" office:value="192">
            <text:p>192</text:p>
          </table:table-cell>
          <table:table-cell table:formula="of:=HEX2DEC(MID([.D111];6;2))" office:value-type="float" office:value="203">
            <text:p>203</text:p>
          </table:table-cell>
        </table:table-row>
        <table:table-row table:style-name="ro1">
          <table:table-cell/>
          <table:table-cell office:value-type="string">
            <text:p>Plum</text:p>
          </table:table-cell>
          <table:table-cell office:value-type="string">
            <text:p>plum</text:p>
          </table:table-cell>
          <table:table-cell office:value-type="string">
            <text:p>#DDA0DD</text:p>
          </table:table-cell>
          <table:table-cell table:formula="of:=HEX2DEC(MID([.D112];2;2))" office:value-type="float" office:value="221">
            <text:p>221</text:p>
          </table:table-cell>
          <table:table-cell table:formula="of:=HEX2DEC(MID([.D112];4;2))" office:value-type="float" office:value="160">
            <text:p>160</text:p>
          </table:table-cell>
          <table:table-cell table:formula="of:=HEX2DEC(MID([.D112];6;2))"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Powder Blue</text:p>
          </table:table-cell>
          <table:table-cell office:value-type="string">
            <text:p>powderblue</text:p>
          </table:table-cell>
          <table:table-cell office:value-type="string">
            <text:p>#B0E0E6</text:p>
          </table:table-cell>
          <table:table-cell table:formula="of:=HEX2DEC(MID([.D113];2;2))" office:value-type="float" office:value="176">
            <text:p>176</text:p>
          </table:table-cell>
          <table:table-cell table:formula="of:=HEX2DEC(MID([.D113];4;2))" office:value-type="float" office:value="224">
            <text:p>224</text:p>
          </table:table-cell>
          <table:table-cell table:formula="of:=HEX2DEC(MID([.D113];6;2))" office:value-type="float" office:value="230">
            <text:p>230</text:p>
          </table:table-cell>
        </table:table-row>
        <table:table-row table:style-name="ro1">
          <table:table-cell/>
          <table:table-cell office:value-type="string">
            <text:p>Purple</text:p>
          </table:table-cell>
          <table:table-cell/>
          <table:table-cell office:value-type="string">
            <text:p>#A020F0</text:p>
          </table:table-cell>
          <table:table-cell table:formula="of:=HEX2DEC(MID([.D114];2;2))" office:value-type="float" office:value="160">
            <text:p>160</text:p>
          </table:table-cell>
          <table:table-cell table:formula="of:=HEX2DEC(MID([.D114];4;2))" office:value-type="float" office:value="32">
            <text:p>32</text:p>
          </table:table-cell>
          <table:table-cell table:formula="of:=HEX2DEC(MID([.D114];6;2))" office:value-type="float" office:value="240">
            <text:p>240</text:p>
          </table:table-cell>
        </table:table-row>
        <table:table-row table:style-name="ro1">
          <table:table-cell table:number-columns-repeated="2"/>
          <table:table-cell office:value-type="string">
            <text:p>purple</text:p>
          </table:table-cell>
          <table:table-cell office:value-type="string">
            <text:p>#800080</text:p>
          </table:table-cell>
          <table:table-cell table:formula="of:=HEX2DEC(MID([.D115];2;2))" office:value-type="float" office:value="128">
            <text:p>128</text:p>
          </table:table-cell>
          <table:table-cell table:formula="of:=HEX2DEC(MID([.D115];4;2))" office:value-type="float" office:value="0">
            <text:p>0</text:p>
          </table:table-cell>
          <table:table-cell table:formula="of:=HEX2DEC(MID([.D115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Red</text:p>
          </table:table-cell>
          <table:table-cell office:value-type="string">
            <text:p>red</text:p>
          </table:table-cell>
          <table:table-cell office:value-type="string">
            <text:p>#FF0000</text:p>
          </table:table-cell>
          <table:table-cell table:formula="of:=HEX2DEC(MID([.D116];2;2))" office:value-type="float" office:value="255">
            <text:p>255</text:p>
          </table:table-cell>
          <table:table-cell table:formula="of:=HEX2DEC(MID([.D116];4;2))" office:value-type="float" office:value="0">
            <text:p>0</text:p>
          </table:table-cell>
          <table:table-cell table:formula="of:=HEX2DEC(MID([.D116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osy Brown</text:p>
          </table:table-cell>
          <table:table-cell office:value-type="string">
            <text:p>rosybrown</text:p>
          </table:table-cell>
          <table:table-cell office:value-type="string">
            <text:p>#BC8F8F</text:p>
          </table:table-cell>
          <table:table-cell table:formula="of:=HEX2DEC(MID([.D117];2;2))" office:value-type="float" office:value="188">
            <text:p>188</text:p>
          </table:table-cell>
          <table:table-cell table:formula="of:=HEX2DEC(MID([.D117];4;2))" office:value-type="float" office:value="143">
            <text:p>143</text:p>
          </table:table-cell>
          <table:table-cell table:formula="of:=HEX2DEC(MID([.D117];6;2))" office:value-type="float" office:value="143">
            <text:p>143</text:p>
          </table:table-cell>
        </table:table-row>
        <table:table-row table:style-name="ro1">
          <table:table-cell/>
          <table:table-cell office:value-type="string">
            <text:p>Royal Blue</text:p>
          </table:table-cell>
          <table:table-cell office:value-type="string">
            <text:p>royalblue</text:p>
          </table:table-cell>
          <table:table-cell office:value-type="string">
            <text:p>#4169E1</text:p>
          </table:table-cell>
          <table:table-cell table:formula="of:=HEX2DEC(MID([.D118];2;2))" office:value-type="float" office:value="65">
            <text:p>65</text:p>
          </table:table-cell>
          <table:table-cell table:formula="of:=HEX2DEC(MID([.D118];4;2))" office:value-type="float" office:value="105">
            <text:p>105</text:p>
          </table:table-cell>
          <table:table-cell table:formula="of:=HEX2DEC(MID([.D118];6;2))"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Saddle Brown</text:p>
          </table:table-cell>
          <table:table-cell office:value-type="string">
            <text:p>saddlebrown</text:p>
          </table:table-cell>
          <table:table-cell office:value-type="string">
            <text:p>#8B4513</text:p>
          </table:table-cell>
          <table:table-cell table:formula="of:=HEX2DEC(MID([.D119];2;2))" office:value-type="float" office:value="139">
            <text:p>139</text:p>
          </table:table-cell>
          <table:table-cell table:formula="of:=HEX2DEC(MID([.D119];4;2))" office:value-type="float" office:value="69">
            <text:p>69</text:p>
          </table:table-cell>
          <table:table-cell table:formula="of:=HEX2DEC(MID([.D119];6;2))"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Salmon</text:p>
          </table:table-cell>
          <table:table-cell office:value-type="string">
            <text:p>salmon</text:p>
          </table:table-cell>
          <table:table-cell office:value-type="string">
            <text:p>#FA8072</text:p>
          </table:table-cell>
          <table:table-cell table:formula="of:=HEX2DEC(MID([.D120];2;2))" office:value-type="float" office:value="250">
            <text:p>250</text:p>
          </table:table-cell>
          <table:table-cell table:formula="of:=HEX2DEC(MID([.D120];4;2))" office:value-type="float" office:value="128">
            <text:p>128</text:p>
          </table:table-cell>
          <table:table-cell table:formula="of:=HEX2DEC(MID([.D120];6;2))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Sandy Brown</text:p>
          </table:table-cell>
          <table:table-cell office:value-type="string">
            <text:p>sandybrown</text:p>
          </table:table-cell>
          <table:table-cell office:value-type="string">
            <text:p>#F4A460</text:p>
          </table:table-cell>
          <table:table-cell table:formula="of:=HEX2DEC(MID([.D121];2;2))" office:value-type="float" office:value="244">
            <text:p>244</text:p>
          </table:table-cell>
          <table:table-cell table:formula="of:=HEX2DEC(MID([.D121];4;2))" office:value-type="float" office:value="164">
            <text:p>164</text:p>
          </table:table-cell>
          <table:table-cell table:formula="of:=HEX2DEC(MID([.D121];6;2))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Sea Green</text:p>
          </table:table-cell>
          <table:table-cell office:value-type="string">
            <text:p>seagreen</text:p>
          </table:table-cell>
          <table:table-cell office:value-type="string">
            <text:p>#2E8B57</text:p>
          </table:table-cell>
          <table:table-cell table:formula="of:=HEX2DEC(MID([.D122];2;2))" office:value-type="float" office:value="46">
            <text:p>46</text:p>
          </table:table-cell>
          <table:table-cell table:formula="of:=HEX2DEC(MID([.D122];4;2))" office:value-type="float" office:value="139">
            <text:p>139</text:p>
          </table:table-cell>
          <table:table-cell table:formula="of:=HEX2DEC(MID([.D122];6;2))"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Seashell</text:p>
          </table:table-cell>
          <table:table-cell office:value-type="string">
            <text:p>seashell</text:p>
          </table:table-cell>
          <table:table-cell office:value-type="string">
            <text:p>#FFF5EE</text:p>
          </table:table-cell>
          <table:table-cell table:formula="of:=HEX2DEC(MID([.D123];2;2))" office:value-type="float" office:value="255">
            <text:p>255</text:p>
          </table:table-cell>
          <table:table-cell table:formula="of:=HEX2DEC(MID([.D123];4;2))" office:value-type="float" office:value="245">
            <text:p>245</text:p>
          </table:table-cell>
          <table:table-cell table:formula="of:=HEX2DEC(MID([.D123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Sienna</text:p>
          </table:table-cell>
          <table:table-cell office:value-type="string">
            <text:p>sienna</text:p>
          </table:table-cell>
          <table:table-cell office:value-type="string">
            <text:p>#A0522D</text:p>
          </table:table-cell>
          <table:table-cell table:formula="of:=HEX2DEC(MID([.D124];2;2))" office:value-type="float" office:value="160">
            <text:p>160</text:p>
          </table:table-cell>
          <table:table-cell table:formula="of:=HEX2DEC(MID([.D124];4;2))" office:value-type="float" office:value="82">
            <text:p>82</text:p>
          </table:table-cell>
          <table:table-cell table:formula="of:=HEX2DEC(MID([.D124];6;2))" office:value-type="float" office:value="45">
            <text:p>45</text:p>
          </table:table-cell>
        </table:table-row>
        <table:table-row table:style-name="ro1">
          <table:table-cell table:number-columns-repeated="2"/>
          <table:table-cell office:value-type="string">
            <text:p>silver</text:p>
          </table:table-cell>
          <table:table-cell office:value-type="string">
            <text:p>#C0C0C0</text:p>
          </table:table-cell>
          <table:table-cell table:formula="of:=HEX2DEC(MID([.D125];2;2))" office:value-type="float" office:value="192">
            <text:p>192</text:p>
          </table:table-cell>
          <table:table-cell table:formula="of:=HEX2DEC(MID([.D125];4;2))" office:value-type="float" office:value="192">
            <text:p>192</text:p>
          </table:table-cell>
          <table:table-cell table:formula="of:=HEX2DEC(MID([.D125];6;2))"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Sky Blue</text:p>
          </table:table-cell>
          <table:table-cell office:value-type="string">
            <text:p>skyblue</text:p>
          </table:table-cell>
          <table:table-cell office:value-type="string">
            <text:p>#87CEEB</text:p>
          </table:table-cell>
          <table:table-cell table:formula="of:=HEX2DEC(MID([.D126];2;2))" office:value-type="float" office:value="135">
            <text:p>135</text:p>
          </table:table-cell>
          <table:table-cell table:formula="of:=HEX2DEC(MID([.D126];4;2))" office:value-type="float" office:value="206">
            <text:p>206</text:p>
          </table:table-cell>
          <table:table-cell table:formula="of:=HEX2DEC(MID([.D126];6;2))" office:value-type="float" office:value="235">
            <text:p>235</text:p>
          </table:table-cell>
        </table:table-row>
        <table:table-row table:style-name="ro1">
          <table:table-cell/>
          <table:table-cell office:value-type="string">
            <text:p>Slate Blue</text:p>
          </table:table-cell>
          <table:table-cell office:value-type="string">
            <text:p>slateblue</text:p>
          </table:table-cell>
          <table:table-cell office:value-type="string">
            <text:p>#6A5ACD</text:p>
          </table:table-cell>
          <table:table-cell table:formula="of:=HEX2DEC(MID([.D127];2;2))" office:value-type="float" office:value="106">
            <text:p>106</text:p>
          </table:table-cell>
          <table:table-cell table:formula="of:=HEX2DEC(MID([.D127];4;2))" office:value-type="float" office:value="90">
            <text:p>90</text:p>
          </table:table-cell>
          <table:table-cell table:formula="of:=HEX2DEC(MID([.D127];6;2))" office:value-type="float" office:value="205">
            <text:p>205</text:p>
          </table:table-cell>
        </table:table-row>
        <table:table-row table:style-name="ro4">
          <table:table-cell/>
          <table:table-cell office:value-type="string">
            <text:p>Slate Gray</text:p>
          </table:table-cell>
          <table:table-cell office:value-type="string">
            <text:p>slategray,</text:p>
            <text:p>slategrey</text:p>
          </table:table-cell>
          <table:table-cell office:value-type="string">
            <text:p>#708090</text:p>
          </table:table-cell>
          <table:table-cell table:formula="of:=HEX2DEC(MID([.D128];2;2))" office:value-type="float" office:value="112">
            <text:p>112</text:p>
          </table:table-cell>
          <table:table-cell table:formula="of:=HEX2DEC(MID([.D128];4;2))" office:value-type="float" office:value="128">
            <text:p>128</text:p>
          </table:table-cell>
          <table:table-cell table:formula="of:=HEX2DEC(MID([.D128];6;2))"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now</text:p>
          </table:table-cell>
          <table:table-cell office:value-type="string">
            <text:p>snow</text:p>
          </table:table-cell>
          <table:table-cell office:value-type="string">
            <text:p>#FFFAFA</text:p>
          </table:table-cell>
          <table:table-cell table:formula="of:=HEX2DEC(MID([.D129];2;2))" office:value-type="float" office:value="255">
            <text:p>255</text:p>
          </table:table-cell>
          <table:table-cell table:formula="of:=HEX2DEC(MID([.D129];4;2))" office:value-type="float" office:value="250">
            <text:p>250</text:p>
          </table:table-cell>
          <table:table-cell table:formula="of:=HEX2DEC(MID([.D129];6;2))"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Spring Green</text:p>
          </table:table-cell>
          <table:table-cell office:value-type="string">
            <text:p>springgreen</text:p>
          </table:table-cell>
          <table:table-cell office:value-type="string">
            <text:p>#00FF7F</text:p>
          </table:table-cell>
          <table:table-cell table:formula="of:=HEX2DEC(MID([.D130];2;2))" office:value-type="float" office:value="0">
            <text:p>0</text:p>
          </table:table-cell>
          <table:table-cell table:formula="of:=HEX2DEC(MID([.D130];4;2))" office:value-type="float" office:value="255">
            <text:p>255</text:p>
          </table:table-cell>
          <table:table-cell table:formula="of:=HEX2DEC(MID([.D130];6;2))" office:value-type="float" office:value="127">
            <text:p>127</text:p>
          </table:table-cell>
        </table:table-row>
        <table:table-row table:style-name="ro1">
          <table:table-cell/>
          <table:table-cell office:value-type="string">
            <text:p>Steel Blue</text:p>
          </table:table-cell>
          <table:table-cell office:value-type="string">
            <text:p>steelblue</text:p>
          </table:table-cell>
          <table:table-cell office:value-type="string">
            <text:p>#4682B4</text:p>
          </table:table-cell>
          <table:table-cell table:formula="of:=HEX2DEC(MID([.D131];2;2))" office:value-type="float" office:value="70">
            <text:p>70</text:p>
          </table:table-cell>
          <table:table-cell table:formula="of:=HEX2DEC(MID([.D131];4;2))" office:value-type="float" office:value="130">
            <text:p>130</text:p>
          </table:table-cell>
          <table:table-cell table:formula="of:=HEX2DEC(MID([.D131];6;2))"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Tan</text:p>
          </table:table-cell>
          <table:table-cell office:value-type="string">
            <text:p>tan</text:p>
          </table:table-cell>
          <table:table-cell office:value-type="string">
            <text:p>#D2B48C</text:p>
          </table:table-cell>
          <table:table-cell table:formula="of:=HEX2DEC(MID([.D132];2;2))" office:value-type="float" office:value="210">
            <text:p>210</text:p>
          </table:table-cell>
          <table:table-cell table:formula="of:=HEX2DEC(MID([.D132];4;2))" office:value-type="float" office:value="180">
            <text:p>180</text:p>
          </table:table-cell>
          <table:table-cell table:formula="of:=HEX2DEC(MID([.D132];6;2))" office:value-type="float" office:value="140">
            <text:p>140</text:p>
          </table:table-cell>
        </table:table-row>
        <table:table-row table:style-name="ro1">
          <table:table-cell/>
          <table:table-cell office:value-type="string">
            <text:p>Teal</text:p>
          </table:table-cell>
          <table:table-cell office:value-type="string">
            <text:p>teal</text:p>
          </table:table-cell>
          <table:table-cell office:value-type="string">
            <text:p>#008080</text:p>
          </table:table-cell>
          <table:table-cell table:formula="of:=HEX2DEC(MID([.D133];2;2))" office:value-type="float" office:value="0">
            <text:p>0</text:p>
          </table:table-cell>
          <table:table-cell table:formula="of:=HEX2DEC(MID([.D133];4;2))" office:value-type="float" office:value="128">
            <text:p>128</text:p>
          </table:table-cell>
          <table:table-cell table:formula="of:=HEX2DEC(MID([.D133];6;2))" office:value-type="float" office:value="128">
            <text:p>128</text:p>
          </table:table-cell>
        </table:table-row>
        <table:table-row table:style-name="ro1">
          <table:table-cell/>
          <table:table-cell office:value-type="string">
            <text:p>Thistle</text:p>
          </table:table-cell>
          <table:table-cell office:value-type="string">
            <text:p>thistle</text:p>
          </table:table-cell>
          <table:table-cell office:value-type="string">
            <text:p>#D8BFD8</text:p>
          </table:table-cell>
          <table:table-cell table:formula="of:=HEX2DEC(MID([.D134];2;2))" office:value-type="float" office:value="216">
            <text:p>216</text:p>
          </table:table-cell>
          <table:table-cell table:formula="of:=HEX2DEC(MID([.D134];4;2))" office:value-type="float" office:value="191">
            <text:p>191</text:p>
          </table:table-cell>
          <table:table-cell table:formula="of:=HEX2DEC(MID([.D134];6;2))" office:value-type="float" office:value="216">
            <text:p>216</text:p>
          </table:table-cell>
        </table:table-row>
        <table:table-row table:style-name="ro1">
          <table:table-cell/>
          <table:table-cell office:value-type="string">
            <text:p>Tomata</text:p>
          </table:table-cell>
          <table:table-cell office:value-type="string">
            <text:p>tomata</text:p>
          </table:table-cell>
          <table:table-cell office:value-type="string">
            <text:p>#FF6347</text:p>
          </table:table-cell>
          <table:table-cell table:formula="of:=HEX2DEC(MID([.D135];2;2))" office:value-type="float" office:value="255">
            <text:p>255</text:p>
          </table:table-cell>
          <table:table-cell table:formula="of:=HEX2DEC(MID([.D135];4;2))" office:value-type="float" office:value="99">
            <text:p>99</text:p>
          </table:table-cell>
          <table:table-cell table:formula="of:=HEX2DEC(MID([.D135];6;2))"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Turquoise</text:p>
          </table:table-cell>
          <table:table-cell office:value-type="string">
            <text:p>turquoise</text:p>
          </table:table-cell>
          <table:table-cell office:value-type="string">
            <text:p>#40E0D0</text:p>
          </table:table-cell>
          <table:table-cell table:formula="of:=HEX2DEC(MID([.D136];2;2))" office:value-type="float" office:value="64">
            <text:p>64</text:p>
          </table:table-cell>
          <table:table-cell table:formula="of:=HEX2DEC(MID([.D136];4;2))" office:value-type="float" office:value="224">
            <text:p>224</text:p>
          </table:table-cell>
          <table:table-cell table:formula="of:=HEX2DEC(MID([.D136];6;2))" office:value-type="float" office:value="208">
            <text:p>208</text:p>
          </table:table-cell>
        </table:table-row>
        <table:table-row table:style-name="ro1">
          <table:table-cell/>
          <table:table-cell office:value-type="string">
            <text:p>Violet</text:p>
          </table:table-cell>
          <table:table-cell office:value-type="string">
            <text:p>violet</text:p>
          </table:table-cell>
          <table:table-cell office:value-type="string">
            <text:p>#EE82EE</text:p>
          </table:table-cell>
          <table:table-cell table:formula="of:=HEX2DEC(MID([.D137];2;2))" office:value-type="float" office:value="238">
            <text:p>238</text:p>
          </table:table-cell>
          <table:table-cell table:formula="of:=HEX2DEC(MID([.D137];4;2))" office:value-type="float" office:value="130">
            <text:p>130</text:p>
          </table:table-cell>
          <table:table-cell table:formula="of:=HEX2DEC(MID([.D137];6;2))" office:value-type="float" office:value="238">
            <text:p>238</text:p>
          </table:table-cell>
        </table:table-row>
        <table:table-row table:style-name="ro1">
          <table:table-cell/>
          <table:table-cell office:value-type="string">
            <text:p>Wheat</text:p>
          </table:table-cell>
          <table:table-cell office:value-type="string">
            <text:p>wheat</text:p>
          </table:table-cell>
          <table:table-cell office:value-type="string">
            <text:p>#F5DEB3</text:p>
          </table:table-cell>
          <table:table-cell table:formula="of:=HEX2DEC(MID([.D138];2;2))" office:value-type="float" office:value="245">
            <text:p>245</text:p>
          </table:table-cell>
          <table:table-cell table:formula="of:=HEX2DEC(MID([.D138];4;2))" office:value-type="float" office:value="222">
            <text:p>222</text:p>
          </table:table-cell>
          <table:table-cell table:formula="of:=HEX2DEC(MID([.D138];6;2))" office:value-type="float" office:value="179">
            <text:p>179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white</text:p>
          </table:table-cell>
          <table:table-cell office:value-type="string">
            <text:p>#FFFFFF</text:p>
          </table:table-cell>
          <table:table-cell table:formula="of:=HEX2DEC(MID([.D139];2;2))" office:value-type="float" office:value="255">
            <text:p>255</text:p>
          </table:table-cell>
          <table:table-cell table:formula="of:=HEX2DEC(MID([.D139];4;2))" office:value-type="float" office:value="255">
            <text:p>255</text:p>
          </table:table-cell>
          <table:table-cell table:formula="of:=HEX2DEC(MID([.D139];6;2))" office:value-type="float" office:value="255">
            <text:p>255</text:p>
          </table:table-cell>
        </table:table-row>
        <table:table-row table:style-name="ro1">
          <table:table-cell/>
          <table:table-cell office:value-type="string">
            <text:p>White Smoke</text:p>
          </table:table-cell>
          <table:table-cell office:value-type="string">
            <text:p>whitesmoke</text:p>
          </table:table-cell>
          <table:table-cell office:value-type="string">
            <text:p>#F5F5F5</text:p>
          </table:table-cell>
          <table:table-cell table:formula="of:=HEX2DEC(MID([.D140];2;2))" office:value-type="float" office:value="245">
            <text:p>245</text:p>
          </table:table-cell>
          <table:table-cell table:formula="of:=HEX2DEC(MID([.D140];4;2))" office:value-type="float" office:value="245">
            <text:p>245</text:p>
          </table:table-cell>
          <table:table-cell table:formula="of:=HEX2DEC(MID([.D140];6;2))" office:value-type="float" office:value="245">
            <text:p>245</text:p>
          </table:table-cell>
        </table:table-row>
        <table:table-row table:style-name="ro1">
          <table:table-cell/>
          <table:table-cell office:value-type="string">
            <text:p>Yellow</text:p>
          </table:table-cell>
          <table:table-cell office:value-type="string">
            <text:p>yellow</text:p>
          </table:table-cell>
          <table:table-cell office:value-type="string">
            <text:p>#FFFF00</text:p>
          </table:table-cell>
          <table:table-cell table:formula="of:=HEX2DEC(MID([.D141];2;2))" office:value-type="float" office:value="255">
            <text:p>255</text:p>
          </table:table-cell>
          <table:table-cell table:formula="of:=HEX2DEC(MID([.D141];4;2))" office:value-type="float" office:value="255">
            <text:p>255</text:p>
          </table:table-cell>
          <table:table-cell table:formula="of:=HEX2DEC(MID([.D141];6;2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Yellow Green</text:p>
          </table:table-cell>
          <table:table-cell office:value-type="string">
            <text:p>yellowgreen</text:p>
          </table:table-cell>
          <table:table-cell office:value-type="string">
            <text:p>#9ACD32</text:p>
          </table:table-cell>
          <table:table-cell table:formula="of:=HEX2DEC(MID([.D142];2;2))" office:value-type="float" office:value="154">
            <text:p>154</text:p>
          </table:table-cell>
          <table:table-cell table:formula="of:=HEX2DEC(MID([.D142];4;2))" office:value-type="float" office:value="205">
            <text:p>205</text:p>
          </table:table-cell>
          <table:table-cell table:formula="of:=HEX2DEC(MID([.D142];6;2))" office:value-type="float" office:value="50">
            <text:p>50</text:p>
          </table:table-cell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asic English Colors" table:style-name="ta1" table:print="false">
        <office:forms form:automatic-focus="false" form:apply-design-mode="false"/>
        <table:table-column table:style-name="co6" table:default-cell-style-name="ce294"/>
        <table:table-column table:style-name="co7" table:default-cell-style-name="ce366"/>
        <table:table-column table:style-name="co8" table:default-cell-style-name="Default"/>
        <table:table-row table:style-name="ro1">
          <table:table-cell table:style-name="ce1" office:value-type="string">
            <text:p>Basic Color Names</text:p>
          </table:table-cell>
          <table:table-cell table:style-name="ce36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ack</text:p>
          </table:table-cell>
          <table:table-cell office:value-type="string">
            <text:p>no color, no visible light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primary color, to which short-wavelength (S) cone cells are most sensitive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primary color, to which medium-wavelength (M) cone cells are most sensitive</text:p>
          </table:table-cell>
          <table:table-cell/>
        </table:table-row>
        <table:table-row table:style-name="ro1">
          <table:table-cell office:value-type="string">
            <text:p>Red</text:p>
          </table:table-cell>
          <table:table-cell office:value-type="string">
            <text:p>primary color, to which long-wavelength (L) cone cells are most sensitive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equal combination of red and green light</text:p>
          </table:table-cell>
          <table:table-cell/>
        </table:table-row>
        <table:table-row table:style-name="ro1">
          <table:table-cell office:value-type="string">
            <text:p>Orange</text:p>
          </table:table-cell>
          <table:table-cell office:value-type="string">
            <text:p>any combination of red and green light, except yellow</text:p>
          </table:table-cell>
          <table:table-cell/>
        </table:table-row>
        <table:table-row table:style-name="ro1">
          <table:table-cell office:value-type="string">
            <text:p>Brown</text:p>
          </table:table-cell>
          <table:table-cell office:value-type="string">
            <text:p>low intensity yellow, orange or red, in constrast with brighter colors</text:p>
          </table:table-cell>
          <table:table-cell/>
        </table:table-row>
        <table:table-row table:style-name="ro1">
          <table:table-cell office:value-type="string">
            <text:p>Purple</text:p>
          </table:table-cell>
          <table:table-cell office:value-type="string">
            <text:p>any combination of red and blue light, including magenta</text:p>
          </table:table-cell>
          <table:table-cell/>
        </table:table-row>
        <table:table-row table:style-name="ro1">
          <table:table-cell office:value-type="string">
            <text:p>Pink</text:p>
          </table:table-cell>
          <table:table-cell office:value-type="string">
            <text:p>light tint of red</text:p>
          </table:table-cell>
          <table:table-cell/>
        </table:table-row>
        <table:table-row table:style-name="ro1">
          <table:table-cell office:value-type="string">
            <text:p>Gray/Grey</text:p>
          </table:table-cell>
          <table:table-cell office:value-type="string">
            <text:p>neutral color, equal combination of red, blue and green lights, except black/white</text:p>
          </table:table-cell>
          <table:table-cell/>
        </table:table-row>
        <table:table-row table:style-name="ro1">
          <table:table-cell office:value-type="string">
            <text:p>White</text:p>
          </table:table-cell>
          <table:table-cell office:value-type="string">
            <text:p>extreme bright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Additional Color Names</text:p>
          </table:table-cell>
          <table:table-cell table:style-name="ce365" office:value-type="string">
            <text:p>Description</text:p>
          </table:table-cell>
          <table:table-cell/>
        </table:table-row>
        <table:table-row table:style-name="ro1">
          <table:table-cell office:value-type="string">
            <text:p>Blue-Green</text:p>
          </table:table-cell>
          <table:table-cell table:style-name="Default" office:value-type="string">
            <text:p>any combination of green and blue lights, including Cyan</text:p>
          </table:table-cell>
          <table:table-cell/>
        </table:table-row>
        <table:table-row table:style-name="ro1">
          <table:table-cell office:value-type="string">
            <text:p>Cyan</text:p>
          </table:table-cell>
          <table:table-cell office:value-type="string">
            <text:p>equal combination of green and blue lights</text:p>
          </table:table-cell>
          <table:table-cell/>
        </table:table-row>
        <table:table-row table:style-name="ro1">
          <table:table-cell office:value-type="string">
            <text:p>Magenta</text:p>
          </table:table-cell>
          <table:table-cell office:value-type="string">
            <text:p>equal combination of red and blue lights</text:p>
          </table:table-cell>
          <table:table-cell/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 Opponency" table:style-name="ta1" table:print="false">
        <table:table-column table:style-name="co9" table:default-cell-style-name="ce294"/>
        <table:table-column table:style-name="co10" table:default-cell-style-name="ce294"/>
        <table:table-column table:style-name="co11" table:default-cell-style-name="ce294"/>
        <table:table-column table:style-name="co11" table:default-cell-style-name="Default"/>
        <table:table-row table:style-name="ro1">
          <table:table-cell table:style-name="ce1" office:value-type="string">
            <text:p>Psychological Primaries</text:p>
          </table:table-cell>
          <table:table-cell table:style-name="ce1"/>
          <table:table-cell table:style-name="ce1" office:value-type="string">
            <text:p>Opponent</text:p>
          </table:table-cell>
          <table:table-cell table:style-name="ce365" office:value-type="string">
            <text:p>Description</text:p>
          </table:table-cell>
        </table:table-row>
        <table:table-row table:style-name="ro1">
          <table:table-cell office:value-type="string">
            <text:p>Black</text:p>
          </table:table-cell>
          <table:table-cell office:value-type="string">
            <text:p>vs</text:p>
          </table:table-cell>
          <table:table-cell office:value-type="string">
            <text:p>White</text:p>
          </table:table-cell>
          <table:table-cell office:value-type="string">
            <text:p>dark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vs</text:p>
          </table:table-cell>
          <table:table-cell office:value-type="string">
            <text:p>Black</text:p>
          </table:table-cell>
          <table:table-cell office:value-type="string">
            <text:p>light</text:p>
          </table:table-cell>
        </table:table-row>
        <table:table-row table:style-name="ro1">
          <table:table-cell office:value-type="string">
            <text:p>Red</text:p>
          </table:table-cell>
          <table:table-cell office:value-type="string">
            <text:p>vs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 office:value-type="string">
            <text:p>Green</text:p>
          </table:table-cell>
          <table:table-cell office:value-type="string">
            <text:p>vs</text:p>
          </table:table-cell>
          <table:table-cell office:value-type="string">
            <text:p>Red</text:p>
          </table:table-cell>
          <table:table-cell/>
        </table:table-row>
        <table:table-row table:style-name="ro1">
          <table:table-cell office:value-type="string">
            <text:p>Blue</text:p>
          </table:table-cell>
          <table:table-cell office:value-type="string">
            <text:p>vs</text:p>
          </table:table-cell>
          <table:table-cell office:value-type="string">
            <text:p>Yellow</text:p>
          </table:table-cell>
          <table:table-cell/>
        </table:table-row>
        <table:table-row table:style-name="ro1">
          <table:table-cell office:value-type="string">
            <text:p>Yellow</text:p>
          </table:table-cell>
          <table:table-cell office:value-type="string">
            <text:p>vs</text:p>
          </table:table-cell>
          <table:table-cell office:value-type="string">
            <text:p>Blue</text:p>
          </table:table-cell>
          <table: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database-ranges>
        <table:database-range table:target-range-address="'CSS IPTV colors'.A2:'CSS IPTV colors'.Q130" table:contains-header="false">
          <table:sort>
            <table:sort-by table:field-number="8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6">06/26/2011</text:date>, <text:time>17:2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H42M17S</meta:editing-duration>
    <meta:editing-cycles>66</meta:editing-cycles>
    <meta:generator>LibreOffice/3.3$Win32 LibreOffice_project/330m17$Build-3</meta:generator>
    <dc:date>2011-06-26T17:25:38.96</dc:date>
    <meta:document-statistic meta:table-count="6" meta:cell-count="3543" meta:object-count="0"/>
    <meta:user-defined meta:name="Info 1"/>
    <meta:user-defined meta:name="Info 2"/>
    <meta:user-defined meta:name="Info 3"/>
    <meta:user-defined meta:name="Info 4"/>
  </office:meta>
</office:document-meta>
</file>